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tab/>HEADER <text:s text:c="3"/>RIBONUCLEOPROTEIN <text:s text:c="22"/>12-JUN-03 <text:s text:c="2"/>1OIA <text:s text:c="13"/></text:p>
      <text:p text:style-name="Preformatted_20_Text">TITLE <text:s text:c="4"/>U1A RNP DOMAIN 1-95 <text:s text:c="50"/></text:p>
      <text:p text:style-name="Preformatted_20_Text">COMPND <text:s text:c="3"/>MOL_ID: 1; <text:s text:c="59"/></text:p>
      <text:p text:style-name="Preformatted_20_Text">COMPND <text:s text:c="2"/>2 MOLECULE: U1 SMALL NUCLEAR RIBONUCLEOPROTEIN A; <text:s text:c="21"/></text:p>
      <text:p text:style-name="Preformatted_20_Text">COMPND <text:s text:c="2"/>3 CHAIN: A, B; <text:s text:c="56"/></text:p>
      <text:p text:style-name="Preformatted_20_Text">COMPND <text:s text:c="2"/>4 FRAGMENT: RNP DOMAIN RESIDUES 1-95; <text:s text:c="33"/></text:p>
      <text:p text:style-name="Preformatted_20_Text">COMPND <text:s text:c="2"/>5 SYNONYM: U1 SNRNP A PROTEIN; <text:s text:c="40"/></text:p>
      <text:p text:style-name="Preformatted_20_Text">COMPND <text:s text:c="2"/>6 ENGINEERED: YES <text:s text:c="53"/></text:p>
      <text:p text:style-name="Preformatted_20_Text">SOURCE <text:s text:c="3"/>MOL_ID: 1; <text:s text:c="59"/></text:p>
      <text:p text:style-name="Preformatted_20_Text">SOURCE <text:s text:c="2"/>2 ORGANISM_SCIENTIFIC: HOMO SAPIENS; <text:s text:c="34"/></text:p>
      <text:p text:style-name="Preformatted_20_Text">SOURCE <text:s text:c="2"/>3 ORGANISM_COMMON: HUMAN; <text:s text:c="45"/></text:p>
      <text:p text:style-name="Preformatted_20_Text">SOURCE <text:s text:c="2"/>4 ORGANISM_TAXID: 9606; <text:s text:c="47"/></text:p>
      <text:p text:style-name="Preformatted_20_Text">SOURCE <text:s text:c="2"/>5 EXPRESSION_SYSTEM: ESCHERICHIA COLI; <text:s text:c="32"/></text:p>
      <text:p text:style-name="Preformatted_20_Text">SOURCE <text:s text:c="2"/>6 EXPRESSION_SYSTEM_TAXID: 562 <text:s text:c="40"/></text:p>
      <text:p text:style-name="Preformatted_20_Text">KEYWDS <text:s text:c="3"/>RIBONUCLEOPROTEIN, NUCLEAR PROTEIN, RNA-BINDING <text:s text:c="22"/></text:p>
      <text:p text:style-name="Preformatted_20_Text">EXPDTA <text:s text:c="3"/>X-RAY DIFFRACTION <text:s text:c="52"/></text:p>
      <text:p text:style-name="Preformatted_20_Text">AUTHOR <text:s text:c="3"/>K.NAGAI,P.R.EVANS <text:s text:c="52"/></text:p>
      <text:p text:style-name="Preformatted_20_Text">REVDAT <text:s text:c="2"/>2 <text:s text:c="2"/>24-FEB-09 1OIA <text:s text:c="3"/>1 <text:s text:c="6"/>VERSN <text:s text:c="35"/></text:p>
      <text:p text:style-name="Preformatted_20_Text">REVDAT <text:s text:c="2"/>1 <text:s text:c="2"/>26-JUN-03 1OIA <text:s text:c="3"/>0 <text:s text:c="47"/></text:p>
      <text:p text:style-name="Preformatted_20_Text">SPRSDE <text:s text:c="4"/>12-JUN-03 1OIA <text:s text:c="5"/>1NRC <text:s text:c="44"/></text:p>
      <text:p text:style-name="Preformatted_20_Text">JRNL <text:s text:c="7"/>AUTH <text:s text:c="2"/>K.NAGAI,C.OUBRIDGE,T.H.JESSEN,J.LI,P.R.EVANS <text:s text:c="16"/></text:p>
      <text:p text:style-name="Preformatted_20_Text">JRNL <text:s text:c="7"/>TITL <text:s text:c="2"/>CRYSTAL STRUCTURE OF THE RNA-BINDING DOMAIN OF THE <text:s text:c="10"/></text:p>
      <text:p text:style-name="Preformatted_20_Text">JRNL <text:s text:c="7"/>TITL 2 U1 SMALL NUCLEAR RIBONUCLEOPROTEIN A <text:s text:c="24"/></text:p>
      <text:p text:style-name="Preformatted_20_Text">JRNL <text:s text:c="7"/>REF <text:s text:c="3"/>NATURE <text:s text:c="23"/>V. 348 <text:s text:c="2"/>515 1990 <text:s text:c="13"/></text:p>
      <text:p text:style-name="Preformatted_20_Text">JRNL <text:s text:c="7"/>REFN <text:s text:c="18"/>ISSN 0028-0836 <text:s text:c="30"/></text:p>
      <text:p text:style-name="Preformatted_20_Text">JRNL <text:s text:c="7"/>PMID <text:s text:c="2"/>2147232 <text:s text:c="53"/></text:p>
      <text:p text:style-name="Preformatted_20_Text">JRNL <text:s text:c="7"/>DOI <text:s text:c="3"/>10.1038/348515A0 <text:s text:c="44"/></text:p>
      <text:p text:style-name="Preformatted_20_Text">REMARK <text:s text:c="2"/>2 <text:s text:c="69"/></text:p>
      <text:p text:style-name="Preformatted_20_Text">REMARK <text:s text:c="2"/>2 RESOLUTION. <text:s text:c="3"/>2.4 <text:s/>ANGSTROMS. <text:s text:c="38"/></text:p>
      <text:p text:style-name="Preformatted_20_Text">REMARK <text:s text:c="2"/>3 <text:s text:c="69"/></text:p>
      <text:p text:style-name="Preformatted_20_Text">REMARK <text:s text:c="2"/>3 REFINEMENT. <text:s text:c="57"/></text:p>
      <text:p text:style-name="Preformatted_20_Text">REMARK <text:s text:c="2"/>3 <text:s text:c="2"/>PROGRAM <text:s text:c="4"/>: REFMAC 5.1.24 <text:s text:c="39"/></text:p>
      <text:p text:style-name="Preformatted_20_Text">REMARK <text:s text:c="2"/>3 <text:s text:c="2"/>AUTHORS <text:s text:c="4"/>: MURSHUDOV,VAGIN,DODSON <text:s text:c="30"/></text:p>
      <text:p text:style-name="Preformatted_20_Text">REMARK <text:s text:c="2"/>3 <text:s text:c="69"/></text:p>
      <text:p text:style-name="Preformatted_20_Text">REMARK <text:s text:c="2"/>3 <text:s text:c="3"/>REFINEMENT TARGET : MAXIMUM LIKELIHOOD <text:s text:c="27"/></text:p>
      <text:p text:style-name="Preformatted_20_Text">REMARK <text:s text:c="2"/>3 <text:s text:c="69"/></text:p>
      <text:p text:style-name="Preformatted_20_Text">REMARK <text:s text:c="2"/>3 <text:s/>DATA USED IN REFINEMENT. <text:s text:c="43"/></text:p>
      <text:p text:style-name="Preformatted_20_Text">REMARK <text:s text:c="2"/>3 <text:s text:c="2"/>RESOLUTION RANGE HIGH (ANGSTROMS) : 2.40 <text:s text:c="26"/></text:p>
      <text:p text:style-name="Preformatted_20_Text">REMARK <text:s text:c="2"/>3 <text:s text:c="2"/>RESOLUTION RANGE LOW <text:s/>(ANGSTROMS) : 105.41 <text:s text:c="24"/></text:p>
      <text:p text:style-name="Preformatted_20_Text">REMARK <text:s text:c="2"/>3 <text:s text:c="2"/>DATA CUTOFF <text:s text:c="11"/>(SIGMA(F)) : NULL <text:s text:c="26"/></text:p>
      <text:p text:style-name="Preformatted_20_Text">REMARK <text:s text:c="2"/>3 <text:s text:c="2"/>COMPLETENESS FOR RANGE <text:s text:c="7"/>(%) : 97.5 <text:s text:c="26"/></text:p>
      <text:p text:style-name="Preformatted_20_Text">REMARK <text:s text:c="2"/>3 <text:s text:c="2"/>NUMBER OF REFLECTIONS <text:s text:c="12"/>: 10374 <text:s text:c="25"/></text:p>
      <text:p text:style-name="Preformatted_20_Text">REMARK <text:s text:c="2"/>3 <text:s text:c="69"/></text:p>
      <text:p text:style-name="Preformatted_20_Text">REMARK <text:s text:c="2"/>3 <text:s/>FIT TO DATA USED IN REFINEMENT. <text:s text:c="36"/></text:p>
      <text:p text:style-name="Preformatted_20_Text">REMARK <text:s text:c="2"/>3 <text:s text:c="2"/>CROSS-VALIDATION METHOD <text:s text:c="9"/>: THROUGHOUT <text:s text:c="21"/></text:p>
      <text:p text:style-name="Preformatted_20_Text">REMARK <text:s text:c="2"/>3 <text:s text:c="2"/>FREE R VALUE TEST SET SELECTION <text:s/>: RANDOM <text:s text:c="25"/></text:p>
      <text:p text:style-name="Preformatted_20_Text">REMARK <text:s text:c="2"/>3 <text:s text:c="2"/>R VALUE <text:s text:c="4"/>(WORKING + TEST SET) : 0.194 <text:s text:c="26"/></text:p>
      <text:p text:style-name="Preformatted_20_Text">REMARK <text:s text:c="2"/>3 <text:s text:c="2"/>R VALUE <text:s text:c="11"/>(WORKING SET) : 0.192 <text:s text:c="26"/></text:p>
      <text:p text:style-name="Preformatted_20_Text">REMARK <text:s text:c="2"/>3 <text:s text:c="2"/>FREE R VALUE <text:s text:c="20"/>: 0.242 <text:s text:c="26"/></text:p>
      <text:p text:style-name="Preformatted_20_Text">REMARK <text:s text:c="2"/>3 <text:s text:c="2"/>FREE R VALUE TEST SET SIZE <text:s text:c="2"/>(%) : 4.800 <text:s text:c="26"/></text:p>
      <text:p text:style-name="Preformatted_20_Text">REMARK <text:s text:c="2"/>3 <text:s text:c="2"/>FREE R VALUE TEST SET COUNT <text:s text:c="5"/>: 518 <text:s text:c="28"/></text:p>
      <text:p text:style-name="Preformatted_20_Text">REMARK <text:s text:c="2"/>3 <text:s text:c="69"/></text:p>
      <text:p text:style-name="Preformatted_20_Text">REMARK <text:s text:c="2"/>3 <text:s/>FIT IN THE HIGHEST RESOLUTION BIN. <text:s text:c="33"/></text:p>
      <text:p text:style-name="Preformatted_20_Text">REMARK <text:s text:c="2"/>3 <text:s text:c="2"/>TOTAL NUMBER OF BINS USED <text:s text:c="10"/>: 20 <text:s text:c="26"/></text:p>
      <text:p text:style-name="Preformatted_20_Text">REMARK <text:s text:c="2"/>3 <text:s text:c="2"/>BIN RESOLUTION RANGE HIGH <text:s text:c="6"/>(A) : 2.40 <text:s text:c="24"/></text:p>
      <text:p text:style-name="Preformatted_20_Text">REMARK <text:s text:c="2"/>3 <text:s text:c="2"/>BIN RESOLUTION RANGE LOW <text:s text:c="7"/>(A) : 2.46 <text:s text:c="24"/></text:p>
      <text:p text:style-name="Preformatted_20_Text">REMARK <text:s text:c="2"/>3 <text:s text:c="2"/>REFLECTION IN BIN <text:s text:c="4"/>(WORKING SET) : 721 <text:s text:c="25"/></text:p>
      <text:p text:style-name="Preformatted_20_Text">REMARK <text:s text:c="2"/>3 <text:s text:c="2"/>BIN COMPLETENESS (WORKING+TEST) (%) : NULL <text:s text:c="24"/></text:p>
      <text:p text:style-name="Preformatted_20_Text">REMARK <text:s text:c="2"/>3 <text:s text:c="2"/>BIN R VALUE <text:s text:c="10"/>(WORKING SET) : 0.2370 <text:s text:c="22"/></text:p>
      <text:p text:style-name="Preformatted_20_Text"><text:soft-page-break/>REMARK <text:s text:c="2"/>3 <text:s text:c="2"/>BIN FREE R VALUE SET COUNT <text:s text:c="9"/>: 29 <text:s text:c="26"/></text:p>
      <text:p text:style-name="Preformatted_20_Text">REMARK <text:s text:c="2"/>3 <text:s text:c="2"/>BIN FREE R VALUE <text:s text:c="19"/>: 0.3240 <text:s text:c="22"/></text:p>
      <text:p text:style-name="Preformatted_20_Text">REMARK <text:s text:c="2"/>3 <text:s text:c="69"/></text:p>
      <text:p text:style-name="Preformatted_20_Text">REMARK <text:s text:c="2"/>3 <text:s/>NUMBER OF NON-HYDROGEN ATOMS USED IN REFINEMENT. <text:s text:c="19"/></text:p>
      <text:p text:style-name="Preformatted_20_Text">REMARK <text:s text:c="2"/>3 <text:s text:c="2"/>PROTEIN ATOMS <text:s text:c="11"/>: 1437 <text:s text:c="35"/></text:p>
      <text:p text:style-name="Preformatted_20_Text">REMARK <text:s text:c="2"/>3 <text:s text:c="2"/>NUCLEIC ACID ATOMS <text:s text:c="6"/>: 0 <text:s text:c="38"/></text:p>
      <text:p text:style-name="Preformatted_20_Text">REMARK <text:s text:c="2"/>3 <text:s text:c="2"/>HETEROGEN ATOMS <text:s text:c="9"/>: 0 <text:s text:c="38"/></text:p>
      <text:p text:style-name="Preformatted_20_Text">REMARK <text:s text:c="2"/>3 <text:s text:c="2"/>SOLVENT ATOMS <text:s text:c="11"/>: 92 <text:s text:c="37"/></text:p>
      <text:p text:style-name="Preformatted_20_Text">REMARK <text:s text:c="2"/>3 <text:s text:c="69"/></text:p>
      <text:p text:style-name="Preformatted_20_Text">REMARK <text:s text:c="2"/>3 <text:s/>B VALUES. <text:s text:c="58"/></text:p>
      <text:p text:style-name="Preformatted_20_Text">REMARK <text:s text:c="2"/>3 <text:s text:c="2"/>FROM WILSON PLOT <text:s text:c="10"/>(A**2) : NULL <text:s text:c="26"/></text:p>
      <text:p text:style-name="Preformatted_20_Text">REMARK <text:s text:c="2"/>3 <text:s text:c="2"/>MEAN B VALUE <text:s text:c="5"/>(OVERALL, A**2) : 42.72 <text:s text:c="25"/></text:p>
      <text:p text:style-name="Preformatted_20_Text">REMARK <text:s text:c="2"/>3 <text:s text:c="2"/>OVERALL ANISOTROPIC B VALUE. <text:s text:c="38"/></text:p>
      <text:p text:style-name="Preformatted_20_Text">REMARK <text:s text:c="2"/>3 <text:s text:c="3"/>B11 (A**2) : NULL <text:s text:c="48"/></text:p>
      <text:p text:style-name="Preformatted_20_Text">REMARK <text:s text:c="2"/>3 <text:s text:c="3"/>B22 (A**2) : NULL <text:s text:c="48"/></text:p>
      <text:p text:style-name="Preformatted_20_Text">REMARK <text:s text:c="2"/>3 <text:s text:c="3"/>B33 (A**2) : NULL <text:s text:c="48"/></text:p>
      <text:p text:style-name="Preformatted_20_Text">REMARK <text:s text:c="2"/>3 <text:s text:c="3"/>B12 (A**2) : NULL <text:s text:c="48"/></text:p>
      <text:p text:style-name="Preformatted_20_Text">REMARK <text:s text:c="2"/>3 <text:s text:c="3"/>B13 (A**2) : NULL <text:s text:c="48"/></text:p>
      <text:p text:style-name="Preformatted_20_Text">REMARK <text:s text:c="2"/>3 <text:s text:c="3"/>B23 (A**2) : NULL <text:s text:c="48"/></text:p>
      <text:p text:style-name="Preformatted_20_Text">REMARK <text:s text:c="2"/>3 <text:s text:c="69"/></text:p>
      <text:p text:style-name="Preformatted_20_Text">REMARK <text:s text:c="2"/>3 <text:s/>ESTIMATED OVERALL COORDINATE ERROR. <text:s text:c="32"/></text:p>
      <text:p text:style-name="Preformatted_20_Text">REMARK <text:s text:c="2"/>3 <text:s text:c="2"/>ESU BASED ON R VALUE <text:s text:c="27"/>(A): 0.283 <text:s text:c="8"/></text:p>
      <text:p text:style-name="Preformatted_20_Text">REMARK <text:s text:c="2"/>3 <text:s text:c="2"/>ESU BASED ON FREE R VALUE <text:s text:c="22"/>(A): 0.229 <text:s text:c="8"/></text:p>
      <text:p text:style-name="Preformatted_20_Text">REMARK <text:s text:c="2"/>3 <text:s text:c="2"/>ESU BASED ON MAXIMUM LIKELIHOOD <text:s text:c="16"/>(A): 0.162 <text:s text:c="8"/></text:p>
      <text:p text:style-name="Preformatted_20_Text">REMARK <text:s text:c="2"/>3 <text:s text:c="2"/>ESU FOR B VALUES BASED ON MAXIMUM LIKELIHOOD (A**2): 7.095 <text:s text:c="8"/></text:p>
      <text:p text:style-name="Preformatted_20_Text">REMARK <text:s text:c="2"/>3 <text:s text:c="69"/></text:p>
      <text:p text:style-name="Preformatted_20_Text">REMARK <text:s text:c="2"/>3 CORRELATION COEFFICIENTS. <text:s text:c="43"/></text:p>
      <text:p text:style-name="Preformatted_20_Text">REMARK <text:s text:c="2"/>3 <text:s text:c="2"/>CORRELATION COEFFICIENT FO-FC <text:s text:c="5"/>: 0.953 <text:s text:c="24"/></text:p>
      <text:p text:style-name="Preformatted_20_Text">REMARK <text:s text:c="2"/>3 <text:s text:c="2"/>CORRELATION COEFFICIENT FO-FC FREE : 0.918 <text:s text:c="24"/></text:p>
      <text:p text:style-name="Preformatted_20_Text">REMARK <text:s text:c="2"/>3 <text:s text:c="69"/></text:p>
      <text:p text:style-name="Preformatted_20_Text">REMARK <text:s text:c="2"/>3 <text:s/>RMS DEVIATIONS FROM IDEAL VALUES <text:s text:c="7"/>COUNT <text:s text:c="3"/>RMS <text:s text:c="3"/>WEIGHT <text:s text:c="5"/></text:p>
      <text:p text:style-name="Preformatted_20_Text">REMARK <text:s text:c="2"/>3 <text:s text:c="2"/>BOND LENGTHS REFINED ATOMS <text:s text:c="7"/>(A): <text:s/>1464 ; 0.016 ; 0.022 <text:s text:c="6"/></text:p>
      <text:p text:style-name="Preformatted_20_Text">REMARK <text:s text:c="2"/>3 <text:s text:c="2"/>BOND LENGTHS OTHERS <text:s text:c="14"/>(A): <text:s/>1346 ; 0.002 ; 0.020 <text:s text:c="6"/></text:p>
      <text:p text:style-name="Preformatted_20_Text">REMARK <text:s text:c="2"/>3 <text:s text:c="2"/>BOND ANGLES REFINED ATOMS <text:s text:c="2"/>(DEGREES): <text:s/>1963 ; 1.491 ; 1.959 <text:s text:c="6"/></text:p>
      <text:p text:style-name="Preformatted_20_Text">REMARK <text:s text:c="2"/>3 <text:s text:c="2"/>BOND ANGLES OTHERS <text:s text:c="9"/>(DEGREES): <text:s/>3149 ; 0.851 ; 3.000 <text:s text:c="6"/></text:p>
      <text:p text:style-name="Preformatted_20_Text">REMARK <text:s text:c="2"/>3 <text:s text:c="2"/>TORSION ANGLES, PERIOD 1 <text:s text:c="3"/>(DEGREES): <text:s text:c="2"/>174 ; 7.618 ; 5.000 <text:s text:c="6"/></text:p>
      <text:p text:style-name="Preformatted_20_Text">REMARK <text:s text:c="2"/>3 <text:s text:c="2"/>TORSION ANGLES, PERIOD 2 <text:s text:c="3"/>(DEGREES): <text:s/>NULL ; <text:s/>NULL ; <text:s/>NULL <text:s text:c="6"/></text:p>
      <text:p text:style-name="Preformatted_20_Text">REMARK <text:s text:c="2"/>3 <text:s text:c="2"/>TORSION ANGLES, PERIOD 3 <text:s text:c="3"/>(DEGREES): <text:s/>NULL ; <text:s/>NULL ; <text:s/>NULL <text:s text:c="6"/></text:p>
      <text:p text:style-name="Preformatted_20_Text">REMARK <text:s text:c="2"/>3 <text:s text:c="2"/>TORSION ANGLES, PERIOD 4 <text:s text:c="3"/>(DEGREES): <text:s/>NULL ; <text:s/>NULL ; <text:s/>NULL <text:s text:c="6"/></text:p>
      <text:p text:style-name="Preformatted_20_Text">REMARK <text:s text:c="2"/>3 <text:s text:c="2"/>CHIRAL-CENTER RESTRAINTS <text:s text:c="6"/>(A**3): <text:s text:c="2"/>215 ; 0.097 ; 0.200 <text:s text:c="6"/></text:p>
      <text:p text:style-name="Preformatted_20_Text">REMARK <text:s text:c="2"/>3 <text:s text:c="2"/>GENERAL PLANES REFINED ATOMS <text:s text:c="5"/>(A): <text:s/>1579 ; 0.006 ; 0.020 <text:s text:c="6"/></text:p>
      <text:p text:style-name="Preformatted_20_Text">REMARK <text:s text:c="2"/>3 <text:s text:c="2"/>GENERAL PLANES OTHERS <text:s text:c="12"/>(A): <text:s text:c="2"/>303 ; 0.002 ; 0.020 <text:s text:c="6"/></text:p>
      <text:p text:style-name="Preformatted_20_Text">REMARK <text:s text:c="2"/>3 <text:s text:c="2"/>NON-BONDED CONTACTS REFINED ATOMS (A): <text:s text:c="2"/>254 ; 0.212 ; 0.200 <text:s text:c="6"/></text:p>
      <text:p text:style-name="Preformatted_20_Text">REMARK <text:s text:c="2"/>3 <text:s text:c="2"/>NON-BONDED CONTACTS OTHERS <text:s text:c="7"/>(A): <text:s/>1443 ; 0.228 ; 0.200 <text:s text:c="6"/></text:p>
      <text:p text:style-name="Preformatted_20_Text">REMARK <text:s text:c="2"/>3 <text:s text:c="2"/>NON-BONDED TORSION REFINED ATOMS <text:s/>(A): <text:s/>NULL ; <text:s/>NULL ; <text:s/>NULL <text:s text:c="6"/></text:p>
      <text:p text:style-name="Preformatted_20_Text">REMARK <text:s text:c="2"/>3 <text:s text:c="2"/>NON-BONDED TORSION OTHERS <text:s text:c="8"/>(A): <text:s text:c="2"/>924 ; 0.088 ; 0.200 <text:s text:c="6"/></text:p>
      <text:p text:style-name="Preformatted_20_Text">REMARK <text:s text:c="2"/>3 <text:s text:c="2"/>H-BOND (X...Y) REFINED ATOMS <text:s text:c="5"/>(A): <text:s text:c="3"/>56 ; 0.177 ; 0.200 <text:s text:c="6"/></text:p>
      <text:p text:style-name="Preformatted_20_Text">REMARK <text:s text:c="2"/>3 <text:s text:c="2"/>H-BOND (X...Y) OTHERS <text:s text:c="12"/>(A): <text:s/>NULL ; <text:s/>NULL ; <text:s/>NULL <text:s text:c="6"/></text:p>
      <text:p text:style-name="Preformatted_20_Text">REMARK <text:s text:c="2"/>3 <text:s text:c="2"/>POTENTIAL METAL-ION REFINED ATOMS (A): <text:s/>NULL ; <text:s/>NULL ; <text:s/>NULL <text:s text:c="6"/></text:p>
      <text:p text:style-name="Preformatted_20_Text">REMARK <text:s text:c="2"/>3 <text:s text:c="2"/>POTENTIAL METAL-ION OTHERS <text:s text:c="7"/>(A): <text:s/>NULL ; <text:s/>NULL ; <text:s/>NULL <text:s text:c="6"/></text:p>
      <text:p text:style-name="Preformatted_20_Text">REMARK <text:s text:c="2"/>3 <text:s text:c="2"/>SYMMETRY VDW REFINED ATOMS <text:s text:c="7"/>(A): <text:s text:c="3"/>10 ; 0.169 ; 0.200 <text:s text:c="6"/></text:p>
      <text:p text:style-name="Preformatted_20_Text">REMARK <text:s text:c="2"/>3 <text:s text:c="2"/>SYMMETRY VDW OTHERS <text:s text:c="14"/>(A): <text:s text:c="3"/>53 ; 0.247 ; 0.200 <text:s text:c="6"/></text:p>
      <text:p text:style-name="Preformatted_20_Text">REMARK <text:s text:c="2"/>3 <text:s text:c="2"/>SYMMETRY H-BOND REFINED ATOMS <text:s text:c="4"/>(A): <text:s text:c="3"/>11 ; 0.283 ; 0.200 <text:s text:c="6"/></text:p>
      <text:p text:style-name="Preformatted_20_Text">REMARK <text:s text:c="2"/>3 <text:s text:c="2"/>SYMMETRY H-BOND OTHERS <text:s text:c="11"/>(A): <text:s/>NULL ; <text:s/>NULL ; <text:s/>NULL <text:s text:c="6"/></text:p>
      <text:p text:style-name="Preformatted_20_Text">REMARK <text:s text:c="2"/>3 <text:s text:c="2"/>SYMMETRY METAL-ION REFINED ATOMS <text:s/>(A): <text:s/>NULL ; <text:s/>NULL ; <text:s/>NULL <text:s text:c="6"/></text:p>
      <text:p text:style-name="Preformatted_20_Text">REMARK <text:s text:c="2"/>3 <text:s text:c="2"/>SYMMETRY METAL-ION OTHERS <text:s text:c="8"/>(A): <text:s/>NULL ; <text:s/>NULL ; <text:s/>NULL <text:s text:c="6"/></text:p>
      <text:p text:style-name="Preformatted_20_Text">REMARK <text:s text:c="2"/>3 <text:s text:c="69"/></text:p>
      <text:p text:style-name="Preformatted_20_Text">REMARK <text:s text:c="2"/>3 <text:s/>ISOTROPIC THERMAL FACTOR RESTRAINTS. <text:s text:c="4"/>COUNT <text:s text:c="2"/>RMS <text:s text:c="3"/>WEIGHT <text:s text:c="5"/></text:p>
      <text:p text:style-name="Preformatted_20_Text">REMARK <text:s text:c="2"/>3 <text:s text:c="2"/>MAIN-CHAIN BOND REFINED ATOMS <text:s/>(A**2): <text:s text:c="2"/>879 ; 1.252 ; 1.500 <text:s text:c="6"/></text:p>
      <text:p text:style-name="Preformatted_20_Text"><text:soft-page-break/>REMARK <text:s text:c="2"/>3 <text:s text:c="2"/>MAIN-CHAIN BOND OTHER ATOMS <text:s text:c="3"/>(A**2): <text:s/>NULL ; <text:s/>NULL ; <text:s/>NULL <text:s text:c="6"/></text:p>
      <text:p text:style-name="Preformatted_20_Text">REMARK <text:s text:c="2"/>3 <text:s text:c="2"/>MAIN-CHAIN ANGLE REFINED ATOMS (A**2): <text:s/>1426 ; 2.367 ; 2.000 <text:s text:c="6"/></text:p>
      <text:p text:style-name="Preformatted_20_Text">REMARK <text:s text:c="2"/>3 <text:s text:c="2"/>SIDE-CHAIN BOND REFINED ATOMS <text:s/>(A**2): <text:s text:c="2"/>585 ; 2.468 ; 3.000 <text:s text:c="6"/></text:p>
      <text:p text:style-name="Preformatted_20_Text">REMARK <text:s text:c="2"/>3 <text:s text:c="2"/>SIDE-CHAIN ANGLE REFINED ATOMS (A**2): <text:s text:c="2"/>537 ; 4.472 ; 4.500 <text:s text:c="6"/></text:p>
      <text:p text:style-name="Preformatted_20_Text">REMARK <text:s text:c="2"/>3 <text:s text:c="69"/></text:p>
      <text:p text:style-name="Preformatted_20_Text">REMARK <text:s text:c="2"/>3 ANISOTROPIC THERMAL FACTOR RESTRAINTS. <text:s text:c="3"/>COUNT <text:s text:c="2"/>RMS <text:s text:c="2"/>WEIGHT <text:s text:c="6"/></text:p>
      <text:p text:style-name="Preformatted_20_Text">REMARK <text:s text:c="2"/>3 <text:s text:c="2"/>RIGID-BOND RESTRAINTS <text:s text:c="9"/>(A**2): <text:s/>NULL ; <text:s/>NULL ; <text:s/>NULL <text:s text:c="6"/></text:p>
      <text:p text:style-name="Preformatted_20_Text">REMARK <text:s text:c="2"/>3 <text:s text:c="2"/>SPHERICITY; FREE ATOMS <text:s text:c="8"/>(A**2): <text:s/>NULL ; <text:s/>NULL ; <text:s/>NULL <text:s text:c="6"/></text:p>
      <text:p text:style-name="Preformatted_20_Text">REMARK <text:s text:c="2"/>3 <text:s text:c="2"/>SPHERICITY; BONDED ATOMS <text:s text:c="6"/>(A**2): <text:s/>NULL ; <text:s/>NULL ; <text:s/>NULL <text:s text:c="6"/></text:p>
      <text:p text:style-name="Preformatted_20_Text">REMARK <text:s text:c="2"/>3 <text:s text:c="69"/></text:p>
      <text:p text:style-name="Preformatted_20_Text">REMARK <text:s text:c="2"/>3 <text:s/>NCS RESTRAINTS STATISTICS <text:s text:c="42"/></text:p>
      <text:p text:style-name="Preformatted_20_Text">REMARK <text:s text:c="2"/>3 <text:s text:c="2"/>NUMBER OF DIFFERENT NCS GROUPS : NULL <text:s text:c="29"/></text:p>
      <text:p text:style-name="Preformatted_20_Text">REMARK <text:s text:c="2"/>3 <text:s text:c="69"/></text:p>
      <text:p text:style-name="Preformatted_20_Text">REMARK <text:s text:c="2"/>3 <text:s/>TLS DETAILS <text:s text:c="56"/></text:p>
      <text:p text:style-name="Preformatted_20_Text">REMARK <text:s text:c="2"/>3 <text:s text:c="2"/>NUMBER OF TLS GROUPS <text:s/>: NULL <text:s text:c="38"/></text:p>
      <text:p text:style-name="Preformatted_20_Text">REMARK <text:s text:c="2"/>3 <text:s text:c="69"/></text:p>
      <text:p text:style-name="Preformatted_20_Text">REMARK <text:s text:c="2"/>3 <text:s/>BULK SOLVENT MODELLING. <text:s text:c="44"/></text:p>
      <text:p text:style-name="Preformatted_20_Text">REMARK <text:s text:c="2"/>3 <text:s text:c="2"/>METHOD USED : BABINET MODEL WITH MASK <text:s text:c="29"/></text:p>
      <text:p text:style-name="Preformatted_20_Text">REMARK <text:s text:c="2"/>3 <text:s text:c="2"/>PARAMETERS FOR MASK CALCULATION <text:s text:c="35"/></text:p>
      <text:p text:style-name="Preformatted_20_Text">REMARK <text:s text:c="2"/>3 <text:s text:c="2"/>VDW PROBE RADIUS <text:s text:c="2"/>: 1.40 <text:s text:c="41"/></text:p>
      <text:p text:style-name="Preformatted_20_Text">REMARK <text:s text:c="2"/>3 <text:s text:c="2"/>ION PROBE RADIUS <text:s text:c="2"/>: 0.80 <text:s text:c="41"/></text:p>
      <text:p text:style-name="Preformatted_20_Text">REMARK <text:s text:c="2"/>3 <text:s text:c="2"/>SHRINKAGE RADIUS <text:s text:c="2"/>: 0.80 <text:s text:c="41"/></text:p>
      <text:p text:style-name="Preformatted_20_Text">REMARK <text:s text:c="2"/>3 <text:s text:c="69"/></text:p>
      <text:p text:style-name="Preformatted_20_Text">REMARK <text:s text:c="2"/>3 <text:s/>OTHER REFINEMENT REMARKS: HYDROGENS HAVE BEEN ADDED IN THE <text:s text:c="9"/></text:p>
      <text:p text:style-name="Preformatted_20_Text">REMARK <text:s text:c="2"/>3 <text:s/>RIDING POSITIONS. LOOP B48-B52 IS FLEXIBLE AND MAY BE WRONG <text:s text:c="8"/></text:p>
      <text:p text:style-name="Preformatted_20_Text">REMARK <text:s text:c="2"/>4 <text:s text:c="69"/></text:p>
      <text:p text:style-name="Preformatted_20_Text">REMARK <text:s text:c="2"/>4 1OIA COMPLIES WITH FORMAT V. 3.15, 01-DEC-08 <text:s text:c="24"/></text:p>
      <text:p text:style-name="Preformatted_20_Text">REMARK 100 <text:s text:c="69"/></text:p>
      <text:p text:style-name="Preformatted_20_Text">REMARK 100 THIS ENTRY HAS BEEN PROCESSED BY PDBE ON 13-JUN-03. <text:s text:c="17"/></text:p>
      <text:p text:style-name="Preformatted_20_Text">REMARK 100 THE PDBE ID CODE IS EBI-12893. <text:s text:c="38"/></text:p>
      <text:p text:style-name="Preformatted_20_Text">REMARK 200 <text:s text:c="69"/></text:p>
      <text:p text:style-name="Preformatted_20_Text">REMARK 200 EXPERIMENTAL DETAILS <text:s text:c="48"/></text:p>
      <text:p text:style-name="Preformatted_20_Text">REMARK 200 <text:s/>EXPERIMENT TYPE <text:s text:c="15"/>: X-RAY DIFFRACTION <text:s text:c="17"/></text:p>
      <text:p text:style-name="Preformatted_20_Text">REMARK 200 <text:s/>DATE OF DATA COLLECTION <text:s text:c="7"/>: 15-MAR-91 <text:s text:c="25"/></text:p>
      <text:p text:style-name="Preformatted_20_Text">REMARK 200 <text:s/>TEMPERATURE <text:s text:c="10"/>(KELVIN) : 287.0 <text:s text:c="29"/></text:p>
      <text:p text:style-name="Preformatted_20_Text">REMARK 200 <text:s/>PH <text:s text:c="28"/>: 5.50 <text:s text:c="30"/></text:p>
      <text:p text:style-name="Preformatted_20_Text">REMARK 200 <text:s/>NUMBER OF CRYSTALS USED <text:s text:c="7"/>: 1 <text:s text:c="33"/></text:p>
      <text:p text:style-name="Preformatted_20_Text">REMARK 200 <text:s text:c="69"/></text:p>
      <text:p text:style-name="Preformatted_20_Text">REMARK 200 <text:s/>SYNCHROTRON <text:s text:c="13"/>(Y/N) : Y <text:s text:c="33"/></text:p>
      <text:p text:style-name="Preformatted_20_Text">REMARK 200 <text:s/>RADIATION SOURCE <text:s text:c="14"/>: PHOTON FACTORY <text:s text:c="20"/></text:p>
      <text:p text:style-name="Preformatted_20_Text">REMARK 200 <text:s/>BEAMLINE <text:s text:c="22"/>: NULL <text:s text:c="30"/></text:p>
      <text:p text:style-name="Preformatted_20_Text">REMARK 200 <text:s/>X-RAY GENERATOR MODEL <text:s text:c="9"/>: NULL <text:s text:c="30"/></text:p>
      <text:p text:style-name="Preformatted_20_Text">REMARK 200 <text:s/>MONOCHROMATIC OR LAUE <text:s text:c="3"/>(M/L) : M <text:s text:c="33"/></text:p>
      <text:p text:style-name="Preformatted_20_Text">REMARK 200 <text:s/>WAVELENGTH OR RANGE <text:s text:c="7"/>(A) : 1.0 <text:s text:c="31"/></text:p>
      <text:p text:style-name="Preformatted_20_Text">REMARK 200 <text:s/>MONOCHROMATOR <text:s text:c="17"/>: NULL <text:s text:c="30"/></text:p>
      <text:p text:style-name="Preformatted_20_Text">REMARK 200 <text:s/>OPTICS <text:s text:c="24"/>: NULL <text:s text:c="30"/></text:p>
      <text:p text:style-name="Preformatted_20_Text">REMARK 200 <text:s text:c="69"/></text:p>
      <text:p text:style-name="Preformatted_20_Text">REMARK 200 <text:s/>DETECTOR TYPE <text:s text:c="17"/>: WEISENBERG <text:s text:c="24"/></text:p>
      <text:p text:style-name="Preformatted_20_Text">REMARK 200 <text:s/>DETECTOR MANUFACTURER <text:s text:c="9"/>: NULL <text:s text:c="30"/></text:p>
      <text:p text:style-name="Preformatted_20_Text">REMARK 200 <text:s/>INTENSITY-INTEGRATION SOFTWARE : WEIS <text:s text:c="30"/></text:p>
      <text:p text:style-name="Preformatted_20_Text">REMARK 200 <text:s/>DATA SCALING SOFTWARE <text:s text:c="9"/>: CCP4 (SCALA) <text:s text:c="22"/></text:p>
      <text:p text:style-name="Preformatted_20_Text">REMARK 200 <text:s text:c="69"/></text:p>
      <text:p text:style-name="Preformatted_20_Text">REMARK 200 <text:s/>NUMBER OF UNIQUE REFLECTIONS <text:s text:c="2"/>: 12666 <text:s text:c="29"/></text:p>
      <text:p text:style-name="Preformatted_20_Text">REMARK 200 <text:s/>RESOLUTION RANGE HIGH <text:s text:c="5"/>(A) : 2.200 <text:s text:c="29"/></text:p>
      <text:p text:style-name="Preformatted_20_Text">REMARK 200 <text:s/>RESOLUTION RANGE LOW <text:s text:c="6"/>(A) : 100.000 <text:s text:c="27"/></text:p>
      <text:p text:style-name="Preformatted_20_Text">REMARK 200 <text:s/>REJECTION CRITERIA <text:s/>(SIGMA(I)) : 6.000 <text:s text:c="29"/></text:p>
      <text:p text:style-name="Preformatted_20_Text">REMARK 200 <text:s text:c="69"/></text:p>
      <text:p text:style-name="Preformatted_20_Text">REMARK 200 OVERALL. <text:s text:c="60"/></text:p>
      <text:p text:style-name="Preformatted_20_Text">REMARK 200 <text:s/>COMPLETENESS FOR RANGE <text:s text:c="4"/>(%) : 95.0 <text:s text:c="30"/></text:p>
      <text:p text:style-name="Preformatted_20_Text"><text:soft-page-break/>REMARK 200 <text:s/>DATA REDUNDANCY <text:s text:c="15"/>: 9.400 <text:s text:c="29"/></text:p>
      <text:p text:style-name="Preformatted_20_Text">REMARK 200 <text:s/>R MERGE <text:s text:c="19"/>(I) : 0.07400 <text:s text:c="27"/></text:p>
      <text:p text:style-name="Preformatted_20_Text">REMARK 200 <text:s/>R SYM <text:s text:c="21"/>(I) : NULL <text:s text:c="30"/></text:p>
      <text:p text:style-name="Preformatted_20_Text">REMARK 200 <text:s/>&lt;I/SIGMA(I)&gt; FOR THE DATA SET <text:s/>: NULL <text:s text:c="30"/></text:p>
      <text:p text:style-name="Preformatted_20_Text">REMARK 200 <text:s text:c="69"/></text:p>
      <text:p text:style-name="Preformatted_20_Text">REMARK 200 IN THE HIGHEST RESOLUTION SHELL. <text:s text:c="36"/></text:p>
      <text:p text:style-name="Preformatted_20_Text">REMARK 200 <text:s/>HIGHEST RESOLUTION SHELL, RANGE HIGH (A) : NULL <text:s text:c="20"/></text:p>
      <text:p text:style-name="Preformatted_20_Text">REMARK 200 <text:s/>HIGHEST RESOLUTION SHELL, RANGE LOW <text:s/>(A) : NULL <text:s text:c="20"/></text:p>
      <text:p text:style-name="Preformatted_20_Text">REMARK 200 <text:s/>COMPLETENESS FOR SHELL <text:s text:c="4"/>(%) : NULL <text:s text:c="30"/></text:p>
      <text:p text:style-name="Preformatted_20_Text">REMARK 200 <text:s/>DATA REDUNDANCY IN SHELL <text:s text:c="6"/>: NULL <text:s text:c="30"/></text:p>
      <text:p text:style-name="Preformatted_20_Text">REMARK 200 <text:s/>R MERGE FOR SHELL <text:s text:c="9"/>(I) : NULL <text:s text:c="30"/></text:p>
      <text:p text:style-name="Preformatted_20_Text">REMARK 200 <text:s/>R SYM FOR SHELL <text:s text:c="11"/>(I) : NULL <text:s text:c="30"/></text:p>
      <text:p text:style-name="Preformatted_20_Text">REMARK 200 <text:s/>&lt;I/SIGMA(I)&gt; FOR SHELL <text:s text:c="8"/>: NULL <text:s text:c="30"/></text:p>
      <text:p text:style-name="Preformatted_20_Text">REMARK 200 <text:s text:c="69"/></text:p>
      <text:p text:style-name="Preformatted_20_Text">REMARK 200 DIFFRACTION PROTOCOL: SINGLE WAVELENGTH <text:s text:c="29"/></text:p>
      <text:p text:style-name="Preformatted_20_Text">REMARK 200 METHOD USED TO DETERMINE THE STRUCTURE: MIR <text:s text:c="25"/></text:p>
      <text:p text:style-name="Preformatted_20_Text">REMARK 200 SOFTWARE USED: MLPHARE <text:s text:c="46"/></text:p>
      <text:p text:style-name="Preformatted_20_Text">REMARK 200 STARTING MODEL: NULL <text:s text:c="48"/></text:p>
      <text:p text:style-name="Preformatted_20_Text">REMARK 200 <text:s text:c="69"/></text:p>
      <text:p text:style-name="Preformatted_20_Text">REMARK 200 REMARK: DATA WERE COLLECTED USING THE WEISSENBERG METHOD. <text:s text:c="11"/></text:p>
      <text:p text:style-name="Preformatted_20_Text">REMARK 280 <text:s text:c="69"/></text:p>
      <text:p text:style-name="Preformatted_20_Text">REMARK 280 CRYSTAL <text:s text:c="61"/></text:p>
      <text:p text:style-name="Preformatted_20_Text">REMARK 280 SOLVENT CONTENT, VS <text:s/>(%): NULL <text:s text:c="38"/></text:p>
      <text:p text:style-name="Preformatted_20_Text">REMARK 280 MATTHEWS COEFFICIENT, VM (ANGSTROMS**3/DA): NULL <text:s text:c="20"/></text:p>
      <text:p text:style-name="Preformatted_20_Text">REMARK 280 <text:s text:c="69"/></text:p>
      <text:p text:style-name="Preformatted_20_Text">REMARK 280 CRYSTALLIZATION CONDITIONS: 2M NA/K PHOSPHATE PH 5.5 <text:s text:c="16"/></text:p>
      <text:p text:style-name="Preformatted_20_Text">REMARK 290 <text:s text:c="69"/></text:p>
      <text:p text:style-name="Preformatted_20_Text">REMARK 290 CRYSTALLOGRAPHIC SYMMETRY <text:s text:c="43"/></text:p>
      <text:p text:style-name="Preformatted_20_Text">REMARK 290 SYMMETRY OPERATORS FOR SPACE GROUP: I 41 3 2 <text:s text:c="24"/></text:p>
      <text:p text:style-name="Preformatted_20_Text">REMARK 290 <text:s text:c="69"/></text:p>
      <text:p text:style-name="Preformatted_20_Text">REMARK 290 <text:s text:c="5"/>SYMOP <text:s text:c="2"/>SYMMETRY <text:s text:c="47"/></text:p>
      <text:p text:style-name="Preformatted_20_Text">REMARK 290 <text:s text:c="4"/>NNNMMM <text:s text:c="2"/>OPERATOR <text:s text:c="47"/></text:p>
      <text:p text:style-name="Preformatted_20_Text">REMARK 290 <text:s text:c="6"/>1555 <text:s text:c="2"/>X,Y,Z <text:s text:c="50"/></text:p>
      <text:p text:style-name="Preformatted_20_Text">REMARK 290 <text:s text:c="6"/>2555 <text:s text:c="2"/>-X+1/2,-Y,Z+1/2 <text:s text:c="40"/></text:p>
      <text:p text:style-name="Preformatted_20_Text">REMARK 290 <text:s text:c="6"/>3555 <text:s text:c="2"/>-X,Y+1/2,-Z+1/2 <text:s text:c="40"/></text:p>
      <text:p text:style-name="Preformatted_20_Text">REMARK 290 <text:s text:c="6"/>4555 <text:s text:c="2"/>X+1/2,-Y+1/2,-Z <text:s text:c="40"/></text:p>
      <text:p text:style-name="Preformatted_20_Text">REMARK 290 <text:s text:c="6"/>5555 <text:s text:c="2"/>Z,X,Y <text:s text:c="50"/></text:p>
      <text:p text:style-name="Preformatted_20_Text">REMARK 290 <text:s text:c="6"/>6555 <text:s text:c="2"/>Z+1/2,-X+1/2,-Y <text:s text:c="40"/></text:p>
      <text:p text:style-name="Preformatted_20_Text">REMARK 290 <text:s text:c="6"/>7555 <text:s text:c="2"/>-Z+1/2,-X,Y+1/2 <text:s text:c="40"/></text:p>
      <text:p text:style-name="Preformatted_20_Text">REMARK 290 <text:s text:c="6"/>8555 <text:s text:c="2"/>-Z,X+1/2,-Y+1/2 <text:s text:c="40"/></text:p>
      <text:p text:style-name="Preformatted_20_Text">REMARK 290 <text:s text:c="6"/>9555 <text:s text:c="2"/>Y,Z,X <text:s text:c="50"/></text:p>
      <text:p text:style-name="Preformatted_20_Text">REMARK 290 <text:s text:c="5"/>10555 <text:s text:c="2"/>-Y,Z+1/2,-X+1/2 <text:s text:c="40"/></text:p>
      <text:p text:style-name="Preformatted_20_Text">REMARK 290 <text:s text:c="5"/>11555 <text:s text:c="2"/>Y+1/2,-Z+1/2,-X <text:s text:c="40"/></text:p>
      <text:p text:style-name="Preformatted_20_Text">REMARK 290 <text:s text:c="5"/>12555 <text:s text:c="2"/>-Y+1/2,-Z,X+1/2 <text:s text:c="40"/></text:p>
      <text:p text:style-name="Preformatted_20_Text">REMARK 290 <text:s text:c="5"/>13555 <text:s text:c="2"/>Y+3/4,X+1/4,-Z+1/4 <text:s text:c="37"/></text:p>
      <text:p text:style-name="Preformatted_20_Text">REMARK 290 <text:s text:c="5"/>14555 <text:s text:c="2"/>-Y+3/4,-X+3/4,-Z+3/4 <text:s text:c="35"/></text:p>
      <text:p text:style-name="Preformatted_20_Text">REMARK 290 <text:s text:c="5"/>15555 <text:s text:c="2"/>Y+1/4,-X+1/4,Z+3/4 <text:s text:c="37"/></text:p>
      <text:p text:style-name="Preformatted_20_Text">REMARK 290 <text:s text:c="5"/>16555 <text:s text:c="2"/>-Y+1/4,X+3/4,Z+1/4 <text:s text:c="37"/></text:p>
      <text:p text:style-name="Preformatted_20_Text">REMARK 290 <text:s text:c="5"/>17555 <text:s text:c="2"/>X+3/4,Z+1/4,-Y+1/4 <text:s text:c="37"/></text:p>
      <text:p text:style-name="Preformatted_20_Text">REMARK 290 <text:s text:c="5"/>18555 <text:s text:c="2"/>-X+1/4,Z+3/4,Y+1/4 <text:s text:c="37"/></text:p>
      <text:p text:style-name="Preformatted_20_Text">REMARK 290 <text:s text:c="5"/>19555 <text:s text:c="2"/>-X+3/4,-Z+3/4,-Y+3/4 <text:s text:c="35"/></text:p>
      <text:p text:style-name="Preformatted_20_Text">REMARK 290 <text:s text:c="5"/>20555 <text:s text:c="2"/>X+1/4,-Z+1/4,Y+3/4 <text:s text:c="37"/></text:p>
      <text:p text:style-name="Preformatted_20_Text">REMARK 290 <text:s text:c="5"/>21555 <text:s text:c="2"/>Z+3/4,Y+1/4,-X+1/4 <text:s text:c="37"/></text:p>
      <text:p text:style-name="Preformatted_20_Text">REMARK 290 <text:s text:c="5"/>22555 <text:s text:c="2"/>Z+1/4,-Y+1/4,X+3/4 <text:s text:c="37"/></text:p>
      <text:p text:style-name="Preformatted_20_Text">REMARK 290 <text:s text:c="5"/>23555 <text:s text:c="2"/>-Z+1/4,Y+3/4,X+1/4 <text:s text:c="37"/></text:p>
      <text:p text:style-name="Preformatted_20_Text">REMARK 290 <text:s text:c="5"/>24555 <text:s text:c="2"/>-Z+3/4,-Y+3/4,-X+3/4 <text:s text:c="35"/></text:p>
      <text:p text:style-name="Preformatted_20_Text">REMARK 290 <text:s text:c="5"/>25555 <text:s text:c="2"/>X+1/2,Y+1/2,Z+1/2 <text:s text:c="38"/></text:p>
      <text:p text:style-name="Preformatted_20_Text">REMARK 290 <text:s text:c="5"/>26555 <text:s text:c="2"/>-X,-Y+1/2,Z <text:s text:c="44"/></text:p>
      <text:p text:style-name="Preformatted_20_Text">REMARK 290 <text:s text:c="5"/>27555 <text:s text:c="2"/>-X+1/2,Y,-Z <text:s text:c="44"/></text:p>
      <text:p text:style-name="Preformatted_20_Text"><text:soft-page-break/>REMARK 290 <text:s text:c="5"/>28555 <text:s text:c="2"/>X,-Y,-Z+1/2 <text:s text:c="44"/></text:p>
      <text:p text:style-name="Preformatted_20_Text">REMARK 290 <text:s text:c="5"/>29555 <text:s text:c="2"/>Z+1/2,X+1/2,Y+1/2 <text:s text:c="38"/></text:p>
      <text:p text:style-name="Preformatted_20_Text">REMARK 290 <text:s text:c="5"/>30555 <text:s text:c="2"/>Z,-X,-Y+1/2 <text:s text:c="44"/></text:p>
      <text:p text:style-name="Preformatted_20_Text">REMARK 290 <text:s text:c="5"/>31555 <text:s text:c="2"/>-Z,-X+1/2,Y <text:s text:c="44"/></text:p>
      <text:p text:style-name="Preformatted_20_Text">REMARK 290 <text:s text:c="5"/>32555 <text:s text:c="2"/>-Z+1/2,X,-Y <text:s text:c="44"/></text:p>
      <text:p text:style-name="Preformatted_20_Text">REMARK 290 <text:s text:c="5"/>33555 <text:s text:c="2"/>Y+1/2,Z+1/2,X+1/2 <text:s text:c="38"/></text:p>
      <text:p text:style-name="Preformatted_20_Text">REMARK 290 <text:s text:c="5"/>34555 <text:s text:c="2"/>-Y+1/2,Z,-X <text:s text:c="44"/></text:p>
      <text:p text:style-name="Preformatted_20_Text">REMARK 290 <text:s text:c="5"/>35555 <text:s text:c="2"/>Y,-Z,-X+1/2 <text:s text:c="44"/></text:p>
      <text:p text:style-name="Preformatted_20_Text">REMARK 290 <text:s text:c="5"/>36555 <text:s text:c="2"/>-Y,-Z+1/2,X <text:s text:c="44"/></text:p>
      <text:p text:style-name="Preformatted_20_Text">REMARK 290 <text:s text:c="5"/>37555 <text:s text:c="2"/>Y+1/4,X+3/4,-Z+3/4 <text:s text:c="37"/></text:p>
      <text:p text:style-name="Preformatted_20_Text">REMARK 290 <text:s text:c="5"/>38555 <text:s text:c="2"/>-Y+1/4,-X+1/4,-Z+1/4 <text:s text:c="35"/></text:p>
      <text:p text:style-name="Preformatted_20_Text">REMARK 290 <text:s text:c="5"/>39555 <text:s text:c="2"/>Y+3/4,-X+3/4,Z+1/4 <text:s text:c="37"/></text:p>
      <text:p text:style-name="Preformatted_20_Text">REMARK 290 <text:s text:c="5"/>40555 <text:s text:c="2"/>-Y+3/4,X+1/4,Z+3/4 <text:s text:c="37"/></text:p>
      <text:p text:style-name="Preformatted_20_Text">REMARK 290 <text:s text:c="5"/>41555 <text:s text:c="2"/>X+1/4,Z+3/4,-Y+3/4 <text:s text:c="37"/></text:p>
      <text:p text:style-name="Preformatted_20_Text">REMARK 290 <text:s text:c="5"/>42555 <text:s text:c="2"/>-X+3/4,Z+1/4,Y+3/4 <text:s text:c="37"/></text:p>
      <text:p text:style-name="Preformatted_20_Text">REMARK 290 <text:s text:c="5"/>43555 <text:s text:c="2"/>-X+1/4,-Z+1/4,-Y+1/4 <text:s text:c="35"/></text:p>
      <text:p text:style-name="Preformatted_20_Text">REMARK 290 <text:s text:c="5"/>44555 <text:s text:c="2"/>X+3/4,-Z+3/4,Y+1/4 <text:s text:c="37"/></text:p>
      <text:p text:style-name="Preformatted_20_Text">REMARK 290 <text:s text:c="5"/>45555 <text:s text:c="2"/>Z+1/4,Y+3/4,-X+3/4 <text:s text:c="37"/></text:p>
      <text:p text:style-name="Preformatted_20_Text">REMARK 290 <text:s text:c="5"/>46555 <text:s text:c="2"/>Z+3/4,-Y+3/4,X+1/4 <text:s text:c="37"/></text:p>
      <text:p text:style-name="Preformatted_20_Text">REMARK 290 <text:s text:c="5"/>47555 <text:s text:c="2"/>-Z+3/4,Y+1/4,X+3/4 <text:s text:c="37"/></text:p>
      <text:p text:style-name="Preformatted_20_Text">REMARK 290 <text:s text:c="5"/>48555 <text:s text:c="2"/>-Z+1/4,-Y+1/4,-X+1/4 <text:s text:c="35"/></text:p>
      <text:p text:style-name="Preformatted_20_Text">REMARK 290 <text:s text:c="69"/></text:p>
      <text:p text:style-name="Preformatted_20_Text">REMARK 290 <text:s text:c="4"/>WHERE NNN -&gt; OPERATOR NUMBER <text:s text:c="36"/></text:p>
      <text:p text:style-name="Preformatted_20_Text">REMARK 290 <text:s text:c="10"/>MMM -&gt; TRANSLATION VECTOR <text:s text:c="33"/></text:p>
      <text:p text:style-name="Preformatted_20_Text">REMARK 290 <text:s text:c="69"/></text:p>
      <text:p text:style-name="Preformatted_20_Text">REMARK 290 CRYSTALLOGRAPHIC SYMMETRY TRANSFORMATIONS <text:s text:c="27"/></text:p>
      <text:p text:style-name="Preformatted_20_Text">REMARK 290 THE FOLLOWING TRANSFORMATIONS OPERATE ON THE ATOM/HETATM <text:s text:c="12"/></text:p>
      <text:p text:style-name="Preformatted_20_Text">REMARK 290 RECORDS IN THIS ENTRY TO PRODUCE CRYSTALLOGRAPHICALLY <text:s text:c="15"/></text:p>
      <text:p text:style-name="Preformatted_20_Text">REMARK 290 RELATED MOLECULES. <text:s text:c="50"/></text:p>
      <text:p text:style-name="Preformatted_20_Text">REMARK 290 <text:s text:c="2"/>SMTRY1 <text:s text:c="2"/>1 <text:s/>1.000000 <text:s/>0.000000 <text:s/>0.000000 <text:s text:c="7"/>0.00000 <text:s text:c="11"/></text:p>
      <text:p text:style-name="Preformatted_20_Text">REMARK 290 <text:s text:c="2"/>SMTRY2 <text:s text:c="2"/>1 <text:s/>0.000000 <text:s/>1.000000 <text:s/>0.000000 <text:s text:c="7"/>0.00000 <text:s text:c="11"/></text:p>
      <text:p text:style-name="Preformatted_20_Text">REMARK 290 <text:s text:c="2"/>SMTRY3 <text:s text:c="2"/>1 <text:s/>0.000000 <text:s/>0.000000 <text:s/>1.000000 <text:s text:c="7"/>0.00000 <text:s text:c="11"/></text:p>
      <text:p text:style-name="Preformatted_20_Text">REMARK 290 <text:s text:c="2"/>SMTRY1 <text:s text:c="2"/>2 -1.000000 <text:s/>0.000000 <text:s/>0.000000 <text:s text:c="6"/>74.06250 <text:s text:c="11"/></text:p>
      <text:p text:style-name="Preformatted_20_Text">REMARK 290 <text:s text:c="2"/>SMTRY2 <text:s text:c="2"/>2 <text:s/>0.000000 -1.000000 <text:s/>0.000000 <text:s text:c="7"/>0.00000 <text:s text:c="11"/></text:p>
      <text:p text:style-name="Preformatted_20_Text">REMARK 290 <text:s text:c="2"/>SMTRY3 <text:s text:c="2"/>2 <text:s/>0.000000 <text:s/>0.000000 <text:s/>1.000000 <text:s text:c="6"/>74.06250 <text:s text:c="11"/></text:p>
      <text:p text:style-name="Preformatted_20_Text">REMARK 290 <text:s text:c="2"/>SMTRY1 <text:s text:c="2"/>3 -1.000000 <text:s/>0.000000 <text:s/>0.000000 <text:s text:c="7"/>0.00000 <text:s text:c="11"/></text:p>
      <text:p text:style-name="Preformatted_20_Text">REMARK 290 <text:s text:c="2"/>SMTRY2 <text:s text:c="2"/>3 <text:s/>0.000000 <text:s/>1.000000 <text:s/>0.000000 <text:s text:c="6"/>74.06250 <text:s text:c="11"/></text:p>
      <text:p text:style-name="Preformatted_20_Text">REMARK 290 <text:s text:c="2"/>SMTRY3 <text:s text:c="2"/>3 <text:s/>0.000000 <text:s/>0.000000 -1.000000 <text:s text:c="6"/>74.06250 <text:s text:c="11"/></text:p>
      <text:p text:style-name="Preformatted_20_Text">REMARK 290 <text:s text:c="2"/>SMTRY1 <text:s text:c="2"/>4 <text:s/>1.000000 <text:s/>0.000000 <text:s/>0.000000 <text:s text:c="6"/>74.06250 <text:s text:c="11"/></text:p>
      <text:p text:style-name="Preformatted_20_Text">REMARK 290 <text:s text:c="2"/>SMTRY2 <text:s text:c="2"/>4 <text:s/>0.000000 -1.000000 <text:s/>0.000000 <text:s text:c="6"/>74.06250 <text:s text:c="11"/></text:p>
      <text:p text:style-name="Preformatted_20_Text">REMARK 290 <text:s text:c="2"/>SMTRY3 <text:s text:c="2"/>4 <text:s/>0.000000 <text:s/>0.000000 -1.000000 <text:s text:c="7"/>0.00000 <text:s text:c="11"/></text:p>
      <text:p text:style-name="Preformatted_20_Text">REMARK 290 <text:s text:c="2"/>SMTRY1 <text:s text:c="2"/>5 <text:s/>0.000000 <text:s/>0.000000 <text:s/>1.000000 <text:s text:c="7"/>0.00000 <text:s text:c="11"/></text:p>
      <text:p text:style-name="Preformatted_20_Text">REMARK 290 <text:s text:c="2"/>SMTRY2 <text:s text:c="2"/>5 <text:s/>1.000000 <text:s/>0.000000 <text:s/>0.000000 <text:s text:c="7"/>0.00000 <text:s text:c="11"/></text:p>
      <text:p text:style-name="Preformatted_20_Text">REMARK 290 <text:s text:c="2"/>SMTRY3 <text:s text:c="2"/>5 <text:s/>0.000000 <text:s/>1.000000 <text:s/>0.000000 <text:s text:c="7"/>0.00000 <text:s text:c="11"/></text:p>
      <text:p text:style-name="Preformatted_20_Text">REMARK 290 <text:s text:c="2"/>SMTRY1 <text:s text:c="2"/>6 <text:s/>0.000000 <text:s/>0.000000 <text:s/>1.000000 <text:s text:c="6"/>74.06250 <text:s text:c="11"/></text:p>
      <text:p text:style-name="Preformatted_20_Text">REMARK 290 <text:s text:c="2"/>SMTRY2 <text:s text:c="2"/>6 -1.000000 <text:s/>0.000000 <text:s/>0.000000 <text:s text:c="6"/>74.06250 <text:s text:c="11"/></text:p>
      <text:p text:style-name="Preformatted_20_Text">REMARK 290 <text:s text:c="2"/>SMTRY3 <text:s text:c="2"/>6 <text:s/>0.000000 -1.000000 <text:s/>0.000000 <text:s text:c="7"/>0.00000 <text:s text:c="11"/></text:p>
      <text:p text:style-name="Preformatted_20_Text">REMARK 290 <text:s text:c="2"/>SMTRY1 <text:s text:c="2"/>7 <text:s/>0.000000 <text:s/>0.000000 -1.000000 <text:s text:c="6"/>74.06250 <text:s text:c="11"/></text:p>
      <text:p text:style-name="Preformatted_20_Text">REMARK 290 <text:s text:c="2"/>SMTRY2 <text:s text:c="2"/>7 -1.000000 <text:s/>0.000000 <text:s/>0.000000 <text:s text:c="7"/>0.00000 <text:s text:c="11"/></text:p>
      <text:p text:style-name="Preformatted_20_Text">REMARK 290 <text:s text:c="2"/>SMTRY3 <text:s text:c="2"/>7 <text:s/>0.000000 <text:s/>1.000000 <text:s/>0.000000 <text:s text:c="6"/>74.06250 <text:s text:c="11"/></text:p>
      <text:p text:style-name="Preformatted_20_Text">REMARK 290 <text:s text:c="2"/>SMTRY1 <text:s text:c="2"/>8 <text:s/>0.000000 <text:s/>0.000000 -1.000000 <text:s text:c="7"/>0.00000 <text:s text:c="11"/></text:p>
      <text:p text:style-name="Preformatted_20_Text">REMARK 290 <text:s text:c="2"/>SMTRY2 <text:s text:c="2"/>8 <text:s/>1.000000 <text:s/>0.000000 <text:s/>0.000000 <text:s text:c="6"/>74.06250 <text:s text:c="11"/></text:p>
      <text:p text:style-name="Preformatted_20_Text">REMARK 290 <text:s text:c="2"/>SMTRY3 <text:s text:c="2"/>8 <text:s/>0.000000 -1.000000 <text:s/>0.000000 <text:s text:c="6"/>74.06250 <text:s text:c="11"/></text:p>
      <text:p text:style-name="Preformatted_20_Text">REMARK 290 <text:s text:c="2"/>SMTRY1 <text:s text:c="2"/>9 <text:s/>0.000000 <text:s/>1.000000 <text:s/>0.000000 <text:s text:c="7"/>0.00000 <text:s text:c="11"/></text:p>
      <text:p text:style-name="Preformatted_20_Text">REMARK 290 <text:s text:c="2"/>SMTRY2 <text:s text:c="2"/>9 <text:s/>0.000000 <text:s/>0.000000 <text:s/>1.000000 <text:s text:c="7"/>0.00000 <text:s text:c="11"/></text:p>
      <text:p text:style-name="Preformatted_20_Text">REMARK 290 <text:s text:c="2"/>SMTRY3 <text:s text:c="2"/>9 <text:s/>1.000000 <text:s/>0.000000 <text:s/>0.000000 <text:s text:c="7"/>0.00000 <text:s text:c="11"/></text:p>
      <text:p text:style-name="Preformatted_20_Text">REMARK 290 <text:s text:c="2"/>SMTRY1 <text:s/>10 <text:s/>0.000000 -1.000000 <text:s/>0.000000 <text:s text:c="7"/>0.00000 <text:s text:c="11"/></text:p>
      <text:p text:style-name="Preformatted_20_Text">REMARK 290 <text:s text:c="2"/>SMTRY2 <text:s/>10 <text:s/>0.000000 <text:s/>0.000000 <text:s/>1.000000 <text:s text:c="6"/>74.06250 <text:s text:c="11"/></text:p>
      <text:p text:style-name="Preformatted_20_Text">REMARK 290 <text:s text:c="2"/>SMTRY3 <text:s/>10 -1.000000 <text:s/>0.000000 <text:s/>0.000000 <text:s text:c="6"/>74.06250 <text:s text:c="11"/></text:p>
      <text:p text:style-name="Preformatted_20_Text"><text:soft-page-break/>REMARK 290 <text:s text:c="2"/>SMTRY1 <text:s/>11 <text:s/>0.000000 <text:s/>1.000000 <text:s/>0.000000 <text:s text:c="6"/>74.06250 <text:s text:c="11"/></text:p>
      <text:p text:style-name="Preformatted_20_Text">REMARK 290 <text:s text:c="2"/>SMTRY2 <text:s/>11 <text:s/>0.000000 <text:s/>0.000000 -1.000000 <text:s text:c="6"/>74.06250 <text:s text:c="11"/></text:p>
      <text:p text:style-name="Preformatted_20_Text">REMARK 290 <text:s text:c="2"/>SMTRY3 <text:s/>11 -1.000000 <text:s/>0.000000 <text:s/>0.000000 <text:s text:c="7"/>0.00000 <text:s text:c="11"/></text:p>
      <text:p text:style-name="Preformatted_20_Text">REMARK 290 <text:s text:c="2"/>SMTRY1 <text:s/>12 <text:s/>0.000000 -1.000000 <text:s/>0.000000 <text:s text:c="6"/>74.06250 <text:s text:c="11"/></text:p>
      <text:p text:style-name="Preformatted_20_Text">REMARK 290 <text:s text:c="2"/>SMTRY2 <text:s/>12 <text:s/>0.000000 <text:s/>0.000000 -1.000000 <text:s text:c="7"/>0.00000 <text:s text:c="11"/></text:p>
      <text:p text:style-name="Preformatted_20_Text">REMARK 290 <text:s text:c="2"/>SMTRY3 <text:s/>12 <text:s/>1.000000 <text:s/>0.000000 <text:s/>0.000000 <text:s text:c="6"/>74.06250 <text:s text:c="11"/></text:p>
      <text:p text:style-name="Preformatted_20_Text">REMARK 290 <text:s text:c="2"/>SMTRY1 <text:s/>13 <text:s/>0.000000 <text:s/>1.000000 <text:s/>0.000000 <text:s text:c="5"/>111.09375 <text:s text:c="11"/></text:p>
      <text:p text:style-name="Preformatted_20_Text">REMARK 290 <text:s text:c="2"/>SMTRY2 <text:s/>13 <text:s/>1.000000 <text:s/>0.000000 <text:s/>0.000000 <text:s text:c="6"/>37.03125 <text:s text:c="11"/></text:p>
      <text:p text:style-name="Preformatted_20_Text">REMARK 290 <text:s text:c="2"/>SMTRY3 <text:s/>13 <text:s/>0.000000 <text:s/>0.000000 -1.000000 <text:s text:c="6"/>37.03125 <text:s text:c="11"/></text:p>
      <text:p text:style-name="Preformatted_20_Text">REMARK 290 <text:s text:c="2"/>SMTRY1 <text:s/>14 <text:s/>0.000000 -1.000000 <text:s/>0.000000 <text:s text:c="5"/>111.09375 <text:s text:c="11"/></text:p>
      <text:p text:style-name="Preformatted_20_Text">REMARK 290 <text:s text:c="2"/>SMTRY2 <text:s/>14 -1.000000 <text:s/>0.000000 <text:s/>0.000000 <text:s text:c="5"/>111.09375 <text:s text:c="11"/></text:p>
      <text:p text:style-name="Preformatted_20_Text">REMARK 290 <text:s text:c="2"/>SMTRY3 <text:s/>14 <text:s/>0.000000 <text:s/>0.000000 -1.000000 <text:s text:c="5"/>111.09375 <text:s text:c="11"/></text:p>
      <text:p text:style-name="Preformatted_20_Text">REMARK 290 <text:s text:c="2"/>SMTRY1 <text:s/>15 <text:s/>0.000000 <text:s/>1.000000 <text:s/>0.000000 <text:s text:c="6"/>37.03125 <text:s text:c="11"/></text:p>
      <text:p text:style-name="Preformatted_20_Text">REMARK 290 <text:s text:c="2"/>SMTRY2 <text:s/>15 -1.000000 <text:s/>0.000000 <text:s/>0.000000 <text:s text:c="6"/>37.03125 <text:s text:c="11"/></text:p>
      <text:p text:style-name="Preformatted_20_Text">REMARK 290 <text:s text:c="2"/>SMTRY3 <text:s/>15 <text:s/>0.000000 <text:s/>0.000000 <text:s/>1.000000 <text:s text:c="5"/>111.09375 <text:s text:c="11"/></text:p>
      <text:p text:style-name="Preformatted_20_Text">REMARK 290 <text:s text:c="2"/>SMTRY1 <text:s/>16 <text:s/>0.000000 -1.000000 <text:s/>0.000000 <text:s text:c="6"/>37.03125 <text:s text:c="11"/></text:p>
      <text:p text:style-name="Preformatted_20_Text">REMARK 290 <text:s text:c="2"/>SMTRY2 <text:s/>16 <text:s/>1.000000 <text:s/>0.000000 <text:s/>0.000000 <text:s text:c="5"/>111.09375 <text:s text:c="11"/></text:p>
      <text:p text:style-name="Preformatted_20_Text">REMARK 290 <text:s text:c="2"/>SMTRY3 <text:s/>16 <text:s/>0.000000 <text:s/>0.000000 <text:s/>1.000000 <text:s text:c="6"/>37.03125 <text:s text:c="11"/></text:p>
      <text:p text:style-name="Preformatted_20_Text">REMARK 290 <text:s text:c="2"/>SMTRY1 <text:s/>17 <text:s/>1.000000 <text:s/>0.000000 <text:s/>0.000000 <text:s text:c="5"/>111.09375 <text:s text:c="11"/></text:p>
      <text:p text:style-name="Preformatted_20_Text">REMARK 290 <text:s text:c="2"/>SMTRY2 <text:s/>17 <text:s/>0.000000 <text:s/>0.000000 <text:s/>1.000000 <text:s text:c="6"/>37.03125 <text:s text:c="11"/></text:p>
      <text:p text:style-name="Preformatted_20_Text">REMARK 290 <text:s text:c="2"/>SMTRY3 <text:s/>17 <text:s/>0.000000 -1.000000 <text:s/>0.000000 <text:s text:c="6"/>37.03125 <text:s text:c="11"/></text:p>
      <text:p text:style-name="Preformatted_20_Text">REMARK 290 <text:s text:c="2"/>SMTRY1 <text:s/>18 -1.000000 <text:s/>0.000000 <text:s/>0.000000 <text:s text:c="6"/>37.03125 <text:s text:c="11"/></text:p>
      <text:p text:style-name="Preformatted_20_Text">REMARK 290 <text:s text:c="2"/>SMTRY2 <text:s/>18 <text:s/>0.000000 <text:s/>0.000000 <text:s/>1.000000 <text:s text:c="5"/>111.09375 <text:s text:c="11"/></text:p>
      <text:p text:style-name="Preformatted_20_Text">REMARK 290 <text:s text:c="2"/>SMTRY3 <text:s/>18 <text:s/>0.000000 <text:s/>1.000000 <text:s/>0.000000 <text:s text:c="6"/>37.03125 <text:s text:c="11"/></text:p>
      <text:p text:style-name="Preformatted_20_Text">REMARK 290 <text:s text:c="2"/>SMTRY1 <text:s/>19 -1.000000 <text:s/>0.000000 <text:s/>0.000000 <text:s text:c="5"/>111.09375 <text:s text:c="11"/></text:p>
      <text:p text:style-name="Preformatted_20_Text">REMARK 290 <text:s text:c="2"/>SMTRY2 <text:s/>19 <text:s/>0.000000 <text:s/>0.000000 -1.000000 <text:s text:c="5"/>111.09375 <text:s text:c="11"/></text:p>
      <text:p text:style-name="Preformatted_20_Text">REMARK 290 <text:s text:c="2"/>SMTRY3 <text:s/>19 <text:s/>0.000000 -1.000000 <text:s/>0.000000 <text:s text:c="5"/>111.09375 <text:s text:c="11"/></text:p>
      <text:p text:style-name="Preformatted_20_Text">REMARK 290 <text:s text:c="2"/>SMTRY1 <text:s/>20 <text:s/>1.000000 <text:s/>0.000000 <text:s/>0.000000 <text:s text:c="6"/>37.03125 <text:s text:c="11"/></text:p>
      <text:p text:style-name="Preformatted_20_Text">REMARK 290 <text:s text:c="2"/>SMTRY2 <text:s/>20 <text:s/>0.000000 <text:s/>0.000000 -1.000000 <text:s text:c="6"/>37.03125 <text:s text:c="11"/></text:p>
      <text:p text:style-name="Preformatted_20_Text">REMARK 290 <text:s text:c="2"/>SMTRY3 <text:s/>20 <text:s/>0.000000 <text:s/>1.000000 <text:s/>0.000000 <text:s text:c="5"/>111.09375 <text:s text:c="11"/></text:p>
      <text:p text:style-name="Preformatted_20_Text">REMARK 290 <text:s text:c="2"/>SMTRY1 <text:s/>21 <text:s/>0.000000 <text:s/>0.000000 <text:s/>1.000000 <text:s text:c="5"/>111.09375 <text:s text:c="11"/></text:p>
      <text:p text:style-name="Preformatted_20_Text">REMARK 290 <text:s text:c="2"/>SMTRY2 <text:s/>21 <text:s/>0.000000 <text:s/>1.000000 <text:s/>0.000000 <text:s text:c="6"/>37.03125 <text:s text:c="11"/></text:p>
      <text:p text:style-name="Preformatted_20_Text">REMARK 290 <text:s text:c="2"/>SMTRY3 <text:s/>21 -1.000000 <text:s/>0.000000 <text:s/>0.000000 <text:s text:c="6"/>37.03125 <text:s text:c="11"/></text:p>
      <text:p text:style-name="Preformatted_20_Text">REMARK 290 <text:s text:c="2"/>SMTRY1 <text:s/>22 <text:s/>0.000000 <text:s/>0.000000 <text:s/>1.000000 <text:s text:c="6"/>37.03125 <text:s text:c="11"/></text:p>
      <text:p text:style-name="Preformatted_20_Text">REMARK 290 <text:s text:c="2"/>SMTRY2 <text:s/>22 <text:s/>0.000000 -1.000000 <text:s/>0.000000 <text:s text:c="6"/>37.03125 <text:s text:c="11"/></text:p>
      <text:p text:style-name="Preformatted_20_Text">REMARK 290 <text:s text:c="2"/>SMTRY3 <text:s/>22 <text:s/>1.000000 <text:s/>0.000000 <text:s/>0.000000 <text:s text:c="5"/>111.09375 <text:s text:c="11"/></text:p>
      <text:p text:style-name="Preformatted_20_Text">REMARK 290 <text:s text:c="2"/>SMTRY1 <text:s/>23 <text:s/>0.000000 <text:s/>0.000000 -1.000000 <text:s text:c="6"/>37.03125 <text:s text:c="11"/></text:p>
      <text:p text:style-name="Preformatted_20_Text">REMARK 290 <text:s text:c="2"/>SMTRY2 <text:s/>23 <text:s/>0.000000 <text:s/>1.000000 <text:s/>0.000000 <text:s text:c="5"/>111.09375 <text:s text:c="11"/></text:p>
      <text:p text:style-name="Preformatted_20_Text">REMARK 290 <text:s text:c="2"/>SMTRY3 <text:s/>23 <text:s/>1.000000 <text:s/>0.000000 <text:s/>0.000000 <text:s text:c="6"/>37.03125 <text:s text:c="11"/></text:p>
      <text:p text:style-name="Preformatted_20_Text">REMARK 290 <text:s text:c="2"/>SMTRY1 <text:s/>24 <text:s/>0.000000 <text:s/>0.000000 -1.000000 <text:s text:c="5"/>111.09375 <text:s text:c="11"/></text:p>
      <text:p text:style-name="Preformatted_20_Text">REMARK 290 <text:s text:c="2"/>SMTRY2 <text:s/>24 <text:s/>0.000000 -1.000000 <text:s/>0.000000 <text:s text:c="5"/>111.09375 <text:s text:c="11"/></text:p>
      <text:p text:style-name="Preformatted_20_Text">REMARK 290 <text:s text:c="2"/>SMTRY3 <text:s/>24 -1.000000 <text:s/>0.000000 <text:s/>0.000000 <text:s text:c="5"/>111.09375 <text:s text:c="11"/></text:p>
      <text:p text:style-name="Preformatted_20_Text">REMARK 290 <text:s text:c="2"/>SMTRY1 <text:s/>25 <text:s/>1.000000 <text:s/>0.000000 <text:s/>0.000000 <text:s text:c="6"/>74.06250 <text:s text:c="11"/></text:p>
      <text:p text:style-name="Preformatted_20_Text">REMARK 290 <text:s text:c="2"/>SMTRY2 <text:s/>25 <text:s/>0.000000 <text:s/>1.000000 <text:s/>0.000000 <text:s text:c="6"/>74.06250 <text:s text:c="11"/></text:p>
      <text:p text:style-name="Preformatted_20_Text">REMARK 290 <text:s text:c="2"/>SMTRY3 <text:s/>25 <text:s/>0.000000 <text:s/>0.000000 <text:s/>1.000000 <text:s text:c="6"/>74.06250 <text:s text:c="11"/></text:p>
      <text:p text:style-name="Preformatted_20_Text">REMARK 290 <text:s text:c="2"/>SMTRY1 <text:s/>26 -1.000000 <text:s/>0.000000 <text:s/>0.000000 <text:s text:c="7"/>0.00000 <text:s text:c="11"/></text:p>
      <text:p text:style-name="Preformatted_20_Text">REMARK 290 <text:s text:c="2"/>SMTRY2 <text:s/>26 <text:s/>0.000000 -1.000000 <text:s/>0.000000 <text:s text:c="6"/>74.06250 <text:s text:c="11"/></text:p>
      <text:p text:style-name="Preformatted_20_Text">REMARK 290 <text:s text:c="2"/>SMTRY3 <text:s/>26 <text:s/>0.000000 <text:s/>0.000000 <text:s/>1.000000 <text:s text:c="7"/>0.00000 <text:s text:c="11"/></text:p>
      <text:p text:style-name="Preformatted_20_Text">REMARK 290 <text:s text:c="2"/>SMTRY1 <text:s/>27 -1.000000 <text:s/>0.000000 <text:s/>0.000000 <text:s text:c="6"/>74.06250 <text:s text:c="11"/></text:p>
      <text:p text:style-name="Preformatted_20_Text">REMARK 290 <text:s text:c="2"/>SMTRY2 <text:s/>27 <text:s/>0.000000 <text:s/>1.000000 <text:s/>0.000000 <text:s text:c="7"/>0.00000 <text:s text:c="11"/></text:p>
      <text:p text:style-name="Preformatted_20_Text">REMARK 290 <text:s text:c="2"/>SMTRY3 <text:s/>27 <text:s/>0.000000 <text:s/>0.000000 -1.000000 <text:s text:c="7"/>0.00000 <text:s text:c="11"/></text:p>
      <text:p text:style-name="Preformatted_20_Text">REMARK 290 <text:s text:c="2"/>SMTRY1 <text:s/>28 <text:s/>1.000000 <text:s/>0.000000 <text:s/>0.000000 <text:s text:c="7"/>0.00000 <text:s text:c="11"/></text:p>
      <text:p text:style-name="Preformatted_20_Text">REMARK 290 <text:s text:c="2"/>SMTRY2 <text:s/>28 <text:s/>0.000000 -1.000000 <text:s/>0.000000 <text:s text:c="7"/>0.00000 <text:s text:c="11"/></text:p>
      <text:p text:style-name="Preformatted_20_Text">REMARK 290 <text:s text:c="2"/>SMTRY3 <text:s/>28 <text:s/>0.000000 <text:s/>0.000000 -1.000000 <text:s text:c="6"/>74.06250 <text:s text:c="11"/></text:p>
      <text:p text:style-name="Preformatted_20_Text">REMARK 290 <text:s text:c="2"/>SMTRY1 <text:s/>29 <text:s/>0.000000 <text:s/>0.000000 <text:s/>1.000000 <text:s text:c="6"/>74.06250 <text:s text:c="11"/></text:p>
      <text:p text:style-name="Preformatted_20_Text">REMARK 290 <text:s text:c="2"/>SMTRY2 <text:s/>29 <text:s/>1.000000 <text:s/>0.000000 <text:s/>0.000000 <text:s text:c="6"/>74.06250 <text:s text:c="11"/></text:p>
      <text:p text:style-name="Preformatted_20_Text">REMARK 290 <text:s text:c="2"/>SMTRY3 <text:s/>29 <text:s/>0.000000 <text:s/>1.000000 <text:s/>0.000000 <text:s text:c="6"/>74.06250 <text:s text:c="11"/></text:p>
      <text:p text:style-name="Preformatted_20_Text">REMARK 290 <text:s text:c="2"/>SMTRY1 <text:s/>30 <text:s/>0.000000 <text:s/>0.000000 <text:s/>1.000000 <text:s text:c="7"/>0.00000 <text:s text:c="11"/></text:p>
      <text:p text:style-name="Preformatted_20_Text">REMARK 290 <text:s text:c="2"/>SMTRY2 <text:s/>30 -1.000000 <text:s/>0.000000 <text:s/>0.000000 <text:s text:c="7"/>0.00000 <text:s text:c="11"/></text:p>
      <text:p text:style-name="Preformatted_20_Text"><text:soft-page-break/>REMARK 290 <text:s text:c="2"/>SMTRY3 <text:s/>30 <text:s/>0.000000 -1.000000 <text:s/>0.000000 <text:s text:c="6"/>74.06250 <text:s text:c="11"/></text:p>
      <text:p text:style-name="Preformatted_20_Text">REMARK 290 <text:s text:c="2"/>SMTRY1 <text:s/>31 <text:s/>0.000000 <text:s/>0.000000 -1.000000 <text:s text:c="7"/>0.00000 <text:s text:c="11"/></text:p>
      <text:p text:style-name="Preformatted_20_Text">REMARK 290 <text:s text:c="2"/>SMTRY2 <text:s/>31 -1.000000 <text:s/>0.000000 <text:s/>0.000000 <text:s text:c="6"/>74.06250 <text:s text:c="11"/></text:p>
      <text:p text:style-name="Preformatted_20_Text">REMARK 290 <text:s text:c="2"/>SMTRY3 <text:s/>31 <text:s/>0.000000 <text:s/>1.000000 <text:s/>0.000000 <text:s text:c="7"/>0.00000 <text:s text:c="11"/></text:p>
      <text:p text:style-name="Preformatted_20_Text">REMARK 290 <text:s text:c="2"/>SMTRY1 <text:s/>32 <text:s/>0.000000 <text:s/>0.000000 -1.000000 <text:s text:c="6"/>74.06250 <text:s text:c="11"/></text:p>
      <text:p text:style-name="Preformatted_20_Text">REMARK 290 <text:s text:c="2"/>SMTRY2 <text:s/>32 <text:s/>1.000000 <text:s/>0.000000 <text:s/>0.000000 <text:s text:c="7"/>0.00000 <text:s text:c="11"/></text:p>
      <text:p text:style-name="Preformatted_20_Text">REMARK 290 <text:s text:c="2"/>SMTRY3 <text:s/>32 <text:s/>0.000000 -1.000000 <text:s/>0.000000 <text:s text:c="7"/>0.00000 <text:s text:c="11"/></text:p>
      <text:p text:style-name="Preformatted_20_Text">REMARK 290 <text:s text:c="2"/>SMTRY1 <text:s/>33 <text:s/>0.000000 <text:s/>1.000000 <text:s/>0.000000 <text:s text:c="6"/>74.06250 <text:s text:c="11"/></text:p>
      <text:p text:style-name="Preformatted_20_Text">REMARK 290 <text:s text:c="2"/>SMTRY2 <text:s/>33 <text:s/>0.000000 <text:s/>0.000000 <text:s/>1.000000 <text:s text:c="6"/>74.06250 <text:s text:c="11"/></text:p>
      <text:p text:style-name="Preformatted_20_Text">REMARK 290 <text:s text:c="2"/>SMTRY3 <text:s/>33 <text:s/>1.000000 <text:s/>0.000000 <text:s/>0.000000 <text:s text:c="6"/>74.06250 <text:s text:c="11"/></text:p>
      <text:p text:style-name="Preformatted_20_Text">REMARK 290 <text:s text:c="2"/>SMTRY1 <text:s/>34 <text:s/>0.000000 -1.000000 <text:s/>0.000000 <text:s text:c="6"/>74.06250 <text:s text:c="11"/></text:p>
      <text:p text:style-name="Preformatted_20_Text">REMARK 290 <text:s text:c="2"/>SMTRY2 <text:s/>34 <text:s/>0.000000 <text:s/>0.000000 <text:s/>1.000000 <text:s text:c="7"/>0.00000 <text:s text:c="11"/></text:p>
      <text:p text:style-name="Preformatted_20_Text">REMARK 290 <text:s text:c="2"/>SMTRY3 <text:s/>34 -1.000000 <text:s/>0.000000 <text:s/>0.000000 <text:s text:c="7"/>0.00000 <text:s text:c="11"/></text:p>
      <text:p text:style-name="Preformatted_20_Text">REMARK 290 <text:s text:c="2"/>SMTRY1 <text:s/>35 <text:s/>0.000000 <text:s/>1.000000 <text:s/>0.000000 <text:s text:c="7"/>0.00000 <text:s text:c="11"/></text:p>
      <text:p text:style-name="Preformatted_20_Text">REMARK 290 <text:s text:c="2"/>SMTRY2 <text:s/>35 <text:s/>0.000000 <text:s/>0.000000 -1.000000 <text:s text:c="7"/>0.00000 <text:s text:c="11"/></text:p>
      <text:p text:style-name="Preformatted_20_Text">REMARK 290 <text:s text:c="2"/>SMTRY3 <text:s/>35 -1.000000 <text:s/>0.000000 <text:s/>0.000000 <text:s text:c="6"/>74.06250 <text:s text:c="11"/></text:p>
      <text:p text:style-name="Preformatted_20_Text">REMARK 290 <text:s text:c="2"/>SMTRY1 <text:s/>36 <text:s/>0.000000 -1.000000 <text:s/>0.000000 <text:s text:c="7"/>0.00000 <text:s text:c="11"/></text:p>
      <text:p text:style-name="Preformatted_20_Text">REMARK 290 <text:s text:c="2"/>SMTRY2 <text:s/>36 <text:s/>0.000000 <text:s/>0.000000 -1.000000 <text:s text:c="6"/>74.06250 <text:s text:c="11"/></text:p>
      <text:p text:style-name="Preformatted_20_Text">REMARK 290 <text:s text:c="2"/>SMTRY3 <text:s/>36 <text:s/>1.000000 <text:s/>0.000000 <text:s/>0.000000 <text:s text:c="7"/>0.00000 <text:s text:c="11"/></text:p>
      <text:p text:style-name="Preformatted_20_Text">REMARK 290 <text:s text:c="2"/>SMTRY1 <text:s/>37 <text:s/>0.000000 <text:s/>1.000000 <text:s/>0.000000 <text:s text:c="6"/>37.03125 <text:s text:c="11"/></text:p>
      <text:p text:style-name="Preformatted_20_Text">REMARK 290 <text:s text:c="2"/>SMTRY2 <text:s/>37 <text:s/>1.000000 <text:s/>0.000000 <text:s/>0.000000 <text:s text:c="5"/>111.09375 <text:s text:c="11"/></text:p>
      <text:p text:style-name="Preformatted_20_Text">REMARK 290 <text:s text:c="2"/>SMTRY3 <text:s/>37 <text:s/>0.000000 <text:s/>0.000000 -1.000000 <text:s text:c="5"/>111.09375 <text:s text:c="11"/></text:p>
      <text:p text:style-name="Preformatted_20_Text">REMARK 290 <text:s text:c="2"/>SMTRY1 <text:s/>38 <text:s/>0.000000 -1.000000 <text:s/>0.000000 <text:s text:c="6"/>37.03125 <text:s text:c="11"/></text:p>
      <text:p text:style-name="Preformatted_20_Text">REMARK 290 <text:s text:c="2"/>SMTRY2 <text:s/>38 -1.000000 <text:s/>0.000000 <text:s/>0.000000 <text:s text:c="6"/>37.03125 <text:s text:c="11"/></text:p>
      <text:p text:style-name="Preformatted_20_Text">REMARK 290 <text:s text:c="2"/>SMTRY3 <text:s/>38 <text:s/>0.000000 <text:s/>0.000000 -1.000000 <text:s text:c="6"/>37.03125 <text:s text:c="11"/></text:p>
      <text:p text:style-name="Preformatted_20_Text">REMARK 290 <text:s text:c="2"/>SMTRY1 <text:s/>39 <text:s/>0.000000 <text:s/>1.000000 <text:s/>0.000000 <text:s text:c="5"/>111.09375 <text:s text:c="11"/></text:p>
      <text:p text:style-name="Preformatted_20_Text">REMARK 290 <text:s text:c="2"/>SMTRY2 <text:s/>39 -1.000000 <text:s/>0.000000 <text:s/>0.000000 <text:s text:c="5"/>111.09375 <text:s text:c="11"/></text:p>
      <text:p text:style-name="Preformatted_20_Text">REMARK 290 <text:s text:c="2"/>SMTRY3 <text:s/>39 <text:s/>0.000000 <text:s/>0.000000 <text:s/>1.000000 <text:s text:c="6"/>37.03125 <text:s text:c="11"/></text:p>
      <text:p text:style-name="Preformatted_20_Text">REMARK 290 <text:s text:c="2"/>SMTRY1 <text:s/>40 <text:s/>0.000000 -1.000000 <text:s/>0.000000 <text:s text:c="5"/>111.09375 <text:s text:c="11"/></text:p>
      <text:p text:style-name="Preformatted_20_Text">REMARK 290 <text:s text:c="2"/>SMTRY2 <text:s/>40 <text:s/>1.000000 <text:s/>0.000000 <text:s/>0.000000 <text:s text:c="6"/>37.03125 <text:s text:c="11"/></text:p>
      <text:p text:style-name="Preformatted_20_Text">REMARK 290 <text:s text:c="2"/>SMTRY3 <text:s/>40 <text:s/>0.000000 <text:s/>0.000000 <text:s/>1.000000 <text:s text:c="5"/>111.09375 <text:s text:c="11"/></text:p>
      <text:p text:style-name="Preformatted_20_Text">REMARK 290 <text:s text:c="2"/>SMTRY1 <text:s/>41 <text:s/>1.000000 <text:s/>0.000000 <text:s/>0.000000 <text:s text:c="6"/>37.03125 <text:s text:c="11"/></text:p>
      <text:p text:style-name="Preformatted_20_Text">REMARK 290 <text:s text:c="2"/>SMTRY2 <text:s/>41 <text:s/>0.000000 <text:s/>0.000000 <text:s/>1.000000 <text:s text:c="5"/>111.09375 <text:s text:c="11"/></text:p>
      <text:p text:style-name="Preformatted_20_Text">REMARK 290 <text:s text:c="2"/>SMTRY3 <text:s/>41 <text:s/>0.000000 -1.000000 <text:s/>0.000000 <text:s text:c="5"/>111.09375 <text:s text:c="11"/></text:p>
      <text:p text:style-name="Preformatted_20_Text">REMARK 290 <text:s text:c="2"/>SMTRY1 <text:s/>42 -1.000000 <text:s/>0.000000 <text:s/>0.000000 <text:s text:c="5"/>111.09375 <text:s text:c="11"/></text:p>
      <text:p text:style-name="Preformatted_20_Text">REMARK 290 <text:s text:c="2"/>SMTRY2 <text:s/>42 <text:s/>0.000000 <text:s/>0.000000 <text:s/>1.000000 <text:s text:c="6"/>37.03125 <text:s text:c="11"/></text:p>
      <text:p text:style-name="Preformatted_20_Text">REMARK 290 <text:s text:c="2"/>SMTRY3 <text:s/>42 <text:s/>0.000000 <text:s/>1.000000 <text:s/>0.000000 <text:s text:c="5"/>111.09375 <text:s text:c="11"/></text:p>
      <text:p text:style-name="Preformatted_20_Text">REMARK 290 <text:s text:c="2"/>SMTRY1 <text:s/>43 -1.000000 <text:s/>0.000000 <text:s/>0.000000 <text:s text:c="6"/>37.03125 <text:s text:c="11"/></text:p>
      <text:p text:style-name="Preformatted_20_Text">REMARK 290 <text:s text:c="2"/>SMTRY2 <text:s/>43 <text:s/>0.000000 <text:s/>0.000000 -1.000000 <text:s text:c="6"/>37.03125 <text:s text:c="11"/></text:p>
      <text:p text:style-name="Preformatted_20_Text">REMARK 290 <text:s text:c="2"/>SMTRY3 <text:s/>43 <text:s/>0.000000 -1.000000 <text:s/>0.000000 <text:s text:c="6"/>37.03125 <text:s text:c="11"/></text:p>
      <text:p text:style-name="Preformatted_20_Text">REMARK 290 <text:s text:c="2"/>SMTRY1 <text:s/>44 <text:s/>1.000000 <text:s/>0.000000 <text:s/>0.000000 <text:s text:c="5"/>111.09375 <text:s text:c="11"/></text:p>
      <text:p text:style-name="Preformatted_20_Text">REMARK 290 <text:s text:c="2"/>SMTRY2 <text:s/>44 <text:s/>0.000000 <text:s/>0.000000 -1.000000 <text:s text:c="5"/>111.09375 <text:s text:c="11"/></text:p>
      <text:p text:style-name="Preformatted_20_Text">REMARK 290 <text:s text:c="2"/>SMTRY3 <text:s/>44 <text:s/>0.000000 <text:s/>1.000000 <text:s/>0.000000 <text:s text:c="6"/>37.03125 <text:s text:c="11"/></text:p>
      <text:p text:style-name="Preformatted_20_Text">REMARK 290 <text:s text:c="2"/>SMTRY1 <text:s/>45 <text:s/>0.000000 <text:s/>0.000000 <text:s/>1.000000 <text:s text:c="6"/>37.03125 <text:s text:c="11"/></text:p>
      <text:p text:style-name="Preformatted_20_Text">REMARK 290 <text:s text:c="2"/>SMTRY2 <text:s/>45 <text:s/>0.000000 <text:s/>1.000000 <text:s/>0.000000 <text:s text:c="5"/>111.09375 <text:s text:c="11"/></text:p>
      <text:p text:style-name="Preformatted_20_Text">REMARK 290 <text:s text:c="2"/>SMTRY3 <text:s/>45 -1.000000 <text:s/>0.000000 <text:s/>0.000000 <text:s text:c="5"/>111.09375 <text:s text:c="11"/></text:p>
      <text:p text:style-name="Preformatted_20_Text">REMARK 290 <text:s text:c="2"/>SMTRY1 <text:s/>46 <text:s/>0.000000 <text:s/>0.000000 <text:s/>1.000000 <text:s text:c="5"/>111.09375 <text:s text:c="11"/></text:p>
      <text:p text:style-name="Preformatted_20_Text">REMARK 290 <text:s text:c="2"/>SMTRY2 <text:s/>46 <text:s/>0.000000 -1.000000 <text:s/>0.000000 <text:s text:c="5"/>111.09375 <text:s text:c="11"/></text:p>
      <text:p text:style-name="Preformatted_20_Text">REMARK 290 <text:s text:c="2"/>SMTRY3 <text:s/>46 <text:s/>1.000000 <text:s/>0.000000 <text:s/>0.000000 <text:s text:c="6"/>37.03125 <text:s text:c="11"/></text:p>
      <text:p text:style-name="Preformatted_20_Text">REMARK 290 <text:s text:c="2"/>SMTRY1 <text:s/>47 <text:s/>0.000000 <text:s/>0.000000 -1.000000 <text:s text:c="5"/>111.09375 <text:s text:c="11"/></text:p>
      <text:p text:style-name="Preformatted_20_Text">REMARK 290 <text:s text:c="2"/>SMTRY2 <text:s/>47 <text:s/>0.000000 <text:s/>1.000000 <text:s/>0.000000 <text:s text:c="6"/>37.03125 <text:s text:c="11"/></text:p>
      <text:p text:style-name="Preformatted_20_Text">REMARK 290 <text:s text:c="2"/>SMTRY3 <text:s/>47 <text:s/>1.000000 <text:s/>0.000000 <text:s/>0.000000 <text:s text:c="5"/>111.09375 <text:s text:c="11"/></text:p>
      <text:p text:style-name="Preformatted_20_Text">REMARK 290 <text:s text:c="2"/>SMTRY1 <text:s/>48 <text:s/>0.000000 <text:s/>0.000000 -1.000000 <text:s text:c="6"/>37.03125 <text:s text:c="11"/></text:p>
      <text:p text:style-name="Preformatted_20_Text">REMARK 290 <text:s text:c="2"/>SMTRY2 <text:s/>48 <text:s/>0.000000 -1.000000 <text:s/>0.000000 <text:s text:c="6"/>37.03125 <text:s text:c="11"/></text:p>
      <text:p text:style-name="Preformatted_20_Text">REMARK 290 <text:s text:c="2"/>SMTRY3 <text:s/>48 -1.000000 <text:s/>0.000000 <text:s/>0.000000 <text:s text:c="6"/>37.03125 <text:s text:c="11"/></text:p>
      <text:p text:style-name="Preformatted_20_Text">REMARK 290 <text:s text:c="69"/></text:p>
      <text:p text:style-name="Preformatted_20_Text">REMARK 290 REMARK: NULL <text:s text:c="56"/></text:p>
      <text:p text:style-name="Preformatted_20_Text">REMARK 300 <text:s text:c="69"/></text:p>
      <text:p text:style-name="Preformatted_20_Text">REMARK 300 BIOMOLECULE: 1, 2 <text:s text:c="51"/></text:p>
      <text:p text:style-name="Preformatted_20_Text"><text:soft-page-break/>REMARK 300 SEE REMARK 350 FOR THE AUTHOR PROVIDED AND/OR PROGRAM <text:s text:c="15"/></text:p>
      <text:p text:style-name="Preformatted_20_Text">REMARK 300 GENERATED ASSEMBLY INFORMATION FOR THE STRUCTURE IN <text:s text:c="17"/></text:p>
      <text:p text:style-name="Preformatted_20_Text">REMARK 300 THIS ENTRY. <text:s/>THE REMARK MAY ALSO PROVIDE INFORMATION ON <text:s text:c="13"/></text:p>
      <text:p text:style-name="Preformatted_20_Text">REMARK 300 BURIED SURFACE AREA. <text:s text:c="48"/></text:p>
      <text:p text:style-name="Preformatted_20_Text">REMARK 350 <text:s text:c="69"/></text:p>
      <text:p text:style-name="Preformatted_20_Text">REMARK 350 GENERATING THE BIOMOLECULE <text:s text:c="42"/></text:p>
      <text:p text:style-name="Preformatted_20_Text">REMARK 350 COORDINATES FOR A COMPLETE MULTIMER REPRESENTING THE KNOWN <text:s text:c="10"/></text:p>
      <text:p text:style-name="Preformatted_20_Text">REMARK 350 BIOLOGICALLY SIGNIFICANT OLIGOMERIZATION STATE OF THE <text:s text:c="15"/></text:p>
      <text:p text:style-name="Preformatted_20_Text">REMARK 350 MOLECULE CAN BE GENERATED BY APPLYING BIOMT TRANSFORMATIONS <text:s text:c="9"/></text:p>
      <text:p text:style-name="Preformatted_20_Text">REMARK 350 GIVEN BELOW. <text:s/>BOTH NON-CRYSTALLOGRAPHIC AND <text:s text:c="25"/></text:p>
      <text:p text:style-name="Preformatted_20_Text">REMARK 350 CRYSTALLOGRAPHIC OPERATIONS ARE GIVEN. <text:s text:c="30"/></text:p>
      <text:p text:style-name="Preformatted_20_Text">REMARK 350 <text:s text:c="69"/></text:p>
      <text:p text:style-name="Preformatted_20_Text">REMARK 350 BIOMOLECULE: <text:s/>1 <text:s text:c="53"/></text:p>
      <text:p text:style-name="Preformatted_20_Text">REMARK 350 AUTHOR DETERMINED BIOLOGICAL UNIT: MONOMERIC <text:s text:c="24"/></text:p>
      <text:p text:style-name="Preformatted_20_Text">REMARK 350 SOFTWARE DETERMINED QUATERNARY STRUCTURE: MONOMERIC <text:s text:c="17"/></text:p>
      <text:p text:style-name="Preformatted_20_Text">REMARK 350 SOFTWARE USED: PQS <text:s text:c="50"/></text:p>
      <text:p text:style-name="Preformatted_20_Text">REMARK 350 APPLY THE FOLLOWING TO CHAINS: A <text:s text:c="36"/></text:p>
      <text:p text:style-name="Preformatted_20_Text">REMARK 350 <text:s text:c="2"/>BIOMT1 <text:s text:c="2"/>1 <text:s/>1.000000 <text:s/>0.000000 <text:s/>0.000000 <text:s text:c="7"/>0.00000 <text:s text:c="11"/></text:p>
      <text:p text:style-name="Preformatted_20_Text">REMARK 350 <text:s text:c="2"/>BIOMT2 <text:s text:c="2"/>1 <text:s/>0.000000 <text:s/>1.000000 <text:s/>0.000000 <text:s text:c="7"/>0.00000 <text:s text:c="11"/></text:p>
      <text:p text:style-name="Preformatted_20_Text">REMARK 350 <text:s text:c="2"/>BIOMT3 <text:s text:c="2"/>1 <text:s/>0.000000 <text:s/>0.000000 <text:s/>1.000000 <text:s text:c="7"/>0.00000 <text:s text:c="11"/></text:p>
      <text:p text:style-name="Preformatted_20_Text">REMARK 350 BIOMOLECULE: <text:s/>2 <text:s text:c="53"/></text:p>
      <text:p text:style-name="Preformatted_20_Text">REMARK 350 AUTHOR DETERMINED BIOLOGICAL UNIT: MONOMERIC <text:s text:c="24"/></text:p>
      <text:p text:style-name="Preformatted_20_Text">REMARK 350 SOFTWARE DETERMINED QUATERNARY STRUCTURE: MONOMERIC <text:s text:c="17"/></text:p>
      <text:p text:style-name="Preformatted_20_Text">REMARK 350 SOFTWARE USED: PQS <text:s text:c="50"/></text:p>
      <text:p text:style-name="Preformatted_20_Text">REMARK 350 APPLY THE FOLLOWING TO CHAINS: B <text:s text:c="36"/></text:p>
      <text:p text:style-name="Preformatted_20_Text">REMARK 350 <text:s text:c="2"/>BIOMT1 <text:s text:c="2"/>1 <text:s/>1.000000 <text:s/>0.000000 <text:s/>0.000000 <text:s text:c="7"/>0.00000 <text:s text:c="11"/></text:p>
      <text:p text:style-name="Preformatted_20_Text">REMARK 350 <text:s text:c="2"/>BIOMT2 <text:s text:c="2"/>1 <text:s/>0.000000 <text:s/>1.000000 <text:s/>0.000000 <text:s text:c="7"/>0.00000 <text:s text:c="11"/></text:p>
      <text:p text:style-name="Preformatted_20_Text">REMARK 350 <text:s text:c="2"/>BIOMT3 <text:s text:c="2"/>1 <text:s/>0.000000 <text:s/>0.000000 <text:s/>1.000000 <text:s text:c="7"/>0.00000 <text:s text:c="11"/></text:p>
      <text:p text:style-name="Preformatted_20_Text">REMARK 465 <text:s text:c="69"/></text:p>
      <text:p text:style-name="Preformatted_20_Text">REMARK 465 MISSING RESIDUES <text:s text:c="52"/></text:p>
      <text:p text:style-name="Preformatted_20_Text">REMARK 465 THE FOLLOWING RESIDUES WERE NOT LOCATED IN THE <text:s text:c="22"/></text:p>
      <text:p text:style-name="Preformatted_20_Text">REMARK 465 EXPERIMENT. (M=MODEL NUMBER; RES=RESIDUE NAME; C=CHAIN <text:s text:c="14"/></text:p>
      <text:p text:style-name="Preformatted_20_Text">REMARK 465 IDENTIFIER; SSSEQ=SEQUENCE NUMBER; I=INSERTION CODE.) <text:s text:c="15"/></text:p>
      <text:p text:style-name="Preformatted_20_Text">REMARK 465 <text:s text:c="69"/></text:p>
      <text:p text:style-name="Preformatted_20_Text">REMARK 465 <text:s text:c="2"/>M RES C SSSEQI <text:s text:c="52"/></text:p>
      <text:p text:style-name="Preformatted_20_Text">REMARK 465 <text:s text:c="4"/>MET A <text:s text:c="4"/>1 <text:s text:c="53"/></text:p>
      <text:p text:style-name="Preformatted_20_Text">REMARK 465 <text:s text:c="4"/>ALA A <text:s text:c="4"/>2 <text:s text:c="53"/></text:p>
      <text:p text:style-name="Preformatted_20_Text">REMARK 465 <text:s text:c="4"/>ILE A <text:s text:c="3"/>93 <text:s text:c="53"/></text:p>
      <text:p text:style-name="Preformatted_20_Text">REMARK 465 <text:s text:c="4"/>ILE A <text:s text:c="3"/>94 <text:s text:c="53"/></text:p>
      <text:p text:style-name="Preformatted_20_Text">REMARK 465 <text:s text:c="4"/>ALA A <text:s text:c="3"/>95 <text:s text:c="53"/></text:p>
      <text:p text:style-name="Preformatted_20_Text">REMARK 465 <text:s text:c="4"/>MET B <text:s text:c="4"/>1 <text:s text:c="53"/></text:p>
      <text:p text:style-name="Preformatted_20_Text">REMARK 465 <text:s text:c="4"/>ALA B <text:s text:c="4"/>2 <text:s text:c="53"/></text:p>
      <text:p text:style-name="Preformatted_20_Text">REMARK 465 <text:s text:c="4"/>VAL B <text:s text:c="4"/>3 <text:s text:c="53"/></text:p>
      <text:p text:style-name="Preformatted_20_Text">REMARK 465 <text:s text:c="4"/>PRO B <text:s text:c="4"/>4 <text:s text:c="53"/></text:p>
      <text:p text:style-name="Preformatted_20_Text">REMARK 465 <text:s text:c="4"/>GLU B <text:s text:c="4"/>5 <text:s text:c="53"/></text:p>
      <text:p text:style-name="Preformatted_20_Text">REMARK 465 <text:s text:c="4"/>ASP B <text:s text:c="3"/>92 <text:s text:c="53"/></text:p>
      <text:p text:style-name="Preformatted_20_Text">REMARK 465 <text:s text:c="4"/>ILE B <text:s text:c="3"/>93 <text:s text:c="53"/></text:p>
      <text:p text:style-name="Preformatted_20_Text">REMARK 465 <text:s text:c="4"/>ILE B <text:s text:c="3"/>94 <text:s text:c="53"/></text:p>
      <text:p text:style-name="Preformatted_20_Text">REMARK 465 <text:s text:c="4"/>ALA B <text:s text:c="3"/>95 <text:s text:c="53"/></text:p>
      <text:p text:style-name="Preformatted_20_Text">REMARK 500 <text:s text:c="69"/></text:p>
      <text:p text:style-name="Preformatted_20_Text">REMARK 500 GEOMETRY AND STEREOCHEMISTRY <text:s text:c="40"/></text:p>
      <text:p text:style-name="Preformatted_20_Text">REMARK 500 SUBTOPIC: CLOSE CONTACTS IN SAME ASYMMETRIC UNIT <text:s text:c="20"/></text:p>
      <text:p text:style-name="Preformatted_20_Text">REMARK 500 <text:s text:c="69"/></text:p>
      <text:p text:style-name="Preformatted_20_Text">REMARK 500 THE FOLLOWING ATOMS ARE IN CLOSE CONTACT. <text:s text:c="27"/></text:p>
      <text:p text:style-name="Preformatted_20_Text">REMARK 500 <text:s text:c="69"/></text:p>
      <text:p text:style-name="Preformatted_20_Text">REMARK 500 <text:s/>ATM1 <text:s/>RES C <text:s/>SSEQI <text:s text:c="2"/>ATM2 <text:s/>RES C <text:s/>SSEQI <text:s text:c="10"/>DISTANCE <text:s text:c="9"/></text:p>
      <text:p text:style-name="Preformatted_20_Text">REMARK 500 <text:s text:c="2"/>OD1 <text:s/>ASN A <text:s text:c="3"/>67 <text:s/>- <text:s/>O <text:s text:c="3"/>HOH A <text:s/>2038 <text:s text:c="13"/>2.10 <text:s text:c="11"/></text:p>
      <text:p text:style-name="Preformatted_20_Text">REMARK 500 <text:s text:c="69"/></text:p>
      <text:p text:style-name="Preformatted_20_Text">REMARK 500 REMARK: NULL <text:s text:c="56"/></text:p>
      <text:p text:style-name="Preformatted_20_Text"><text:soft-page-break/>REMARK 500 <text:s text:c="69"/></text:p>
      <text:p text:style-name="Preformatted_20_Text">REMARK 500 GEOMETRY AND STEREOCHEMISTRY <text:s text:c="40"/></text:p>
      <text:p text:style-name="Preformatted_20_Text">REMARK 500 SUBTOPIC: TORSION ANGLES <text:s text:c="44"/></text:p>
      <text:p text:style-name="Preformatted_20_Text">REMARK 500 <text:s text:c="69"/></text:p>
      <text:p text:style-name="Preformatted_20_Text">REMARK 500 TORSION ANGLES OUTSIDE THE EXPECTED RAMACHANDRAN REGIONS: <text:s text:c="11"/></text:p>
      <text:p text:style-name="Preformatted_20_Text">REMARK 500 (M=MODEL NUMBER; RES=RESIDUE NAME; C=CHAIN IDENTIFIER; <text:s text:c="14"/></text:p>
      <text:p text:style-name="Preformatted_20_Text">REMARK 500 SSEQ=SEQUENCE NUMBER; I=INSERTION CODE). <text:s text:c="28"/></text:p>
      <text:p text:style-name="Preformatted_20_Text">REMARK 500 STANDARD TABLE: <text:s text:c="53"/></text:p>
      <text:p text:style-name="Preformatted_20_Text">REMARK 500 FORMAT:(10X,I3,1X,A3,1X,A1,I4,A1,4X,F7.2,3X,F7.2) <text:s text:c="19"/></text:p>
      <text:p text:style-name="Preformatted_20_Text">REMARK 500 <text:s text:c="69"/></text:p>
      <text:p text:style-name="Preformatted_20_Text">REMARK 500 EXPECTED VALUES: GJ KLEYWEGT AND TA JONES (1996). PHI/PSI- <text:s text:c="10"/></text:p>
      <text:p text:style-name="Preformatted_20_Text">REMARK 500 CHOLOGY: RAMACHANDRAN REVISITED. STRUCTURE 4, 1395 - 1400 <text:s text:c="11"/></text:p>
      <text:p text:style-name="Preformatted_20_Text">REMARK 500 <text:s text:c="69"/></text:p>
      <text:p text:style-name="Preformatted_20_Text">REMARK 500 <text:s/>M RES CSSEQI <text:s text:c="7"/>PSI <text:s text:c="6"/>PHI <text:s text:c="34"/></text:p>
      <text:p text:style-name="Preformatted_20_Text">REMARK 500 <text:s text:c="3"/>THR A <text:s text:c="2"/>6 <text:s text:c="6"/>66.23 <text:s text:c="2"/>-118.98 <text:s text:c="34"/></text:p>
      <text:p text:style-name="Preformatted_20_Text">REMARK 500 <text:s text:c="3"/>ARG A <text:s text:c="2"/>7 <text:s text:c="6"/>94.22 <text:s text:c="4"/>66.63 <text:s text:c="34"/></text:p>
      <text:p text:style-name="Preformatted_20_Text">REMARK 500 <text:s text:c="3"/>ASN A <text:s/>15 <text:s text:c="4"/>-168.16 <text:s text:c="2"/>-129.15 <text:s text:c="34"/></text:p>
      <text:p text:style-name="Preformatted_20_Text">REMARK 500 <text:s text:c="3"/>THR A <text:s/>89 <text:s text:c="6"/>97.59 <text:s text:c="3"/>-37.51 <text:s text:c="34"/></text:p>
      <text:p text:style-name="Preformatted_20_Text">REMARK 500 <text:s text:c="3"/>ASN B <text:s text:c="2"/>9 <text:s text:c="5"/>144.91 <text:s text:c="2"/>-176.21 <text:s text:c="34"/></text:p>
      <text:p text:style-name="Preformatted_20_Text">REMARK 500 <text:s text:c="3"/>ASN B <text:s/>16 <text:s text:c="6"/>32.84 <text:s text:c="4"/>75.59 <text:s text:c="34"/></text:p>
      <text:p text:style-name="Preformatted_20_Text">REMARK 500 <text:s text:c="3"/>SER B <text:s/>48 <text:s text:c="6"/>26.11 <text:s text:c="3"/>-77.19 <text:s text:c="34"/></text:p>
      <text:p text:style-name="Preformatted_20_Text">REMARK 500 <text:s text:c="69"/></text:p>
      <text:p text:style-name="Preformatted_20_Text">REMARK 500 REMARK: NULL <text:s text:c="56"/></text:p>
      <text:p text:style-name="Preformatted_20_Text">REMARK 525 <text:s text:c="69"/></text:p>
      <text:p text:style-name="Preformatted_20_Text">REMARK 525 SOLVENT <text:s text:c="61"/></text:p>
      <text:p text:style-name="Preformatted_20_Text">REMARK 525 <text:s text:c="69"/></text:p>
      <text:p text:style-name="Preformatted_20_Text">REMARK 525 THE SOLVENT MOLECULES HAVE CHAIN IDENTIFIERS THAT <text:s text:c="19"/></text:p>
      <text:p text:style-name="Preformatted_20_Text">REMARK 525 INDICATE THE POLYMER CHAIN WITH WHICH THEY ARE MOST <text:s text:c="17"/></text:p>
      <text:p text:style-name="Preformatted_20_Text">REMARK 525 CLOSELY ASSOCIATED. THE REMARK LISTS ALL THE SOLVENT <text:s text:c="16"/></text:p>
      <text:p text:style-name="Preformatted_20_Text">REMARK 525 MOLECULES WHICH ARE MORE THAN 5A AWAY FROM THE <text:s text:c="22"/></text:p>
      <text:p text:style-name="Preformatted_20_Text">REMARK 525 NEAREST POLYMER CHAIN (M = MODEL NUMBER; <text:s text:c="28"/></text:p>
      <text:p text:style-name="Preformatted_20_Text">REMARK 525 RES=RESIDUE NAME; C=CHAIN IDENTIFIER; SSEQ=SEQUENCE <text:s text:c="17"/></text:p>
      <text:p text:style-name="Preformatted_20_Text">REMARK 525 NUMBER; I=INSERTION CODE): <text:s text:c="42"/></text:p>
      <text:p text:style-name="Preformatted_20_Text">REMARK 900 <text:s text:c="69"/></text:p>
      <text:p text:style-name="Preformatted_20_Text">REMARK 900 RELATED ENTRIES <text:s text:c="53"/></text:p>
      <text:p text:style-name="Preformatted_20_Text">REMARK 900 RELATED ID: 1AUD <text:s text:c="2"/>RELATED DB: PDB <text:s text:c="34"/></text:p>
      <text:p text:style-name="Preformatted_20_Text">REMARK 900 <text:s/>U1A-UTRRNA, NMR, 31 STRUCTURES <text:s text:c="37"/></text:p>
      <text:p text:style-name="Preformatted_20_Text">REMARK 900 RELATED ID: 1CX0 <text:s text:c="2"/>RELATED DB: PDB <text:s text:c="34"/></text:p>
      <text:p text:style-name="Preformatted_20_Text">REMARK 900 <text:s/>HEPATITIS DELTA VIRUS RIBOZYME <text:s text:c="37"/></text:p>
      <text:p text:style-name="Preformatted_20_Text">REMARK 900 RELATED ID: 1DRZ <text:s text:c="2"/>RELATED DB: PDB <text:s text:c="34"/></text:p>
      <text:p text:style-name="Preformatted_20_Text">REMARK 900 <text:s/>U1A SPLICEOSOMAL PROTEIN/HEPATITIS DELTA VIRUS <text:s text:c="21"/></text:p>
      <text:p text:style-name="Preformatted_20_Text">REMARK 900 <text:s text:c="2"/>GENOMICRIBOZYME COMPLEX <text:s text:c="43"/></text:p>
      <text:p text:style-name="Preformatted_20_Text">REMARK 900 RELATED ID: 1DZ5 <text:s text:c="2"/>RELATED DB: PDB <text:s text:c="34"/></text:p>
      <text:p text:style-name="Preformatted_20_Text">REMARK 900 <text:s/>THE NMR STRUCTURE OF THE 38KDA U1A PROTEIN <text:s text:c="25"/></text:p>
      <text:p text:style-name="Preformatted_20_Text">REMARK 900 <text:s/>-PIE RNA COMPLEX REVEALS THE BASIS OF <text:s text:c="30"/></text:p>
      <text:p text:style-name="Preformatted_20_Text">REMARK 900 <text:s/>COOPERATIVITY IN REGULATION OF POLYADENYLATION <text:s text:c="21"/></text:p>
      <text:p text:style-name="Preformatted_20_Text">REMARK 900 <text:s/>BY HUMAN U1A PROTEIN <text:s text:c="47"/></text:p>
      <text:p text:style-name="Preformatted_20_Text">REMARK 900 RELATED ID: 1FHT <text:s text:c="2"/>RELATED DB: PDB <text:s text:c="34"/></text:p>
      <text:p text:style-name="Preformatted_20_Text">REMARK 900 <text:s/>RNA-BINDING DOMAIN OF THE U1A SPLICEOSOMAL <text:s text:c="25"/></text:p>
      <text:p text:style-name="Preformatted_20_Text">REMARK 900 <text:s/>PROTEINU1A117, NMR, 43 STRUCTURES <text:s text:c="34"/></text:p>
      <text:p text:style-name="Preformatted_20_Text">REMARK 900 RELATED ID: 1M5K <text:s text:c="2"/>RELATED DB: PDB <text:s text:c="34"/></text:p>
      <text:p text:style-name="Preformatted_20_Text">REMARK 900 <text:s/>CRYSTAL STRUCTURE OF A HAIRPIN RIBOZYME IN <text:s text:c="25"/></text:p>
      <text:p text:style-name="Preformatted_20_Text">REMARK 900 <text:s/>THECATALYTICALLY-ACTIVE CONFORMATION <text:s text:c="31"/></text:p>
      <text:p text:style-name="Preformatted_20_Text">REMARK 900 RELATED ID: 1M5O <text:s text:c="2"/>RELATED DB: PDB <text:s text:c="34"/></text:p>
      <text:p text:style-name="Preformatted_20_Text">REMARK 900 <text:s/>TRANSITION STATE STABILIZATION BY A CATALYTIC <text:s text:c="22"/></text:p>
      <text:p text:style-name="Preformatted_20_Text">REMARK 900 <text:s text:c="2"/>RNA <text:s text:c="63"/></text:p>
      <text:p text:style-name="Preformatted_20_Text">REMARK 900 RELATED ID: 1M5P <text:s text:c="2"/>RELATED DB: PDB <text:s text:c="34"/></text:p>
      <text:p text:style-name="Preformatted_20_Text">REMARK 900 <text:s/>TRANSITION STATE STABILIZATION BY A CATALYTIC <text:s text:c="22"/></text:p>
      <text:p text:style-name="Preformatted_20_Text">REMARK 900 <text:s text:c="2"/>RNA <text:s text:c="63"/></text:p>
      <text:p text:style-name="Preformatted_20_Text"><text:soft-page-break/>REMARK 900 RELATED ID: 1M5V <text:s text:c="2"/>RELATED DB: PDB <text:s text:c="34"/></text:p>
      <text:p text:style-name="Preformatted_20_Text">REMARK 900 <text:s/>TRANSITION STATE STABILIZATION BY A CATALYTIC <text:s text:c="22"/></text:p>
      <text:p text:style-name="Preformatted_20_Text">REMARK 900 <text:s text:c="2"/>RNA <text:s text:c="63"/></text:p>
      <text:p text:style-name="Preformatted_20_Text">REMARK 900 RELATED ID: 1NU4 <text:s text:c="2"/>RELATED DB: PDB <text:s text:c="34"/></text:p>
      <text:p text:style-name="Preformatted_20_Text">REMARK 900 <text:s/>U1A RNA BINDING DOMAIN AT 1.8 ANGSTROM <text:s text:c="29"/></text:p>
      <text:p text:style-name="Preformatted_20_Text">REMARK 900 <text:s/>RESOLUTION REVEALS APRE-ORGANIZED C-TERMINAL <text:s text:c="23"/></text:p>
      <text:p text:style-name="Preformatted_20_Text">REMARK 900 <text:s/>HELIX <text:s text:c="62"/></text:p>
      <text:p text:style-name="Preformatted_20_Text">REMARK 900 RELATED ID: 1URN <text:s text:c="2"/>RELATED DB: PDB <text:s text:c="34"/></text:p>
      <text:p text:style-name="Preformatted_20_Text">REMARK 900 <text:s/>U1A/RIBONUCLEIC ACID COMPLEX <text:s text:c="39"/></text:p>
      <text:p text:style-name="Preformatted_20_Text">REMARK 900 RELATED ID: 2U1A <text:s text:c="2"/>RELATED DB: PDB <text:s text:c="34"/></text:p>
      <text:p text:style-name="Preformatted_20_Text">REMARK 900 <text:s/>RNA BINDING DOMAIN 2 OF HUMAN U1A PROTEIN <text:s text:c="26"/></text:p>
      <text:p text:style-name="Preformatted_20_Text">REMARK 900 <text:s/>, NMR,20 STRUCTURES <text:s text:c="48"/></text:p>
      <text:p text:style-name="Preformatted_20_Text">REMARK 900 RELATED ID: 3UTR <text:s text:c="2"/>RELATED DB: PDB <text:s text:c="34"/></text:p>
      <text:p text:style-name="Preformatted_20_Text">REMARK 900 <text:s/>HUMAN U1A/U1A PRE-MRNA 3'UTR COMPLEX <text:s text:c="31"/></text:p>
      <text:p text:style-name="Preformatted_20_Text">REMARK 900 <text:s/>(THEORETICAL MODEL) <text:s text:c="48"/></text:p>
      <text:p text:style-name="Preformatted_20_Text">DBREF <text:s/>1OIA A <text:s text:c="3"/>1 <text:s text:c="3"/>95 <text:s/>UNP <text:s text:c="3"/>P09012 <text:s text:c="2"/>RU1A_HUMAN <text:s text:c="6"/>1 <text:s text:c="4"/>95 <text:s text:c="12"/></text:p>
      <text:p text:style-name="Preformatted_20_Text">DBREF <text:s/>1OIA B <text:s text:c="3"/>1 <text:s text:c="3"/>95 <text:s/>UNP <text:s text:c="3"/>P09012 <text:s text:c="2"/>RU1A_HUMAN <text:s text:c="6"/>1 <text:s text:c="4"/>95 <text:s text:c="12"/></text:p>
      <text:p text:style-name="Preformatted_20_Text">SEQRES <text:s text:c="2"/>1 A <text:s text:c="2"/>95 <text:s/>MET ALA VAL PRO GLU THR ARG PRO ASN HIS THR ILE TYR <text:s text:c="9"/></text:p>
      <text:p text:style-name="Preformatted_20_Text">SEQRES <text:s text:c="2"/>2 A <text:s text:c="2"/>95 <text:s/>ILE ASN ASN LEU ASN GLU LYS ILE LYS LYS ASP GLU LEU <text:s text:c="9"/></text:p>
      <text:p text:style-name="Preformatted_20_Text">SEQRES <text:s text:c="2"/>3 A <text:s text:c="2"/>95 <text:s/>LYS LYS SER LEU TYR ALA ILE PHE SER GLN PHE GLY GLN <text:s text:c="9"/></text:p>
      <text:p text:style-name="Preformatted_20_Text">SEQRES <text:s text:c="2"/>4 A <text:s text:c="2"/>95 <text:s/>ILE LEU ASP ILE LEU VAL SER ARG SER LEU LYS MET ARG <text:s text:c="9"/></text:p>
      <text:p text:style-name="Preformatted_20_Text">SEQRES <text:s text:c="2"/>5 A <text:s text:c="2"/>95 <text:s/>GLY GLN ALA PHE VAL ILE PHE LYS GLU VAL SER SER ALA <text:s text:c="9"/></text:p>
      <text:p text:style-name="Preformatted_20_Text">SEQRES <text:s text:c="2"/>6 A <text:s text:c="2"/>95 <text:s/>THR ASN ALA LEU ARG SER MET GLN GLY PHE PRO PHE TYR <text:s text:c="9"/></text:p>
      <text:p text:style-name="Preformatted_20_Text">SEQRES <text:s text:c="2"/>7 A <text:s text:c="2"/>95 <text:s/>ASP LYS PRO MET ARG ILE GLN TYR ALA LYS THR ASP SER <text:s text:c="9"/></text:p>
      <text:p text:style-name="Preformatted_20_Text">SEQRES <text:s text:c="2"/>8 A <text:s text:c="2"/>95 <text:s/>ASP ILE ILE ALA <text:s text:c="45"/></text:p>
      <text:p text:style-name="Preformatted_20_Text">SEQRES <text:s text:c="2"/>1 B <text:s text:c="2"/>95 <text:s/>MET ALA VAL PRO GLU THR ARG PRO ASN HIS THR ILE TYR <text:s text:c="9"/></text:p>
      <text:p text:style-name="Preformatted_20_Text">SEQRES <text:s text:c="2"/>2 B <text:s text:c="2"/>95 <text:s/>ILE ASN ASN LEU ASN GLU LYS ILE LYS LYS ASP GLU LEU <text:s text:c="9"/></text:p>
      <text:p text:style-name="Preformatted_20_Text">SEQRES <text:s text:c="2"/>3 B <text:s text:c="2"/>95 <text:s/>LYS LYS SER LEU TYR ALA ILE PHE SER GLN PHE GLY GLN <text:s text:c="9"/></text:p>
      <text:p text:style-name="Preformatted_20_Text">SEQRES <text:s text:c="2"/>4 B <text:s text:c="2"/>95 <text:s/>ILE LEU ASP ILE LEU VAL SER ARG SER LEU LYS MET ARG <text:s text:c="9"/></text:p>
      <text:p text:style-name="Preformatted_20_Text">SEQRES <text:s text:c="2"/>5 B <text:s text:c="2"/>95 <text:s/>GLY GLN ALA PHE VAL ILE PHE LYS GLU VAL SER SER ALA <text:s text:c="9"/></text:p>
      <text:p text:style-name="Preformatted_20_Text">SEQRES <text:s text:c="2"/>6 B <text:s text:c="2"/>95 <text:s/>THR ASN ALA LEU ARG SER MET GLN GLY PHE PRO PHE TYR <text:s text:c="9"/></text:p>
      <text:p text:style-name="Preformatted_20_Text">SEQRES <text:s text:c="2"/>7 B <text:s text:c="2"/>95 <text:s/>ASP LYS PRO MET ARG ILE GLN TYR ALA LYS THR ASP SER <text:s text:c="9"/></text:p>
      <text:p text:style-name="Preformatted_20_Text">SEQRES <text:s text:c="2"/>8 B <text:s text:c="2"/>95 <text:s/>ASP ILE ILE ALA <text:s text:c="45"/></text:p>
      <text:p text:style-name="Preformatted_20_Text">FORMUL <text:s text:c="2"/>3 <text:s/>HOH <text:s text:c="2"/>*92(H2 O1) <text:s text:c="51"/></text:p>
      <text:p text:style-name="Preformatted_20_Text">HELIX <text:s text:c="3"/>1 <text:s text:c="2"/>1 LYS A <text:s text:c="2"/>22 <text:s/>SER A <text:s text:c="2"/>35 <text:s/>1 <text:s text:c="33"/>14 <text:s text:c="3"/></text:p>
      <text:p text:style-name="Preformatted_20_Text">HELIX <text:s text:c="3"/>2 <text:s text:c="2"/>2 GLN A <text:s text:c="2"/>36 <text:s/>GLY A <text:s text:c="2"/>38 <text:s/>5 <text:s text:c="34"/>3 <text:s text:c="3"/></text:p>
      <text:p text:style-name="Preformatted_20_Text">HELIX <text:s text:c="3"/>3 <text:s text:c="2"/>3 SER A <text:s text:c="2"/>48 <text:s/>ARG A <text:s text:c="2"/>52 <text:s/>5 <text:s text:c="34"/>5 <text:s text:c="3"/></text:p>
      <text:p text:style-name="Preformatted_20_Text">HELIX <text:s text:c="3"/>4 <text:s text:c="2"/>4 GLU A <text:s text:c="2"/>61 <text:s/>GLN A <text:s text:c="2"/>73 <text:s/>1 <text:s text:c="5"/><text:tab/> <text:s text:c="27"/>13 <text:s text:c="3"/></text:p>
      <text:p text:style-name="Preformatted_20_Text">HELIX <text:s text:c="3"/>5 <text:s text:c="2"/>5 LYS B <text:s text:c="2"/>22 <text:s/>SER B <text:s text:c="2"/>35 <text:s/>1 <text:s text:c="33"/>14 <text:s text:c="3"/></text:p>
      <text:p text:style-name="Preformatted_20_Text">HELIX <text:s text:c="3"/>6 <text:s text:c="2"/>6 GLN B <text:s text:c="2"/>36 <text:s/>GLY B <text:s text:c="2"/>38 <text:s/>5 <text:s text:c="34"/>3 <text:s text:c="3"/></text:p>
      <text:p text:style-name="Preformatted_20_Text">HELIX <text:s text:c="3"/>7 <text:s text:c="2"/>7 SER B <text:s text:c="2"/>46 <text:s/>LYS B <text:s text:c="2"/>50 <text:s/>5 <text:s text:c="34"/>5 <text:s text:c="3"/></text:p>
      <text:p text:style-name="Preformatted_20_Text">HELIX <text:s text:c="3"/>8 <text:s text:c="2"/>8 GLU B <text:s text:c="2"/>61 <text:s/>GLN B <text:s text:c="2"/>73 <text:s/>1 <text:s text:c="33"/>13 <text:s text:c="3"/></text:p>
      <text:p text:style-name="Preformatted_20_Text">SHEET <text:s text:c="3"/>1 <text:s/>AA 4 ILE A <text:s/>40 <text:s/>LEU A <text:s/>44 <text:s/>0 <text:s text:c="39"/></text:p>
      <text:p text:style-name="Preformatted_20_Text">SHEET <text:s text:c="3"/>2 <text:s/>AA 4 ALA A <text:s/>55 <text:s/>PHE A <text:s/>59 -1 <text:s/>O <text:s/>PHE A <text:s/>56 <text:s text:c="2"/>N <text:s/>LEU A <text:s/>44 <text:s text:c="10"/></text:p>
      <text:p text:style-name="Preformatted_20_Text">SHEET <text:s text:c="3"/>3 <text:s/>AA 4 THR A <text:s/>11 <text:s/>ASN A <text:s/>15 -1 <text:s/>O <text:s/>ILE A <text:s/>12 <text:s text:c="2"/>N <text:s/>VAL A <text:s/>57 <text:s text:c="10"/></text:p>
      <text:p text:style-name="Preformatted_20_Text">SHEET <text:s text:c="3"/>4 <text:s/>AA 4 ARG A <text:s/>83 <text:s/>TYR A <text:s/>86 -1 <text:s/>O <text:s/>ARG A <text:s/>83 <text:s text:c="2"/>N <text:s/>ASN A <text:s/>15 <text:s text:c="10"/></text:p>
      <text:p text:style-name="Preformatted_20_Text">SHEET <text:s text:c="3"/>1 <text:s/>AB 2 PRO A <text:s/>76 <text:s/>PHE A <text:s/>77 <text:s/>0 <text:s text:c="39"/></text:p>
      <text:p text:style-name="Preformatted_20_Text">SHEET <text:s text:c="3"/>2 <text:s/>AB 2 LYS A <text:s/>80 <text:s/>PRO A <text:s/>81 -1 <text:s/>O <text:s/>LYS A <text:s/>80 <text:s text:c="2"/>N <text:s/>PHE A <text:s/>77 <text:s text:c="10"/></text:p>
      <text:p text:style-name="Preformatted_20_Text">SHEET <text:s text:c="3"/>1 <text:s/>BA 4 ILE B <text:s/>40 <text:s/>LEU B <text:s/>44 <text:s/>0 <text:s text:c="39"/></text:p>
      <text:p text:style-name="Preformatted_20_Text">SHEET <text:s text:c="3"/>2 <text:s/>BA 4 GLN B <text:s/>54 <text:s/>PHE B <text:s/>59 -1 <text:s/>O <text:s/>PHE B <text:s/>56 <text:s text:c="2"/>N <text:s/>LEU B <text:s/>44 <text:s text:c="10"/></text:p>
      <text:p text:style-name="Preformatted_20_Text">SHEET <text:s text:c="3"/>3 <text:s/>BA 4 THR B <text:s/>11 <text:s/>ASN B <text:s/>15 -1 <text:s/>O <text:s/>ILE B <text:s/>12 <text:s text:c="2"/>N <text:s/>VAL B <text:s/>57 <text:s text:c="10"/></text:p>
      <text:p text:style-name="Preformatted_20_Text">SHEET <text:s text:c="3"/>4 <text:s/>BA 4 ARG B <text:s/>83 <text:s/>TYR B <text:s/>86 -1 <text:s/>O <text:s/>ARG B <text:s/>83 <text:s text:c="2"/>N <text:s/>ASN B <text:s/>15 <text:s text:c="10"/></text:p>
      <text:p text:style-name="Preformatted_20_Text">SHEET <text:s text:c="3"/>1 <text:s/>BB 2 PRO B <text:s/>76 <text:s/>PHE B <text:s/>77 <text:s/>0 <text:s text:c="39"/></text:p>
      <text:p text:style-name="Preformatted_20_Text">SHEET <text:s text:c="3"/>2 <text:s/>BB 2 LYS B <text:s/>80 <text:s/>PRO B <text:s/>81 -1 <text:s/>O <text:s/>LYS B <text:s/>80 <text:s text:c="2"/>N <text:s/>PHE B <text:s/>77 <text:s text:c="10"/></text:p>
      <text:p text:style-name="Preformatted_20_Text">CRYST1 <text:s/>148.125 <text:s/>148.125 <text:s/>148.125 <text:s/>90.00 <text:s/>90.00 <text:s/>90.00 I 41 3 2 <text:s text:c="4"/>96 <text:s text:c="9"/></text:p>
      <text:p text:style-name="Preformatted_20_Text">ORIGX1 <text:s text:c="5"/>1.000000 <text:s/>0.000000 <text:s/>0.000000 <text:s text:c="7"/>0.00000 <text:s text:c="24"/></text:p>
      <text:p text:style-name="Preformatted_20_Text">ORIGX2 <text:s text:c="5"/>0.000000 <text:s/>1.000000 <text:s/>0.000000 <text:s text:c="7"/>0.00000 <text:s text:c="24"/></text:p>
      <text:p text:style-name="Preformatted_20_Text">ORIGX3 <text:s text:c="5"/>0.000000 <text:s/>0.000000 <text:s/>1.000000 <text:s text:c="7"/>0.00000 <text:s text:c="24"/></text:p>
      <text:p text:style-name="Preformatted_20_Text">SCALE1 <text:s text:c="5"/>0.006751 <text:s/>0.000000 <text:s/>0.000000 <text:s text:c="7"/>0.00000 <text:s text:c="24"/></text:p>
      <text:p text:style-name="Preformatted_20_Text"><text:soft-page-break/>SCALE2 <text:s text:c="5"/>0.000000 <text:s/>0.006751 <text:s/>0.000000 <text:s text:c="7"/>0.00000 <text:s text:c="24"/></text:p>
      <text:p text:style-name="Preformatted_20_Text">SCALE3 <text:s text:c="5"/>0.000000 <text:s/>0.000000 <text:s/>0.006751 <text:s text:c="7"/>0.00000 <text:s text:c="24"/></text:p>
      <text:p text:style-name="Preformatted_20_Text">MTRIX1 <text:s text:c="2"/>1 -0.126300 <text:s/>0.131100 -0.983300 <text:s text:c="6"/>69.04000 <text:s text:c="3"/>1 <text:s text:c="19"/></text:p>
      <text:p text:style-name="Preformatted_20_Text">MTRIX2 <text:s text:c="2"/>1 <text:s/>0.134800 -0.979800 -0.147900 <text:s text:c="6"/>69.53000 <text:s text:c="3"/>1 <text:s text:c="19"/></text:p>
      <text:p text:style-name="Preformatted_20_Text">MTRIX3 <text:s text:c="2"/>1 -0.982800 -0.151200 <text:s/>0.106100 <text:s text:c="6"/>70.72000 <text:s text:c="3"/>1 <text:s text:c="19"/></text:p>
      <text:p text:style-name="Preformatted_20_Text">ATOM <text:s text:c="5"/>1 <text:s/>N <text:s text:c="2"/>VAL A <text:s text:c="2"/>3 <text:s text:c="5"/>45.266 <text:s/>50.920 <text:s/>40.355 <text:s/>1.00104.01 <text:s text:c="10"/>N <text:s/></text:p>
      <text:p text:style-name="Preformatted_20_Text">ATOM <text:s text:c="5"/>2 <text:s/>CA <text:s/>VAL A <text:s text:c="2"/>3 <text:s text:c="5"/>44.481 <text:s/>50.613 <text:s/>39.117 <text:s/>1.00104.02 <text:s text:c="10"/>C <text:s/></text:p>
      <text:p text:style-name="Preformatted_20_Text">ATOM <text:s text:c="5"/>3 <text:s/>C <text:s text:c="2"/>VAL A <text:s text:c="2"/>3 <text:s text:c="5"/>43.098 <text:s/>51.297 <text:s/>39.146 <text:s/>1.00103.70 <text:s text:c="10"/>C <text:s/></text:p>
      <text:p text:style-name="Preformatted_20_Text">ATOM <text:s text:c="5"/>4 <text:s/>O <text:s text:c="2"/>VAL A <text:s text:c="2"/>3 <text:s text:c="5"/>42.069 <text:s/>50.618 <text:s/>39.249 <text:s/>1.00103.68 <text:s text:c="10"/>O <text:s/></text:p>
      <text:p text:style-name="Preformatted_20_Text">ATOM <text:s text:c="5"/>5 <text:s/>CB <text:s/>VAL A <text:s text:c="2"/>3 <text:s text:c="5"/>44.321 <text:s/>49.069 <text:s/>38.918 <text:s/>1.00104.17 <text:s text:c="10"/>C <text:s/></text:p>
      <text:p text:style-name="Preformatted_20_Text">ATOM <text:s text:c="5"/>6 <text:s/>CG1 VAL A <text:s text:c="2"/>3 <text:s text:c="5"/>43.775 <text:s/>48.736 <text:s/>37.519 <text:s/>1.00104.24 <text:s text:c="10"/>C <text:s/></text:p>
      <text:p text:style-name="Preformatted_20_Text">ATOM <text:s text:c="5"/>7 <text:s/>CG2 VAL A <text:s text:c="2"/>3 <text:s text:c="5"/>45.652 <text:s/>48.350 <text:s/>39.173 <text:s/>1.00104.34 <text:s text:c="10"/>C <text:s/></text:p>
      <text:p text:style-name="Preformatted_20_Text">ATOM <text:s text:c="5"/>8 <text:s/>N <text:s text:c="2"/>PRO A <text:s text:c="2"/>4 <text:s text:c="5"/>43.074 <text:s/>52.637 <text:s/>39.073 <text:s/>1.00103.25 <text:s text:c="10"/>N <text:s/></text:p>
      <text:p text:style-name="Preformatted_20_Text">ATOM <text:s text:c="5"/>9 <text:s/>CA <text:s/>PRO A <text:s text:c="2"/>4 <text:s text:c="5"/>41.818 <text:s/>53.401 <text:s/>39.033 <text:s/>1.00102.70 <text:s text:c="10"/>C <text:s/></text:p>
      <text:p text:style-name="Preformatted_20_Text">ATOM <text:s text:c="4"/>10 <text:s/>C <text:s text:c="2"/>PRO A <text:s text:c="2"/>4 <text:s text:c="5"/>41.435 <text:s/>53.982 <text:s/>37.644 <text:s/>1.00101.77 <text:s text:c="10"/>C <text:s/></text:p>
      <text:p text:style-name="Preformatted_20_Text">ATOM <text:s text:c="4"/>11 <text:s/>O <text:s text:c="2"/>PRO A <text:s text:c="2"/>4 <text:s text:c="5"/>42.209 <text:s/>53.921 <text:s/>36.671 <text:s/>1.00101.81 <text:s text:c="10"/>O <text:s/></text:p>
      <text:p text:style-name="Preformatted_20_Text">ATOM <text:s text:c="4"/>12 <text:s/>CB <text:s/>PRO A <text:s text:c="2"/>4 <text:s text:c="5"/>42.119 <text:s/>54.557 <text:s/>40.002 <text:s/>1.00102.89 <text:s text:c="10"/>C <text:s/></text:p>
      <text:p text:style-name="Preformatted_20_Text">ATOM <text:s text:c="4"/>13 <text:s/>CG <text:s/>PRO A <text:s text:c="2"/>4 <text:s text:c="5"/>43.666 <text:s/>54.773 <text:s/>39.875 <text:s/>1.00103.14 <text:s text:c="10"/>C <text:s/></text:p>
      <text:p text:style-name="Preformatted_20_Text">ATOM <text:s text:c="4"/>14 <text:s/>CD <text:s/>PRO A <text:s text:c="2"/>4 <text:s text:c="5"/>44.227 <text:s/>53.563 <text:s/>39.101 <text:s/>1.00103.38 <text:s text:c="10"/>C <text:s/></text:p>
      <text:p text:style-name="Preformatted_20_Text">ATOM <text:s text:c="4"/>15 <text:s/>N <text:s text:c="2"/>GLU A <text:s text:c="2"/>5 <text:s text:c="5"/>40.227 <text:s/>54.546 <text:s/>37.574 <text:s/>1.00100.31 <text:s text:c="10"/>N <text:s/></text:p>
      <text:p text:style-name="Preformatted_20_Text">ATOM <text:s text:c="4"/>16 <text:s/>CA <text:s/>GLU A <text:s text:c="2"/>5 <text:s text:c="5"/>39.830 <text:s/>55.424 <text:s/>36.467 <text:s/>1.00 99.01 <text:s text:c="10"/>C <text:s/></text:p>
      <text:p text:style-name="Preformatted_20_Text">ATOM <text:s text:c="4"/>17 <text:s/>C <text:s text:c="2"/>GLU A <text:s text:c="2"/>5 <text:s text:c="5"/>40.648 <text:s/>56.719 <text:s/>36.603 <text:s/>1.00 96.95 <text:s text:c="10"/>C <text:s/></text:p>
      <text:p text:style-name="Preformatted_20_Text">ATOM <text:s text:c="4"/>18 <text:s/>O <text:s text:c="2"/>GLU A <text:s text:c="2"/>5 <text:s text:c="5"/>40.411 <text:s/>57.526 <text:s/>37.520 <text:s/>1.00 97.04 <text:s text:c="10"/>O <text:s/></text:p>
      <text:p text:style-name="Preformatted_20_Text">ATOM <text:s text:c="4"/>19 <text:s/>CB <text:s/>GLU A <text:s text:c="2"/>5 <text:s text:c="5"/>38.312 <text:s/>55.713 <text:s/>36.519 <text:s/>1.00 99.42 <text:s text:c="10"/>C <text:s/></text:p>
      <text:p text:style-name="Preformatted_20_Text">ATOM <text:s text:c="4"/>20 <text:s/>CG <text:s/>GLU A <text:s text:c="2"/>5 <text:s text:c="5"/>37.769 <text:s/>56.710 <text:s/>35.487 <text:s/>1.00100.63 <text:s text:c="10"/>C <text:s/></text:p>
      <text:p text:style-name="Preformatted_20_Text">ATOM <text:s text:c="4"/>21 <text:s/>CD <text:s/>GLU A <text:s text:c="2"/>5 <text:s text:c="5"/>36.301 <text:s/>57.090 <text:s/>35.726 <text:s/>1.00102.56 <text:s text:c="10"/>C <text:s/></text:p>
      <text:p text:style-name="Preformatted_20_Text">ATOM <text:s text:c="4"/>22 <text:s/>OE1 GLU A <text:s text:c="2"/>5 <text:s text:c="5"/>35.582 <text:s/>56.339 <text:s/>36.438 <text:s/>1.00103.83 <text:s text:c="10"/>O <text:s/></text:p>
      <text:p text:style-name="Preformatted_20_Text">ATOM <text:s text:c="4"/>23 <text:s/>OE2 GLU A <text:s text:c="2"/>5 <text:s text:c="5"/>35.856 <text:s/>58.144 <text:s/>35.198 <text:s/>1.00103.05 <text:s text:c="10"/>O <text:s/></text:p>
      <text:p text:style-name="Preformatted_20_Text">ATOM <text:s text:c="4"/>24 <text:s/>N <text:s text:c="2"/>THR A <text:s text:c="2"/>6 <text:s text:c="5"/>41.641 <text:s/>56.884 <text:s/>35.729 <text:s/>1.00 94.17 <text:s text:c="10"/>N <text:s/></text:p>
      <text:p text:style-name="Preformatted_20_Text">ATOM <text:s text:c="4"/>25 <text:s/>CA <text:s/>THR A <text:s text:c="2"/>6 <text:s text:c="5"/>42.489 <text:s/>58.080 <text:s/>35.741 <text:s/>1.00 91.67 <text:s text:c="10"/>C <text:s/></text:p>
      <text:p text:style-name="Preformatted_20_Text">ATOM <text:s text:c="4"/>26 <text:s/>C <text:s text:c="2"/>THR A <text:s text:c="2"/>6 <text:s text:c="5"/>42.333 <text:s/>58.792 <text:s/>34.406 <text:s/>1.00 88.77 <text:s text:c="10"/>C <text:s/></text:p>
      <text:p text:style-name="Preformatted_20_Text">ATOM <text:s text:c="4"/>27 <text:s/>O <text:s text:c="2"/>THR A <text:s text:c="2"/>6 <text:s text:c="5"/>43.275 <text:s/>58.867 <text:s/>33.606 <text:s/>1.00 88.75 <text:s text:c="10"/>O <text:s/></text:p>
      <text:p text:style-name="Preformatted_20_Text">ATOM <text:s text:c="4"/>28 <text:s/>CB <text:s/>THR A <text:s text:c="2"/>6 <text:s text:c="5"/>43.967 <text:s/>57.725 <text:s/>36.033 <text:s/>1.00 91.82 <text:s text:c="10"/>C <text:s/></text:p>
      <text:p text:style-name="Preformatted_20_Text">ATOM <text:s text:c="4"/>29 <text:s/>OG1 THR A <text:s text:c="2"/>6 <text:s text:c="5"/>44.045 <text:s/>56.777 <text:s/>37.110 <text:s/>1.00 92.14 <text:s text:c="10"/>O <text:s/></text:p>
      <text:p text:style-name="Preformatted_20_Text">ATOM <text:s text:c="4"/>30 <text:s/>CG2 THR A <text:s text:c="2"/>6 <text:s text:c="5"/>44.718 <text:s/>58.950 <text:s/>36.565 <text:s/>1.00 92.31 <text:s text:c="10"/>C <text:s/></text:p>
      <text:p text:style-name="Preformatted_20_Text">ATOM <text:s text:c="4"/>31 <text:s/>N <text:s text:c="2"/>ARG A <text:s text:c="2"/>7 <text:s text:c="5"/>41.117 <text:s/>59.300 <text:s/>34.189 <text:s/>1.00 84.93 <text:s text:c="10"/>N <text:s/></text:p>
      <text:p text:style-name="Preformatted_20_Text">ATOM <text:s text:c="4"/>32 <text:s/>CA <text:s/>ARG A <text:s text:c="2"/>7 <text:s text:c="5"/>40.723 <text:s/>59.998 <text:s/>32.963 <text:s/>1.00 81.84 <text:s text:c="10"/>C <text:s/></text:p>
      <text:p text:style-name="Preformatted_20_Text">ATOM <text:s text:c="4"/>33 <text:s/>C <text:s text:c="2"/>ARG A <text:s text:c="2"/>7 <text:s text:c="5"/>40.713 <text:s/>59.043 <text:s/>31.764 <text:s/>1.00 77.53 <text:s text:c="10"/>C <text:s/></text:p>
      <text:p text:style-name="Preformatted_20_Text">ATOM <text:s text:c="4"/>34 <text:s/>O <text:s text:c="2"/>ARG A <text:s text:c="2"/>7 <text:s text:c="5"/>41.744 <text:s/>58.792 <text:s/>31.137 <text:s/>1.00 76.42 <text:s text:c="10"/>O <text:s/></text:p>
      <text:p text:style-name="Preformatted_20_Text">ATOM <text:s text:c="4"/>35 <text:s/>CB <text:s/>ARG A <text:s text:c="2"/>7 <text:s text:c="5"/>41.598 <text:s/>61.236 <text:s/>32.700 <text:s/>1.00 82.47 <text:s text:c="10"/>C <text:s/></text:p>
      <text:p text:style-name="Preformatted_20_Text">ATOM <text:s text:c="4"/>36 <text:s/>CG <text:s/>ARG A <text:s text:c="2"/>7 <text:s text:c="5"/>41.354 <text:s/>62.377 <text:s/>33.703 <text:s/>1.00 85.25 <text:s text:c="10"/>C <text:s/></text:p>
      <text:p text:style-name="Preformatted_20_Text">ATOM <text:s text:c="4"/>37 <text:s/>CD <text:s/>ARG A <text:s text:c="2"/>7 <text:s text:c="5"/>42.572 <text:s/>63.287 <text:s/>33.965 <text:s/>1.00 88.63 <text:s text:c="10"/>C <text:s/></text:p>
      <text:p text:style-name="Preformatted_20_Text">ATOM <text:s text:c="4"/>38 <text:s/>NE <text:s/>ARG A <text:s text:c="2"/>7 <text:s text:c="5"/>42.295 <text:s/>64.289 <text:s/>35.013 <text:s/>1.00 91.42 <text:s text:c="10"/>N <text:s/></text:p>
      <text:p text:style-name="Preformatted_20_Text">ATOM <text:s text:c="4"/>39 <text:s/>CZ <text:s/>ARG A <text:s text:c="2"/>7 <text:s text:c="5"/>42.649 <text:s/>65.590 <text:s/>34.973 <text:s/>1.00 93.46 <text:s text:c="10"/>C <text:s/></text:p>
      <text:p text:style-name="Preformatted_20_Text">ATOM <text:s text:c="4"/>40 <text:s/>NH1 ARG A <text:s text:c="2"/>7 <text:s text:c="5"/>43.320 <text:s/>66.104 <text:s/>33.931 <text:s/>1.00 93.64 <text:s text:c="10"/>N <text:s/></text:p>
      <text:p text:style-name="Preformatted_20_Text">ATOM <text:s text:c="4"/>41 <text:s/>NH2 ARG A <text:s text:c="2"/>7 <text:s text:c="5"/>42.325 <text:s/>66.388 <text:s/>35.994 <text:s/>1.00 93.57 <text:s text:c="10"/>N <text:s/></text:p>
      <text:p text:style-name="Preformatted_20_Text">ATOM <text:s text:c="4"/>42 <text:s/>N <text:s text:c="2"/>PRO A <text:s text:c="2"/>8 <text:s text:c="5"/>39.538 <text:s/>58.492 <text:s/>31.485 <text:s/>1.00 72.53 <text:s text:c="10"/>N <text:s/></text:p>
      <text:p text:style-name="Preformatted_20_Text">ATOM <text:s text:c="4"/>43 <text:s/>CA <text:s/>PRO A <text:s text:c="2"/>8 <text:s text:c="5"/>39.320 <text:s/>57.679 <text:s/>30.300 <text:s/>1.00 69.58 <text:s text:c="10"/>C <text:s/></text:p>
      <text:p text:style-name="Preformatted_20_Text">ATOM <text:s text:c="4"/>44 <text:s/>C <text:s text:c="2"/>PRO A <text:s text:c="2"/>8 <text:s text:c="5"/>39.874 <text:s/>58.319 <text:s/>29.047 <text:s/>1.00 66.13 <text:s text:c="10"/>C <text:s/></text:p>
      <text:p text:style-name="Preformatted_20_Text">ATOM <text:s text:c="4"/>45 <text:s/>O <text:s text:c="2"/>PRO A <text:s text:c="2"/>8 <text:s text:c="5"/>39.761 <text:s/>59.507 <text:s/>28.826 <text:s/>1.00 65.57 <text:s text:c="10"/>O <text:s/></text:p>
      <text:p text:style-name="Preformatted_20_Text">ATOM <text:s text:c="4"/>46 <text:s/>CB <text:s/>PRO A <text:s text:c="2"/>8 <text:s text:c="5"/>37.806 <text:s/>57.583 <text:s/>30.225 <text:s/>1.00 69.88 <text:s text:c="10"/>C <text:s/></text:p>
      <text:p text:style-name="Preformatted_20_Text">ATOM <text:s text:c="4"/>47 <text:s/>CG <text:s/>PRO A <text:s text:c="2"/>8 <text:s text:c="5"/>37.386 <text:s/>57.628 <text:s/>31.632 <text:s/>1.00 71.13 <text:s text:c="10"/>C <text:s/></text:p>
      <text:p text:style-name="Preformatted_20_Text">ATOM <text:s text:c="4"/>48 <text:s/>CD <text:s/>PRO A <text:s text:c="2"/>8 <text:s text:c="5"/>38.328 <text:s/>58.570 <text:s/>32.311 <text:s/>1.00 72.41 <text:s text:c="10"/>C <text:s/></text:p>
      <text:p text:style-name="Preformatted_20_Text">ATOM <text:s text:c="4"/>49 <text:s/>N <text:s text:c="2"/>ASN A <text:s text:c="2"/>9 <text:s text:c="5"/>40.453 <text:s/>57.467 <text:s/>28.224 <text:s/>1.00 62.31 <text:s text:c="10"/>N <text:s/></text:p>
      <text:p text:style-name="Preformatted_20_Text">ATOM <text:s text:c="4"/>50 <text:s/>CA <text:s/>ASN A <text:s text:c="2"/>9 <text:s text:c="5"/>41.269 <text:s/>57.842 <text:s/>27.090 <text:s/>1.00 59.06 <text:s text:c="10"/>C <text:s/></text:p>
      <text:p text:style-name="Preformatted_20_Text">ATOM <text:s text:c="4"/>51 <text:s/>C <text:s text:c="2"/>ASN A <text:s text:c="2"/>9 <text:s text:c="5"/>41.041 <text:s/>56.783 <text:s/>26.032 <text:s/>1.00 56.24 <text:s text:c="10"/>C <text:s/></text:p>
      <text:p text:style-name="Preformatted_20_Text">ATOM <text:s text:c="4"/>52 <text:s/>O <text:s text:c="2"/>ASN A <text:s text:c="2"/>9 <text:s text:c="5"/>40.789 <text:s/>55.636 <text:s/>26.369 <text:s/>1.00 56.07 <text:s text:c="10"/>O <text:s/></text:p>
      <text:p text:style-name="Preformatted_20_Text">ATOM <text:s text:c="4"/>53 <text:s/>CB <text:s/>ASN A <text:s text:c="2"/>9 <text:s text:c="5"/>42.723 <text:s/>57.775 <text:s/>27.542 <text:s/>1.00 59.01 <text:s text:c="10"/>C <text:s/></text:p>
      <text:p text:style-name="Preformatted_20_Text">ATOM <text:s text:c="4"/>54 <text:s/>CG <text:s/>ASN A <text:s text:c="2"/>9 <text:s text:c="5"/>43.644 <text:s/>58.601 <text:s/>26.713 <text:s/>1.00 57.03 <text:s text:c="10"/>C <text:s/></text:p>
      <text:p text:style-name="Preformatted_20_Text"><text:soft-page-break/>ATOM <text:s text:c="4"/>55 <text:s/>OD1 ASN A <text:s text:c="2"/>9 <text:s text:c="5"/>43.583 <text:s/>58.640 <text:s/>25.500 <text:s/>1.00 54.04 <text:s text:c="10"/>O <text:s/></text:p>
      <text:p text:style-name="Preformatted_20_Text">ATOM <text:s text:c="4"/>56 <text:s/>ND2 ASN A <text:s text:c="2"/>9 <text:s text:c="5"/>44.545 <text:s/>59.243 <text:s/>27.384 <text:s/>1.00 58.91 <text:s text:c="10"/>N <text:s/></text:p>
      <text:p text:style-name="Preformatted_20_Text">ATOM <text:s text:c="4"/>57 <text:s/>N <text:s text:c="2"/>HIS A <text:s/>10 <text:s text:c="5"/>41.156 <text:s/>57.139 <text:s/>24.765 <text:s/>1.00 53.05 <text:s text:c="10"/>N <text:s/></text:p>
      <text:p text:style-name="Preformatted_20_Text">ATOM <text:s text:c="4"/>58 <text:s/>CA <text:s/>HIS A <text:s/>10 <text:s text:c="5"/>41.039 <text:s/>56.139 <text:s/>23.715 <text:s/>1.00 51.40 <text:s text:c="10"/>C <text:s/></text:p>
      <text:p text:style-name="Preformatted_20_Text">ATOM <text:s text:c="4"/>59 <text:s/>C <text:s text:c="2"/>HIS A <text:s/>10 <text:s text:c="5"/>42.319 <text:s/>55.319 <text:s/>23.478 <text:s/>1.00 48.25 <text:s text:c="10"/>C <text:s/></text:p>
      <text:p text:style-name="Preformatted_20_Text">ATOM <text:s text:c="4"/>60 <text:s/>O <text:s text:c="2"/>HIS A <text:s/>10 <text:s text:c="5"/>42.314 <text:s/>54.369 <text:s/>22.717 <text:s/>1.00 47.39 <text:s text:c="10"/>O <text:s/></text:p>
      <text:p text:style-name="Preformatted_20_Text">ATOM <text:s text:c="4"/>61 <text:s/>CB <text:s/>HIS A <text:s/>10 <text:s text:c="5"/>40.460 <text:s/>56.736 <text:s/>22.421 <text:s/>1.00 52.34 <text:s text:c="10"/>C <text:s/></text:p>
      <text:p text:style-name="Preformatted_20_Text">ATOM <text:s text:c="4"/>62 <text:s/>CG <text:s/>HIS A <text:s/>10 <text:s text:c="5"/>41.377 <text:s/>57.660 <text:s/>21.687 <text:s/>1.00 55.35 <text:s text:c="10"/>C <text:s/></text:p>
      <text:p text:style-name="Preformatted_20_Text">ATOM <text:s text:c="4"/>63 <text:s/>ND1 HIS A <text:s/>10 <text:s text:c="5"/>42.216 <text:s/>58.544 <text:s/>22.326 <text:s/>1.00 59.23 <text:s text:c="10"/>N <text:s/></text:p>
      <text:p text:style-name="Preformatted_20_Text">ATOM <text:s text:c="4"/>64 <text:s/>CD2 HIS A <text:s/>10 <text:s text:c="5"/>41.573 <text:s/>57.847 <text:s/>20.360 <text:s/>1.00 58.81 <text:s text:c="10"/>C <text:s/></text:p>
      <text:p text:style-name="Preformatted_20_Text">ATOM <text:s text:c="4"/>65 <text:s/>CE1 HIS A <text:s/>10 <text:s text:c="5"/>42.898 <text:s/>59.229 <text:s/>21.425 <text:s/>1.00 60.89 <text:s text:c="10"/>C <text:s/></text:p>
      <text:p text:style-name="Preformatted_20_Text">ATOM <text:s text:c="4"/>66 <text:s/>NE2 HIS A <text:s/>10 <text:s text:c="5"/>42.527 <text:s/>58.824 <text:s/>20.224 <text:s/>1.00 60.33 <text:s text:c="10"/>N <text:s/></text:p>
      <text:p text:style-name="Preformatted_20_Text">ATOM <text:s text:c="4"/>67 <text:s/>N <text:s text:c="2"/>THR A <text:s/>11 <text:s text:c="5"/>43.381 <text:s/>55.657 <text:s/>24.194 <text:s/>1.00 45.45 <text:s text:c="10"/>N <text:s/></text:p>
      <text:p text:style-name="Preformatted_20_Text">ATOM <text:s text:c="4"/>68 <text:s/>CA <text:s/>THR A <text:s/>11 <text:s text:c="5"/>44.641 <text:s/>54.949 <text:s/>24.114 <text:s/>1.00 43.61 <text:s text:c="10"/>C <text:s/></text:p>
      <text:p text:style-name="Preformatted_20_Text">ATOM <text:s text:c="4"/>69 <text:s/>C <text:s text:c="2"/>THR A <text:s/>11 <text:s text:c="5"/>44.930 <text:s/>54.258 <text:s/>25.433 <text:s/>1.00 42.39 <text:s text:c="10"/>C <text:s/></text:p>
      <text:p text:style-name="Preformatted_20_Text">ATOM <text:s text:c="4"/>70 <text:s/>O <text:s text:c="2"/>THR A <text:s/>11 <text:s text:c="5"/>44.880 <text:s/>54.896 <text:s/>26.492 <text:s/>1.00 41.73 <text:s text:c="10"/>O <text:s/></text:p>
      <text:p text:style-name="Preformatted_20_Text">ATOM <text:s text:c="4"/>71 <text:s/>CB <text:s/>THR A <text:s/>11 <text:s text:c="5"/>45.776 <text:s/>55.946 <text:s/>23.823 <text:s/>1.00 43.47 <text:s text:c="10"/>C <text:s/></text:p>
      <text:p text:style-name="Preformatted_20_Text">ATOM <text:s text:c="4"/>72 <text:s/>OG1 THR A <text:s/>11 <text:s text:c="5"/>45.592 <text:s/>56.513 <text:s/>22.520 <text:s/>1.00 42.75 <text:s text:c="10"/>O <text:s/></text:p>
      <text:p text:style-name="Preformatted_20_Text">ATOM <text:s text:c="4"/>73 <text:s/>CG2 THR A <text:s/>11 <text:s text:c="5"/>47.147 <text:s/>55.228 <text:s/>23.767 <text:s/>1.00 42.25 <text:s text:c="10"/>C <text:s/></text:p>
      <text:p text:style-name="Preformatted_20_Text">ATOM <text:s text:c="4"/>74 <text:s/>N <text:s text:c="2"/>ILE A <text:s/>12 <text:s text:c="5"/>45.240 <text:s/>52.965 <text:s/>25.369 <text:s/>1.00 40.93 <text:s text:c="10"/>N <text:s/></text:p>
      <text:p text:style-name="Preformatted_20_Text">ATOM <text:s text:c="4"/>75 <text:s/>CA <text:s/>ILE A <text:s/>12 <text:s text:c="5"/>45.714 <text:s/>52.258 <text:s/>26.532 <text:s/>1.00 40.04 <text:s text:c="10"/>C <text:s/></text:p>
      <text:p text:style-name="Preformatted_20_Text">ATOM <text:s text:c="4"/>76 <text:s/>C <text:s text:c="2"/>ILE A <text:s/>12 <text:s text:c="5"/>47.206 <text:s/>52.043 <text:s/>26.463 <text:s/>1.00 39.81 <text:s text:c="10"/>C <text:s/></text:p>
      <text:p text:style-name="Preformatted_20_Text">ATOM <text:s text:c="4"/>77 <text:s/>O <text:s text:c="2"/>ILE A <text:s/>12 <text:s text:c="5"/>47.782 <text:s/>51.795 <text:s/>25.414 <text:s/>1.00 38.36 <text:s text:c="10"/>O <text:s/></text:p>
      <text:p text:style-name="Preformatted_20_Text">ATOM <text:s text:c="4"/>78 <text:s/>CB <text:s/>ILE A <text:s/>12 <text:s text:c="5"/>44.975 <text:s/>50.927 <text:s/>26.787 <text:s/>1.00 39.70 <text:s text:c="10"/>C <text:s/></text:p>
      <text:p text:style-name="Preformatted_20_Text">ATOM <text:s text:c="4"/>79 <text:s/>CG1 ILE A <text:s/>12 <text:s text:c="5"/>45.002 <text:s/>50.019 <text:s/>25.568 <text:s/>1.00 40.98 <text:s text:c="10"/>C <text:s/></text:p>
      <text:p text:style-name="Preformatted_20_Text">ATOM <text:s text:c="4"/>80 <text:s/>CG2 ILE A <text:s/>12 <text:s text:c="5"/>43.564 <text:s/>51.198 <text:s/>27.211 <text:s/>1.00 40.28 <text:s text:c="10"/>C <text:s/></text:p>
      <text:p text:style-name="Preformatted_20_Text">ATOM <text:s text:c="4"/>81 <text:s/>CD1 ILE A <text:s/>12 <text:s text:c="5"/>44.683 <text:s/>48.598 <text:s/>25.909 <text:s/>1.00 41.26 <text:s text:c="10"/>C <text:s/></text:p>
      <text:p text:style-name="Preformatted_20_Text">ATOM <text:s text:c="4"/>82 <text:s/>N <text:s text:c="2"/>TYR A <text:s/>13 <text:s text:c="5"/>47.798 <text:s/>52.161 <text:s/>27.636 <text:s/>1.00 40.20 <text:s text:c="10"/>N <text:s/></text:p>
      <text:p text:style-name="Preformatted_20_Text">ATOM <text:s text:c="4"/>83 <text:s/>CA <text:s/>TYR A <text:s/>13 <text:s text:c="5"/>49.190 <text:s/>51.952 <text:s/>27.859 <text:s/>1.00 40.93 <text:s text:c="10"/>C <text:s/></text:p>
      <text:p text:style-name="Preformatted_20_Text">ATOM <text:s text:c="4"/>84 <text:s/>C <text:s text:c="2"/>TYR A <text:s/>13 <text:s text:c="5"/>49.368 <text:s/>50.599 <text:s/>28.530 <text:s/>1.00 40.86 <text:s text:c="10"/>C <text:s/></text:p>
      <text:p text:style-name="Preformatted_20_Text">ATOM <text:s text:c="4"/>85 <text:s/>O <text:s text:c="2"/>TYR A <text:s/>13 <text:s text:c="5"/>48.765 <text:s/>50.322 <text:s/>29.573 <text:s/>1.00 40.17 <text:s text:c="10"/>O <text:s/></text:p>
      <text:p text:style-name="Preformatted_20_Text">ATOM <text:s text:c="4"/>86 <text:s/>CB <text:s/>TYR A <text:s/>13 <text:s text:c="5"/>49.709 <text:s/>53.081 <text:s/>28.752 <text:s/>1.00 41.19 <text:s text:c="10"/>C <text:s/></text:p>
      <text:p text:style-name="Preformatted_20_Text">ATOM <text:s text:c="4"/>87 <text:s/>CG <text:s/>TYR A <text:s/>13 <text:s text:c="5"/>51.084 <text:s/>52.839 <text:s/>29.321 <text:s/>1.00 43.22 <text:s text:c="10"/>C <text:s/></text:p>
      <text:p text:style-name="Preformatted_20_Text">ATOM <text:s text:c="4"/>88 <text:s/>CD1 TYR A <text:s/>13 <text:s text:c="5"/>52.170 <text:s/>52.598 <text:s/>28.492 <text:s/>1.00 45.48 <text:s text:c="10"/>C <text:s/></text:p>
      <text:p text:style-name="Preformatted_20_Text">ATOM <text:s text:c="4"/>89 <text:s/>CD2 TYR A <text:s/>13 <text:s text:c="5"/>51.301 <text:s/>52.899 <text:s/>30.692 <text:s/>1.00 46.52 <text:s text:c="10"/>C <text:s/></text:p>
      <text:p text:style-name="Preformatted_20_Text">ATOM <text:s text:c="4"/>90 <text:s/>CE1 TYR A <text:s/>13 <text:s text:c="5"/>53.423 <text:s/>52.386 <text:s/>29.013 <text:s/>1.00 47.27 <text:s text:c="10"/>C <text:s/></text:p>
      <text:p text:style-name="Preformatted_20_Text">ATOM <text:s text:c="4"/>91 <text:s/>CE2 TYR A <text:s/>13 <text:s text:c="5"/>52.544 <text:s/>52.689 <text:s/>31.227 <text:s/>1.00 47.59 <text:s text:c="10"/>C <text:s/></text:p>
      <text:p text:style-name="Preformatted_20_Text">ATOM <text:s text:c="4"/>92 <text:s/>CZ <text:s/>TYR A <text:s/>13 <text:s text:c="5"/>53.602 <text:s/>52.428 <text:s/>30.391 <text:s/>1.00 49.13 <text:s text:c="10"/>C <text:s/></text:p>
      <text:p text:style-name="Preformatted_20_Text">ATOM <text:s text:c="4"/>93 <text:s/>OH <text:s/>TYR A <text:s/>13 <text:s text:c="5"/>54.830 <text:s/>52.198 <text:s/>30.963 <text:s/>1.00 52.76 <text:s text:c="10"/>O <text:s/></text:p>
      <text:p text:style-name="Preformatted_20_Text">ATOM <text:s text:c="4"/>94 <text:s/>N <text:s text:c="2"/>ILE A <text:s/>14 <text:s text:c="5"/>50.229 <text:s/>49.779 <text:s/>27.940 <text:s/>1.00 41.03 <text:s text:c="10"/>N <text:s/></text:p>
      <text:p text:style-name="Preformatted_20_Text">ATOM <text:s text:c="4"/>95 <text:s/>CA <text:s/>ILE A <text:s/>14 <text:s text:c="5"/>50.509 <text:s/>48.459 <text:s/>28.445 <text:s/>1.00 41.92 <text:s text:c="10"/>C <text:s/></text:p>
      <text:p text:style-name="Preformatted_20_Text">ATOM <text:s text:c="4"/>96 <text:s/>C <text:s text:c="2"/>ILE A <text:s/>14 <text:s text:c="5"/>51.970 <text:s/>48.330 <text:s/>28.868 <text:s/>1.00 43.34 <text:s text:c="10"/>C <text:s/></text:p>
      <text:p text:style-name="Preformatted_20_Text">ATOM <text:s text:c="4"/>97 <text:s/>O <text:s text:c="2"/>ILE A <text:s/>14 <text:s text:c="5"/>52.889 <text:s/>48.610 <text:s/>28.094 <text:s/>1.00 43.79 <text:s text:c="10"/>O <text:s/></text:p>
      <text:p text:style-name="Preformatted_20_Text">ATOM <text:s text:c="4"/>98 <text:s/>CB <text:s/>ILE A <text:s/>14 <text:s text:c="5"/>50.171 <text:s/>47.395 <text:s/>27.355 <text:s/>1.00 41.72 <text:s text:c="10"/>C <text:s/></text:p>
      <text:p text:style-name="Preformatted_20_Text">ATOM <text:s text:c="4"/>99 <text:s/>CG1 ILE A <text:s/>14 <text:s text:c="5"/>48.749 <text:s/>47.597 <text:s/>26.843 <text:s/>1.00 40.94 <text:s text:c="10"/>C <text:s/></text:p>
      <text:p text:style-name="Preformatted_20_Text">ATOM <text:s text:c="3"/>100 <text:s/>CG2 ILE A <text:s/>14 <text:s text:c="5"/>50.320 <text:s/>45.977 <text:s/>27.904 <text:s/>1.00 40.26 <text:s text:c="10"/>C <text:s/></text:p>
      <text:p text:style-name="Preformatted_20_Text">ATOM <text:s text:c="3"/>101 <text:s/>CD1 ILE A <text:s/>14 <text:s text:c="5"/>48.413 <text:s/>46.798 <text:s/>25.617 <text:s/>1.00 40.93 <text:s text:c="10"/>C <text:s/></text:p>
      <text:p text:style-name="Preformatted_20_Text">ATOM <text:s text:c="3"/>102 <text:s/>N <text:s text:c="2"/>ASN A <text:s/>15 <text:s text:c="5"/>52.203 <text:s/>47.872 <text:s/>30.086 <text:s/>1.00 44.53 <text:s text:c="10"/>N <text:s/></text:p>
      <text:p text:style-name="Preformatted_20_Text">ATOM <text:s text:c="3"/>103 <text:s/>CA <text:s/>ASN A <text:s/>15 <text:s text:c="5"/>53.544 <text:s/>47.414 <text:s/>30.421 <text:s/>1.00 45.88 <text:s text:c="10"/>C <text:s/></text:p>
      <text:p text:style-name="Preformatted_20_Text">ATOM <text:s text:c="3"/>104 <text:s/>C <text:s text:c="2"/>ASN A <text:s/>15 <text:s text:c="5"/>53.524 <text:s/>46.010 <text:s/>31.054 <text:s/>1.00 45.79 <text:s text:c="10"/>C <text:s/></text:p>
      <text:p text:style-name="Preformatted_20_Text">ATOM <text:s text:c="3"/>105 <text:s/>O <text:s text:c="2"/>ASN A <text:s/>15 <text:s text:c="5"/>52.498 <text:s/>45.320 <text:s/>30.999 <text:s/>1.00 45.76 <text:s text:c="10"/>O <text:s/></text:p>
      <text:p text:style-name="Preformatted_20_Text">ATOM <text:s text:c="3"/>106 <text:s/>CB <text:s/>ASN A <text:s/>15 <text:s text:c="5"/>54.303 <text:s/>48.482 <text:s/>31.232 <text:s/>1.00 46.21 <text:s text:c="10"/>C <text:s/></text:p>
      <text:p text:style-name="Preformatted_20_Text">ATOM <text:s text:c="3"/>107 <text:s/>CG <text:s/>ASN A <text:s/>15 <text:s text:c="5"/>53.745 <text:s/>48.684 <text:s/>32.600 <text:s/>1.00 47.75 <text:s text:c="10"/>C <text:s/></text:p>
      <text:p text:style-name="Preformatted_20_Text">ATOM <text:s text:c="3"/>108 <text:s/>OD1 ASN A <text:s/>15 <text:s text:c="5"/>52.950 <text:s/>47.891 <text:s/>33.094 <text:s/>1.00 50.66 <text:s text:c="10"/>O <text:s/></text:p>
      <text:p text:style-name="Preformatted_20_Text">ATOM <text:s text:c="3"/>109 <text:s/>ND2 ASN A <text:s/>15 <text:s text:c="5"/>54.177 <text:s/>49.750 <text:s/>33.247 <text:s/>1.00 52.81 <text:s text:c="10"/>N <text:s/></text:p>
      <text:p text:style-name="Preformatted_20_Text">ATOM <text:s text:c="3"/>110 <text:s/>N <text:s text:c="2"/>ASN A <text:s/>16 <text:s text:c="5"/>54.658 <text:s/>45.596 <text:s/>31.619 <text:s/>1.00 45.75 <text:s text:c="10"/>N <text:s/></text:p>
      <text:p text:style-name="Preformatted_20_Text">ATOM <text:s text:c="3"/>111 <text:s/>CA <text:s/>ASN A <text:s/>16 <text:s text:c="5"/>54.924 <text:s/>44.202 <text:s/>31.972 <text:s/>1.00 45.89 <text:s text:c="10"/>C <text:s/></text:p>
      <text:p text:style-name="Preformatted_20_Text">ATOM <text:s text:c="3"/>112 <text:s/>C <text:s text:c="2"/>ASN A <text:s/>16 <text:s text:c="5"/>54.906 <text:s/>43.263 <text:s/>30.778 <text:s/>1.00 45.30 <text:s text:c="10"/>C <text:s/></text:p>
      <text:p text:style-name="Preformatted_20_Text">ATOM <text:s text:c="3"/>113 <text:s/>O <text:s text:c="2"/>ASN A <text:s/>16 <text:s text:c="5"/>54.535 <text:s/>42.104 <text:s/>30.909 <text:s/>1.00 45.03 <text:s text:c="10"/>O <text:s/></text:p>
      <text:p text:style-name="Preformatted_20_Text"><text:soft-page-break/>ATOM <text:s text:c="3"/>114 <text:s/>CB <text:s/>ASN A <text:s/>16 <text:s text:c="5"/>53.970 <text:s/>43.676 <text:s/>33.058 <text:s/>1.00 46.69 <text:s text:c="10"/>C <text:s/></text:p>
      <text:p text:style-name="Preformatted_20_Text">ATOM <text:s text:c="3"/>115 <text:s/>CG <text:s/>ASN A <text:s/>16 <text:s text:c="5"/>54.517 <text:s/>42.408 <text:s/>33.740 <text:s/>1.00 48.89 <text:s text:c="10"/>C <text:s/></text:p>
      <text:p text:style-name="Preformatted_20_Text">ATOM <text:s text:c="3"/>116 <text:s/>OD1 ASN A <text:s/>16 <text:s text:c="5"/>55.717 <text:s/>42.293 <text:s/>33.956 <text:s/>1.00 52.35 <text:s text:c="10"/>O <text:s/></text:p>
      <text:p text:style-name="Preformatted_20_Text">ATOM <text:s text:c="3"/>117 <text:s/>ND2 ASN A <text:s/>16 <text:s text:c="5"/>53.647 <text:s/>41.465 <text:s/>34.052 <text:s/>1.00 50.38 <text:s text:c="10"/>N <text:s/></text:p>
      <text:p text:style-name="Preformatted_20_Text">ATOM <text:s text:c="3"/>118 <text:s/>N <text:s text:c="2"/>LEU A <text:s/>17 <text:s text:c="5"/>55.329 <text:s/>43.756 <text:s/>29.618 <text:s/>1.00 45.25 <text:s text:c="10"/>N <text:s/></text:p>
      <text:p text:style-name="Preformatted_20_Text">ATOM <text:s text:c="3"/>119 <text:s/>CA <text:s/>LEU A <text:s/>17 <text:s text:c="5"/>55.372 <text:s/>42.930 <text:s/>28.421 <text:s/>1.00 45.37 <text:s text:c="10"/>C <text:s/></text:p>
      <text:p text:style-name="Preformatted_20_Text">ATOM <text:s text:c="3"/>120 <text:s/>C <text:s text:c="2"/>LEU A <text:s/>17 <text:s text:c="5"/>56.650 <text:s/>42.095 <text:s/>28.352 <text:s/>1.00 46.12 <text:s text:c="10"/>C <text:s/></text:p>
      <text:p text:style-name="Preformatted_20_Text">ATOM <text:s text:c="3"/>121 <text:s/>O <text:s text:c="2"/>LEU A <text:s/>17 <text:s text:c="5"/>57.699 <text:s/>42.466 <text:s/>28.890 <text:s/>1.00 45.22 <text:s text:c="10"/>O <text:s/></text:p>
      <text:p text:style-name="Preformatted_20_Text">ATOM <text:s text:c="3"/>122 <text:s/>CB <text:s/>LEU A <text:s/>17 <text:s text:c="5"/>55.201 <text:s/>43.774 <text:s/>27.156 <text:s/>1.00 45.20 <text:s text:c="10"/>C <text:s/></text:p>
      <text:p text:style-name="Preformatted_20_Text">ATOM <text:s text:c="3"/>123 <text:s/>CG <text:s/>LEU A <text:s/>17 <text:s text:c="5"/>53.815 <text:s/>44.432 <text:s/>26.966 <text:s/>1.00 44.73 <text:s text:c="10"/>C <text:s/></text:p>
      <text:p text:style-name="Preformatted_20_Text">ATOM <text:s text:c="3"/>124 <text:s/>CD1 LEU A <text:s/>17 <text:s text:c="5"/>53.841 <text:s/>45.422 <text:s/>25.852 <text:s/>1.00 44.46 <text:s text:c="10"/>C <text:s/></text:p>
      <text:p text:style-name="Preformatted_20_Text">ATOM <text:s text:c="3"/>125 <text:s/>CD2 LEU A <text:s/>17 <text:s text:c="5"/>52.741 <text:s/>43.408 <text:s/>26.666 <text:s/>1.00 44.43 <text:s text:c="10"/>C <text:s/></text:p>
      <text:p text:style-name="Preformatted_20_Text">ATOM <text:s text:c="3"/>126 <text:s/>N <text:s text:c="2"/>ASN A <text:s/>18 <text:s text:c="5"/>56.531 <text:s/>40.950 <text:s/>27.689 <text:s/>1.00 47.41 <text:s text:c="10"/>N <text:s/></text:p>
      <text:p text:style-name="Preformatted_20_Text">ATOM <text:s text:c="3"/>127 <text:s/>CA <text:s/>ASN A <text:s/>18 <text:s text:c="5"/>57.650 <text:s/>40.028 <text:s/>27.476 <text:s/>1.00 48.56 <text:s text:c="10"/>C <text:s/></text:p>
      <text:p text:style-name="Preformatted_20_Text">ATOM <text:s text:c="3"/>128 <text:s/>C <text:s text:c="2"/>ASN A <text:s/>18 <text:s text:c="5"/>58.724 <text:s/>40.661 <text:s/>26.588 <text:s/>1.00 49.42 <text:s text:c="10"/>C <text:s/></text:p>
      <text:p text:style-name="Preformatted_20_Text">ATOM <text:s text:c="3"/>129 <text:s/>O <text:s text:c="2"/>ASN A <text:s/>18 <text:s text:c="5"/>58.524 <text:s/>40.859 <text:s/>25.387 <text:s/>1.00 48.62 <text:s text:c="10"/>O <text:s/></text:p>
      <text:p text:style-name="Preformatted_20_Text">ATOM <text:s text:c="3"/>130 <text:s/>CB <text:s/>ASN A <text:s/>18 <text:s text:c="5"/>57.138 <text:s/>38.721 <text:s/>26.873 <text:s/>1.00 48.41 <text:s text:c="10"/>C <text:s/></text:p>
      <text:p text:style-name="Preformatted_20_Text">ATOM <text:s text:c="3"/>131 <text:s/>CG <text:s/>ASN A <text:s/>18 <text:s text:c="5"/>58.109 <text:s/>37.564 <text:s/>27.063 <text:s/>1.00 50.11 <text:s text:c="10"/>C <text:s/></text:p>
      <text:p text:style-name="Preformatted_20_Text">ATOM <text:s text:c="3"/>132 <text:s/>OD1 ASN A <text:s/>18 <text:s text:c="5"/>59.308 <text:s/>37.678 <text:s/>26.784 <text:s/>1.00 52.80 <text:s text:c="10"/>O <text:s/></text:p>
      <text:p text:style-name="Preformatted_20_Text">ATOM <text:s text:c="3"/>133 <text:s/>ND2 ASN A <text:s/>18 <text:s text:c="5"/>57.593 <text:s/>36.440 <text:s/>27.527 <text:s/>1.00 48.95 <text:s text:c="10"/>N <text:s/></text:p>
      <text:p text:style-name="Preformatted_20_Text">ATOM <text:s text:c="3"/>134 <text:s/>N <text:s text:c="2"/>GLU A <text:s/>19 <text:s text:c="5"/>59.869 <text:s/>40.971 <text:s/>27.198 <text:s/>1.00 51.29 <text:s text:c="10"/>N <text:s/></text:p>
      <text:p text:style-name="Preformatted_20_Text">ATOM <text:s text:c="3"/>135 <text:s/>CA <text:s/>GLU A <text:s/>19 <text:s text:c="5"/>60.923 <text:s/>41.753 <text:s/>26.536 <text:s/>1.00 52.31 <text:s text:c="10"/>C <text:s/></text:p>
      <text:p text:style-name="Preformatted_20_Text">ATOM <text:s text:c="3"/>136 <text:s/>C <text:s text:c="2"/>GLU A <text:s/>19 <text:s text:c="5"/>61.651 <text:s/>40.946 <text:s/>25.455 <text:s/>1.00 52.59 <text:s text:c="10"/>C <text:s/></text:p>
      <text:p text:style-name="Preformatted_20_Text">ATOM <text:s text:c="3"/>137 <text:s/>O <text:s text:c="2"/>GLU A <text:s/>19 <text:s text:c="5"/>62.263 <text:s/>41.523 <text:s/>24.581 <text:s/>1.00 53.33 <text:s text:c="10"/>O <text:s/></text:p>
      <text:p text:style-name="Preformatted_20_Text">ATOM <text:s text:c="3"/>138 <text:s/>CB <text:s/>GLU A <text:s/>19 <text:s text:c="5"/>61.902 <text:s/>42.341 <text:s/>27.569 <text:s/>1.00 52.73 <text:s text:c="10"/>C <text:s/></text:p>
      <text:p text:style-name="Preformatted_20_Text">ATOM <text:s text:c="3"/>139 <text:s/>CG <text:s/>GLU A <text:s/>19 <text:s text:c="5"/>61.413 <text:s/>43.643 <text:s/>28.206 <text:s/>1.00 54.62 <text:s text:c="10"/>C <text:s/></text:p>
      <text:p text:style-name="Preformatted_20_Text">ATOM <text:s text:c="3"/>140 <text:s/>CD <text:s/>GLU A <text:s/>19 <text:s text:c="5"/>61.738 <text:s/>43.802 <text:s/>29.699 <text:s/>1.00 58.74 <text:s text:c="10"/>C <text:s/></text:p>
      <text:p text:style-name="Preformatted_20_Text">ATOM <text:s text:c="3"/>141 <text:s/>OE1 GLU A <text:s/>19 <text:s text:c="5"/>62.470 <text:s/>44.752 <text:s/>30.035 <text:s/>1.00 63.35 <text:s text:c="10"/>O <text:s/></text:p>
      <text:p text:style-name="Preformatted_20_Text">ATOM <text:s text:c="3"/>142 <text:s/>OE2 GLU A <text:s/>19 <text:s text:c="5"/>61.240 <text:s/>43.025 <text:s/>30.557 <text:s/>1.00 60.05 <text:s text:c="10"/>O <text:s/></text:p>
      <text:p text:style-name="Preformatted_20_Text">ATOM <text:s text:c="3"/>143 <text:s/>N <text:s text:c="2"/>LYS A <text:s/>20 <text:s text:c="5"/>61.522 <text:s/>39.625 <text:s/>25.477 <text:s/>1.00 52.81 <text:s text:c="10"/>N <text:s/></text:p>
      <text:p text:style-name="Preformatted_20_Text">ATOM <text:s text:c="3"/>144 <text:s/>CA <text:s/>LYS A <text:s/>20 <text:s text:c="5"/>62.206 <text:s/>38.746 <text:s/>24.517 <text:s/>1.00 53.39 <text:s text:c="10"/>C <text:s/></text:p>
      <text:p text:style-name="Preformatted_20_Text">ATOM <text:s text:c="3"/>145 <text:s/>C <text:s text:c="2"/>LYS A <text:s/>20 <text:s text:c="5"/>61.538 <text:s/>38.640 <text:s/>23.149 <text:s/>1.00 52.84 <text:s text:c="10"/>C <text:s/></text:p>
      <text:p text:style-name="Preformatted_20_Text">ATOM <text:s text:c="3"/>146 <text:s/>O <text:s text:c="2"/>LYS A <text:s/>20 <text:s text:c="5"/>62.010 <text:s/>37.889 <text:s/>22.311 <text:s/>1.00 52.35 <text:s text:c="10"/>O <text:s/></text:p>
      <text:p text:style-name="Preformatted_20_Text">ATOM <text:s text:c="3"/>147 <text:s/>CB <text:s/>LYS A <text:s/>20 <text:s text:c="5"/>62.283 <text:s/>37.304 <text:s/>25.073 <text:s/>1.00 53.85 <text:s text:c="10"/>C <text:s/></text:p>
      <text:p text:style-name="Preformatted_20_Text">ATOM <text:s text:c="3"/>148 <text:s/>CG <text:s/>LYS A <text:s/>20 <text:s text:c="5"/>63.214 <text:s/>37.092 <text:s/>26.290 <text:s/>1.00 56.46 <text:s text:c="10"/>C <text:s/></text:p>
      <text:p text:style-name="Preformatted_20_Text">ATOM <text:s text:c="3"/>149 <text:s/>CD <text:s/>LYS A <text:s/>20 <text:s text:c="5"/>63.461 <text:s/>35.577 <text:s/>26.626 <text:s/>1.00 60.34 <text:s text:c="10"/>C <text:s/></text:p>
      <text:p text:style-name="Preformatted_20_Text">ATOM <text:s text:c="3"/>150 <text:s/>CE <text:s/>LYS A <text:s/>20 <text:s text:c="5"/>62.423 <text:s/>34.607 <text:s/>25.943 <text:s/>1.00 62.49 <text:s text:c="10"/>C <text:s/></text:p>
      <text:p text:style-name="Preformatted_20_Text">ATOM <text:s text:c="3"/>151 <text:s/>NZ <text:s/>LYS A <text:s/>20 <text:s text:c="5"/>62.736 <text:s/>33.150 <text:s/>26.146 <text:s/>1.00 64.31 <text:s text:c="10"/>N <text:s/></text:p>
      <text:p text:style-name="Preformatted_20_Text">ATOM <text:s text:c="3"/>152 <text:s/>N <text:s text:c="2"/>ILE A <text:s/>21 <text:s text:c="5"/>60.434 <text:s/>39.349 <text:s/>22.932 <text:s/>1.00 52.46 <text:s text:c="10"/>N <text:s/></text:p>
      <text:p text:style-name="Preformatted_20_Text">ATOM <text:s text:c="3"/>153 <text:s/>CA <text:s/>ILE A <text:s/>21 <text:s text:c="5"/>59.623 <text:s/>39.152 <text:s/>21.736 <text:s/>1.00 51.94 <text:s text:c="10"/>C <text:s/></text:p>
      <text:p text:style-name="Preformatted_20_Text">ATOM <text:s text:c="3"/>154 <text:s/>C <text:s text:c="2"/>ILE A <text:s/>21 <text:s text:c="5"/>59.936 <text:s/>40.242 <text:s/>20.716 <text:s/>1.00 51.72 <text:s text:c="10"/>C <text:s/></text:p>
      <text:p text:style-name="Preformatted_20_Text">ATOM <text:s text:c="3"/>155 <text:s/>O <text:s text:c="2"/>ILE A <text:s/>21 <text:s text:c="5"/>60.090 <text:s/>41.400 <text:s/>21.072 <text:s/>1.00 50.94 <text:s text:c="10"/>O <text:s/></text:p>
      <text:p text:style-name="Preformatted_20_Text">ATOM <text:s text:c="3"/>156 <text:s/>CB <text:s/>ILE A <text:s/>21 <text:s text:c="5"/>58.116 <text:s/>39.167 <text:s/>22.114 <text:s/>1.00 52.01 <text:s text:c="10"/>C <text:s/></text:p>
      <text:p text:style-name="Preformatted_20_Text">ATOM <text:s text:c="3"/>157 <text:s/>CG1 ILE A <text:s/>21 <text:s text:c="5"/>57.797 <text:s/>38.038 <text:s/>23.100 <text:s/>1.00 51.65 <text:s text:c="10"/>C <text:s/></text:p>
      <text:p text:style-name="Preformatted_20_Text">ATOM <text:s text:c="3"/>158 <text:s/>CG2 ILE A <text:s/>21 <text:s text:c="5"/>57.222 <text:s/>39.058 <text:s/>20.861 <text:s/>1.00 51.74 <text:s text:c="10"/>C <text:s/></text:p>
      <text:p text:style-name="Preformatted_20_Text">ATOM <text:s text:c="3"/>159 <text:s/>CD1 ILE A <text:s/>21 <text:s text:c="5"/>58.028 <text:s/>36.628 <text:s/>22.563 <text:s/>1.00 51.16 <text:s text:c="10"/>C <text:s/></text:p>
      <text:p text:style-name="Preformatted_20_Text">ATOM <text:s text:c="3"/>160 <text:s/>N <text:s text:c="2"/>LYS A <text:s/>22 <text:s text:c="5"/>60.018 <text:s/>39.867 <text:s/>19.447 <text:s/>1.00 51.94 <text:s text:c="10"/>N <text:s/></text:p>
      <text:p text:style-name="Preformatted_20_Text">ATOM <text:s text:c="3"/>161 <text:s/>CA <text:s/>LYS A <text:s/>22 <text:s text:c="5"/>60.367 <text:s/>40.832 <text:s/>18.407 <text:s/>1.00 52.86 <text:s text:c="10"/>C <text:s/></text:p>
      <text:p text:style-name="Preformatted_20_Text">ATOM <text:s text:c="3"/>162 <text:s/>C <text:s text:c="2"/>LYS A <text:s/>22 <text:s text:c="5"/>59.203 <text:s/>41.797 <text:s/>18.174 <text:s/>1.00 52.43 <text:s text:c="10"/>C <text:s/></text:p>
      <text:p text:style-name="Preformatted_20_Text">ATOM <text:s text:c="3"/>163 <text:s/>O <text:s text:c="2"/>LYS A <text:s/>22 <text:s text:c="5"/>58.044 <text:s/>41.389 <text:s/>18.124 <text:s/>1.00 51.77 <text:s text:c="10"/>O <text:s/></text:p>
      <text:p text:style-name="Preformatted_20_Text">ATOM <text:s text:c="3"/>164 <text:s/>CB <text:s/>LYS A <text:s/>22 <text:s text:c="5"/>60.756 <text:s/>40.128 <text:s/>17.099 <text:s/>1.00 53.37 <text:s text:c="10"/>C <text:s/></text:p>
      <text:p text:style-name="Preformatted_20_Text">ATOM <text:s text:c="3"/>165 <text:s/>CG <text:s/>LYS A <text:s/>22 <text:s text:c="5"/>62.273 <text:s/>39.910 <text:s/>16.978 <text:s/>1.00 56.97 <text:s text:c="10"/>C <text:s/></text:p>
      <text:p text:style-name="Preformatted_20_Text">ATOM <text:s text:c="3"/>166 <text:s/>CD <text:s/>LYS A <text:s/>22 <text:s text:c="5"/>62.630 <text:s/>38.534 <text:s/>16.391 <text:s/>1.00 60.52 <text:s text:c="10"/>C <text:s/></text:p>
      <text:p text:style-name="Preformatted_20_Text">ATOM <text:s text:c="3"/>167 <text:s/>CE <text:s/>LYS A <text:s/>22 <text:s text:c="5"/>64.052 <text:s/>38.095 <text:s/>16.814 <text:s/>1.00 62.79 <text:s text:c="10"/>C <text:s/></text:p>
      <text:p text:style-name="Preformatted_20_Text">ATOM <text:s text:c="3"/>168 <text:s/>NZ <text:s/>LYS A <text:s/>22 <text:s text:c="5"/>64.803 <text:s/>37.385 <text:s/>15.717 <text:s/>1.00 63.95 <text:s text:c="10"/>N <text:s/></text:p>
      <text:p text:style-name="Preformatted_20_Text">ATOM <text:s text:c="3"/>169 <text:s/>N <text:s text:c="2"/>LYS A <text:s/>23 <text:s text:c="5"/>59.533 <text:s/>43.069 <text:s/>18.003 <text:s/>1.00 52.11 <text:s text:c="10"/>N <text:s/></text:p>
      <text:p text:style-name="Preformatted_20_Text">ATOM <text:s text:c="3"/>170 <text:s/>CA <text:s/>LYS A <text:s/>23 <text:s text:c="5"/>58.532 <text:s/>44.119 <text:s/>17.979 <text:s/>1.00 52.19 <text:s text:c="10"/>C <text:s/></text:p>
      <text:p text:style-name="Preformatted_20_Text">ATOM <text:s text:c="3"/>171 <text:s/>C <text:s text:c="2"/>LYS A <text:s/>23 <text:s text:c="5"/>57.464 <text:s/>43.964 <text:s/>16.908 <text:s/>1.00 51.08 <text:s text:c="10"/>C <text:s/></text:p>
      <text:p text:style-name="Preformatted_20_Text">ATOM <text:s text:c="3"/>172 <text:s/>O <text:s text:c="2"/>LYS A <text:s/>23 <text:s text:c="5"/>56.334 <text:s/>44.348 <text:s/>17.150 <text:s/>1.00 50.80 <text:s text:c="10"/>O <text:s/></text:p>
      <text:p text:style-name="Preformatted_20_Text"><text:soft-page-break/>ATOM <text:s text:c="3"/>173 <text:s/>CB <text:s/>LYS A <text:s/>23 <text:s text:c="5"/>59.193 <text:s/>45.492 <text:s/>17.875 <text:s/>1.00 52.84 <text:s text:c="10"/>C <text:s/></text:p>
      <text:p text:style-name="Preformatted_20_Text">ATOM <text:s text:c="3"/>174 <text:s/>CG <text:s/>LYS A <text:s/>23 <text:s text:c="5"/>60.170 <text:s/>45.831 <text:s/>19.038 <text:s/>1.00 55.53 <text:s text:c="10"/>C <text:s/></text:p>
      <text:p text:style-name="Preformatted_20_Text">ATOM <text:s text:c="3"/>175 <text:s/>CD <text:s/>LYS A <text:s/>23 <text:s text:c="5"/>59.601 <text:s/>45.548 <text:s/>20.435 <text:s/>1.00 57.74 <text:s text:c="10"/>C <text:s/></text:p>
      <text:p text:style-name="Preformatted_20_Text">ATOM <text:s text:c="3"/>176 <text:s/>CE <text:s/>LYS A <text:s/>23 <text:s text:c="5"/>60.405 <text:s/>46.249 <text:s/>21.552 <text:s/>1.00 59.35 <text:s text:c="10"/>C <text:s/></text:p>
      <text:p text:style-name="Preformatted_20_Text">ATOM <text:s text:c="3"/>177 <text:s/>NZ <text:s/>LYS A <text:s/>23 <text:s text:c="5"/>59.537 <text:s/>46.603 <text:s/>22.755 <text:s/>1.00 60.02 <text:s text:c="10"/>N <text:s/></text:p>
      <text:p text:style-name="Preformatted_20_Text">ATOM <text:s text:c="3"/>178 <text:s/>N <text:s text:c="2"/>ASP A <text:s/>24 <text:s text:c="5"/>57.790 <text:s/>43.403 <text:s/>15.748 <text:s/>1.00 50.08 <text:s text:c="10"/>N <text:s/></text:p>
      <text:p text:style-name="Preformatted_20_Text">ATOM <text:s text:c="3"/>179 <text:s/>CA <text:s/>ASP A <text:s/>24 <text:s text:c="5"/>56.769 <text:s/>43.211 <text:s/>14.716 <text:s/>1.00 50.12 <text:s text:c="10"/>C <text:s/></text:p>
      <text:p text:style-name="Preformatted_20_Text">ATOM <text:s text:c="3"/>180 <text:s/>C <text:s text:c="2"/>ASP A <text:s/>24 <text:s text:c="5"/>55.769 <text:s/>42.176 <text:s/>15.181 <text:s/>1.00 48.06 <text:s text:c="10"/>C <text:s/></text:p>
      <text:p text:style-name="Preformatted_20_Text">ATOM <text:s text:c="3"/>181 <text:s/>O <text:s text:c="2"/>ASP A <text:s/>24 <text:s text:c="5"/>54.575 <text:s/>42.376 <text:s/>15.012 <text:s/>1.00 47.74 <text:s text:c="10"/>O <text:s/></text:p>
      <text:p text:style-name="Preformatted_20_Text">ATOM <text:s text:c="3"/>182 <text:s/>CB <text:s/>ASP A <text:s/>24 <text:s text:c="5"/>57.335 <text:s/>42.748 <text:s/>13.363 <text:s/>1.00 51.20 <text:s text:c="10"/>C <text:s/></text:p>
      <text:p text:style-name="Preformatted_20_Text">ATOM <text:s text:c="3"/>183 <text:s/>CG <text:s/>ASP A <text:s/>24 <text:s text:c="5"/>58.324 <text:s/>43.744 <text:s/>12.754 <text:s/>1.00 57.09 <text:s text:c="10"/>C <text:s/></text:p>
      <text:p text:style-name="Preformatted_20_Text">ATOM <text:s text:c="3"/>184 <text:s/>OD1 ASP A <text:s/>24 <text:s text:c="5"/>57.921 <text:s/>44.899 <text:s/>12.422 <text:s/>1.00 62.12 <text:s text:c="10"/>O <text:s/></text:p>
      <text:p text:style-name="Preformatted_20_Text">ATOM <text:s text:c="3"/>185 <text:s/>OD2 ASP A <text:s/>24 <text:s text:c="5"/>59.541 <text:s/>43.443 <text:s/>12.562 <text:s/>1.00 65.37 <text:s text:c="10"/>O <text:s/></text:p>
      <text:p text:style-name="Preformatted_20_Text">ATOM <text:s text:c="3"/>186 <text:s/>N <text:s text:c="2"/>GLU A <text:s/>25 <text:s text:c="5"/>56.275 <text:s/>41.072 <text:s/>15.741 <text:s/>1.00 45.88 <text:s text:c="10"/>N <text:s/></text:p>
      <text:p text:style-name="Preformatted_20_Text">ATOM <text:s text:c="3"/>187 <text:s/>CA <text:s/>GLU A <text:s/>25 <text:s text:c="5"/>55.442 <text:s/>39.994 <text:s/>16.269 <text:s/>1.00 44.65 <text:s text:c="10"/>C <text:s/></text:p>
      <text:p text:style-name="Preformatted_20_Text">ATOM <text:s text:c="3"/>188 <text:s/>C <text:s text:c="2"/>GLU A <text:s/>25 <text:s text:c="5"/>54.545 <text:s/>40.455 <text:s/>17.408 <text:s/>1.00 42.80 <text:s text:c="10"/>C <text:s/></text:p>
      <text:p text:style-name="Preformatted_20_Text">ATOM <text:s text:c="3"/>189 <text:s/>O <text:s text:c="2"/>GLU A <text:s/>25 <text:s text:c="5"/>53.407 <text:s/>40.076 <text:s/>17.503 <text:s/>1.00 42.19 <text:s text:c="10"/>O <text:s/></text:p>
      <text:p text:style-name="Preformatted_20_Text">ATOM <text:s text:c="3"/>190 <text:s/>CB <text:s/>GLU A <text:s/>25 <text:s text:c="5"/>56.298 <text:s/>38.836 <text:s/>16.765 <text:s/>1.00 44.67 <text:s text:c="10"/>C <text:s/></text:p>
      <text:p text:style-name="Preformatted_20_Text">ATOM <text:s text:c="3"/>191 <text:s/>CG <text:s/>GLU A <text:s/>25 <text:s text:c="5"/>55.485 <text:s/>37.613 <text:s/>17.171 <text:s/>1.00 45.02 <text:s text:c="10"/>C <text:s/></text:p>
      <text:p text:style-name="Preformatted_20_Text">ATOM <text:s text:c="3"/>192 <text:s/>CD <text:s/>GLU A <text:s/>25 <text:s text:c="5"/>56.336 <text:s/>36.482 <text:s/>17.731 <text:s/>1.00 46.56 <text:s text:c="10"/>C <text:s/></text:p>
      <text:p text:style-name="Preformatted_20_Text">ATOM <text:s text:c="3"/>193 <text:s/>OE1 GLU A <text:s/>25 <text:s text:c="5"/>55.910 <text:s/>35.820 <text:s/>18.721 <text:s/>1.00 45.99 <text:s text:c="10"/>O <text:s/></text:p>
      <text:p text:style-name="Preformatted_20_Text">ATOM <text:s text:c="3"/>194 <text:s/>OE2 GLU A <text:s/>25 <text:s text:c="5"/>57.419 <text:s/>36.239 <text:s/>17.159 <text:s/>1.00 46.51 <text:s text:c="10"/>O <text:s/></text:p>
      <text:p text:style-name="Preformatted_20_Text">ATOM <text:s text:c="3"/>195 <text:s/>N <text:s text:c="2"/>LEU A <text:s/>26 <text:s text:c="5"/>55.079 <text:s/>41.291 <text:s/>18.259 <text:s/>1.00 41.76 <text:s text:c="10"/>N <text:s/></text:p>
      <text:p text:style-name="Preformatted_20_Text">ATOM <text:s text:c="3"/>196 <text:s/>CA <text:s/>LEU A <text:s/>26 <text:s text:c="5"/>54.378 <text:s/>41.743 <text:s/>19.426 <text:s/>1.00 41.73 <text:s text:c="10"/>C <text:s/></text:p>
      <text:p text:style-name="Preformatted_20_Text">ATOM <text:s text:c="3"/>197 <text:s/>C <text:s text:c="2"/>LEU A <text:s/>26 <text:s text:c="5"/>53.194 <text:s/>42.626 <text:s/>19.045 <text:s/>1.00 41.49 <text:s text:c="10"/>C <text:s/></text:p>
      <text:p text:style-name="Preformatted_20_Text">ATOM <text:s text:c="3"/>198 <text:s/>O <text:s text:c="2"/>LEU A <text:s/>26 <text:s text:c="5"/>52.130 <text:s/>42.520 <text:s/>19.604 <text:s/>1.00 41.10 <text:s text:c="10"/>O <text:s/></text:p>
      <text:p text:style-name="Preformatted_20_Text">ATOM <text:s text:c="3"/>199 <text:s/>CB <text:s/>LEU A <text:s/>26 <text:s text:c="5"/>55.340 <text:s/>42.536 <text:s/>20.266 <text:s/>1.00 41.39 <text:s text:c="10"/>C <text:s/></text:p>
      <text:p text:style-name="Preformatted_20_Text">ATOM <text:s text:c="3"/>200 <text:s/>CG <text:s/>LEU A <text:s/>26 <text:s text:c="5"/>54.787 <text:s/>43.038 <text:s/>21.577 <text:s/>1.00 43.74 <text:s text:c="10"/>C <text:s/></text:p>
      <text:p text:style-name="Preformatted_20_Text">ATOM <text:s text:c="3"/>201 <text:s/>CD1 LEU A <text:s/>26 <text:s text:c="5"/>54.499 <text:s/>41.885 <text:s/>22.539 <text:s/>1.00 43.25 <text:s text:c="10"/>C <text:s/></text:p>
      <text:p text:style-name="Preformatted_20_Text">ATOM <text:s text:c="3"/>202 <text:s/>CD2 LEU A <text:s/>26 <text:s text:c="5"/>55.818 <text:s/>44.025 <text:s/>22.140 <text:s/>1.00 46.12 <text:s text:c="10"/>C <text:s/></text:p>
      <text:p text:style-name="Preformatted_20_Text">ATOM <text:s text:c="3"/>203 <text:s/>N <text:s text:c="2"/>LYS A <text:s/>27 <text:s text:c="5"/>53.422 <text:s/>43.513 <text:s/>18.086 <text:s/>1.00 41.23 <text:s text:c="10"/>N <text:s/></text:p>
      <text:p text:style-name="Preformatted_20_Text">ATOM <text:s text:c="3"/>204 <text:s/>CA <text:s/>LYS A <text:s/>27 <text:s text:c="5"/>52.377 <text:s/>44.339 <text:s/>17.503 <text:s/>1.00 40.70 <text:s text:c="10"/>C <text:s/></text:p>
      <text:p text:style-name="Preformatted_20_Text">ATOM <text:s text:c="3"/>205 <text:s/>C <text:s text:c="2"/>LYS A <text:s/>27 <text:s text:c="5"/>51.245 <text:s/>43.499 <text:s/>16.901 <text:s/>1.00 38.47 <text:s text:c="10"/>C <text:s/></text:p>
      <text:p text:style-name="Preformatted_20_Text">ATOM <text:s text:c="3"/>206 <text:s/>O <text:s text:c="2"/>LYS A <text:s/>27 <text:s text:c="5"/>50.082 <text:s/>43.787 <text:s/>17.142 <text:s/>1.00 37.65 <text:s text:c="10"/>O <text:s/></text:p>
      <text:p text:style-name="Preformatted_20_Text">ATOM <text:s text:c="3"/>207 <text:s/>CB <text:s/>LYS A <text:s/>27 <text:s text:c="5"/>53.003 <text:s/>45.235 <text:s/>16.447 <text:s/>1.00 41.32 <text:s text:c="10"/>C <text:s/></text:p>
      <text:p text:style-name="Preformatted_20_Text">ATOM <text:s text:c="3"/>208 <text:s/>CG <text:s/>LYS A <text:s/>27 <text:s text:c="5"/>52.068 <text:s/>46.172 <text:s/>15.752 <text:s/>1.00 45.65 <text:s text:c="10"/>C <text:s/></text:p>
      <text:p text:style-name="Preformatted_20_Text">ATOM <text:s text:c="3"/>209 <text:s/>CD <text:s/>LYS A <text:s/>27 <text:s text:c="5"/>52.669 <text:s/>46.641 <text:s/>14.392 <text:s/>1.00 52.59 <text:s text:c="10"/>C <text:s/></text:p>
      <text:p text:style-name="Preformatted_20_Text">ATOM <text:s text:c="3"/>210 <text:s/>CE <text:s/>LYS A <text:s/>27 <text:s text:c="5"/>53.025 <text:s/>48.144 <text:s/>14.395 <text:s/>1.00 55.97 <text:s text:c="10"/>C <text:s/></text:p>
      <text:p text:style-name="Preformatted_20_Text">ATOM <text:s text:c="3"/>211 <text:s/>NZ <text:s/>LYS A <text:s/>27 <text:s text:c="5"/>53.894 <text:s/>48.544 <text:s/>13.211 <text:s/>1.00 59.38 <text:s text:c="10"/>N <text:s/></text:p>
      <text:p text:style-name="Preformatted_20_Text">ATOM <text:s text:c="3"/>212 <text:s/>N <text:s text:c="2"/>LYS A <text:s/>28 <text:s text:c="5"/>51.579 <text:s/>42.480 <text:s/>16.113 <text:s/>1.00 36.46 <text:s text:c="10"/>N <text:s/></text:p>
      <text:p text:style-name="Preformatted_20_Text">ATOM <text:s text:c="3"/>213 <text:s/>CA <text:s/>LYS A <text:s/>28 <text:s text:c="5"/>50.565 <text:s/>41.633 <text:s/>15.493 <text:s/>1.00 35.68 <text:s text:c="10"/>C <text:s/></text:p>
      <text:p text:style-name="Preformatted_20_Text">ATOM <text:s text:c="3"/>214 <text:s/>C <text:s text:c="2"/>LYS A <text:s/>28 <text:s text:c="5"/>49.781 <text:s/>40.811 <text:s/>16.552 <text:s/>1.00 34.44 <text:s text:c="10"/>C <text:s/></text:p>
      <text:p text:style-name="Preformatted_20_Text">ATOM <text:s text:c="3"/>215 <text:s/>O <text:s text:c="2"/>LYS A <text:s/>28 <text:s text:c="5"/>48.592 <text:s/>40.647 <text:s/>16.451 <text:s/>1.00 32.67 <text:s text:c="10"/>O <text:s/></text:p>
      <text:p text:style-name="Preformatted_20_Text">ATOM <text:s text:c="3"/>216 <text:s/>CB <text:s/>LYS A <text:s/>28 <text:s text:c="5"/>51.197 <text:s/>40.678 <text:s/>14.485 <text:s/>1.00 36.41 <text:s text:c="10"/>C <text:s/></text:p>
      <text:p text:style-name="Preformatted_20_Text">ATOM <text:s text:c="3"/>217 <text:s/>CG <text:s/>LYS A <text:s/>28 <text:s text:c="5"/>52.017 <text:s/>41.332 <text:s/>13.323 <text:s/>1.00 40.09 <text:s text:c="10"/>C <text:s/></text:p>
      <text:p text:style-name="Preformatted_20_Text">ATOM <text:s text:c="3"/>218 <text:s/>CD <text:s/>LYS A <text:s/>28 <text:s text:c="5"/>51.105 <text:s/>41.884 <text:s/>12.245 <text:s/>1.00 47.00 <text:s text:c="10"/>C <text:s/></text:p>
      <text:p text:style-name="Preformatted_20_Text">ATOM <text:s text:c="3"/>219 <text:s/>CE <text:s/>LYS A <text:s/>28 <text:s text:c="5"/>51.761 <text:s/>43.063 <text:s/>11.429 <text:s/>1.00 52.02 <text:s text:c="10"/>C <text:s/></text:p>
      <text:p text:style-name="Preformatted_20_Text">ATOM <text:s text:c="3"/>220 <text:s/>NZ <text:s/>LYS A <text:s/>28 <text:s text:c="5"/>51.091 <text:s/>44.441 <text:s/>11.567 <text:s/>1.00 53.60 <text:s text:c="10"/>N <text:s/></text:p>
      <text:p text:style-name="Preformatted_20_Text">ATOM <text:s text:c="3"/>221 <text:s/>N <text:s text:c="2"/>SER A <text:s/>29 <text:s text:c="5"/>50.480 <text:s/>40.328 <text:s/>17.579 <text:s/>1.00 33.13 <text:s text:c="10"/>N <text:s/></text:p>
      <text:p text:style-name="Preformatted_20_Text">ATOM <text:s text:c="3"/>222 <text:s/>CA <text:s/>SER A <text:s/>29 <text:s text:c="5"/>49.881 <text:s/>39.488 <text:s/>18.581 <text:s/>1.00 32.81 <text:s text:c="10"/>C <text:s/></text:p>
      <text:p text:style-name="Preformatted_20_Text">ATOM <text:s text:c="3"/>223 <text:s/>C <text:s text:c="2"/>SER A <text:s/>29 <text:s text:c="5"/>48.961 <text:s/>40.348 <text:s/>19.447 <text:s/>1.00 31.82 <text:s text:c="10"/>C <text:s/></text:p>
      <text:p text:style-name="Preformatted_20_Text">ATOM <text:s text:c="3"/>224 <text:s/>O <text:s text:c="2"/>SER A <text:s/>29 <text:s text:c="5"/>47.882 <text:s/>39.924 <text:s/>19.804 <text:s/>1.00 31.68 <text:s text:c="10"/>O <text:s/></text:p>
      <text:p text:style-name="Preformatted_20_Text">ATOM <text:s text:c="3"/>225 <text:s/>CB <text:s/>SER A <text:s/>29 <text:s text:c="5"/>50.961 <text:s/>38.786 <text:s/>19.417 <text:s/>1.00 32.95 <text:s text:c="10"/>C <text:s/></text:p>
      <text:p text:style-name="Preformatted_20_Text">ATOM <text:s text:c="3"/>226 <text:s/>OG <text:s/>SER A <text:s/>29 <text:s text:c="5"/>51.583 <text:s/>37.784 <text:s/>18.637 <text:s/>1.00 34.51 <text:s text:c="10"/>O <text:s/></text:p>
      <text:p text:style-name="Preformatted_20_Text">ATOM <text:s text:c="3"/>227 <text:s/>N <text:s text:c="2"/>LEU A <text:s/>30 <text:s text:c="5"/>49.373 <text:s/>41.566 <text:s/>19.740 <text:s/>1.00 30.76 <text:s text:c="10"/>N <text:s/></text:p>
      <text:p text:style-name="Preformatted_20_Text">ATOM <text:s text:c="3"/>228 <text:s/>CA <text:s/>LEU A <text:s/>30 <text:s text:c="5"/>48.501 <text:s/>42.528 <text:s/>20.396 <text:s/>1.00 30.98 <text:s text:c="10"/>C <text:s/></text:p>
      <text:p text:style-name="Preformatted_20_Text">ATOM <text:s text:c="3"/>229 <text:s/>C <text:s text:c="2"/>LEU A <text:s/>30 <text:s text:c="5"/>47.190 <text:s/>42.745 <text:s/>19.613 <text:s/>1.00 31.20 <text:s text:c="10"/>C <text:s/></text:p>
      <text:p text:style-name="Preformatted_20_Text">ATOM <text:s text:c="3"/>230 <text:s/>O <text:s text:c="2"/>LEU A <text:s/>30 <text:s text:c="5"/>46.101 <text:s/>42.778 <text:s/>20.181 <text:s/>1.00 30.71 <text:s text:c="10"/>O <text:s/></text:p>
      <text:p text:style-name="Preformatted_20_Text">ATOM <text:s text:c="3"/>231 <text:s/>CB <text:s/>LEU A <text:s/>30 <text:s text:c="5"/>49.237 <text:s/>43.842 <text:s/>20.563 <text:s/>1.00 30.50 <text:s text:c="10"/>C <text:s/></text:p>
      <text:p text:style-name="Preformatted_20_Text"><text:soft-page-break/>ATOM <text:s text:c="3"/>232 <text:s/>CG <text:s/>LEU A <text:s/>30 <text:s text:c="5"/>50.227 <text:s/>43.875 <text:s/>21.719 <text:s/>1.00 31.11 <text:s text:c="10"/>C <text:s/></text:p>
      <text:p text:style-name="Preformatted_20_Text">ATOM <text:s text:c="3"/>233 <text:s/>CD1 LEU A <text:s/>30 <text:s text:c="5"/>51.107 <text:s/>45.127 <text:s/>21.708 <text:s/>1.00 32.54 <text:s text:c="10"/>C <text:s/></text:p>
      <text:p text:style-name="Preformatted_20_Text">ATOM <text:s text:c="3"/>234 <text:s/>CD2 LEU A <text:s/>30 <text:s text:c="5"/>49.538 <text:s/>43.766 <text:s/>23.031 <text:s/>1.00 30.63 <text:s text:c="10"/>C <text:s/></text:p>
      <text:p text:style-name="Preformatted_20_Text">ATOM <text:s text:c="3"/>235 <text:s/>N <text:s text:c="2"/>TYR A <text:s/>31 <text:s text:c="5"/>47.306 <text:s/>42.841 <text:s/>18.297 <text:s/>1.00 31.23 <text:s text:c="10"/>N <text:s/></text:p>
      <text:p text:style-name="Preformatted_20_Text">ATOM <text:s text:c="3"/>236 <text:s/>CA <text:s/>TYR A <text:s/>31 <text:s text:c="5"/>46.152 <text:s/>43.040 <text:s/>17.448 <text:s/>1.00 31.04 <text:s text:c="10"/>C <text:s/></text:p>
      <text:p text:style-name="Preformatted_20_Text">ATOM <text:s text:c="3"/>237 <text:s/>C <text:s text:c="2"/>TYR A <text:s/>31 <text:s text:c="5"/>45.203 <text:s/>41.855 <text:s/>17.556 <text:s/>1.00 29.95 <text:s text:c="10"/>C <text:s/></text:p>
      <text:p text:style-name="Preformatted_20_Text">ATOM <text:s text:c="3"/>238 <text:s/>O <text:s text:c="2"/>TYR A <text:s/>31 <text:s text:c="5"/>44.000 <text:s/>42.021 <text:s/>17.686 <text:s/>1.00 29.09 <text:s text:c="10"/>O <text:s/></text:p>
      <text:p text:style-name="Preformatted_20_Text">ATOM <text:s text:c="3"/>239 <text:s/>CB <text:s/>TYR A <text:s/>31 <text:s text:c="5"/>46.582 <text:s/>43.234 <text:s/>15.988 <text:s/>1.00 31.85 <text:s text:c="10"/>C <text:s/></text:p>
      <text:p text:style-name="Preformatted_20_Text">ATOM <text:s text:c="3"/>240 <text:s/>CG <text:s/>TYR A <text:s/>31 <text:s text:c="5"/>45.436 <text:s/>43.717 <text:s/>15.141 <text:s/>1.00 33.42 <text:s text:c="10"/>C <text:s/></text:p>
      <text:p text:style-name="Preformatted_20_Text">ATOM <text:s text:c="3"/>241 <text:s/>CD1 TYR A <text:s/>31 <text:s text:c="5"/>45.112 <text:s/>45.077 <text:s/>15.072 <text:s/>1.00 36.23 <text:s text:c="10"/>C <text:s/></text:p>
      <text:p text:style-name="Preformatted_20_Text">ATOM <text:s text:c="3"/>242 <text:s/>CD2 TYR A <text:s/>31 <text:s text:c="5"/>44.633 <text:s/>42.812 <text:s/>14.479 <text:s/>1.00 35.46 <text:s text:c="10"/>C <text:s/></text:p>
      <text:p text:style-name="Preformatted_20_Text">ATOM <text:s text:c="3"/>243 <text:s/>CE1 TYR A <text:s/>31 <text:s text:c="5"/>44.007 <text:s/>45.500 <text:s/>14.341 <text:s/>1.00 38.88 <text:s text:c="10"/>C <text:s/></text:p>
      <text:p text:style-name="Preformatted_20_Text">ATOM <text:s text:c="3"/>244 <text:s/>CE2 TYR A <text:s/>31 <text:s text:c="5"/>43.544 <text:s/>43.209 <text:s/>13.749 <text:s/>1.00 37.04 <text:s text:c="10"/>C <text:s/></text:p>
      <text:p text:style-name="Preformatted_20_Text">ATOM <text:s text:c="3"/>245 <text:s/>CZ <text:s/>TYR A <text:s/>31 <text:s text:c="5"/>43.241 <text:s/>44.546 <text:s/>13.666 <text:s/>1.00 39.39 <text:s text:c="10"/>C <text:s/></text:p>
      <text:p text:style-name="Preformatted_20_Text">ATOM <text:s text:c="3"/>246 <text:s/>OH <text:s/>TYR A <text:s/>31 <text:s text:c="5"/>42.166 <text:s/>44.896 <text:s/>12.910 <text:s/>1.00 42.25 <text:s text:c="10"/>O <text:s/></text:p>
      <text:p text:style-name="Preformatted_20_Text">ATOM <text:s text:c="3"/>247 <text:s/>N <text:s text:c="2"/>ALA A <text:s/>32 <text:s text:c="5"/>45.765 <text:s/>40.659 <text:s/>17.526 <text:s/>1.00 28.95 <text:s text:c="10"/>N <text:s/></text:p>
      <text:p text:style-name="Preformatted_20_Text">ATOM <text:s text:c="3"/>248 <text:s/>CA <text:s/>ALA A <text:s/>32 <text:s text:c="5"/>44.995 <text:s/>39.432 <text:s/>17.676 <text:s/>1.00 27.94 <text:s text:c="10"/>C <text:s/></text:p>
      <text:p text:style-name="Preformatted_20_Text">ATOM <text:s text:c="3"/>249 <text:s/>C <text:s text:c="2"/>ALA A <text:s/>32 <text:s text:c="5"/>44.067 <text:s/>39.387 <text:s/>18.905 <text:s/>1.00 27.51 <text:s text:c="10"/>C <text:s/></text:p>
      <text:p text:style-name="Preformatted_20_Text">ATOM <text:s text:c="3"/>250 <text:s/>O <text:s text:c="2"/>ALA A <text:s/>32 <text:s text:c="5"/>42.997 <text:s/>38.822 <text:s/>18.833 <text:s/>1.00 27.70 <text:s text:c="10"/>O <text:s/></text:p>
      <text:p text:style-name="Preformatted_20_Text">ATOM <text:s text:c="3"/>251 <text:s/>CB <text:s/>ALA A <text:s/>32 <text:s text:c="5"/>45.933 <text:s/>38.277 <text:s/>17.730 <text:s/>1.00 27.45 <text:s text:c="10"/>C <text:s/></text:p>
      <text:p text:style-name="Preformatted_20_Text">ATOM <text:s text:c="3"/>252 <text:s/>N <text:s text:c="2"/>ILE A <text:s/>33 <text:s text:c="5"/>44.499 <text:s/>39.922 <text:s/>20.037 <text:s/>1.00 27.77 <text:s text:c="10"/>N <text:s/></text:p>
      <text:p text:style-name="Preformatted_20_Text">ATOM <text:s text:c="3"/>253 <text:s/>CA <text:s/>ILE A <text:s/>33 <text:s text:c="5"/>43.715 <text:s/>39.835 <text:s/>21.285 <text:s/>1.00 28.02 <text:s text:c="10"/>C <text:s/></text:p>
      <text:p text:style-name="Preformatted_20_Text">ATOM <text:s text:c="3"/>254 <text:s/>C <text:s text:c="2"/>ILE A <text:s/>33 <text:s text:c="5"/>42.872 <text:s/>41.083 <text:s/>21.597 <text:s/>1.00 27.93 <text:s text:c="10"/>C <text:s/></text:p>
      <text:p text:style-name="Preformatted_20_Text">ATOM <text:s text:c="3"/>255 <text:s/>O <text:s text:c="2"/>ILE A <text:s/>33 <text:s text:c="5"/>41.876 <text:s/>40.990 <text:s/>22.348 <text:s/>1.00 28.12 <text:s text:c="10"/>O <text:s/></text:p>
      <text:p text:style-name="Preformatted_20_Text">ATOM <text:s text:c="3"/>256 <text:s/>CB <text:s/>ILE A <text:s/>33 <text:s text:c="5"/>44.616 <text:s/>39.473 <text:s/>22.509 <text:s/>1.00 27.95 <text:s text:c="10"/>C <text:s/></text:p>
      <text:p text:style-name="Preformatted_20_Text">ATOM <text:s text:c="3"/>257 <text:s/>CG1 ILE A <text:s/>33 <text:s text:c="5"/>45.698 <text:s/>40.509 <text:s/>22.714 <text:s/>1.00 29.12 <text:s text:c="10"/>C <text:s/></text:p>
      <text:p text:style-name="Preformatted_20_Text">ATOM <text:s text:c="3"/>258 <text:s/>CG2 ILE A <text:s/>33 <text:s text:c="5"/>45.264 <text:s/>38.106 <text:s/>22.342 <text:s/>1.00 28.86 <text:s text:c="10"/>C <text:s/></text:p>
      <text:p text:style-name="Preformatted_20_Text">ATOM <text:s text:c="3"/>259 <text:s/>CD1 ILE A <text:s/>33 <text:s text:c="5"/>46.339 <text:s/>40.492 <text:s/>24.074 <text:s/>1.00 29.04 <text:s text:c="10"/>C <text:s/></text:p>
      <text:p text:style-name="Preformatted_20_Text">ATOM <text:s text:c="3"/>260 <text:s/>N <text:s text:c="2"/>PHE A <text:s/>34 <text:s text:c="5"/>43.269 <text:s/>42.230 <text:s/>21.037 <text:s/>1.00 27.78 <text:s text:c="10"/>N <text:s/></text:p>
      <text:p text:style-name="Preformatted_20_Text">ATOM <text:s text:c="3"/>261 <text:s/>CA <text:s/>PHE A <text:s/>34 <text:s text:c="5"/>42.615 <text:s/>43.517 <text:s/>21.278 <text:s/>1.00 27.61 <text:s text:c="10"/>C <text:s/></text:p>
      <text:p text:style-name="Preformatted_20_Text">ATOM <text:s text:c="3"/>262 <text:s/>C <text:s text:c="2"/>PHE A <text:s/>34 <text:s text:c="5"/>41.637 <text:s/>43.931 <text:s/>20.195 <text:s/>1.00 28.12 <text:s text:c="10"/>C <text:s/></text:p>
      <text:p text:style-name="Preformatted_20_Text">ATOM <text:s text:c="3"/>263 <text:s/>O <text:s text:c="2"/>PHE A <text:s/>34 <text:s text:c="5"/>40.756 <text:s/>44.734 <text:s/>20.469 <text:s/>1.00 29.60 <text:s text:c="10"/>O <text:s/></text:p>
      <text:p text:style-name="Preformatted_20_Text">ATOM <text:s text:c="3"/>264 <text:s/>CB <text:s/>PHE A <text:s/>34 <text:s text:c="5"/>43.614 <text:s/>44.625 <text:s/>21.512 <text:s/>1.00 26.78 <text:s text:c="10"/>C <text:s/></text:p>
      <text:p text:style-name="Preformatted_20_Text">ATOM <text:s text:c="3"/>265 <text:s/>CG <text:s/>PHE A <text:s/>34 <text:s text:c="5"/>44.176 <text:s/>44.639 <text:s/>22.906 <text:s/>1.00 27.82 <text:s text:c="10"/>C <text:s/></text:p>
      <text:p text:style-name="Preformatted_20_Text">ATOM <text:s text:c="3"/>266 <text:s/>CD1 PHE A <text:s/>34 <text:s text:c="5"/>45.515 <text:s/>44.324 <text:s/>23.146 <text:s/>1.00 29.88 <text:s text:c="10"/>C <text:s/></text:p>
      <text:p text:style-name="Preformatted_20_Text">ATOM <text:s text:c="3"/>267 <text:s/>CD2 PHE A <text:s/>34 <text:s text:c="5"/>43.374 <text:s/>44.973 <text:s/>23.992 <text:s/>1.00 29.10 <text:s text:c="10"/>C <text:s/></text:p>
      <text:p text:style-name="Preformatted_20_Text">ATOM <text:s text:c="3"/>268 <text:s/>CE1 PHE A <text:s/>34 <text:s text:c="5"/>46.044 <text:s/>44.330 <text:s/>24.464 <text:s/>1.00 30.04 <text:s text:c="10"/>C <text:s/></text:p>
      <text:p text:style-name="Preformatted_20_Text">ATOM <text:s text:c="3"/>269 <text:s/>CE2 PHE A <text:s/>34 <text:s text:c="5"/>43.881 <text:s/>44.970 <text:s/>25.302 <text:s/>1.00 28.20 <text:s text:c="10"/>C <text:s/></text:p>
      <text:p text:style-name="Preformatted_20_Text">ATOM <text:s text:c="3"/>270 <text:s/>CZ <text:s/>PHE A <text:s/>34 <text:s text:c="5"/>45.213 <text:s/>44.646 <text:s/>25.535 <text:s/>1.00 30.66 <text:s text:c="10"/>C <text:s/></text:p>
      <text:p text:style-name="Preformatted_20_Text">ATOM <text:s text:c="3"/>271 <text:s/>N <text:s text:c="2"/>SER A <text:s/>35 <text:s text:c="5"/>41.712 <text:s/>43.349 <text:s/>19.008 <text:s/>1.00 28.36 <text:s text:c="10"/>N <text:s/></text:p>
      <text:p text:style-name="Preformatted_20_Text">ATOM <text:s text:c="3"/>272 <text:s/>CA <text:s/>SER A <text:s/>35 <text:s text:c="5"/>40.794 <text:s/>43.726 <text:s/>17.947 <text:s/>1.00 28.92 <text:s text:c="10"/>C <text:s/></text:p>
      <text:p text:style-name="Preformatted_20_Text">ATOM <text:s text:c="3"/>273 <text:s/>C <text:s text:c="2"/>SER A <text:s/>35 <text:s text:c="5"/>39.356 <text:s/>43.433 <text:s/>18.300 <text:s/>1.00 29.31 <text:s text:c="10"/>C <text:s/></text:p>
      <text:p text:style-name="Preformatted_20_Text">ATOM <text:s text:c="3"/>274 <text:s/>O <text:s text:c="2"/>SER A <text:s/>35 <text:s text:c="5"/>38.446 <text:s/>44.097 <text:s/>17.795 <text:s/>1.00 29.65 <text:s text:c="10"/>O <text:s/></text:p>
      <text:p text:style-name="Preformatted_20_Text">ATOM <text:s text:c="3"/>275 <text:s/>CB <text:s/>SER A <text:s/>35 <text:s text:c="5"/>41.144 <text:s/>43.079 <text:s/>16.607 <text:s/>1.00 28.76 <text:s text:c="10"/>C <text:s/></text:p>
      <text:p text:style-name="Preformatted_20_Text">ATOM <text:s text:c="3"/>276 <text:s/>OG <text:s/>SER A <text:s/>35 <text:s text:c="5"/>41.123 <text:s/>41.684 <text:s/>16.682 <text:s/>1.00 30.41 <text:s text:c="10"/>O <text:s/></text:p>
      <text:p text:style-name="Preformatted_20_Text">ATOM <text:s text:c="3"/>277 <text:s/>N <text:s text:c="2"/>GLN A <text:s/>36 <text:s text:c="5"/>39.138 <text:s/>42.484 <text:s/>19.205 <text:s/>1.00 30.18 <text:s text:c="10"/>N <text:s/></text:p>
      <text:p text:style-name="Preformatted_20_Text">ATOM <text:s text:c="3"/>278 <text:s/>CA <text:s/>GLN A <text:s/>36 <text:s text:c="5"/>37.770 <text:s/>42.124 <text:s/>19.646 <text:s/>1.00 30.73 <text:s text:c="10"/>C <text:s/></text:p>
      <text:p text:style-name="Preformatted_20_Text">ATOM <text:s text:c="3"/>279 <text:s/>C <text:s text:c="2"/>GLN A <text:s/>36 <text:s text:c="5"/>36.971 <text:s/>43.267 <text:s/>20.300 <text:s/>1.00 30.46 <text:s text:c="10"/>C <text:s/></text:p>
      <text:p text:style-name="Preformatted_20_Text">ATOM <text:s text:c="3"/>280 <text:s/>O <text:s text:c="2"/>GLN A <text:s/>36 <text:s text:c="5"/>35.793 <text:s/>43.119 <text:s/>20.490 <text:s/>1.00 31.01 <text:s text:c="10"/>O <text:s/></text:p>
      <text:p text:style-name="Preformatted_20_Text">ATOM <text:s text:c="3"/>281 <text:s/>CB <text:s/>GLN A <text:s/>36 <text:s text:c="5"/>37.820 <text:s/>40.966 <text:s/>20.653 <text:s/>1.00 30.41 <text:s text:c="10"/>C <text:s/></text:p>
      <text:p text:style-name="Preformatted_20_Text">ATOM <text:s text:c="3"/>282 <text:s/>CG <text:s/>GLN A <text:s/>36 <text:s text:c="5"/>38.617 <text:s/>41.272 <text:s/>21.938 <text:s/>1.00 31.23 <text:s text:c="10"/>C <text:s/></text:p>
      <text:p text:style-name="Preformatted_20_Text">ATOM <text:s text:c="3"/>283 <text:s/>CD <text:s/>GLN A <text:s/>36 <text:s text:c="5"/>38.541 <text:s/>40.122 <text:s/>22.984 <text:s/>1.00 31.71 <text:s text:c="10"/>C <text:s/></text:p>
      <text:p text:style-name="Preformatted_20_Text">ATOM <text:s text:c="3"/>284 <text:s/>OE1 GLN A <text:s/>36 <text:s text:c="5"/>37.453 <text:s/>39.800 <text:s/>23.443 <text:s/>1.00 34.66 <text:s text:c="10"/>O <text:s/></text:p>
      <text:p text:style-name="Preformatted_20_Text">ATOM <text:s text:c="3"/>285 <text:s/>NE2 GLN A <text:s/>36 <text:s text:c="5"/>39.683 <text:s/>39.523 <text:s/>23.339 <text:s/>1.00 25.19 <text:s text:c="10"/>N <text:s/></text:p>
      <text:p text:style-name="Preformatted_20_Text">ATOM <text:s text:c="3"/>286 <text:s/>N <text:s text:c="2"/>PHE A <text:s/>37 <text:s text:c="5"/>37.619 <text:s/>44.353 <text:s/>20.696 <text:s/>1.00 30.80 <text:s text:c="10"/>N <text:s/></text:p>
      <text:p text:style-name="Preformatted_20_Text">ATOM <text:s text:c="3"/>287 <text:s/>CA <text:s/>PHE A <text:s/>37 <text:s text:c="5"/>36.977 <text:s/>45.414 <text:s/>21.450 <text:s/>1.00 31.67 <text:s text:c="10"/>C <text:s/></text:p>
      <text:p text:style-name="Preformatted_20_Text">ATOM <text:s text:c="3"/>288 <text:s/>C <text:s text:c="2"/>PHE A <text:s/>37 <text:s text:c="5"/>36.576 <text:s/>46.586 <text:s/>20.592 <text:s/>1.00 32.47 <text:s text:c="10"/>C <text:s/></text:p>
      <text:p text:style-name="Preformatted_20_Text">ATOM <text:s text:c="3"/>289 <text:s/>O <text:s text:c="2"/>PHE A <text:s/>37 <text:s text:c="5"/>35.984 <text:s/>47.525 <text:s/>21.092 <text:s/>1.00 32.26 <text:s text:c="10"/>O <text:s/></text:p>
      <text:p text:style-name="Preformatted_20_Text">ATOM <text:s text:c="3"/>290 <text:s/>CB <text:s/>PHE A <text:s/>37 <text:s text:c="5"/>37.878 <text:s/>45.881 <text:s/>22.591 <text:s/>1.00 31.77 <text:s text:c="10"/>C <text:s/></text:p>
      <text:p text:style-name="Preformatted_20_Text"><text:soft-page-break/>ATOM <text:s text:c="3"/>291 <text:s/>CG <text:s/>PHE A <text:s/>37 <text:s text:c="5"/>38.163 <text:s/>44.808 <text:s/>23.575 <text:s/>1.00 32.31 <text:s text:c="10"/>C <text:s/></text:p>
      <text:p text:style-name="Preformatted_20_Text">ATOM <text:s text:c="3"/>292 <text:s/>CD1 PHE A <text:s/>37 <text:s text:c="5"/>39.427 <text:s/>44.239 <text:s/>23.648 <text:s/>1.00 34.47 <text:s text:c="10"/>C <text:s/></text:p>
      <text:p text:style-name="Preformatted_20_Text">ATOM <text:s text:c="3"/>293 <text:s/>CD2 PHE A <text:s/>37 <text:s text:c="5"/>37.142 <text:s/>44.300 <text:s/>24.375 <text:s/>1.00 34.05 <text:s text:c="10"/>C <text:s/></text:p>
      <text:p text:style-name="Preformatted_20_Text">ATOM <text:s text:c="3"/>294 <text:s/>CE1 PHE A <text:s/>37 <text:s text:c="5"/>39.686 <text:s/>43.213 <text:s/>24.521 <text:s/>1.00 33.95 <text:s text:c="10"/>C <text:s/></text:p>
      <text:p text:style-name="Preformatted_20_Text">ATOM <text:s text:c="3"/>295 <text:s/>CE2 PHE A <text:s/>37 <text:s text:c="5"/>37.392 <text:s/>43.274 <text:s/>25.269 <text:s/>1.00 34.67 <text:s text:c="10"/>C <text:s/></text:p>
      <text:p text:style-name="Preformatted_20_Text">ATOM <text:s text:c="3"/>296 <text:s/>CZ <text:s/>PHE A <text:s/>37 <text:s text:c="5"/>38.677 <text:s/>42.728 <text:s/>25.337 <text:s/>1.00 35.56 <text:s text:c="10"/>C <text:s/></text:p>
      <text:p text:style-name="Preformatted_20_Text">ATOM <text:s text:c="3"/>297 <text:s/>N <text:s text:c="2"/>GLY A <text:s/>38 <text:s text:c="5"/>36.868 <text:s/>46.492 <text:s/>19.295 <text:s/>1.00 34.24 <text:s text:c="10"/>N <text:s/></text:p>
      <text:p text:style-name="Preformatted_20_Text">ATOM <text:s text:c="3"/>298 <text:s/>CA <text:s/>GLY A <text:s/>38 <text:s text:c="5"/>36.555 <text:s/>47.517 <text:s/>18.313 <text:s/>1.00 35.23 <text:s text:c="10"/>C <text:s/></text:p>
      <text:p text:style-name="Preformatted_20_Text">ATOM <text:s text:c="3"/>299 <text:s/>C <text:s text:c="2"/>GLY A <text:s/>38 <text:s text:c="5"/>37.759 <text:s/>47.938 <text:s/>17.497 <text:s/>1.00 36.31 <text:s text:c="10"/>C <text:s/></text:p>
      <text:p text:style-name="Preformatted_20_Text">ATOM <text:s text:c="3"/>300 <text:s/>O <text:s text:c="2"/>GLY A <text:s/>38 <text:s text:c="5"/>38.849 <text:s/>47.364 <text:s/>17.605 <text:s/>1.00 37.35 <text:s text:c="10"/>O <text:s/></text:p>
      <text:p text:style-name="Preformatted_20_Text">ATOM <text:s text:c="3"/>301 <text:s/>N <text:s text:c="2"/>GLN A <text:s/>39 <text:s text:c="5"/>37.557 <text:s/>48.980 <text:s/>16.712 <text:s/>1.00 37.83 <text:s text:c="10"/>N <text:s/></text:p>
      <text:p text:style-name="Preformatted_20_Text">ATOM <text:s text:c="3"/>302 <text:s/>CA <text:s/>GLN A <text:s/>39 <text:s text:c="5"/>38.501 <text:s/>49.423 <text:s/>15.704 <text:s/>1.00 39.41 <text:s text:c="10"/>C <text:s/></text:p>
      <text:p text:style-name="Preformatted_20_Text">ATOM <text:s text:c="3"/>303 <text:s/>C <text:s text:c="2"/>GLN A <text:s/>39 <text:s text:c="5"/>39.710 <text:s/>50.071 <text:s/>16.358 <text:s/>1.00 38.63 <text:s text:c="10"/>C <text:s/></text:p>
      <text:p text:style-name="Preformatted_20_Text">ATOM <text:s text:c="3"/>304 <text:s/>O <text:s text:c="2"/>GLN A <text:s/>39 <text:s text:c="5"/>39.572 <text:s/>50.987 <text:s/>17.163 <text:s/>1.00 38.22 <text:s text:c="10"/>O <text:s/></text:p>
      <text:p text:style-name="Preformatted_20_Text">ATOM <text:s text:c="3"/>305 <text:s/>CB <text:s/>GLN A <text:s/>39 <text:s text:c="5"/>37.801 <text:s/>50.382 <text:s/>14.711 <text:s/>1.00 40.66 <text:s text:c="10"/>C <text:s/></text:p>
      <text:p text:style-name="Preformatted_20_Text">ATOM <text:s text:c="3"/>306 <text:s/>CG <text:s/>GLN A <text:s/>39 <text:s text:c="5"/>38.588 <text:s/>50.678 <text:s/>13.390 <text:s/>1.00 46.42 <text:s text:c="10"/>C <text:s/></text:p>
      <text:p text:style-name="Preformatted_20_Text">ATOM <text:s text:c="3"/>307 <text:s/>CD <text:s/>GLN A <text:s/>39 <text:s text:c="5"/>38.367 <text:s/>52.117 <text:s/>12.842 <text:s/>1.00 51.79 <text:s text:c="10"/>C <text:s/></text:p>
      <text:p text:style-name="Preformatted_20_Text">ATOM <text:s text:c="3"/>308 <text:s/>OE1 GLN A <text:s/>39 <text:s text:c="5"/>37.228 <text:s/>52.611 <text:s/>12.823 <text:s/>1.00 56.12 <text:s text:c="10"/>O <text:s/></text:p>
      <text:p text:style-name="Preformatted_20_Text">ATOM <text:s text:c="3"/>309 <text:s/>NE2 GLN A <text:s/>39 <text:s text:c="5"/>39.453 <text:s/>52.774 <text:s/>12.398 <text:s/>1.00 54.85 <text:s text:c="10"/>N <text:s/></text:p>
      <text:p text:style-name="Preformatted_20_Text">ATOM <text:s text:c="3"/>310 <text:s/>N <text:s text:c="2"/>ILE A <text:s/>40 <text:s text:c="5"/>40.884 <text:s/>49.542 <text:s/>16.010 <text:s/>1.00 38.57 <text:s text:c="10"/>N <text:s/></text:p>
      <text:p text:style-name="Preformatted_20_Text">ATOM <text:s text:c="3"/>311 <text:s/>CA <text:s/>ILE A <text:s/>40 <text:s text:c="5"/>42.182 <text:s/>50.028 <text:s/>16.451 <text:s/>1.00 38.87 <text:s text:c="10"/>C <text:s/></text:p>
      <text:p text:style-name="Preformatted_20_Text">ATOM <text:s text:c="3"/>312 <text:s/>C <text:s text:c="2"/>ILE A <text:s/>40 <text:s text:c="5"/>42.766 <text:s/>50.920 <text:s/>15.333 <text:s/>1.00 39.30 <text:s text:c="10"/>C <text:s/></text:p>
      <text:p text:style-name="Preformatted_20_Text">ATOM <text:s text:c="3"/>313 <text:s/>O <text:s text:c="2"/>ILE A <text:s/>40 <text:s text:c="5"/>42.851 <text:s/>50.492 <text:s/>14.182 <text:s/>1.00 39.36 <text:s text:c="10"/>O <text:s/></text:p>
      <text:p text:style-name="Preformatted_20_Text">ATOM <text:s text:c="3"/>314 <text:s/>CB <text:s/>ILE A <text:s/>40 <text:s text:c="5"/>43.127 <text:s/>48.795 <text:s/>16.732 <text:s/>1.00 39.15 <text:s text:c="10"/>C <text:s/></text:p>
      <text:p text:style-name="Preformatted_20_Text">ATOM <text:s text:c="3"/>315 <text:s/>CG1 ILE A <text:s/>40 <text:s text:c="5"/>42.692 <text:s/>48.021 <text:s/>17.986 <text:s/>1.00 39.13 <text:s text:c="10"/>C <text:s/></text:p>
      <text:p text:style-name="Preformatted_20_Text">ATOM <text:s text:c="3"/>316 <text:s/>CG2 ILE A <text:s/>40 <text:s text:c="5"/>44.604 <text:s/>49.201 <text:s/>16.871 <text:s/>1.00 38.78 <text:s text:c="10"/>C <text:s/></text:p>
      <text:p text:style-name="Preformatted_20_Text">ATOM <text:s text:c="3"/>317 <text:s/>CD1 ILE A <text:s/>40 <text:s text:c="5"/>43.076 <text:s/>46.541 <text:s/>17.930 <text:s/>1.00 39.87 <text:s text:c="10"/>C <text:s/></text:p>
      <text:p text:style-name="Preformatted_20_Text">ATOM <text:s text:c="3"/>318 <text:s/>N <text:s text:c="2"/>LEU A <text:s/>41 <text:s text:c="5"/>43.147 <text:s/>52.143 <text:s/>15.665 <text:s/>1.00 39.66 <text:s text:c="10"/>N <text:s/></text:p>
      <text:p text:style-name="Preformatted_20_Text">ATOM <text:s text:c="3"/>319 <text:s/>CA <text:s/>LEU A <text:s/>41 <text:s text:c="5"/>43.863 <text:s/>53.012 <text:s/>14.727 <text:s/>1.00 41.18 <text:s text:c="10"/>C <text:s/></text:p>
      <text:p text:style-name="Preformatted_20_Text">ATOM <text:s text:c="3"/>320 <text:s/>C <text:s text:c="2"/>LEU A <text:s/>41 <text:s text:c="5"/>45.307 <text:s/>52.622 <text:s/>14.537 <text:s/>1.00 41.81 <text:s text:c="10"/>C <text:s/></text:p>
      <text:p text:style-name="Preformatted_20_Text">ATOM <text:s text:c="3"/>321 <text:s/>O <text:s text:c="2"/>LEU A <text:s/>41 <text:s text:c="5"/>45.810 <text:s/>52.634 <text:s/>13.423 <text:s/>1.00 41.44 <text:s text:c="10"/>O <text:s/></text:p>
      <text:p text:style-name="Preformatted_20_Text">ATOM <text:s text:c="3"/>322 <text:s/>CB <text:s/>LEU A <text:s/>41 <text:s text:c="5"/>43.860 <text:s/>54.461 <text:s/>15.215 <text:s/>1.00 41.20 <text:s text:c="10"/>C <text:s/></text:p>
      <text:p text:style-name="Preformatted_20_Text">ATOM <text:s text:c="3"/>323 <text:s/>CG <text:s/>LEU A <text:s/>41 <text:s text:c="5"/>42.448 <text:s/>55.009 <text:s/>15.383 <text:s/>1.00 41.80 <text:s text:c="10"/>C <text:s/></text:p>
      <text:p text:style-name="Preformatted_20_Text">ATOM <text:s text:c="3"/>324 <text:s/>CD1 LEU A <text:s/>41 <text:s text:c="5"/>42.526 <text:s/>56.394 <text:s/>16.006 <text:s/>1.00 44.97 <text:s text:c="10"/>C <text:s/></text:p>
      <text:p text:style-name="Preformatted_20_Text">ATOM <text:s text:c="3"/>325 <text:s/>CD2 LEU A <text:s/>41 <text:s text:c="5"/>41.734 <text:s/>55.034 <text:s/>14.057 <text:s/>1.00 41.73 <text:s text:c="10"/>C <text:s/></text:p>
      <text:p text:style-name="Preformatted_20_Text">ATOM <text:s text:c="3"/>326 <text:s/>N <text:s text:c="2"/>ASP A <text:s/>42 <text:s text:c="5"/>45.972 <text:s/>52.319 <text:s/>15.655 <text:s/>1.00 42.69 <text:s text:c="10"/>N <text:s/></text:p>
      <text:p text:style-name="Preformatted_20_Text">ATOM <text:s text:c="3"/>327 <text:s/>CA <text:s/>ASP A <text:s/>42 <text:s text:c="5"/>47.377 <text:s/>51.925 <text:s/>15.652 <text:s/>1.00 42.59 <text:s text:c="10"/>C <text:s/></text:p>
      <text:p text:style-name="Preformatted_20_Text">ATOM <text:s text:c="3"/>328 <text:s/>C <text:s text:c="2"/>ASP A <text:s/>42 <text:s text:c="5"/>47.809 <text:s/>51.259 <text:s/>16.950 <text:s/>1.00 42.45 <text:s text:c="10"/>C <text:s/></text:p>
      <text:p text:style-name="Preformatted_20_Text">ATOM <text:s text:c="3"/>329 <text:s/>O <text:s text:c="2"/>ASP A <text:s/>42 <text:s text:c="5"/>47.184 <text:s/>51.436 <text:s/>17.986 <text:s/>1.00 42.19 <text:s text:c="10"/>O <text:s/></text:p>
      <text:p text:style-name="Preformatted_20_Text">ATOM <text:s text:c="3"/>330 <text:s/>CB <text:s/>ASP A <text:s/>42 <text:s text:c="5"/>48.236 <text:s/>53.176 <text:s/>15.473 <text:s/>1.00 42.84 <text:s text:c="10"/>C <text:s/></text:p>
      <text:p text:style-name="Preformatted_20_Text">ATOM <text:s text:c="3"/>331 <text:s/>CG <text:s/>ASP A <text:s/>42 <text:s text:c="5"/>49.421 <text:s/>52.958 <text:s/>14.561 <text:s/>1.00 43.19 <text:s text:c="10"/>C <text:s/></text:p>
      <text:p text:style-name="Preformatted_20_Text">ATOM <text:s text:c="3"/>332 <text:s/>OD1 ASP A <text:s/>42 <text:s text:c="5"/>49.701 <text:s/>51.797 <text:s/>14.168 <text:s/>1.00 41.19 <text:s text:c="10"/>O <text:s/></text:p>
      <text:p text:style-name="Preformatted_20_Text">ATOM <text:s text:c="3"/>333 <text:s/>OD2 ASP A <text:s/>42 <text:s text:c="5"/>50.128 <text:s/>53.931 <text:s/>14.194 <text:s/>1.00 45.16 <text:s text:c="10"/>O <text:s/></text:p>
      <text:p text:style-name="Preformatted_20_Text">ATOM <text:s text:c="3"/>334 <text:s/>N <text:s text:c="2"/>ILE A <text:s/>43 <text:s text:c="5"/>48.920 <text:s/>50.540 <text:s/>16.866 <text:s/>1.00 42.54 <text:s text:c="10"/>N <text:s/></text:p>
      <text:p text:style-name="Preformatted_20_Text">ATOM <text:s text:c="3"/>335 <text:s/>CA <text:s/>ILE A <text:s/>43 <text:s text:c="5"/>49.627 <text:s/>49.979 <text:s/>18.005 <text:s/>1.00 43.01 <text:s text:c="10"/>C <text:s/></text:p>
      <text:p text:style-name="Preformatted_20_Text">ATOM <text:s text:c="3"/>336 <text:s/>C <text:s text:c="2"/>ILE A <text:s/>43 <text:s text:c="5"/>51.095 <text:s/>50.442 <text:s/>17.936 <text:s/>1.00 44.16 <text:s text:c="10"/>C <text:s/></text:p>
      <text:p text:style-name="Preformatted_20_Text">ATOM <text:s text:c="3"/>337 <text:s/>O <text:s text:c="2"/>ILE A <text:s/>43 <text:s text:c="5"/>51.817 <text:s/>50.119 <text:s/>17.001 <text:s/>1.00 43.78 <text:s text:c="10"/>O <text:s/></text:p>
      <text:p text:style-name="Preformatted_20_Text">ATOM <text:s text:c="3"/>338 <text:s/>CB <text:s/>ILE A <text:s/>43 <text:s text:c="5"/>49.533 <text:s/>48.432 <text:s/>17.943 <text:s/>1.00 42.55 <text:s text:c="10"/>C <text:s/></text:p>
      <text:p text:style-name="Preformatted_20_Text">ATOM <text:s text:c="3"/>339 <text:s/>CG1 ILE A <text:s/>43 <text:s text:c="5"/>48.052 <text:s/>48.001 <text:s/>17.941 <text:s/>1.00 41.18 <text:s text:c="10"/>C <text:s/></text:p>
      <text:p text:style-name="Preformatted_20_Text">ATOM <text:s text:c="3"/>340 <text:s/>CG2 ILE A <text:s/>43 <text:s text:c="5"/>50.350 <text:s/>47.796 <text:s/>19.066 <text:s/>1.00 42.10 <text:s text:c="10"/>C <text:s/></text:p>
      <text:p text:style-name="Preformatted_20_Text">ATOM <text:s text:c="3"/>341 <text:s/>CD1 ILE A <text:s/>43 <text:s text:c="5"/>47.825 <text:s/>46.505 <text:s/>17.972 <text:s/>1.00 40.66 <text:s text:c="10"/>C <text:s/></text:p>
      <text:p text:style-name="Preformatted_20_Text">ATOM <text:s text:c="3"/>342 <text:s/>N <text:s text:c="2"/>LEU A <text:s/>44 <text:s text:c="5"/>51.531 <text:s/>51.194 <text:s/>18.928 <text:s/>1.00 46.29 <text:s text:c="10"/>N <text:s/></text:p>
      <text:p text:style-name="Preformatted_20_Text">ATOM <text:s text:c="3"/>343 <text:s/>CA <text:s/>LEU A <text:s/>44 <text:s text:c="5"/>52.904 <text:s/>51.692 <text:s/>18.981 <text:s/>1.00 48.52 <text:s text:c="10"/>C <text:s/></text:p>
      <text:p text:style-name="Preformatted_20_Text">ATOM <text:s text:c="3"/>344 <text:s/>C <text:s text:c="2"/>LEU A <text:s/>44 <text:s text:c="5"/>53.790 <text:s/>50.846 <text:s/>19.866 <text:s/>1.00 49.87 <text:s text:c="10"/>C <text:s/></text:p>
      <text:p text:style-name="Preformatted_20_Text">ATOM <text:s text:c="3"/>345 <text:s/>O <text:s text:c="2"/>LEU A <text:s/>44 <text:s text:c="5"/>53.551 <text:s/>50.747 <text:s/>21.053 <text:s/>1.00 49.15 <text:s text:c="10"/>O <text:s/></text:p>
      <text:p text:style-name="Preformatted_20_Text">ATOM <text:s text:c="3"/>346 <text:s/>CB <text:s/>LEU A <text:s/>44 <text:s text:c="5"/>52.942 <text:s/>53.120 <text:s/>19.529 <text:s/>1.00 48.61 <text:s text:c="10"/>C <text:s/></text:p>
      <text:p text:style-name="Preformatted_20_Text">ATOM <text:s text:c="3"/>347 <text:s/>CG <text:s/>LEU A <text:s/>44 <text:s text:c="5"/>52.046 <text:s/>54.138 <text:s/>18.845 <text:s/>1.00 50.73 <text:s text:c="10"/>C <text:s/></text:p>
      <text:p text:style-name="Preformatted_20_Text">ATOM <text:s text:c="3"/>348 <text:s/>CD1 LEU A <text:s/>44 <text:s text:c="5"/>52.123 <text:s/>55.449 <text:s/>19.621 <text:s/>1.00 53.30 <text:s text:c="10"/>C <text:s/></text:p>
      <text:p text:style-name="Preformatted_20_Text">ATOM <text:s text:c="3"/>349 <text:s/>CD2 LEU A <text:s/>44 <text:s text:c="5"/>52.417 <text:s/>54.341 <text:s/>17.375 <text:s/>1.00 50.66 <text:s text:c="10"/>C <text:s/></text:p>
      <text:p text:style-name="Preformatted_20_Text"><text:soft-page-break/>ATOM <text:s text:c="3"/>350 <text:s/>N <text:s text:c="2"/>VAL A <text:s/>45 <text:s text:c="5"/>54.824 <text:s/>50.266 <text:s/>19.276 <text:s/>1.00 52.65 <text:s text:c="10"/>N <text:s/></text:p>
      <text:p text:style-name="Preformatted_20_Text">ATOM <text:s text:c="3"/>351 <text:s/>CA <text:s/>VAL A <text:s/>45 <text:s text:c="5"/>55.898 <text:s/>49.622 <text:s/>20.024 <text:s/>1.00 55.28 <text:s text:c="10"/>C <text:s/></text:p>
      <text:p text:style-name="Preformatted_20_Text">ATOM <text:s text:c="3"/>352 <text:s/>C <text:s text:c="2"/>VAL A <text:s/>45 <text:s text:c="5"/>57.229 <text:s/>50.223 <text:s/>19.569 <text:s/>1.00 57.86 <text:s text:c="10"/>C <text:s/></text:p>
      <text:p text:style-name="Preformatted_20_Text">ATOM <text:s text:c="3"/>353 <text:s/>O <text:s text:c="2"/>VAL A <text:s/>45 <text:s text:c="5"/>57.452 <text:s/>50.393 <text:s/>18.381 <text:s/>1.00 58.44 <text:s text:c="10"/>O <text:s/></text:p>
      <text:p text:style-name="Preformatted_20_Text">ATOM <text:s text:c="3"/>354 <text:s/>CB <text:s/>VAL A <text:s/>45 <text:s text:c="5"/>55.883 <text:s/>48.073 <text:s/>19.840 <text:s/>1.00 55.25 <text:s text:c="10"/>C <text:s/></text:p>
      <text:p text:style-name="Preformatted_20_Text">ATOM <text:s text:c="3"/>355 <text:s/>CG1 VAL A <text:s/>45 <text:s text:c="5"/>54.559 <text:s/>47.495 <text:s/>20.342 <text:s/>1.00 55.13 <text:s text:c="10"/>C <text:s/></text:p>
      <text:p text:style-name="Preformatted_20_Text">ATOM <text:s text:c="3"/>356 <text:s/>CG2 VAL A <text:s/>45 <text:s text:c="5"/>56.096 <text:s/>47.672 <text:s/>18.385 <text:s/>1.00 55.65 <text:s text:c="10"/>C <text:s/></text:p>
      <text:p text:style-name="Preformatted_20_Text">ATOM <text:s text:c="3"/>357 <text:s/>N <text:s text:c="2"/>SER A <text:s/>46 <text:s text:c="5"/>58.104 <text:s/>50.573 <text:s/>20.503 <text:s/>1.00 60.93 <text:s text:c="10"/>N <text:s/></text:p>
      <text:p text:style-name="Preformatted_20_Text">ATOM <text:s text:c="3"/>358 <text:s/>CA <text:s/>SER A <text:s/>46 <text:s text:c="5"/>59.421 <text:s/>51.065 <text:s/>20.124 <text:s/>1.00 63.42 <text:s text:c="10"/>C <text:s/></text:p>
      <text:p text:style-name="Preformatted_20_Text">ATOM <text:s text:c="3"/>359 <text:s/>C <text:s text:c="2"/>SER A <text:s/>46 <text:s text:c="5"/>60.557 <text:s/>50.113 <text:s/>20.492 <text:s/>1.00 65.10 <text:s text:c="10"/>C <text:s/></text:p>
      <text:p text:style-name="Preformatted_20_Text">ATOM <text:s text:c="3"/>360 <text:s/>O <text:s text:c="2"/>SER A <text:s/>46 <text:s text:c="5"/>60.528 <text:s/>49.472 <text:s/>21.544 <text:s/>1.00 64.90 <text:s text:c="10"/>O <text:s/></text:p>
      <text:p text:style-name="Preformatted_20_Text">ATOM <text:s text:c="3"/>361 <text:s/>CB <text:s/>SER A <text:s/>46 <text:s text:c="5"/>59.674 <text:s/>52.420 <text:s/>20.766 <text:s/>1.00 63.73 <text:s text:c="10"/>C <text:s/></text:p>
      <text:p text:style-name="Preformatted_20_Text">ATOM <text:s text:c="3"/>362 <text:s/>OG <text:s/>SER A <text:s/>46 <text:s text:c="5"/>60.857 <text:s/>52.997 <text:s/>20.235 <text:s/>1.00 66.51 <text:s text:c="10"/>O <text:s/></text:p>
      <text:p text:style-name="Preformatted_20_Text">ATOM <text:s text:c="3"/>363 <text:s/>N <text:s text:c="2"/>ARG A <text:s/>47 <text:s text:c="5"/>61.564 <text:s/>50.054 <text:s/>19.618 <text:s/>1.00 67.28 <text:s text:c="10"/>N <text:s/></text:p>
      <text:p text:style-name="Preformatted_20_Text">ATOM <text:s text:c="3"/>364 <text:s/>CA <text:s/>ARG A <text:s/>47 <text:s text:c="5"/>62.819 <text:s/>49.363 <text:s/>19.910 <text:s/>1.00 69.02 <text:s text:c="10"/>C <text:s/></text:p>
      <text:p text:style-name="Preformatted_20_Text">ATOM <text:s text:c="3"/>365 <text:s/>C <text:s text:c="2"/>ARG A <text:s/>47 <text:s text:c="5"/>63.726 <text:s/>50.237 <text:s/>20.804 <text:s/>1.00 69.95 <text:s text:c="10"/>C <text:s/></text:p>
      <text:p text:style-name="Preformatted_20_Text">ATOM <text:s text:c="3"/>366 <text:s/>O <text:s text:c="2"/>ARG A <text:s/>47 <text:s text:c="5"/>64.772 <text:s/>49.773 <text:s/>21.262 <text:s/>1.00 69.83 <text:s text:c="10"/>O <text:s/></text:p>
      <text:p text:style-name="Preformatted_20_Text">ATOM <text:s text:c="3"/>367 <text:s/>CB <text:s/>ARG A <text:s/>47 <text:s text:c="5"/>63.553 <text:s/>48.962 <text:s/>18.621 <text:s/>1.00 69.28 <text:s text:c="10"/>C <text:s/></text:p>
      <text:p text:style-name="Preformatted_20_Text">ATOM <text:s text:c="3"/>368 <text:s/>CG <text:s/>ARG A <text:s/>47 <text:s text:c="5"/>62.959 <text:s/>47.751 <text:s/>17.890 <text:s/>1.00 72.05 <text:s text:c="10"/>C <text:s/></text:p>
      <text:p text:style-name="Preformatted_20_Text">ATOM <text:s text:c="3"/>369 <text:s/>CD <text:s/>ARG A <text:s/>47 <text:s text:c="5"/>63.960 <text:s/>46.972 <text:s/>16.977 <text:s/>1.00 75.58 <text:s text:c="10"/>C <text:s/></text:p>
      <text:p text:style-name="Preformatted_20_Text">ATOM <text:s text:c="3"/>370 <text:s/>NE <text:s/>ARG A <text:s/>47 <text:s text:c="5"/>63.326 <text:s/>45.856 <text:s/>16.238 <text:s/>1.00 78.96 <text:s text:c="10"/>N <text:s/></text:p>
      <text:p text:style-name="Preformatted_20_Text">ATOM <text:s text:c="3"/>371 <text:s/>CZ <text:s/>ARG A <text:s/>47 <text:s text:c="5"/>63.125 <text:s/>44.597 <text:s/>16.703 <text:s/>1.00 80.28 <text:s text:c="10"/>C <text:s/></text:p>
      <text:p text:style-name="Preformatted_20_Text">ATOM <text:s text:c="3"/>372 <text:s/>NH1 ARG A <text:s/>47 <text:s text:c="5"/>63.496 <text:s/>44.221 <text:s/>17.933 <text:s/>1.00 80.35 <text:s text:c="10"/>N <text:s/></text:p>
      <text:p text:style-name="Preformatted_20_Text">ATOM <text:s text:c="3"/>373 <text:s/>NH2 ARG A <text:s/>47 <text:s text:c="5"/>62.530 <text:s/>43.700 <text:s/>15.923 <text:s/>1.00 80.25 <text:s text:c="10"/>N <text:s/></text:p>
      <text:p text:style-name="Preformatted_20_Text">ATOM <text:s text:c="3"/>374 <text:s/>N <text:s text:c="2"/>SER A <text:s/>48 <text:s text:c="5"/>63.326 <text:s/>51.489 <text:s/>21.050 <text:s/>1.00 71.22 <text:s text:c="10"/>N <text:s/></text:p>
      <text:p text:style-name="Preformatted_20_Text">ATOM <text:s text:c="3"/>375 <text:s/>CA <text:s/>SER A <text:s/>48 <text:s text:c="5"/>64.010 <text:s/>52.364 <text:s/>22.019 <text:s/>1.00 72.50 <text:s text:c="10"/>C <text:s/></text:p>
      <text:p text:style-name="Preformatted_20_Text">ATOM <text:s text:c="3"/>376 <text:s/>C <text:s text:c="2"/>SER A <text:s/>48 <text:s text:c="5"/>64.176 <text:s/>51.679 <text:s/>23.383 <text:s/>1.00 73.67 <text:s text:c="10"/>C <text:s/></text:p>
      <text:p text:style-name="Preformatted_20_Text">ATOM <text:s text:c="3"/>377 <text:s/>O <text:s text:c="2"/>SER A <text:s/>48 <text:s text:c="5"/>63.406 <text:s/>50.763 <text:s/>23.745 <text:s/>1.00 74.00 <text:s text:c="10"/>O <text:s/></text:p>
      <text:p text:style-name="Preformatted_20_Text">ATOM <text:s text:c="3"/>378 <text:s/>CB <text:s/>SER A <text:s/>48 <text:s text:c="5"/>63.254 <text:s/>53.698 <text:s/>22.188 <text:s/>1.00 72.93 <text:s text:c="10"/>C <text:s/></text:p>
      <text:p text:style-name="Preformatted_20_Text">ATOM <text:s text:c="3"/>379 <text:s/>OG <text:s/>SER A <text:s/>48 <text:s text:c="5"/>63.459 <text:s/>54.291 <text:s/>23.467 <text:s/>1.00 73.07 <text:s text:c="10"/>O <text:s/></text:p>
      <text:p text:style-name="Preformatted_20_Text">ATOM <text:s text:c="3"/>380 <text:s/>N <text:s text:c="2"/>LEU A <text:s/>49 <text:s text:c="5"/>65.186 <text:s/>52.127 <text:s/>24.134 <text:s/>1.00 74.50 <text:s text:c="10"/>N <text:s/></text:p>
      <text:p text:style-name="Preformatted_20_Text">ATOM <text:s text:c="3"/>381 <text:s/>CA <text:s/>LEU A <text:s/>49 <text:s text:c="5"/>65.586 <text:s/>51.448 <text:s/>25.367 <text:s/>1.00 75.05 <text:s text:c="10"/>C <text:s/></text:p>
      <text:p text:style-name="Preformatted_20_Text">ATOM <text:s text:c="3"/>382 <text:s/>C <text:s text:c="2"/>LEU A <text:s/>49 <text:s text:c="5"/>64.583 <text:s/>51.661 <text:s/>26.483 <text:s/>1.00 75.10 <text:s text:c="10"/>C <text:s/></text:p>
      <text:p text:style-name="Preformatted_20_Text">ATOM <text:s text:c="3"/>383 <text:s/>O <text:s text:c="2"/>LEU A <text:s/>49 <text:s text:c="5"/>64.262 <text:s/>50.732 <text:s/>27.228 <text:s/>1.00 75.59 <text:s text:c="10"/>O <text:s/></text:p>
      <text:p text:style-name="Preformatted_20_Text">ATOM <text:s text:c="3"/>384 <text:s/>CB <text:s/>LEU A <text:s/>49 <text:s text:c="5"/>66.969 <text:s/>51.907 <text:s/>25.843 <text:s/>1.00 75.29 <text:s text:c="10"/>C <text:s/></text:p>
      <text:p text:style-name="Preformatted_20_Text">ATOM <text:s text:c="3"/>385 <text:s/>CG <text:s/>LEU A <text:s/>49 <text:s text:c="5"/>67.572 <text:s/>50.989 <text:s/>26.915 <text:s/>1.00 76.15 <text:s text:c="10"/>C <text:s/></text:p>
      <text:p text:style-name="Preformatted_20_Text">ATOM <text:s text:c="3"/>386 <text:s/>CD1 LEU A <text:s/>49 <text:s text:c="5"/>68.237 <text:s/>49.768 <text:s/>26.258 <text:s/>1.00 76.21 <text:s text:c="10"/>C <text:s/></text:p>
      <text:p text:style-name="Preformatted_20_Text">ATOM <text:s text:c="3"/>387 <text:s/>CD2 LEU A <text:s/>49 <text:s text:c="5"/>68.548 <text:s/>51.754 <text:s/>27.823 <text:s/>1.00 77.31 <text:s text:c="10"/>C <text:s/></text:p>
      <text:p text:style-name="Preformatted_20_Text">ATOM <text:s text:c="3"/>388 <text:s/>N <text:s text:c="2"/>LYS A <text:s/>50 <text:s text:c="5"/>64.083 <text:s/>52.880 <text:s/>26.608 <text:s/>1.00 74.97 <text:s text:c="10"/>N <text:s/></text:p>
      <text:p text:style-name="Preformatted_20_Text">ATOM <text:s text:c="3"/>389 <text:s/>CA <text:s/>LYS A <text:s/>50 <text:s text:c="5"/>63.141 <text:s/>53.160 <text:s/>27.676 <text:s/>1.00 75.04 <text:s text:c="10"/>C <text:s/></text:p>
      <text:p text:style-name="Preformatted_20_Text">ATOM <text:s text:c="3"/>390 <text:s/>C <text:s text:c="2"/>LYS A <text:s/>50 <text:s text:c="5"/>61.710 <text:s/>52.709 <text:s/>27.322 <text:s/>1.00 74.29 <text:s text:c="10"/>C <text:s/></text:p>
      <text:p text:style-name="Preformatted_20_Text">ATOM <text:s text:c="3"/>391 <text:s/>O <text:s text:c="2"/>LYS A <text:s/>50 <text:s text:c="5"/>60.773 <text:s/>53.001 <text:s/>28.061 <text:s/>1.00 74.48 <text:s text:c="10"/>O <text:s/></text:p>
      <text:p text:style-name="Preformatted_20_Text">ATOM <text:s text:c="3"/>392 <text:s/>CB <text:s/>LYS A <text:s/>50 <text:s text:c="5"/>63.250 <text:s/>54.633 <text:s/>28.114 <text:s/>1.00 75.42 <text:s text:c="10"/>C <text:s/></text:p>
      <text:p text:style-name="Preformatted_20_Text">ATOM <text:s text:c="3"/>393 <text:s/>CG <text:s/>LYS A <text:s/>50 <text:s text:c="5"/>64.504 <text:s/>54.862 <text:s/>29.017 <text:s/>1.00 77.04 <text:s text:c="10"/>C <text:s/></text:p>
      <text:p text:style-name="Preformatted_20_Text">ATOM <text:s text:c="3"/>394 <text:s/>CD <text:s/>LYS A <text:s/>50 <text:s text:c="5"/>64.688 <text:s/>56.318 <text:s/>29.495 <text:s/>1.00 79.27 <text:s text:c="10"/>C <text:s/></text:p>
      <text:p text:style-name="Preformatted_20_Text">ATOM <text:s text:c="3"/>395 <text:s/>CE <text:s/>LYS A <text:s/>50 <text:s text:c="5"/>66.154 <text:s/>56.615 <text:s/>29.934 <text:s/>1.00 79.90 <text:s text:c="10"/>C <text:s/></text:p>
      <text:p text:style-name="Preformatted_20_Text">ATOM <text:s text:c="3"/>396 <text:s/>NZ <text:s/>LYS A <text:s/>50 <text:s text:c="5"/>66.474 <text:s/>58.093 <text:s/>29.941 <text:s/>1.00 81.07 <text:s text:c="10"/>N <text:s/></text:p>
      <text:p text:style-name="Preformatted_20_Text">ATOM <text:s text:c="3"/>397 <text:s/>N <text:s text:c="2"/>MET A <text:s/>51 <text:s text:c="5"/>61.564 <text:s/>51.950 <text:s/>26.226 <text:s/>1.00 73.36 <text:s text:c="10"/>N <text:s/></text:p>
      <text:p text:style-name="Preformatted_20_Text">ATOM <text:s text:c="3"/>398 <text:s/>CA <text:s/>MET A <text:s/>51 <text:s text:c="5"/>60.271 <text:s/>51.390 <text:s/>25.803 <text:s/>1.00 72.59 <text:s text:c="10"/>C <text:s/></text:p>
      <text:p text:style-name="Preformatted_20_Text">ATOM <text:s text:c="3"/>399 <text:s/>C <text:s text:c="2"/>MET A <text:s/>51 <text:s text:c="5"/>60.233 <text:s/>49.853 <text:s/>25.870 <text:s/>1.00 71.10 <text:s text:c="10"/>C <text:s/></text:p>
      <text:p text:style-name="Preformatted_20_Text">ATOM <text:s text:c="3"/>400 <text:s/>O <text:s text:c="2"/>MET A <text:s/>51 <text:s text:c="5"/>59.461 <text:s/>49.213 <text:s/>25.156 <text:s/>1.00 70.59 <text:s text:c="10"/>O <text:s/></text:p>
      <text:p text:style-name="Preformatted_20_Text">ATOM <text:s text:c="3"/>401 <text:s/>CB <text:s/>MET A <text:s/>51 <text:s text:c="5"/>59.938 <text:s/>51.867 <text:s/>24.385 <text:s/>1.00 72.60 <text:s text:c="10"/>C <text:s/></text:p>
      <text:p text:style-name="Preformatted_20_Text">ATOM <text:s text:c="3"/>402 <text:s/>CG <text:s/>MET A <text:s/>51 <text:s text:c="5"/>58.440 <text:s/>51.842 <text:s/>24.053 <text:s/>1.00 74.31 <text:s text:c="10"/>C <text:s/></text:p>
      <text:p text:style-name="Preformatted_20_Text">ATOM <text:s text:c="3"/>403 <text:s/>SD <text:s/>MET A <text:s/>51 <text:s text:c="5"/>57.304 <text:s/>52.967 <text:s/>24.996 <text:s/>1.00 77.15 <text:s text:c="10"/>S <text:s/></text:p>
      <text:p text:style-name="Preformatted_20_Text">ATOM <text:s text:c="3"/>404 <text:s/>CE <text:s/>MET A <text:s/>51 <text:s text:c="5"/>58.424 <text:s/>54.161 <text:s/>25.782 <text:s/>1.00 77.66 <text:s text:c="10"/>C <text:s/></text:p>
      <text:p text:style-name="Preformatted_20_Text">ATOM <text:s text:c="3"/>405 <text:s/>N <text:s text:c="2"/>ARG A <text:s/>52 <text:s text:c="5"/>61.033 <text:s/>49.286 <text:s/>26.771 <text:s/>1.00 69.69 <text:s text:c="10"/>N <text:s/></text:p>
      <text:p text:style-name="Preformatted_20_Text">ATOM <text:s text:c="3"/>406 <text:s/>CA <text:s/>ARG A <text:s/>52 <text:s text:c="5"/>61.319 <text:s/>47.844 <text:s/>26.794 <text:s/>1.00 68.71 <text:s text:c="10"/>C <text:s/></text:p>
      <text:p text:style-name="Preformatted_20_Text">ATOM <text:s text:c="3"/>407 <text:s/>C <text:s text:c="2"/>ARG A <text:s/>52 <text:s text:c="5"/>60.085 <text:s/>46.914 <text:s/>26.725 <text:s/>1.00 65.83 <text:s text:c="10"/>C <text:s/></text:p>
      <text:p text:style-name="Preformatted_20_Text">ATOM <text:s text:c="3"/>408 <text:s/>O <text:s text:c="2"/>ARG A <text:s/>52 <text:s text:c="5"/>59.845 <text:s/>46.264 <text:s/>25.698 <text:s/>1.00 66.95 <text:s text:c="10"/>O <text:s/></text:p>
      <text:p text:style-name="Preformatted_20_Text"><text:soft-page-break/>ATOM <text:s text:c="3"/>409 <text:s/>CB <text:s/>ARG A <text:s/>52 <text:s text:c="5"/>62.177 <text:s/>47.482 <text:s/>28.024 <text:s/>1.00 69.71 <text:s text:c="10"/>C <text:s/></text:p>
      <text:p text:style-name="Preformatted_20_Text">ATOM <text:s text:c="3"/>410 <text:s/>CG <text:s/>ARG A <text:s/>52 <text:s text:c="5"/>63.712 <text:s/>47.604 <text:s/>27.822 <text:s/>1.00 73.30 <text:s text:c="10"/>C <text:s/></text:p>
      <text:p text:style-name="Preformatted_20_Text">ATOM <text:s text:c="3"/>411 <text:s/>CD <text:s/>ARG A <text:s/>52 <text:s text:c="5"/>64.539 <text:s/>46.508 <text:s/>28.543 <text:s/>1.00 77.66 <text:s text:c="10"/>C <text:s/></text:p>
      <text:p text:style-name="Preformatted_20_Text">ATOM <text:s text:c="3"/>412 <text:s/>NE <text:s/>ARG A <text:s/>52 <text:s text:c="5"/>65.596 <text:s/>47.038 <text:s/>29.413 <text:s/>1.00 82.22 <text:s text:c="10"/>N <text:s/></text:p>
      <text:p text:style-name="Preformatted_20_Text">ATOM <text:s text:c="3"/>413 <text:s/>CZ <text:s/>ARG A <text:s/>52 <text:s text:c="5"/>66.384 <text:s/>46.285 <text:s/>30.207 <text:s/>1.00 85.53 <text:s text:c="10"/>C <text:s/></text:p>
      <text:p text:style-name="Preformatted_20_Text">ATOM <text:s text:c="3"/>414 <text:s/>NH1 ARG A <text:s/>52 <text:s text:c="5"/>66.235 <text:s/>44.956 <text:s/>30.255 <text:s/>1.00 86.81 <text:s text:c="10"/>N <text:s/></text:p>
      <text:p text:style-name="Preformatted_20_Text">ATOM <text:s text:c="3"/>415 <text:s/>NH2 ARG A <text:s/>52 <text:s text:c="5"/>67.329 <text:s/>46.865 <text:s/>30.958 <text:s/>1.00 85.09 <text:s text:c="10"/>N <text:s/></text:p>
      <text:p text:style-name="Preformatted_20_Text">ATOM <text:s text:c="3"/>416 <text:s/>N <text:s text:c="2"/>GLY A <text:s/>53 <text:s text:c="5"/>59.326 <text:s/>46.810 <text:s/>27.802 <text:s/>1.00 61.64 <text:s text:c="10"/>N <text:s/></text:p>
      <text:p text:style-name="Preformatted_20_Text">ATOM <text:s text:c="3"/>417 <text:s/>CA <text:s/>GLY A <text:s/>53 <text:s text:c="5"/>58.181 <text:s/>45.917 <text:s/>27.814 <text:s/>1.00 58.36 <text:s text:c="10"/>C <text:s/></text:p>
      <text:p text:style-name="Preformatted_20_Text">ATOM <text:s text:c="3"/>418 <text:s/>C <text:s text:c="2"/>GLY A <text:s/>53 <text:s text:c="5"/>56.920 <text:s/>46.737 <text:s/>27.786 <text:s/>1.00 55.23 <text:s text:c="10"/>C <text:s/></text:p>
      <text:p text:style-name="Preformatted_20_Text">ATOM <text:s text:c="3"/>419 <text:s/>O <text:s text:c="2"/>GLY A <text:s/>53 <text:s text:c="5"/>56.076 <text:s/>46.595 <text:s/>28.638 <text:s/>1.00 54.97 <text:s text:c="10"/>O <text:s/></text:p>
      <text:p text:style-name="Preformatted_20_Text">ATOM <text:s text:c="3"/>420 <text:s/>N <text:s text:c="2"/>GLN A <text:s/>54 <text:s text:c="5"/>56.806 <text:s/>47.605 <text:s/>26.794 <text:s/>1.00 52.30 <text:s text:c="10"/>N <text:s/></text:p>
      <text:p text:style-name="Preformatted_20_Text">ATOM <text:s text:c="3"/>421 <text:s/>CA <text:s/>GLN A <text:s/>54 <text:s text:c="5"/>55.733 <text:s/>48.603 <text:s/>26.747 <text:s/>1.00 50.17 <text:s text:c="10"/>C <text:s/></text:p>
      <text:p text:style-name="Preformatted_20_Text">ATOM <text:s text:c="3"/>422 <text:s/>C <text:s text:c="2"/>GLN A <text:s/>54 <text:s text:c="5"/>55.087 <text:s/>48.738 <text:s/>25.384 <text:s/>1.00 47.42 <text:s text:c="10"/>C <text:s/></text:p>
      <text:p text:style-name="Preformatted_20_Text">ATOM <text:s text:c="3"/>423 <text:s/>O <text:s text:c="2"/>GLN A <text:s/>54 <text:s text:c="5"/>55.717 <text:s/>48.500 <text:s/>24.366 <text:s/>1.00 47.03 <text:s text:c="10"/>O <text:s/></text:p>
      <text:p text:style-name="Preformatted_20_Text">ATOM <text:s text:c="3"/>424 <text:s/>CB <text:s/>GLN A <text:s/>54 <text:s text:c="5"/>56.257 <text:s/>49.969 <text:s/>27.142 <text:s/>1.00 49.96 <text:s text:c="10"/>C <text:s/></text:p>
      <text:p text:style-name="Preformatted_20_Text">ATOM <text:s text:c="3"/>425 <text:s/>CG <text:s/>GLN A <text:s/>54 <text:s text:c="5"/>56.283 <text:s/>50.217 <text:s/>28.626 <text:s/>1.00 52.27 <text:s text:c="10"/>C <text:s/></text:p>
      <text:p text:style-name="Preformatted_20_Text">ATOM <text:s text:c="3"/>426 <text:s/>CD <text:s/>GLN A <text:s/>54 <text:s text:c="5"/>57.244 <text:s/>51.332 <text:s/>28.967 <text:s/>1.00 52.97 <text:s text:c="10"/>C <text:s/></text:p>
      <text:p text:style-name="Preformatted_20_Text">ATOM <text:s text:c="3"/>427 <text:s/>OE1 GLN A <text:s/>54 <text:s text:c="5"/>58.439 <text:s/>51.119 <text:s/>28.938 <text:s/>1.00 55.87 <text:s text:c="10"/>O <text:s/></text:p>
      <text:p text:style-name="Preformatted_20_Text">ATOM <text:s text:c="3"/>428 <text:s/>NE2 GLN A <text:s/>54 <text:s text:c="5"/>56.733 <text:s/>52.521 <text:s/>29.220 <text:s/>1.00 53.47 <text:s text:c="10"/>N <text:s/></text:p>
      <text:p text:style-name="Preformatted_20_Text">ATOM <text:s text:c="3"/>429 <text:s/>N <text:s text:c="2"/>ALA A <text:s/>55 <text:s text:c="5"/>53.821 <text:s/>49.148 <text:s/>25.381 <text:s/>1.00 44.71 <text:s text:c="10"/>N <text:s/></text:p>
      <text:p text:style-name="Preformatted_20_Text">ATOM <text:s text:c="3"/>430 <text:s/>CA <text:s/>ALA A <text:s/>55 <text:s text:c="5"/>53.101 <text:s/>49.413 <text:s/>24.140 <text:s/>1.00 42.46 <text:s text:c="10"/>C <text:s/></text:p>
      <text:p text:style-name="Preformatted_20_Text">ATOM <text:s text:c="3"/>431 <text:s/>C <text:s text:c="2"/>ALA A <text:s/>55 <text:s text:c="5"/>51.914 <text:s/>50.332 <text:s/>24.370 <text:s/>1.00 40.46 <text:s text:c="10"/>C <text:s/></text:p>
      <text:p text:style-name="Preformatted_20_Text">ATOM <text:s text:c="3"/>432 <text:s/>O <text:s text:c="2"/>ALA A <text:s/>55 <text:s text:c="5"/>51.405 <text:s/>50.464 <text:s/>25.482 <text:s/>1.00 39.77 <text:s text:c="10"/>O <text:s/></text:p>
      <text:p text:style-name="Preformatted_20_Text">ATOM <text:s text:c="3"/>433 <text:s/>CB <text:s/>ALA A <text:s/>55 <text:s text:c="5"/>52.638 <text:s/>48.105 <text:s/>23.489 <text:s/>1.00 41.97 <text:s text:c="10"/>C <text:s/></text:p>
      <text:p text:style-name="Preformatted_20_Text">ATOM <text:s text:c="3"/>434 <text:s/>N <text:s text:c="2"/>PHE A <text:s/>56 <text:s text:c="5"/>51.489 <text:s/>50.969 <text:s/>23.291 <text:s/>1.00 38.31 <text:s text:c="10"/>N <text:s/></text:p>
      <text:p text:style-name="Preformatted_20_Text">ATOM <text:s text:c="3"/>435 <text:s/>CA <text:s/>PHE A <text:s/>56 <text:s text:c="5"/>50.288 <text:s/>51.756 <text:s/>23.303 <text:s/>1.00 37.54 <text:s text:c="10"/>C <text:s/></text:p>
      <text:p text:style-name="Preformatted_20_Text">ATOM <text:s text:c="3"/>436 <text:s/>C <text:s text:c="2"/>PHE A <text:s/>56 <text:s text:c="5"/>49.370 <text:s/>51.209 <text:s/>22.256 <text:s/>1.00 36.31 <text:s text:c="10"/>C <text:s/></text:p>
      <text:p text:style-name="Preformatted_20_Text">ATOM <text:s text:c="3"/>437 <text:s/>O <text:s text:c="2"/>PHE A <text:s/>56 <text:s text:c="5"/>49.790 <text:s/>50.896 <text:s/>21.176 <text:s/>1.00 35.16 <text:s text:c="10"/>O <text:s/></text:p>
      <text:p text:style-name="Preformatted_20_Text">ATOM <text:s text:c="3"/>438 <text:s/>CB <text:s/>PHE A <text:s/>56 <text:s text:c="5"/>50.575 <text:s/>53.220 <text:s/>23.036 <text:s/>1.00 37.65 <text:s text:c="10"/>C <text:s/></text:p>
      <text:p text:style-name="Preformatted_20_Text">ATOM <text:s text:c="3"/>439 <text:s/>CG <text:s/>PHE A <text:s/>56 <text:s text:c="5"/>51.483 <text:s/>53.859 <text:s/>24.053 <text:s/>1.00 38.41 <text:s text:c="10"/>C <text:s/></text:p>
      <text:p text:style-name="Preformatted_20_Text">ATOM <text:s text:c="3"/>440 <text:s/>CD1 PHE A <text:s/>56 <text:s text:c="5"/>52.866 <text:s/>53.708 <text:s/>23.961 <text:s/>1.00 39.73 <text:s text:c="10"/>C <text:s/></text:p>
      <text:p text:style-name="Preformatted_20_Text">ATOM <text:s text:c="3"/>441 <text:s/>CD2 PHE A <text:s/>56 <text:s text:c="5"/>50.962 <text:s/>54.619 <text:s/>25.085 <text:s/>1.00 39.93 <text:s text:c="10"/>C <text:s/></text:p>
      <text:p text:style-name="Preformatted_20_Text">ATOM <text:s text:c="3"/>442 <text:s/>CE1 PHE A <text:s/>56 <text:s text:c="5"/>53.705 <text:s/>54.289 <text:s/>24.891 <text:s/>1.00 40.21 <text:s text:c="10"/>C <text:s/></text:p>
      <text:p text:style-name="Preformatted_20_Text">ATOM <text:s text:c="3"/>443 <text:s/>CE2 PHE A <text:s/>56 <text:s text:c="5"/>51.807 <text:s/>55.251 <text:s/>26.020 <text:s/>1.00 41.00 <text:s text:c="10"/>C <text:s/></text:p>
      <text:p text:style-name="Preformatted_20_Text">ATOM <text:s text:c="3"/>444 <text:s/>CZ <text:s/>PHE A <text:s/>56 <text:s text:c="5"/>53.174 <text:s/>55.073 <text:s/>25.928 <text:s/>1.00 41.08 <text:s text:c="10"/>C <text:s/></text:p>
      <text:p text:style-name="Preformatted_20_Text">ATOM <text:s text:c="3"/>445 <text:s/>N <text:s text:c="2"/>VAL A <text:s/>57 <text:s text:c="5"/>48.115 <text:s/>51.030 <text:s/>22.626 <text:s/>1.00 35.95 <text:s text:c="10"/>N <text:s/></text:p>
      <text:p text:style-name="Preformatted_20_Text">ATOM <text:s text:c="3"/>446 <text:s/>CA <text:s/>VAL A <text:s/>57 <text:s text:c="5"/>47.091 <text:s/>50.615 <text:s/>21.701 <text:s/>1.00 36.21 <text:s text:c="10"/>C <text:s/></text:p>
      <text:p text:style-name="Preformatted_20_Text">ATOM <text:s text:c="3"/>447 <text:s/>C <text:s text:c="2"/>VAL A <text:s/>57 <text:s text:c="5"/>46.135 <text:s/>51.776 <text:s/>21.620 <text:s/>1.00 36.16 <text:s text:c="10"/>C <text:s/></text:p>
      <text:p text:style-name="Preformatted_20_Text">ATOM <text:s text:c="3"/>448 <text:s/>O <text:s text:c="2"/>VAL A <text:s/>57 <text:s text:c="5"/>45.678 <text:s/>52.304 <text:s/>22.643 <text:s/>1.00 36.24 <text:s text:c="10"/>O <text:s/></text:p>
      <text:p text:style-name="Preformatted_20_Text">ATOM <text:s text:c="3"/>449 <text:s/>CB <text:s/>VAL A <text:s/>57 <text:s text:c="5"/>46.377 <text:s/>49.349 <text:s/>22.186 <text:s/>1.00 36.42 <text:s text:c="10"/>C <text:s/></text:p>
      <text:p text:style-name="Preformatted_20_Text">ATOM <text:s text:c="3"/>450 <text:s/>CG1 VAL A <text:s/>57 <text:s text:c="5"/>45.295 <text:s/>48.954 <text:s/>21.219 <text:s/>1.00 37.10 <text:s text:c="10"/>C <text:s/></text:p>
      <text:p text:style-name="Preformatted_20_Text">ATOM <text:s text:c="3"/>451 <text:s/>CG2 VAL A <text:s/>57 <text:s text:c="5"/>47.381 <text:s/>48.223 <text:s/>22.359 <text:s/>1.00 36.17 <text:s text:c="10"/>C <text:s/></text:p>
      <text:p text:style-name="Preformatted_20_Text">ATOM <text:s text:c="3"/>452 <text:s/>N <text:s text:c="2"/>ILE A <text:s/>58 <text:s text:c="5"/>45.866 <text:s/>52.208 <text:s/>20.399 <text:s/>1.00 36.31 <text:s text:c="10"/>N <text:s/></text:p>
      <text:p text:style-name="Preformatted_20_Text">ATOM <text:s text:c="3"/>453 <text:s/>CA <text:s/>ILE A <text:s/>58 <text:s text:c="5"/>45.050 <text:s/>53.391 <text:s/>20.174 <text:s/>1.00 35.96 <text:s text:c="10"/>C <text:s/></text:p>
      <text:p text:style-name="Preformatted_20_Text">ATOM <text:s text:c="3"/>454 <text:s/>C <text:s text:c="2"/>ILE A <text:s/>58 <text:s text:c="5"/>43.797 <text:s/>52.942 <text:s/>19.520 <text:s/>1.00 34.95 <text:s text:c="10"/>C <text:s/></text:p>
      <text:p text:style-name="Preformatted_20_Text">ATOM <text:s text:c="3"/>455 <text:s/>O <text:s text:c="2"/>ILE A <text:s/>58 <text:s text:c="5"/>43.830 <text:s/>52.474 <text:s/>18.393 <text:s/>1.00 34.21 <text:s text:c="10"/>O <text:s/></text:p>
      <text:p text:style-name="Preformatted_20_Text">ATOM <text:s text:c="3"/>456 <text:s/>CB <text:s/>ILE A <text:s/>58 <text:s text:c="5"/>45.763 <text:s/>54.391 <text:s/>19.268 <text:s/>1.00 36.43 <text:s text:c="10"/>C <text:s/></text:p>
      <text:p text:style-name="Preformatted_20_Text">ATOM <text:s text:c="3"/>457 <text:s/>CG1 ILE A <text:s/>58 <text:s text:c="5"/>47.083 <text:s/>54.823 <text:s/>19.901 <text:s/>1.00 37.36 <text:s text:c="10"/>C <text:s/></text:p>
      <text:p text:style-name="Preformatted_20_Text">ATOM <text:s text:c="3"/>458 <text:s/>CG2 ILE A <text:s/>58 <text:s text:c="5"/>44.882 <text:s/>55.625 <text:s/>19.028 <text:s/>1.00 37.16 <text:s text:c="10"/>C <text:s/></text:p>
      <text:p text:style-name="Preformatted_20_Text">ATOM <text:s text:c="3"/>459 <text:s/>CD1 ILE A <text:s/>58 <text:s text:c="5"/>47.974 <text:s/>55.514 <text:s/>18.948 <text:s/>1.00 38.93 <text:s text:c="10"/>C <text:s/></text:p>
      <text:p text:style-name="Preformatted_20_Text">ATOM <text:s text:c="3"/>460 <text:s/>N <text:s text:c="2"/>PHE A <text:s/>59 <text:s text:c="5"/>42.688 <text:s/>53.087 <text:s/>20.236 <text:s/>1.00 34.67 <text:s text:c="10"/>N <text:s/></text:p>
      <text:p text:style-name="Preformatted_20_Text">ATOM <text:s text:c="3"/>461 <text:s/>CA <text:s/>PHE A <text:s/>59 <text:s text:c="5"/>41.379 <text:s/>52.772 <text:s/>19.676 <text:s/>1.00 34.38 <text:s text:c="10"/>C <text:s/></text:p>
      <text:p text:style-name="Preformatted_20_Text">ATOM <text:s text:c="3"/>462 <text:s/>C <text:s text:c="2"/>PHE A <text:s/>59 <text:s text:c="5"/>40.706 <text:s/>54.013 <text:s/>19.099 <text:s/>1.00 35.10 <text:s text:c="10"/>C <text:s/></text:p>
      <text:p text:style-name="Preformatted_20_Text">ATOM <text:s text:c="3"/>463 <text:s/>O <text:s text:c="2"/>PHE A <text:s/>59 <text:s text:c="5"/>40.925 <text:s/>55.114 <text:s/>19.580 <text:s/>1.00 33.76 <text:s text:c="10"/>O <text:s/></text:p>
      <text:p text:style-name="Preformatted_20_Text">ATOM <text:s text:c="3"/>464 <text:s/>CB <text:s/>PHE A <text:s/>59 <text:s text:c="5"/>40.472 <text:s/>52.175 <text:s/>20.750 <text:s/>1.00 34.14 <text:s text:c="10"/>C <text:s/></text:p>
      <text:p text:style-name="Preformatted_20_Text">ATOM <text:s text:c="3"/>465 <text:s/>CG <text:s/>PHE A <text:s/>59 <text:s text:c="5"/>40.931 <text:s/>50.861 <text:s/>21.283 <text:s/>1.00 30.25 <text:s text:c="10"/>C <text:s/></text:p>
      <text:p text:style-name="Preformatted_20_Text">ATOM <text:s text:c="3"/>466 <text:s/>CD1 PHE A <text:s/>59 <text:s text:c="5"/>41.651 <text:s/>50.796 <text:s/>22.459 <text:s/>1.00 28.65 <text:s text:c="10"/>C <text:s/></text:p>
      <text:p text:style-name="Preformatted_20_Text">ATOM <text:s text:c="3"/>467 <text:s/>CD2 PHE A <text:s/>59 <text:s text:c="5"/>40.589 <text:s/>49.695 <text:s/>20.662 <text:s/>1.00 28.91 <text:s text:c="10"/>C <text:s/></text:p>
      <text:p text:style-name="Preformatted_20_Text"><text:soft-page-break/>ATOM <text:s text:c="3"/>468 <text:s/>CE1 PHE A <text:s/>59 <text:s text:c="5"/>42.073 <text:s/>49.584 <text:s/>22.985 <text:s/>1.00 26.07 <text:s text:c="10"/>C <text:s/></text:p>
      <text:p text:style-name="Preformatted_20_Text">ATOM <text:s text:c="3"/>469 <text:s/>CE2 PHE A <text:s/>59 <text:s text:c="5"/>41.009 <text:s/>48.450 <text:s/>21.199 <text:s/>1.00 29.39 <text:s text:c="10"/>C <text:s/></text:p>
      <text:p text:style-name="Preformatted_20_Text">ATOM <text:s text:c="3"/>470 <text:s/>CZ <text:s/>PHE A <text:s/>59 <text:s text:c="5"/>41.767 <text:s/>48.428 <text:s/>22.359 <text:s/>1.00 26.20 <text:s text:c="10"/>C <text:s/></text:p>
      <text:p text:style-name="Preformatted_20_Text">ATOM <text:s text:c="3"/>471 <text:s/>N <text:s text:c="2"/>LYS A <text:s/>60 <text:s text:c="5"/>39.873 <text:s/>53.817 <text:s/>18.082 <text:s/>1.00 36.83 <text:s text:c="10"/>N <text:s/></text:p>
      <text:p text:style-name="Preformatted_20_Text">ATOM <text:s text:c="3"/>472 <text:s/>CA <text:s/>LYS A <text:s/>60 <text:s text:c="5"/>38.978 <text:s/>54.885 <text:s/>17.600 <text:s/>1.00 39.09 <text:s text:c="10"/>C <text:s/></text:p>
      <text:p text:style-name="Preformatted_20_Text">ATOM <text:s text:c="3"/>473 <text:s/>C <text:s text:c="2"/>LYS A <text:s/>60 <text:s text:c="5"/>38.055 <text:s/>55.466 <text:s/>18.705 <text:s/>1.00 39.70 <text:s text:c="10"/>C <text:s/></text:p>
      <text:p text:style-name="Preformatted_20_Text">ATOM <text:s text:c="3"/>474 <text:s/>O <text:s text:c="2"/>LYS A <text:s/>60 <text:s text:c="5"/>37.980 <text:s/>56.692 <text:s/>18.854 <text:s/>1.00 39.96 <text:s text:c="10"/>O <text:s/></text:p>
      <text:p text:style-name="Preformatted_20_Text">ATOM <text:s text:c="3"/>475 <text:s/>CB <text:s/>LYS A <text:s/>60 <text:s text:c="5"/>38.121 <text:s/>54.388 <text:s/>16.451 <text:s/>1.00 39.52 <text:s text:c="10"/>C <text:s/></text:p>
      <text:p text:style-name="Preformatted_20_Text">ATOM <text:s text:c="3"/>476 <text:s/>CG <text:s/>LYS A <text:s/>60 <text:s text:c="5"/>37.334 <text:s/>55.506 <text:s/>15.779 <text:s/>1.00 44.16 <text:s text:c="10"/>C <text:s/></text:p>
      <text:p text:style-name="Preformatted_20_Text">ATOM <text:s text:c="3"/>477 <text:s/>CD <text:s/>LYS A <text:s/>60 <text:s text:c="5"/>36.825 <text:s/>55.093 <text:s/>14.379 <text:s/>1.00 49.08 <text:s text:c="10"/>C <text:s/></text:p>
      <text:p text:style-name="Preformatted_20_Text">ATOM <text:s text:c="3"/>478 <text:s/>CE <text:s/>LYS A <text:s/>60 <text:s text:c="5"/>35.542 <text:s/>55.871 <text:s/>13.952 <text:s/>1.00 52.92 <text:s text:c="10"/>C <text:s/></text:p>
      <text:p text:style-name="Preformatted_20_Text">ATOM <text:s text:c="3"/>479 <text:s/>NZ <text:s/>LYS A <text:s/>60 <text:s text:c="5"/>34.381 <text:s/>55.812 <text:s/>14.974 <text:s/>1.00 54.94 <text:s text:c="10"/>N <text:s/></text:p>
      <text:p text:style-name="Preformatted_20_Text">ATOM <text:s text:c="3"/>480 <text:s/>N <text:s text:c="2"/>GLU A <text:s/>61 <text:s text:c="5"/>37.397 <text:s/>54.587 <text:s/>19.487 <text:s/>1.00 39.59 <text:s text:c="10"/>N <text:s/></text:p>
      <text:p text:style-name="Preformatted_20_Text">ATOM <text:s text:c="3"/>481 <text:s/>CA <text:s/>GLU A <text:s/>61 <text:s text:c="5"/>36.453 <text:s/>54.994 <text:s/>20.541 <text:s/>1.00 39.55 <text:s text:c="10"/>C <text:s/></text:p>
      <text:p text:style-name="Preformatted_20_Text">ATOM <text:s text:c="3"/>482 <text:s/>C <text:s text:c="2"/>GLU A <text:s/>61 <text:s text:c="5"/>36.955 <text:s/>54.760 <text:s/>21.950 <text:s/>1.00 38.12 <text:s text:c="10"/>C <text:s/></text:p>
      <text:p text:style-name="Preformatted_20_Text">ATOM <text:s text:c="3"/>483 <text:s/>O <text:s text:c="2"/>GLU A <text:s/>61 <text:s text:c="5"/>37.533 <text:s/>53.731 <text:s/>22.268 <text:s/>1.00 38.51 <text:s text:c="10"/>O <text:s/></text:p>
      <text:p text:style-name="Preformatted_20_Text">ATOM <text:s text:c="3"/>484 <text:s/>CB <text:s/>GLU A <text:s/>61 <text:s text:c="5"/>35.131 <text:s/>54.250 <text:s/>20.373 <text:s/>1.00 40.84 <text:s text:c="10"/>C <text:s/></text:p>
      <text:p text:style-name="Preformatted_20_Text">ATOM <text:s text:c="3"/>485 <text:s/>CG <text:s/>GLU A <text:s/>61 <text:s text:c="5"/>34.487 <text:s/>54.392 <text:s/>19.005 <text:s/>1.00 43.67 <text:s text:c="10"/>C <text:s/></text:p>
      <text:p text:style-name="Preformatted_20_Text">ATOM <text:s text:c="3"/>486 <text:s/>CD <text:s/>GLU A <text:s/>61 <text:s text:c="5"/>34.147 <text:s/>55.841 <text:s/>18.678 <text:s/>1.00 49.14 <text:s text:c="10"/>C <text:s/></text:p>
      <text:p text:style-name="Preformatted_20_Text">ATOM <text:s text:c="3"/>487 <text:s/>OE1 GLU A <text:s/>61 <text:s text:c="5"/>33.903 <text:s/>56.627 <text:s/>19.645 <text:s/>1.00 52.04 <text:s text:c="10"/>O <text:s/></text:p>
      <text:p text:style-name="Preformatted_20_Text">ATOM <text:s text:c="3"/>488 <text:s/>OE2 GLU A <text:s/>61 <text:s text:c="5"/>34.134 <text:s/>56.192 <text:s/>17.458 <text:s/>1.00 51.67 <text:s text:c="10"/>O <text:s/></text:p>
      <text:p text:style-name="Preformatted_20_Text">ATOM <text:s text:c="3"/>489 <text:s/>N <text:s text:c="2"/>VAL A <text:s/>62 <text:s text:c="5"/>36.723 <text:s/>55.725 <text:s/>22.812 <text:s/>1.00 37.20 <text:s text:c="10"/>N <text:s/></text:p>
      <text:p text:style-name="Preformatted_20_Text">ATOM <text:s text:c="3"/>490 <text:s/>CA <text:s/>VAL A <text:s/>62 <text:s text:c="5"/>37.069 <text:s/>55.599 <text:s/>24.215 <text:s/>1.00 36.94 <text:s text:c="10"/>C <text:s/></text:p>
      <text:p text:style-name="Preformatted_20_Text">ATOM <text:s text:c="3"/>491 <text:s/>C <text:s text:c="2"/>VAL A <text:s/>62 <text:s text:c="5"/>36.419 <text:s/>54.377 <text:s/>24.871 <text:s/>1.00 36.40 <text:s text:c="10"/>C <text:s/></text:p>
      <text:p text:style-name="Preformatted_20_Text">ATOM <text:s text:c="3"/>492 <text:s/>O <text:s text:c="2"/>VAL A <text:s/>62 <text:s text:c="5"/>36.984 <text:s/>53.829 <text:s/>25.809 <text:s/>1.00 36.50 <text:s text:c="10"/>O <text:s/></text:p>
      <text:p text:style-name="Preformatted_20_Text">ATOM <text:s text:c="3"/>493 <text:s/>CB <text:s/>VAL A <text:s/>62 <text:s text:c="5"/>36.656 <text:s/>56.864 <text:s/>25.020 <text:s/>1.00 37.28 <text:s text:c="10"/>C <text:s/></text:p>
      <text:p text:style-name="Preformatted_20_Text">ATOM <text:s text:c="3"/>494 <text:s/>CG1 VAL A <text:s/>62 <text:s text:c="5"/>37.091 <text:s/>56.755 <text:s/>26.486 <text:s/>1.00 36.37 <text:s text:c="10"/>C <text:s/></text:p>
      <text:p text:style-name="Preformatted_20_Text">ATOM <text:s text:c="3"/>495 <text:s/>CG2 VAL A <text:s/>62 <text:s text:c="5"/>37.266 <text:s/>58.119 <text:s/>24.373 <text:s/>1.00 38.44 <text:s text:c="10"/>C <text:s/></text:p>
      <text:p text:style-name="Preformatted_20_Text">ATOM <text:s text:c="3"/>496 <text:s/>N <text:s text:c="2"/>SER A <text:s/>63 <text:s text:c="5"/>35.246 <text:s/>53.956 <text:s/>24.387 <text:s/>1.00 35.18 <text:s text:c="10"/>N <text:s/></text:p>
      <text:p text:style-name="Preformatted_20_Text">ATOM <text:s text:c="3"/>497 <text:s/>CA <text:s/>SER A <text:s/>63 <text:s text:c="5"/>34.531 <text:s/>52.862 <text:s/>25.002 <text:s/>1.00 34.71 <text:s text:c="10"/>C <text:s/></text:p>
      <text:p text:style-name="Preformatted_20_Text">ATOM <text:s text:c="3"/>498 <text:s/>C <text:s text:c="2"/>SER A <text:s/>63 <text:s text:c="5"/>35.201 <text:s/>51.519 <text:s/>24.691 <text:s/>1.00 34.23 <text:s text:c="10"/>C <text:s/></text:p>
      <text:p text:style-name="Preformatted_20_Text">ATOM <text:s text:c="3"/>499 <text:s/>O <text:s text:c="2"/>SER A <text:s/>63 <text:s text:c="5"/>35.099 <text:s/>50.574 <text:s/>25.464 <text:s/>1.00 33.67 <text:s text:c="10"/>O <text:s/></text:p>
      <text:p text:style-name="Preformatted_20_Text">ATOM <text:s text:c="3"/>500 <text:s/>CB <text:s/>SER A <text:s/>63 <text:s text:c="5"/>33.078 <text:s/>52.863 <text:s/>24.555 <text:s/>1.00 34.75 <text:s text:c="10"/>C <text:s/></text:p>
      <text:p text:style-name="Preformatted_20_Text">ATOM <text:s text:c="3"/>501 <text:s/>OG <text:s/>SER A <text:s/>63 <text:s text:c="5"/>32.991 <text:s/>52.701 <text:s/>23.148 <text:s/>1.00 37.04 <text:s text:c="10"/>O <text:s/></text:p>
      <text:p text:style-name="Preformatted_20_Text">ATOM <text:s text:c="3"/>502 <text:s/>N <text:s text:c="2"/>SER A <text:s/>64 <text:s text:c="5"/>35.863 <text:s/>51.423 <text:s/>23.541 <text:s/>1.00 33.52 <text:s text:c="10"/>N <text:s/></text:p>
      <text:p text:style-name="Preformatted_20_Text">ATOM <text:s text:c="3"/>503 <text:s/>CA <text:s/>SER A <text:s/>64 <text:s text:c="5"/>36.659 <text:s/>50.238 <text:s/>23.210 <text:s/>1.00 32.25 <text:s text:c="10"/>C <text:s/></text:p>
      <text:p text:style-name="Preformatted_20_Text">ATOM <text:s text:c="3"/>504 <text:s/>C <text:s text:c="2"/>SER A <text:s/>64 <text:s text:c="5"/>37.831 <text:s/>50.115 <text:s/>24.163 <text:s/>1.00 32.07 <text:s text:c="10"/>C <text:s/></text:p>
      <text:p text:style-name="Preformatted_20_Text">ATOM <text:s text:c="3"/>505 <text:s/>O <text:s text:c="2"/>SER A <text:s/>64 <text:s text:c="5"/>38.077 <text:s/>49.064 <text:s/>24.719 <text:s/>1.00 33.23 <text:s text:c="10"/>O <text:s/></text:p>
      <text:p text:style-name="Preformatted_20_Text">ATOM <text:s text:c="3"/>506 <text:s/>CB <text:s/>SER A <text:s/>64 <text:s text:c="5"/>37.098 <text:s/>50.315 <text:s/>21.756 <text:s/>1.00 32.31 <text:s text:c="10"/>C <text:s/></text:p>
      <text:p text:style-name="Preformatted_20_Text">ATOM <text:s text:c="3"/>507 <text:s/>OG <text:s/>SER A <text:s/>64 <text:s text:c="5"/>35.954 <text:s/>50.240 <text:s/>20.904 <text:s/>1.00 29.08 <text:s text:c="10"/>O <text:s/></text:p>
      <text:p text:style-name="Preformatted_20_Text">ATOM <text:s text:c="3"/>508 <text:s/>N <text:s text:c="2"/>ALA A <text:s/>65 <text:s text:c="5"/>38.501 <text:s/>51.218 <text:s/>24.427 <text:s/>1.00 32.04 <text:s text:c="10"/>N <text:s/></text:p>
      <text:p text:style-name="Preformatted_20_Text">ATOM <text:s text:c="3"/>509 <text:s/>CA <text:s/>ALA A <text:s/>65 <text:s text:c="5"/>39.621 <text:s/>51.237 <text:s/>25.344 <text:s/>1.00 31.66 <text:s text:c="10"/>C <text:s/></text:p>
      <text:p text:style-name="Preformatted_20_Text">ATOM <text:s text:c="3"/>510 <text:s/>C <text:s text:c="2"/>ALA A <text:s/>65 <text:s text:c="5"/>39.234 <text:s/>50.828 <text:s/>26.761 <text:s/>1.00 31.39 <text:s text:c="10"/>C <text:s/></text:p>
      <text:p text:style-name="Preformatted_20_Text">ATOM <text:s text:c="3"/>511 <text:s/>O <text:s text:c="2"/>ALA A <text:s/>65 <text:s text:c="5"/>39.931 <text:s/>50.048 <text:s/>27.409 <text:s/>1.00 31.86 <text:s text:c="10"/>O <text:s/></text:p>
      <text:p text:style-name="Preformatted_20_Text">ATOM <text:s text:c="3"/>512 <text:s/>CB <text:s/>ALA A <text:s/>65 <text:s text:c="5"/>40.244 <text:s/>52.629 <text:s/>25.344 <text:s/>1.00 32.22 <text:s text:c="10"/>C <text:s/></text:p>
      <text:p text:style-name="Preformatted_20_Text">ATOM <text:s text:c="3"/>513 <text:s/>N <text:s text:c="2"/>THR A <text:s/>66 <text:s text:c="5"/>38.108 <text:s/>51.333 <text:s/>27.233 <text:s/>1.00 31.01 <text:s text:c="10"/>N <text:s/></text:p>
      <text:p text:style-name="Preformatted_20_Text">ATOM <text:s text:c="3"/>514 <text:s/>CA <text:s/>THR A <text:s/>66 <text:s text:c="5"/>37.590 <text:s/>51.010 <text:s/>28.571 <text:s/>1.00 30.62 <text:s text:c="10"/>C <text:s/></text:p>
      <text:p text:style-name="Preformatted_20_Text">ATOM <text:s text:c="3"/>515 <text:s/>C <text:s text:c="2"/>THR A <text:s/>66 <text:s text:c="5"/>37.221 <text:s/>49.537 <text:s/>28.743 <text:s/>1.00 29.34 <text:s text:c="10"/>C <text:s/></text:p>
      <text:p text:style-name="Preformatted_20_Text">ATOM <text:s text:c="3"/>516 <text:s/>O <text:s text:c="2"/>THR A <text:s/>66 <text:s text:c="5"/>37.582 <text:s/>48.915 <text:s/>29.700 <text:s/>1.00 28.65 <text:s text:c="10"/>O <text:s/></text:p>
      <text:p text:style-name="Preformatted_20_Text">ATOM <text:s text:c="3"/>517 <text:s/>CB <text:s/>THR A <text:s/>66 <text:s text:c="5"/>36.365 <text:s/>51.883 <text:s/>28.881 <text:s/>1.00 30.58 <text:s text:c="10"/>C <text:s/></text:p>
      <text:p text:style-name="Preformatted_20_Text">ATOM <text:s text:c="3"/>518 <text:s/>OG1 THR A <text:s/>66 <text:s text:c="5"/>36.781 <text:s/>53.245 <text:s/>28.991 <text:s/>1.00 31.46 <text:s text:c="10"/>O <text:s/></text:p>
      <text:p text:style-name="Preformatted_20_Text">ATOM <text:s text:c="3"/>519 <text:s/>CG2 THR A <text:s/>66 <text:s text:c="5"/>35.820 <text:s/>51.561 <text:s/>30.269 <text:s/>1.00 31.67 <text:s text:c="10"/>C <text:s/></text:p>
      <text:p text:style-name="Preformatted_20_Text">ATOM <text:s text:c="3"/>520 <text:s/>N <text:s text:c="2"/>ASN A <text:s/>67 <text:s text:c="5"/>36.501 <text:s/>48.992 <text:s/>27.801 <text:s/>1.00 29.26 <text:s text:c="10"/>N <text:s/></text:p>
      <text:p text:style-name="Preformatted_20_Text">ATOM <text:s text:c="3"/>521 <text:s/>CA <text:s/>ASN A <text:s/>67 <text:s text:c="5"/>36.242 <text:s/>47.564 <text:s/>27.791 <text:s/>1.00 29.81 <text:s text:c="10"/>C <text:s/></text:p>
      <text:p text:style-name="Preformatted_20_Text">ATOM <text:s text:c="3"/>522 <text:s/>C <text:s text:c="2"/>ASN A <text:s/>67 <text:s text:c="5"/>37.489 <text:s/>46.689 <text:s/>27.671 <text:s/>1.00 29.50 <text:s text:c="10"/>C <text:s/></text:p>
      <text:p text:style-name="Preformatted_20_Text">ATOM <text:s text:c="3"/>523 <text:s/>O <text:s text:c="2"/>ASN A <text:s/>67 <text:s text:c="5"/>37.554 <text:s/>45.616 <text:s/>28.270 <text:s/>1.00 28.58 <text:s text:c="10"/>O <text:s/></text:p>
      <text:p text:style-name="Preformatted_20_Text">ATOM <text:s text:c="3"/>524 <text:s/>CB <text:s/>ASN A <text:s/>67 <text:s text:c="5"/>35.288 <text:s/>47.266 <text:s/>26.663 <text:s/>1.00 29.95 <text:s text:c="10"/>C <text:s/></text:p>
      <text:p text:style-name="Preformatted_20_Text">ATOM <text:s text:c="3"/>525 <text:s/>CG <text:s/>ASN A <text:s/>67 <text:s text:c="5"/>33.911 <text:s/>47.794 <text:s/>26.953 <text:s/>1.00 34.00 <text:s text:c="10"/>C <text:s/></text:p>
      <text:p text:style-name="Preformatted_20_Text">ATOM <text:s text:c="3"/>526 <text:s/>OD1 ASN A <text:s/>67 <text:s text:c="5"/>33.200 <text:s/>48.230 <text:s/>26.049 <text:s/>1.00 38.19 <text:s text:c="10"/>O <text:s/></text:p>
      <text:p text:style-name="Preformatted_20_Text"><text:soft-page-break/>ATOM <text:s text:c="3"/>527 <text:s/>ND2 ASN A <text:s/>67 <text:s text:c="5"/>33.498 <text:s/>47.719 <text:s/>28.233 <text:s/>1.00 35.27 <text:s text:c="10"/>N <text:s/></text:p>
      <text:p text:style-name="Preformatted_20_Text">ATOM <text:s text:c="3"/>528 <text:s/>N <text:s text:c="2"/>ALA A <text:s/>68 <text:s text:c="5"/>38.480 <text:s/>47.166 <text:s/>26.928 <text:s/>1.00 29.59 <text:s text:c="10"/>N <text:s/></text:p>
      <text:p text:style-name="Preformatted_20_Text">ATOM <text:s text:c="3"/>529 <text:s/>CA <text:s/>ALA A <text:s/>68 <text:s text:c="5"/>39.712 <text:s/>46.409 <text:s/>26.730 <text:s/>1.00 30.21 <text:s text:c="10"/>C <text:s/></text:p>
      <text:p text:style-name="Preformatted_20_Text">ATOM <text:s text:c="3"/>530 <text:s/>C <text:s text:c="2"/>ALA A <text:s/>68 <text:s text:c="5"/>40.487 <text:s/>46.415 <text:s/>28.010 <text:s/>1.00 30.34 <text:s text:c="10"/>C <text:s/></text:p>
      <text:p text:style-name="Preformatted_20_Text">ATOM <text:s text:c="3"/>531 <text:s/>O <text:s text:c="2"/>ALA A <text:s/>68 <text:s text:c="5"/>41.010 <text:s/>45.394 <text:s/>28.412 <text:s/>1.00 31.20 <text:s text:c="10"/>O <text:s/></text:p>
      <text:p text:style-name="Preformatted_20_Text">ATOM <text:s text:c="3"/>532 <text:s/>CB <text:s/>ALA A <text:s/>68 <text:s text:c="5"/>40.556 <text:s/>46.995 <text:s/>25.581 <text:s/>1.00 30.37 <text:s text:c="10"/>C <text:s/></text:p>
      <text:p text:style-name="Preformatted_20_Text">ATOM <text:s text:c="3"/>533 <text:s/>N <text:s text:c="2"/>LEU A <text:s/>69 <text:s text:c="5"/>40.506 <text:s/>47.547 <text:s/>28.692 <text:s/>1.00 30.93 <text:s text:c="10"/>N <text:s/></text:p>
      <text:p text:style-name="Preformatted_20_Text">ATOM <text:s text:c="3"/>534 <text:s/>CA <text:s/>LEU A <text:s/>69 <text:s text:c="5"/>41.209 <text:s/>47.652 <text:s/>29.967 <text:s/>1.00 31.68 <text:s text:c="10"/>C <text:s/></text:p>
      <text:p text:style-name="Preformatted_20_Text">ATOM <text:s text:c="3"/>535 <text:s/>C <text:s text:c="2"/>LEU A <text:s/>69 <text:s text:c="5"/>40.540 <text:s/>46.796 <text:s/>31.051 <text:s/>1.00 32.14 <text:s text:c="10"/>C <text:s/></text:p>
      <text:p text:style-name="Preformatted_20_Text">ATOM <text:s text:c="3"/>536 <text:s/>O <text:s text:c="2"/>LEU A <text:s/>69 <text:s text:c="5"/>41.213 <text:s/>46.155 <text:s/>31.868 <text:s/>1.00 32.88 <text:s text:c="10"/>O <text:s/></text:p>
      <text:p text:style-name="Preformatted_20_Text">ATOM <text:s text:c="3"/>537 <text:s/>CB <text:s/>LEU A <text:s/>69 <text:s text:c="5"/>41.289 <text:s/>49.129 <text:s/>30.392 <text:s/>1.00 32.16 <text:s text:c="10"/>C <text:s/></text:p>
      <text:p text:style-name="Preformatted_20_Text">ATOM <text:s text:c="3"/>538 <text:s/>CG <text:s/>LEU A <text:s/>69 <text:s text:c="5"/>41.860 <text:s/>49.563 <text:s/>31.749 <text:s/>1.00 33.07 <text:s text:c="10"/>C <text:s/></text:p>
      <text:p text:style-name="Preformatted_20_Text">ATOM <text:s text:c="3"/>539 <text:s/>CD1 LEU A <text:s/>69 <text:s text:c="5"/>42.408 <text:s/>50.933 <text:s/>31.700 <text:s/>1.00 34.44 <text:s text:c="10"/>C <text:s/></text:p>
      <text:p text:style-name="Preformatted_20_Text">ATOM <text:s text:c="3"/>540 <text:s/>CD2 LEU A <text:s/>69 <text:s text:c="5"/>40.762 <text:s/>49.578 <text:s/>32.757 <text:s/>1.00 37.53 <text:s text:c="10"/>C <text:s/></text:p>
      <text:p text:style-name="Preformatted_20_Text">ATOM <text:s text:c="3"/>541 <text:s/>N <text:s text:c="2"/>ARG A <text:s/>70 <text:s text:c="5"/>39.214 <text:s/>46.794 <text:s/>31.054 <text:s/>1.00 31.63 <text:s text:c="10"/>N <text:s/></text:p>
      <text:p text:style-name="Preformatted_20_Text">ATOM <text:s text:c="3"/>542 <text:s/>CA <text:s/>ARG A <text:s/>70 <text:s text:c="5"/>38.455 <text:s/>46.044 <text:s/>32.039 <text:s/>1.00 31.58 <text:s text:c="10"/>C <text:s/></text:p>
      <text:p text:style-name="Preformatted_20_Text">ATOM <text:s text:c="3"/>543 <text:s/>C <text:s text:c="2"/>ARG A <text:s/>70 <text:s text:c="5"/>38.581 <text:s/>44.532 <text:s/>31.841 <text:s/>1.00 31.29 <text:s text:c="10"/>C <text:s/></text:p>
      <text:p text:style-name="Preformatted_20_Text">ATOM <text:s text:c="3"/>544 <text:s/>O <text:s text:c="2"/>ARG A <text:s/>70 <text:s text:c="5"/>38.825 <text:s/>43.798 <text:s/>32.787 <text:s/>1.00 31.39 <text:s text:c="10"/>O <text:s/></text:p>
      <text:p text:style-name="Preformatted_20_Text">ATOM <text:s text:c="3"/>545 <text:s/>CB <text:s/>ARG A <text:s/>70 <text:s text:c="5"/>37.001 <text:s/>46.487 <text:s/>32.007 <text:s/>1.00 31.56 <text:s text:c="10"/>C <text:s/></text:p>
      <text:p text:style-name="Preformatted_20_Text">ATOM <text:s text:c="3"/>546 <text:s/>CG <text:s/>ARG A <text:s/>70 <text:s text:c="5"/>36.776 <text:s/>47.833 <text:s/>32.709 <text:s/>1.00 32.50 <text:s text:c="10"/>C <text:s/></text:p>
      <text:p text:style-name="Preformatted_20_Text">ATOM <text:s text:c="3"/>547 <text:s/>CD <text:s/>ARG A <text:s/>70 <text:s text:c="5"/>35.382 <text:s/>48.321 <text:s/>32.569 <text:s/>1.00 32.72 <text:s text:c="10"/>C <text:s/></text:p>
      <text:p text:style-name="Preformatted_20_Text">ATOM <text:s text:c="3"/>548 <text:s/>NE <text:s/>ARG A <text:s/>70 <text:s text:c="5"/>35.157 <text:s/>49.656 <text:s/>33.123 <text:s/>1.00 31.13 <text:s text:c="10"/>N <text:s/></text:p>
      <text:p text:style-name="Preformatted_20_Text">ATOM <text:s text:c="3"/>549 <text:s/>CZ <text:s/>ARG A <text:s/>70 <text:s text:c="5"/>34.116 <text:s/>50.420 <text:s/>32.779 <text:s/>1.00 30.72 <text:s text:c="10"/>C <text:s/></text:p>
      <text:p text:style-name="Preformatted_20_Text">ATOM <text:s text:c="3"/>550 <text:s/>NH1 ARG A <text:s/>70 <text:s text:c="5"/>33.245 <text:s/>49.990 <text:s/>31.887 <text:s/>1.00 30.76 <text:s text:c="10"/>N <text:s/></text:p>
      <text:p text:style-name="Preformatted_20_Text">ATOM <text:s text:c="3"/>551 <text:s/>NH2 ARG A <text:s/>70 <text:s text:c="5"/>33.951 <text:s/>51.625 <text:s/>33.304 <text:s/>1.00 32.30 <text:s text:c="10"/>N <text:s/></text:p>
      <text:p text:style-name="Preformatted_20_Text">ATOM <text:s text:c="3"/>552 <text:s/>N <text:s text:c="2"/>SER A <text:s/>71 <text:s text:c="5"/>38.470 <text:s/>44.083 <text:s/>30.604 <text:s/>1.00 30.36 <text:s text:c="10"/>N <text:s/></text:p>
      <text:p text:style-name="Preformatted_20_Text">ATOM <text:s text:c="3"/>553 <text:s/>CA <text:s/>SER A <text:s/>71 <text:s text:c="5"/>38.517 <text:s/>42.665 <text:s/>30.327 <text:s/>1.00 30.35 <text:s text:c="10"/>C <text:s/></text:p>
      <text:p text:style-name="Preformatted_20_Text">ATOM <text:s text:c="3"/>554 <text:s/>C <text:s text:c="2"/>SER A <text:s/>71 <text:s text:c="5"/>39.898 <text:s/>42.036 <text:s/>30.388 <text:s/>1.00 30.14 <text:s text:c="10"/>C <text:s/></text:p>
      <text:p text:style-name="Preformatted_20_Text">ATOM <text:s text:c="3"/>555 <text:s/>O <text:s text:c="2"/>SER A <text:s/>71 <text:s text:c="5"/>39.991 <text:s/>40.905 <text:s/>30.797 <text:s/>1.00 30.03 <text:s text:c="10"/>O <text:s/></text:p>
      <text:p text:style-name="Preformatted_20_Text">ATOM <text:s text:c="3"/>556 <text:s/>CB <text:s/>SER A <text:s/>71 <text:s text:c="5"/>37.931 <text:s/>42.389 <text:s/>28.969 <text:s/>1.00 29.93 <text:s text:c="10"/>C <text:s/></text:p>
      <text:p text:style-name="Preformatted_20_Text">ATOM <text:s text:c="3"/>557 <text:s/>OG <text:s/>SER A <text:s/>71 <text:s text:c="5"/>36.687 <text:s/>43.051 <text:s/>28.894 <text:s/>1.00 33.07 <text:s text:c="10"/>O <text:s/></text:p>
      <text:p text:style-name="Preformatted_20_Text">ATOM <text:s text:c="3"/>558 <text:s/>N <text:s text:c="2"/>MET A <text:s/>72 <text:s text:c="5"/>40.944 <text:s/>42.763 <text:s/>29.970 <text:s/>1.00 30.01 <text:s text:c="10"/>N <text:s/></text:p>
      <text:p text:style-name="Preformatted_20_Text">ATOM <text:s text:c="3"/>559 <text:s/>CA <text:s/>MET A <text:s/>72 <text:s text:c="5"/>42.257 <text:s/>42.179 <text:s/>29.716 <text:s/>1.00 29.82 <text:s text:c="10"/>C <text:s/></text:p>
      <text:p text:style-name="Preformatted_20_Text">ATOM <text:s text:c="3"/>560 <text:s/>C <text:s text:c="2"/>MET A <text:s/>72 <text:s text:c="5"/>43.275 <text:s/>42.477 <text:s/>30.801 <text:s/>1.00 29.37 <text:s text:c="10"/>C <text:s/></text:p>
      <text:p text:style-name="Preformatted_20_Text">ATOM <text:s text:c="3"/>561 <text:s/>O <text:s text:c="2"/>MET A <text:s/>72 <text:s text:c="5"/>44.436 <text:s/>42.072 <text:s/>30.692 <text:s/>1.00 27.84 <text:s text:c="10"/>O <text:s/></text:p>
      <text:p text:style-name="Preformatted_20_Text">ATOM <text:s text:c="3"/>562 <text:s/>CB <text:s/>MET A <text:s/>72 <text:s text:c="5"/>42.801 <text:s/>42.649 <text:s/>28.362 <text:s/>1.00 30.32 <text:s text:c="10"/>C <text:s/></text:p>
      <text:p text:style-name="Preformatted_20_Text">ATOM <text:s text:c="3"/>563 <text:s/>CG <text:s/>MET A <text:s/>72 <text:s text:c="5"/>41.990 <text:s/>42.192 <text:s/>27.141 <text:s/>1.00 31.51 <text:s text:c="10"/>C <text:s/></text:p>
      <text:p text:style-name="Preformatted_20_Text">ATOM <text:s text:c="3"/>564 <text:s/>SD <text:s/>MET A <text:s/>72 <text:s text:c="5"/>41.793 <text:s/>40.418 <text:s/>26.919 <text:s/>1.00 36.07 <text:s text:c="10"/>S <text:s/></text:p>
      <text:p text:style-name="Preformatted_20_Text">ATOM <text:s text:c="3"/>565 <text:s/>CE <text:s/>MET A <text:s/>72 <text:s text:c="5"/>43.318 <text:s/>39.977 <text:s/>26.212 <text:s/>1.00 35.47 <text:s text:c="10"/>C <text:s/></text:p>
      <text:p text:style-name="Preformatted_20_Text">ATOM <text:s text:c="3"/>566 <text:s/>N <text:s text:c="2"/>GLN A <text:s/>73 <text:s text:c="5"/>42.854 <text:s/>43.190 <text:s/>31.845 <text:s/>1.00 30.11 <text:s text:c="10"/>N <text:s/></text:p>
      <text:p text:style-name="Preformatted_20_Text">ATOM <text:s text:c="3"/>567 <text:s/>CA <text:s/>GLN A <text:s/>73 <text:s text:c="5"/>43.712 <text:s/>43.372 <text:s/>33.011 <text:s/>1.00 30.70 <text:s text:c="10"/>C <text:s/></text:p>
      <text:p text:style-name="Preformatted_20_Text">ATOM <text:s text:c="3"/>568 <text:s/>C <text:s text:c="2"/>GLN A <text:s/>73 <text:s text:c="5"/>44.190 <text:s/>42.006 <text:s/>33.508 <text:s/>1.00 31.28 <text:s text:c="10"/>C <text:s/></text:p>
      <text:p text:style-name="Preformatted_20_Text">ATOM <text:s text:c="3"/>569 <text:s/>O <text:s text:c="2"/>GLN A <text:s/>73 <text:s text:c="5"/>43.397 <text:s/>41.138 <text:s/>33.775 <text:s/>1.00 32.43 <text:s text:c="10"/>O <text:s/></text:p>
      <text:p text:style-name="Preformatted_20_Text">ATOM <text:s text:c="3"/>570 <text:s/>CB <text:s/>GLN A <text:s/>73 <text:s text:c="5"/>42.967 <text:s/>44.084 <text:s/>34.135 <text:s/>1.00 30.76 <text:s text:c="10"/>C <text:s/></text:p>
      <text:p text:style-name="Preformatted_20_Text">ATOM <text:s text:c="3"/>571 <text:s/>CG <text:s/>GLN A <text:s/>73 <text:s text:c="5"/>43.863 <text:s/>44.684 <text:s/>35.194 <text:s/>1.00 30.32 <text:s text:c="10"/>C <text:s/></text:p>
      <text:p text:style-name="Preformatted_20_Text">ATOM <text:s text:c="3"/>572 <text:s/>CD <text:s/>GLN A <text:s/>73 <text:s text:c="5"/>44.773 <text:s/>45.755 <text:s/>34.598 <text:s/>1.00 34.00 <text:s text:c="10"/>C <text:s/></text:p>
      <text:p text:style-name="Preformatted_20_Text">ATOM <text:s text:c="3"/>573 <text:s/>OE1 GLN A <text:s/>73 <text:s text:c="5"/>45.943 <text:s/>45.476 <text:s/>34.281 <text:s/>1.00 33.49 <text:s text:c="10"/>O <text:s/></text:p>
      <text:p text:style-name="Preformatted_20_Text">ATOM <text:s text:c="3"/>574 <text:s/>NE2 GLN A <text:s/>73 <text:s text:c="5"/>44.232 <text:s/>46.972 <text:s/>34.412 <text:s/>1.00 33.00 <text:s text:c="10"/>N <text:s/></text:p>
      <text:p text:style-name="Preformatted_20_Text">ATOM <text:s text:c="3"/>575 <text:s/>N <text:s text:c="2"/>GLY A <text:s/>74 <text:s text:c="5"/>45.491 <text:s/>41.800 <text:s/>33.561 <text:s/>1.00 32.07 <text:s text:c="10"/>N <text:s/></text:p>
      <text:p text:style-name="Preformatted_20_Text">ATOM <text:s text:c="3"/>576 <text:s/>CA <text:s/>GLY A <text:s/>74 <text:s text:c="5"/>46.055 <text:s/>40.577 <text:s/>34.098 <text:s/>1.00 31.98 <text:s text:c="10"/>C <text:s/></text:p>
      <text:p text:style-name="Preformatted_20_Text">ATOM <text:s text:c="3"/>577 <text:s/>C <text:s text:c="2"/>GLY A <text:s/>74 <text:s text:c="5"/>46.239 <text:s/>39.451 <text:s/>33.101 <text:s/>1.00 32.24 <text:s text:c="10"/>C <text:s/></text:p>
      <text:p text:style-name="Preformatted_20_Text">ATOM <text:s text:c="3"/>578 <text:s/>O <text:s text:c="2"/>GLY A <text:s/>74 <text:s text:c="5"/>46.838 <text:s/>38.428 <text:s/>33.440 <text:s/>1.00 32.55 <text:s text:c="10"/>O <text:s/></text:p>
      <text:p text:style-name="Preformatted_20_Text">ATOM <text:s text:c="3"/>579 <text:s/>N <text:s text:c="2"/>PHE A <text:s/>75 <text:s text:c="5"/>45.749 <text:s/>39.619 <text:s/>31.871 <text:s/>1.00 31.59 <text:s text:c="10"/>N <text:s/></text:p>
      <text:p text:style-name="Preformatted_20_Text">ATOM <text:s text:c="3"/>580 <text:s/>CA <text:s/>PHE A <text:s/>75 <text:s text:c="5"/>45.751 <text:s/>38.518 <text:s/>30.927 <text:s/>1.00 31.12 <text:s text:c="10"/>C <text:s/></text:p>
      <text:p text:style-name="Preformatted_20_Text">ATOM <text:s text:c="3"/>581 <text:s/>C <text:s text:c="2"/>PHE A <text:s/>75 <text:s text:c="5"/>47.184 <text:s/>38.037 <text:s/>30.693 <text:s/>1.00 30.78 <text:s text:c="10"/>C <text:s/></text:p>
      <text:p text:style-name="Preformatted_20_Text">ATOM <text:s text:c="3"/>582 <text:s/>O <text:s text:c="2"/>PHE A <text:s/>75 <text:s text:c="5"/>48.020 <text:s/>38.856 <text:s/>30.356 <text:s/>1.00 30.83 <text:s text:c="10"/>O <text:s/></text:p>
      <text:p text:style-name="Preformatted_20_Text">ATOM <text:s text:c="3"/>583 <text:s/>CB <text:s/>PHE A <text:s/>75 <text:s text:c="5"/>45.131 <text:s/>38.932 <text:s/>29.603 <text:s/>1.00 30.72 <text:s text:c="10"/>C <text:s/></text:p>
      <text:p text:style-name="Preformatted_20_Text">ATOM <text:s text:c="3"/>584 <text:s/>CG <text:s/>PHE A <text:s/>75 <text:s text:c="5"/>44.979 <text:s/>37.784 <text:s/>28.648 <text:s/>1.00 30.73 <text:s text:c="10"/>C <text:s/></text:p>
      <text:p text:style-name="Preformatted_20_Text">ATOM <text:s text:c="3"/>585 <text:s/>CD1 PHE A <text:s/>75 <text:s text:c="5"/>43.943 <text:s/>36.900 <text:s/>28.787 <text:s/>1.00 28.92 <text:s text:c="10"/>C <text:s/></text:p>
      <text:p text:style-name="Preformatted_20_Text"><text:soft-page-break/>ATOM <text:s text:c="3"/>586 <text:s/>CD2 PHE A <text:s/>75 <text:s text:c="5"/>45.938 <text:s/>37.540 <text:s/>27.654 <text:s/>1.00 31.94 <text:s text:c="10"/>C <text:s/></text:p>
      <text:p text:style-name="Preformatted_20_Text">ATOM <text:s text:c="3"/>587 <text:s/>CE1 PHE A <text:s/>75 <text:s text:c="5"/>43.834 <text:s/>35.828 <text:s/>27.943 <text:s/>1.00 31.43 <text:s text:c="10"/>C <text:s/></text:p>
      <text:p text:style-name="Preformatted_20_Text">ATOM <text:s text:c="3"/>588 <text:s/>CE2 PHE A <text:s/>75 <text:s text:c="5"/>45.805 <text:s/>36.462 <text:s/>26.777 <text:s/>1.00 32.26 <text:s text:c="10"/>C <text:s/></text:p>
      <text:p text:style-name="Preformatted_20_Text">ATOM <text:s text:c="3"/>589 <text:s/>CZ <text:s/>PHE A <text:s/>75 <text:s text:c="5"/>44.760 <text:s/>35.615 <text:s/>26.918 <text:s/>1.00 31.24 <text:s text:c="10"/>C <text:s/></text:p>
      <text:p text:style-name="Preformatted_20_Text">ATOM <text:s text:c="3"/>590 <text:s/>N <text:s text:c="2"/>PRO A <text:s/>76 <text:s text:c="5"/>47.476 <text:s/>36.747 <text:s/>30.873 <text:s/>1.00 30.91 <text:s text:c="10"/>N <text:s/></text:p>
      <text:p text:style-name="Preformatted_20_Text">ATOM <text:s text:c="3"/>591 <text:s/>CA <text:s/>PRO A <text:s/>76 <text:s text:c="5"/>48.844 <text:s/>36.232 <text:s/>30.635 <text:s/>1.00 31.40 <text:s text:c="10"/>C <text:s/></text:p>
      <text:p text:style-name="Preformatted_20_Text">ATOM <text:s text:c="3"/>592 <text:s/>C <text:s text:c="2"/>PRO A <text:s/>76 <text:s text:c="5"/>49.160 <text:s/>36.137 <text:s/>29.145 <text:s/>1.00 31.43 <text:s text:c="10"/>C <text:s/></text:p>
      <text:p text:style-name="Preformatted_20_Text">ATOM <text:s text:c="3"/>593 <text:s/>O <text:s text:c="2"/>PRO A <text:s/>76 <text:s text:c="5"/>48.676 <text:s/>35.234 <text:s/>28.438 <text:s/>1.00 32.46 <text:s text:c="10"/>O <text:s/></text:p>
      <text:p text:style-name="Preformatted_20_Text">ATOM <text:s text:c="3"/>594 <text:s/>CB <text:s/>PRO A <text:s/>76 <text:s text:c="5"/>48.827 <text:s/>34.829 <text:s/>31.309 <text:s/>1.00 31.28 <text:s text:c="10"/>C <text:s/></text:p>
      <text:p text:style-name="Preformatted_20_Text">ATOM <text:s text:c="3"/>595 <text:s/>CG <text:s/>PRO A <text:s/>76 <text:s text:c="5"/>47.519 <text:s/>34.794 <text:s/>32.096 <text:s/>1.00 30.71 <text:s text:c="10"/>C <text:s/></text:p>
      <text:p text:style-name="Preformatted_20_Text">ATOM <text:s text:c="3"/>596 <text:s/>CD <text:s/>PRO A <text:s/>76 <text:s text:c="5"/>46.580 <text:s/>35.663 <text:s/>31.337 <text:s/>1.00 30.84 <text:s text:c="10"/>C <text:s/></text:p>
      <text:p text:style-name="Preformatted_20_Text">ATOM <text:s text:c="3"/>597 <text:s/>N <text:s text:c="2"/>PHE A <text:s/>77 <text:s text:c="5"/>49.948 <text:s/>37.098 <text:s/>28.678 <text:s/>1.00 31.30 <text:s text:c="10"/>N <text:s/></text:p>
      <text:p text:style-name="Preformatted_20_Text">ATOM <text:s text:c="3"/>598 <text:s/>CA <text:s/>PHE A <text:s/>77 <text:s text:c="5"/>50.244 <text:s/>37.289 <text:s/>27.266 <text:s/>1.00 31.00 <text:s text:c="10"/>C <text:s/></text:p>
      <text:p text:style-name="Preformatted_20_Text">ATOM <text:s text:c="3"/>599 <text:s/>C <text:s text:c="2"/>PHE A <text:s/>77 <text:s text:c="5"/>51.725 <text:s/>36.945 <text:s/>27.082 <text:s/>1.00 31.37 <text:s text:c="10"/>C <text:s/></text:p>
      <text:p text:style-name="Preformatted_20_Text">ATOM <text:s text:c="3"/>600 <text:s/>O <text:s text:c="2"/>PHE A <text:s/>77 <text:s text:c="5"/>52.591 <text:s/>37.532 <text:s/>27.731 <text:s/>1.00 30.55 <text:s text:c="10"/>O <text:s/></text:p>
      <text:p text:style-name="Preformatted_20_Text">ATOM <text:s text:c="3"/>601 <text:s/>CB <text:s/>PHE A <text:s/>77 <text:s text:c="5"/>49.940 <text:s/>38.741 <text:s/>26.922 <text:s/>1.00 31.01 <text:s text:c="10"/>C <text:s/></text:p>
      <text:p text:style-name="Preformatted_20_Text">ATOM <text:s text:c="3"/>602 <text:s/>CG <text:s/>PHE A <text:s/>77 <text:s text:c="5"/>50.153 <text:s/>39.122 <text:s/>25.453 <text:s/>1.00 29.29 <text:s text:c="10"/>C <text:s/></text:p>
      <text:p text:style-name="Preformatted_20_Text">ATOM <text:s text:c="3"/>603 <text:s/>CD1 PHE A <text:s/>77 <text:s text:c="5"/>49.319 <text:s/>38.640 <text:s/>24.466 <text:s/>1.00 26.51 <text:s text:c="10"/>C <text:s/></text:p>
      <text:p text:style-name="Preformatted_20_Text">ATOM <text:s text:c="3"/>604 <text:s/>CD2 PHE A <text:s/>77 <text:s text:c="5"/>51.151 <text:s/>40.025 <text:s/>25.106 <text:s/>1.00 28.63 <text:s text:c="10"/>C <text:s/></text:p>
      <text:p text:style-name="Preformatted_20_Text">ATOM <text:s text:c="3"/>605 <text:s/>CE1 PHE A <text:s/>77 <text:s text:c="5"/>49.481 <text:s/>39.037 <text:s/>23.140 <text:s/>1.00 28.37 <text:s text:c="10"/>C <text:s/></text:p>
      <text:p text:style-name="Preformatted_20_Text">ATOM <text:s text:c="3"/>606 <text:s/>CE2 PHE A <text:s/>77 <text:s text:c="5"/>51.334 <text:s/>40.439 <text:s/>23.776 <text:s/>1.00 29.72 <text:s text:c="10"/>C <text:s/></text:p>
      <text:p text:style-name="Preformatted_20_Text">ATOM <text:s text:c="3"/>607 <text:s/>CZ <text:s/>PHE A <text:s/>77 <text:s text:c="5"/>50.503 <text:s/>39.951 <text:s/>22.796 <text:s/>1.00 28.98 <text:s text:c="10"/>C <text:s/></text:p>
      <text:p text:style-name="Preformatted_20_Text">ATOM <text:s text:c="3"/>608 <text:s/>N <text:s text:c="2"/>TYR A <text:s/>78 <text:s text:c="5"/>52.005 <text:s/>35.959 <text:s/>26.237 <text:s/>1.00 31.84 <text:s text:c="10"/>N <text:s/></text:p>
      <text:p text:style-name="Preformatted_20_Text">ATOM <text:s text:c="3"/>609 <text:s/>CA <text:s/>TYR A <text:s/>78 <text:s text:c="5"/>53.325 <text:s/>35.300 <text:s/>26.248 <text:s/>1.00 33.02 <text:s text:c="10"/>C <text:s/></text:p>
      <text:p text:style-name="Preformatted_20_Text">ATOM <text:s text:c="3"/>610 <text:s/>C <text:s text:c="2"/>TYR A <text:s/>78 <text:s text:c="5"/>53.689 <text:s/>34.921 <text:s/>27.675 <text:s/>1.00 34.14 <text:s text:c="10"/>C <text:s/></text:p>
      <text:p text:style-name="Preformatted_20_Text">ATOM <text:s text:c="3"/>611 <text:s/>O <text:s text:c="2"/>TYR A <text:s/>78 <text:s text:c="5"/>54.788 <text:s/>35.197 <text:s/>28.159 <text:s/>1.00 34.55 <text:s text:c="10"/>O <text:s/></text:p>
      <text:p text:style-name="Preformatted_20_Text">ATOM <text:s text:c="3"/>612 <text:s/>CB <text:s/>TYR A <text:s/>78 <text:s text:c="5"/>54.419 <text:s/>36.203 <text:s/>25.633 <text:s/>1.00 32.84 <text:s text:c="10"/>C <text:s/></text:p>
      <text:p text:style-name="Preformatted_20_Text">ATOM <text:s text:c="3"/>613 <text:s/>CG <text:s/>TYR A <text:s/>78 <text:s text:c="5"/>54.279 <text:s/>36.422 <text:s/>24.138 <text:s/>1.00 31.41 <text:s text:c="10"/>C <text:s/></text:p>
      <text:p text:style-name="Preformatted_20_Text">ATOM <text:s text:c="3"/>614 <text:s/>CD1 TYR A <text:s/>78 <text:s text:c="5"/>53.710 <text:s/>37.600 <text:s/>23.638 <text:s/>1.00 31.20 <text:s text:c="10"/>C <text:s/></text:p>
      <text:p text:style-name="Preformatted_20_Text">ATOM <text:s text:c="3"/>615 <text:s/>CD2 TYR A <text:s/>78 <text:s text:c="5"/>54.728 <text:s/>35.469 <text:s/>23.221 <text:s/>1.00 29.17 <text:s text:c="10"/>C <text:s/></text:p>
      <text:p text:style-name="Preformatted_20_Text">ATOM <text:s text:c="3"/>616 <text:s/>CE1 TYR A <text:s/>78 <text:s text:c="5"/>53.590 <text:s/>37.825 <text:s/>22.277 <text:s/>1.00 28.92 <text:s text:c="10"/>C <text:s/></text:p>
      <text:p text:style-name="Preformatted_20_Text">ATOM <text:s text:c="3"/>617 <text:s/>CE2 TYR A <text:s/>78 <text:s text:c="5"/>54.601 <text:s/>35.685 <text:s/>21.836 <text:s/>1.00 28.13 <text:s text:c="10"/>C <text:s/></text:p>
      <text:p text:style-name="Preformatted_20_Text">ATOM <text:s text:c="3"/>618 <text:s/>CZ <text:s/>TYR A <text:s/>78 <text:s text:c="5"/>54.034 <text:s/>36.862 <text:s/>21.378 <text:s/>1.00 28.08 <text:s text:c="10"/>C <text:s/></text:p>
      <text:p text:style-name="Preformatted_20_Text">ATOM <text:s text:c="3"/>619 <text:s/>OH <text:s/>TYR A <text:s/>78 <text:s text:c="5"/>53.871 <text:s/>37.084 <text:s/>20.023 <text:s/>1.00 27.28 <text:s text:c="10"/>O <text:s/></text:p>
      <text:p text:style-name="Preformatted_20_Text">ATOM <text:s text:c="3"/>620 <text:s/>N <text:s text:c="2"/>ASP A <text:s/>79 <text:s text:c="5"/>52.714 <text:s/>34.342 <text:s/>28.369 <text:s/>1.00 35.44 <text:s text:c="10"/>N <text:s/></text:p>
      <text:p text:style-name="Preformatted_20_Text">ATOM <text:s text:c="3"/>621 <text:s/>CA <text:s/>ASP A <text:s/>79 <text:s text:c="5"/>52.864 <text:s/>33.900 <text:s/>29.755 <text:s/>1.00 35.63 <text:s text:c="10"/>C <text:s/></text:p>
      <text:p text:style-name="Preformatted_20_Text">ATOM <text:s text:c="3"/>622 <text:s/>C <text:s text:c="2"/>ASP A <text:s/>79 <text:s text:c="5"/>53.263 <text:s/>34.943 <text:s/>30.760 <text:s/>1.00 35.79 <text:s text:c="10"/>C <text:s/></text:p>
      <text:p text:style-name="Preformatted_20_Text">ATOM <text:s text:c="3"/>623 <text:s/>O <text:s text:c="2"/>ASP A <text:s/>79 <text:s text:c="5"/>53.864 <text:s/>34.615 <text:s/>31.762 <text:s/>1.00 36.85 <text:s text:c="10"/>O <text:s/></text:p>
      <text:p text:style-name="Preformatted_20_Text">ATOM <text:s text:c="3"/>624 <text:s/>CB <text:s/>ASP A <text:s/>79 <text:s text:c="5"/>53.853 <text:s/>32.744 <text:s/>29.826 <text:s/>1.00 35.91 <text:s text:c="10"/>C <text:s/></text:p>
      <text:p text:style-name="Preformatted_20_Text">ATOM <text:s text:c="3"/>625 <text:s/>CG <text:s/>ASP A <text:s/>79 <text:s text:c="5"/>53.662 <text:s/>31.883 <text:s/>31.073 <text:s/>1.00 37.17 <text:s text:c="10"/>C <text:s/></text:p>
      <text:p text:style-name="Preformatted_20_Text">ATOM <text:s text:c="3"/>626 <text:s/>OD1 ASP A <text:s/>79 <text:s text:c="5"/>52.581 <text:s/>31.887 <text:s/>31.695 <text:s/>1.00 38.58 <text:s text:c="10"/>O <text:s/></text:p>
      <text:p text:style-name="Preformatted_20_Text">ATOM <text:s text:c="3"/>627 <text:s/>OD2 ASP A <text:s/>79 <text:s text:c="5"/>54.564 <text:s/>31.159 <text:s/>31.506 <text:s/>1.00 40.36 <text:s text:c="10"/>O <text:s/></text:p>
      <text:p text:style-name="Preformatted_20_Text">ATOM <text:s text:c="3"/>628 <text:s/>N <text:s text:c="2"/>LYS A <text:s/>80 <text:s text:c="5"/>52.902 <text:s/>36.190 <text:s/>30.529 <text:s/>1.00 36.03 <text:s text:c="10"/>N <text:s/></text:p>
      <text:p text:style-name="Preformatted_20_Text">ATOM <text:s text:c="3"/>629 <text:s/>CA <text:s/>LYS A <text:s/>80 <text:s text:c="5"/>53.245 <text:s/>37.278 <text:s/>31.435 <text:s/>1.00 36.86 <text:s text:c="10"/>C <text:s/></text:p>
      <text:p text:style-name="Preformatted_20_Text">ATOM <text:s text:c="3"/>630 <text:s/>C <text:s text:c="2"/>LYS A <text:s/>80 <text:s text:c="5"/>52.007 <text:s/>38.185 <text:s/>31.590 <text:s/>1.00 37.04 <text:s text:c="10"/>C <text:s/></text:p>
      <text:p text:style-name="Preformatted_20_Text">ATOM <text:s text:c="3"/>631 <text:s/>O <text:s text:c="2"/>LYS A <text:s/>80 <text:s text:c="5"/>51.487 <text:s/>38.730 <text:s/>30.598 <text:s/>1.00 36.46 <text:s text:c="10"/>O <text:s/></text:p>
      <text:p text:style-name="Preformatted_20_Text">ATOM <text:s text:c="3"/>632 <text:s/>CB <text:s/>LYS A <text:s/>80 <text:s text:c="5"/>54.429 <text:s/>38.038 <text:s/>30.847 <text:s/>1.00 37.78 <text:s text:c="10"/>C <text:s/></text:p>
      <text:p text:style-name="Preformatted_20_Text">ATOM <text:s text:c="3"/>633 <text:s/>CG <text:s/>LYS A <text:s/>80 <text:s text:c="5"/>55.263 <text:s/>38.797 <text:s/>31.849 <text:s/>1.00 41.56 <text:s text:c="10"/>C <text:s/></text:p>
      <text:p text:style-name="Preformatted_20_Text">ATOM <text:s text:c="3"/>634 <text:s/>CD <text:s/>LYS A <text:s/>80 <text:s text:c="5"/>56.605 <text:s/>39.238 <text:s/>31.233 <text:s/>1.00 46.30 <text:s text:c="10"/>C <text:s/></text:p>
      <text:p text:style-name="Preformatted_20_Text">ATOM <text:s text:c="3"/>635 <text:s/>CE <text:s/>LYS A <text:s/>80 <text:s text:c="5"/>57.473 <text:s/>39.984 <text:s/>32.270 <text:s/>1.00 49.34 <text:s text:c="10"/>C <text:s/></text:p>
      <text:p text:style-name="Preformatted_20_Text">ATOM <text:s text:c="3"/>636 <text:s/>NZ <text:s/>LYS A <text:s/>80 <text:s text:c="5"/>58.171 <text:s/>41.172 <text:s/>31.678 <text:s/>1.00 51.09 <text:s text:c="10"/>N <text:s/></text:p>
      <text:p text:style-name="Preformatted_20_Text">ATOM <text:s text:c="3"/>637 <text:s/>N <text:s text:c="2"/>PRO A <text:s/>81 <text:s text:c="5"/>51.478 <text:s/>38.299 <text:s/>32.796 <text:s/>1.00 36.86 <text:s text:c="10"/>N <text:s/></text:p>
      <text:p text:style-name="Preformatted_20_Text">ATOM <text:s text:c="3"/>638 <text:s/>CA <text:s/>PRO A <text:s/>81 <text:s text:c="5"/>50.212 <text:s/>39.018 <text:s/>32.975 <text:s/>1.00 37.22 <text:s text:c="10"/>C <text:s/></text:p>
      <text:p text:style-name="Preformatted_20_Text">ATOM <text:s text:c="3"/>639 <text:s/>C <text:s text:c="2"/>PRO A <text:s/>81 <text:s text:c="5"/>50.347 <text:s/>40.479 <text:s/>32.651 <text:s/>1.00 37.31 <text:s text:c="10"/>C <text:s/></text:p>
      <text:p text:style-name="Preformatted_20_Text">ATOM <text:s text:c="3"/>640 <text:s/>O <text:s text:c="2"/>PRO A <text:s/>81 <text:s text:c="5"/>51.195 <text:s/>41.108 <text:s/>33.234 <text:s/>1.00 36.39 <text:s text:c="10"/>O <text:s/></text:p>
      <text:p text:style-name="Preformatted_20_Text">ATOM <text:s text:c="3"/>641 <text:s/>CB <text:s/>PRO A <text:s/>81 <text:s text:c="5"/>49.877 <text:s/>38.827 <text:s/>34.456 <text:s/>1.00 36.95 <text:s text:c="10"/>C <text:s/></text:p>
      <text:p text:style-name="Preformatted_20_Text">ATOM <text:s text:c="3"/>642 <text:s/>CG <text:s/>PRO A <text:s/>81 <text:s text:c="5"/>51.147 <text:s/>38.411 <text:s/>35.090 <text:s/>1.00 38.06 <text:s text:c="10"/>C <text:s/></text:p>
      <text:p text:style-name="Preformatted_20_Text">ATOM <text:s text:c="3"/>643 <text:s/>CD <text:s/>PRO A <text:s/>81 <text:s text:c="5"/>51.986 <text:s/>37.729 <text:s/>34.055 <text:s/>1.00 37.18 <text:s text:c="10"/>C <text:s/></text:p>
      <text:p text:style-name="Preformatted_20_Text">ATOM <text:s text:c="3"/>644 <text:s/>N <text:s text:c="2"/>MET A <text:s/>82 <text:s text:c="5"/>49.521 <text:s/>41.025 <text:s/>31.758 <text:s/>1.00 38.32 <text:s text:c="10"/>N <text:s/></text:p>
      <text:p text:style-name="Preformatted_20_Text"><text:soft-page-break/>ATOM <text:s text:c="3"/>645 <text:s/>CA <text:s/>MET A <text:s/>82 <text:s text:c="5"/>49.748 <text:s/>42.409 <text:s/>31.410 <text:s/>1.00 39.50 <text:s text:c="10"/>C <text:s/></text:p>
      <text:p text:style-name="Preformatted_20_Text">ATOM <text:s text:c="3"/>646 <text:s/>C <text:s text:c="2"/>MET A <text:s/>82 <text:s text:c="5"/>49.111 <text:s/>43.393 <text:s/>32.380 <text:s/>1.00 39.54 <text:s text:c="10"/>C <text:s/></text:p>
      <text:p text:style-name="Preformatted_20_Text">ATOM <text:s text:c="3"/>647 <text:s/>O <text:s text:c="2"/>MET A <text:s/>82 <text:s text:c="5"/>48.121 <text:s/>43.091 <text:s/>33.062 <text:s/>1.00 39.49 <text:s text:c="10"/>O <text:s/></text:p>
      <text:p text:style-name="Preformatted_20_Text">ATOM <text:s text:c="3"/>648 <text:s/>CB <text:s/>MET A <text:s/>82 <text:s text:c="5"/>49.485 <text:s/>42.728 <text:s/>29.936 <text:s/>1.00 39.70 <text:s text:c="10"/>C <text:s/></text:p>
      <text:p text:style-name="Preformatted_20_Text">ATOM <text:s text:c="3"/>649 <text:s/>CG <text:s/>MET A <text:s/>82 <text:s text:c="5"/>48.207 <text:s/>42.390 <text:s/>29.358 <text:s/>1.00 41.30 <text:s text:c="10"/>C <text:s/></text:p>
      <text:p text:style-name="Preformatted_20_Text">ATOM <text:s text:c="3"/>650 <text:s/>SD <text:s/>MET A <text:s/>82 <text:s text:c="5"/>48.334 <text:s/>42.414 <text:s/>27.526 <text:s/>1.00 40.09 <text:s text:c="10"/>S <text:s/></text:p>
      <text:p text:style-name="Preformatted_20_Text">ATOM <text:s text:c="3"/>651 <text:s/>CE <text:s/>MET A <text:s/>82 <text:s text:c="5"/>46.853 <text:s/>41.595 <text:s/>27.243 <text:s/>1.00 40.66 <text:s text:c="10"/>C <text:s/></text:p>
      <text:p text:style-name="Preformatted_20_Text">ATOM <text:s text:c="3"/>652 <text:s/>N <text:s text:c="2"/>ARG A <text:s/>83 <text:s text:c="5"/>49.769 <text:s/>44.535 <text:s/>32.502 <text:s/>1.00 39.95 <text:s text:c="10"/>N <text:s/></text:p>
      <text:p text:style-name="Preformatted_20_Text">ATOM <text:s text:c="3"/>653 <text:s/>CA <text:s/>ARG A <text:s/>83 <text:s text:c="5"/>49.323 <text:s/>45.611 <text:s/>33.365 <text:s/>1.00 41.33 <text:s text:c="10"/>C <text:s/></text:p>
      <text:p text:style-name="Preformatted_20_Text">ATOM <text:s text:c="3"/>654 <text:s/>C <text:s text:c="2"/>ARG A <text:s/>83 <text:s text:c="5"/>48.916 <text:s/>46.718 <text:s/>32.408 <text:s/>1.00 41.32 <text:s text:c="10"/>C <text:s/></text:p>
      <text:p text:style-name="Preformatted_20_Text">ATOM <text:s text:c="3"/>655 <text:s/>O <text:s text:c="2"/>ARG A <text:s/>83 <text:s text:c="5"/>49.729 <text:s/>47.170 <text:s/>31.606 <text:s/>1.00 41.23 <text:s text:c="10"/>O <text:s/></text:p>
      <text:p text:style-name="Preformatted_20_Text">ATOM <text:s text:c="3"/>656 <text:s/>CB <text:s/>ARG A <text:s/>83 <text:s text:c="5"/>50.458 <text:s/>46.047 <text:s/>34.302 <text:s/>1.00 41.95 <text:s text:c="10"/>C <text:s/></text:p>
      <text:p text:style-name="Preformatted_20_Text">ATOM <text:s text:c="3"/>657 <text:s/>CG <text:s/>ARG A <text:s/>83 <text:s text:c="5"/>50.177 <text:s/>47.351 <text:s/>35.085 <text:s/>1.00 47.96 <text:s text:c="10"/>C <text:s/></text:p>
      <text:p text:style-name="Preformatted_20_Text">ATOM <text:s text:c="3"/>658 <text:s/>CD <text:s/>ARG A <text:s/>83 <text:s text:c="5"/>51.092 <text:s/>47.622 <text:s/>36.308 <text:s/>1.00 54.66 <text:s text:c="10"/>C <text:s/></text:p>
      <text:p text:style-name="Preformatted_20_Text">ATOM <text:s text:c="3"/>659 <text:s/>NE <text:s/>ARG A <text:s/>83 <text:s text:c="5"/>52.521 <text:s/>47.648 <text:s/>35.947 <text:s/>1.00 60.25 <text:s text:c="10"/>N <text:s/></text:p>
      <text:p text:style-name="Preformatted_20_Text">ATOM <text:s text:c="3"/>660 <text:s/>CZ <text:s/>ARG A <text:s/>83 <text:s text:c="5"/>53.379 <text:s/>46.619 <text:s/>36.084 <text:s/>1.00 63.09 <text:s text:c="10"/>C <text:s/></text:p>
      <text:p text:style-name="Preformatted_20_Text">ATOM <text:s text:c="3"/>661 <text:s/>NH1 ARG A <text:s/>83 <text:s text:c="5"/>52.980 <text:s/>45.438 <text:s/>36.580 <text:s/>1.00 64.05 <text:s text:c="10"/>N <text:s/></text:p>
      <text:p text:style-name="Preformatted_20_Text">ATOM <text:s text:c="3"/>662 <text:s/>NH2 ARG A <text:s/>83 <text:s text:c="5"/>54.650 <text:s/>46.776 <text:s/>35.713 <text:s/>1.00 63.52 <text:s text:c="10"/>N <text:s/></text:p>
      <text:p text:style-name="Preformatted_20_Text">ATOM <text:s text:c="3"/>663 <text:s/>N <text:s text:c="2"/>ILE A <text:s/>84 <text:s text:c="5"/>47.652 <text:s/>47.123 <text:s/>32.472 <text:s/>1.00 41.64 <text:s text:c="10"/>N <text:s/></text:p>
      <text:p text:style-name="Preformatted_20_Text">ATOM <text:s text:c="3"/>664 <text:s/>CA <text:s/>ILE A <text:s/>84 <text:s text:c="5"/>47.071 <text:s/>48.077 <text:s/>31.541 <text:s/>1.00 41.71 <text:s text:c="10"/>C <text:s/></text:p>
      <text:p text:style-name="Preformatted_20_Text">ATOM <text:s text:c="3"/>665 <text:s/>C <text:s text:c="2"/>ILE A <text:s/>84 <text:s text:c="5"/>46.526 <text:s/>49.292 <text:s/>32.298 <text:s/>1.00 43.35 <text:s text:c="10"/>C <text:s/></text:p>
      <text:p text:style-name="Preformatted_20_Text">ATOM <text:s text:c="3"/>666 <text:s/>O <text:s text:c="2"/>ILE A <text:s/>84 <text:s text:c="5"/>45.836 <text:s/>49.138 <text:s/>33.307 <text:s/>1.00 43.04 <text:s text:c="10"/>O <text:s/></text:p>
      <text:p text:style-name="Preformatted_20_Text">ATOM <text:s text:c="3"/>667 <text:s/>CB <text:s/>ILE A <text:s/>84 <text:s text:c="5"/>45.910 <text:s/>47.417 <text:s/>30.791 <text:s/>1.00 41.50 <text:s text:c="10"/>C <text:s/></text:p>
      <text:p text:style-name="Preformatted_20_Text">ATOM <text:s text:c="3"/>668 <text:s/>CG1 ILE A <text:s/>84 <text:s text:c="5"/>46.322 <text:s/>46.068 <text:s/>30.182 <text:s/>1.00 40.07 <text:s text:c="10"/>C <text:s/></text:p>
      <text:p text:style-name="Preformatted_20_Text">ATOM <text:s text:c="3"/>669 <text:s/>CG2 ILE A <text:s/>84 <text:s text:c="5"/>45.379 <text:s/>48.360 <text:s/>29.713 <text:s/>1.00 42.07 <text:s text:c="10"/>C <text:s/></text:p>
      <text:p text:style-name="Preformatted_20_Text">ATOM <text:s text:c="3"/>670 <text:s/>CD1 ILE A <text:s/>84 <text:s text:c="5"/>45.171 <text:s/>45.307 <text:s/>29.564 <text:s/>1.00 38.79 <text:s text:c="10"/>C <text:s/></text:p>
      <text:p text:style-name="Preformatted_20_Text">ATOM <text:s text:c="3"/>671 <text:s/>N <text:s text:c="2"/>GLN A <text:s/>85 <text:s text:c="5"/>46.835 <text:s/>50.492 <text:s/>31.797 <text:s/>1.00 45.25 <text:s text:c="10"/>N <text:s/></text:p>
      <text:p text:style-name="Preformatted_20_Text">ATOM <text:s text:c="3"/>672 <text:s/>CA <text:s/>GLN A <text:s/>85 <text:s text:c="5"/>46.197 <text:s/>51.752 <text:s/>32.207 <text:s/>1.00 46.56 <text:s text:c="10"/>C <text:s/></text:p>
      <text:p text:style-name="Preformatted_20_Text">ATOM <text:s text:c="3"/>673 <text:s/>C <text:s text:c="2"/>GLN A <text:s/>85 <text:s text:c="5"/>45.810 <text:s/>52.600 <text:s/>30.995 <text:s/>1.00 47.36 <text:s text:c="10"/>C <text:s/></text:p>
      <text:p text:style-name="Preformatted_20_Text">ATOM <text:s text:c="3"/>674 <text:s/>O <text:s text:c="2"/>GLN A <text:s/>85 <text:s text:c="5"/>46.295 <text:s/>52.393 <text:s/>29.888 <text:s/>1.00 46.20 <text:s text:c="10"/>O <text:s/></text:p>
      <text:p text:style-name="Preformatted_20_Text">ATOM <text:s text:c="3"/>675 <text:s/>CB <text:s/>GLN A <text:s/>85 <text:s text:c="5"/>47.149 <text:s/>52.606 <text:s/>33.047 <text:s/>1.00 47.10 <text:s text:c="10"/>C <text:s/></text:p>
      <text:p text:style-name="Preformatted_20_Text">ATOM <text:s text:c="3"/>676 <text:s/>CG <text:s/>GLN A <text:s/>85 <text:s text:c="5"/>47.920 <text:s/>51.884 <text:s/>34.144 <text:s/>1.00 49.95 <text:s text:c="10"/>C <text:s/></text:p>
      <text:p text:style-name="Preformatted_20_Text">ATOM <text:s text:c="3"/>677 <text:s/>CD <text:s/>GLN A <text:s/>85 <text:s text:c="5"/>49.397 <text:s/>52.301 <text:s/>34.192 <text:s/>1.00 54.37 <text:s text:c="10"/>C <text:s/></text:p>
      <text:p text:style-name="Preformatted_20_Text">ATOM <text:s text:c="3"/>678 <text:s/>OE1 GLN A <text:s/>85 <text:s text:c="5"/>49.704 <text:s/>53.490 <text:s/>34.390 <text:s/>1.00 56.70 <text:s text:c="10"/>O <text:s/></text:p>
      <text:p text:style-name="Preformatted_20_Text">ATOM <text:s text:c="3"/>679 <text:s/>NE2 GLN A <text:s/>85 <text:s text:c="5"/>50.304 <text:s/>51.334 <text:s/>34.020 <text:s/>1.00 54.81 <text:s text:c="10"/>N <text:s/></text:p>
      <text:p text:style-name="Preformatted_20_Text">ATOM <text:s text:c="3"/>680 <text:s/>N <text:s text:c="2"/>TYR A <text:s/>86 <text:s text:c="5"/>44.953 <text:s/>53.584 <text:s/>31.220 <text:s/>1.00 48.95 <text:s text:c="10"/>N <text:s/></text:p>
      <text:p text:style-name="Preformatted_20_Text">ATOM <text:s text:c="3"/>681 <text:s/>CA <text:s/>TYR A <text:s/>86 <text:s text:c="5"/>44.762 <text:s/>54.650 <text:s/>30.246 <text:s/>1.00 50.78 <text:s text:c="10"/>C <text:s/></text:p>
      <text:p text:style-name="Preformatted_20_Text">ATOM <text:s text:c="3"/>682 <text:s/>C <text:s text:c="2"/>TYR A <text:s/>86 <text:s text:c="5"/>46.079 <text:s/>55.402 <text:s/>30.044 <text:s/>1.00 53.54 <text:s text:c="10"/>C <text:s/></text:p>
      <text:p text:style-name="Preformatted_20_Text">ATOM <text:s text:c="3"/>683 <text:s/>O <text:s text:c="2"/>TYR A <text:s/>86 <text:s text:c="5"/>46.798 <text:s/>55.645 <text:s/>30.988 <text:s/>1.00 53.33 <text:s text:c="10"/>O <text:s/></text:p>
      <text:p text:style-name="Preformatted_20_Text">ATOM <text:s text:c="3"/>684 <text:s/>CB <text:s/>TYR A <text:s/>86 <text:s text:c="5"/>43.664 <text:s/>55.624 <text:s/>30.706 <text:s/>1.00 50.29 <text:s text:c="10"/>C <text:s/></text:p>
      <text:p text:style-name="Preformatted_20_Text">ATOM <text:s text:c="3"/>685 <text:s/>CG <text:s/>TYR A <text:s/>86 <text:s text:c="5"/>42.265 <text:s/>55.044 <text:s/>30.712 <text:s/>1.00 47.26 <text:s text:c="10"/>C <text:s/></text:p>
      <text:p text:style-name="Preformatted_20_Text">ATOM <text:s text:c="3"/>686 <text:s/>CD1 TYR A <text:s/>86 <text:s text:c="5"/>41.533 <text:s/>54.957 <text:s/>31.877 <text:s/>1.00 45.42 <text:s text:c="10"/>C <text:s/></text:p>
      <text:p text:style-name="Preformatted_20_Text">ATOM <text:s text:c="3"/>687 <text:s/>CD2 TYR A <text:s/>86 <text:s text:c="5"/>41.697 <text:s/>54.557 <text:s/>29.553 <text:s/>1.00 45.55 <text:s text:c="10"/>C <text:s/></text:p>
      <text:p text:style-name="Preformatted_20_Text">ATOM <text:s text:c="3"/>688 <text:s/>CE1 TYR A <text:s/>86 <text:s text:c="5"/>40.263 <text:s/>54.406 <text:s/>31.881 <text:s/>1.00 45.20 <text:s text:c="10"/>C <text:s/></text:p>
      <text:p text:style-name="Preformatted_20_Text">ATOM <text:s text:c="3"/>689 <text:s/>CE2 TYR A <text:s/>86 <text:s text:c="5"/>40.438 <text:s/>54.003 <text:s/>29.546 <text:s/>1.00 45.13 <text:s text:c="10"/>C <text:s/></text:p>
      <text:p text:style-name="Preformatted_20_Text">ATOM <text:s text:c="3"/>690 <text:s/>CZ <text:s/>TYR A <text:s/>86 <text:s text:c="5"/>39.725 <text:s/>53.929 <text:s/>30.711 <text:s/>1.00 44.89 <text:s text:c="10"/>C <text:s/></text:p>
      <text:p text:style-name="Preformatted_20_Text">ATOM <text:s text:c="3"/>691 <text:s/>OH <text:s/>TYR A <text:s/>86 <text:s text:c="5"/>38.456 <text:s/>53.406 <text:s/>30.688 <text:s/>1.00 44.23 <text:s text:c="10"/>O <text:s/></text:p>
      <text:p text:style-name="Preformatted_20_Text">ATOM <text:s text:c="3"/>692 <text:s/>N <text:s text:c="2"/>ALA A <text:s/>87 <text:s text:c="5"/>46.411 <text:s/>55.738 <text:s/>28.806 <text:s/>1.00 57.84 <text:s text:c="10"/>N <text:s/></text:p>
      <text:p text:style-name="Preformatted_20_Text">ATOM <text:s text:c="3"/>693 <text:s/>CA <text:s/>ALA A <text:s/>87 <text:s text:c="5"/>47.569 <text:s/>56.591 <text:s/>28.520 <text:s/>1.00 61.29 <text:s text:c="10"/>C <text:s/></text:p>
      <text:p text:style-name="Preformatted_20_Text">ATOM <text:s text:c="3"/>694 <text:s/>C <text:s text:c="2"/>ALA A <text:s/>87 <text:s text:c="5"/>47.421 <text:s/>57.991 <text:s/>29.139 <text:s/>1.00 65.00 <text:s text:c="10"/>C <text:s/></text:p>
      <text:p text:style-name="Preformatted_20_Text">ATOM <text:s text:c="3"/>695 <text:s/>O <text:s text:c="2"/>ALA A <text:s/>87 <text:s text:c="5"/>46.302 <text:s/>58.456 <text:s/>29.348 <text:s/>1.00 64.78 <text:s text:c="10"/>O <text:s/></text:p>
      <text:p text:style-name="Preformatted_20_Text">ATOM <text:s text:c="3"/>696 <text:s/>CB <text:s/>ALA A <text:s/>87 <text:s text:c="5"/>47.767 <text:s/>56.698 <text:s/>27.026 <text:s/>1.00 60.99 <text:s text:c="10"/>C <text:s/></text:p>
      <text:p text:style-name="Preformatted_20_Text">ATOM <text:s text:c="3"/>697 <text:s/>N <text:s text:c="2"/>LYS A <text:s/>88 <text:s text:c="5"/>48.559 <text:s/>58.631 <text:s/>29.439 <text:s/>1.00 70.17 <text:s text:c="10"/>N <text:s/></text:p>
      <text:p text:style-name="Preformatted_20_Text">ATOM <text:s text:c="3"/>698 <text:s/>CA <text:s/>LYS A <text:s/>88 <text:s text:c="5"/>48.632 <text:s/>60.035 <text:s/>29.900 <text:s/>1.00 74.13 <text:s text:c="10"/>C <text:s/></text:p>
      <text:p text:style-name="Preformatted_20_Text">ATOM <text:s text:c="3"/>699 <text:s/>C <text:s text:c="2"/>LYS A <text:s/>88 <text:s text:c="5"/>49.100 <text:s/>60.988 <text:s/>28.788 <text:s/>1.00 77.42 <text:s text:c="10"/>C <text:s/></text:p>
      <text:p text:style-name="Preformatted_20_Text">ATOM <text:s text:c="3"/>700 <text:s/>O <text:s text:c="2"/>LYS A <text:s/>88 <text:s text:c="5"/>50.206 <text:s/>60.823 <text:s/>28.261 <text:s/>1.00 78.05 <text:s text:c="10"/>O <text:s/></text:p>
      <text:p text:style-name="Preformatted_20_Text">ATOM <text:s text:c="3"/>701 <text:s/>CB <text:s/>LYS A <text:s/>88 <text:s text:c="5"/>49.596 <text:s/>60.159 <text:s/>31.089 <text:s/>1.00 74.26 <text:s text:c="10"/>C <text:s/></text:p>
      <text:p text:style-name="Preformatted_20_Text">ATOM <text:s text:c="3"/>702 <text:s/>CG <text:s/>LYS A <text:s/>88 <text:s text:c="5"/>49.004 <text:s/>59.632 <text:s/>32.395 <text:s/>1.00 76.05 <text:s text:c="10"/>C <text:s/></text:p>
      <text:p text:style-name="Preformatted_20_Text">ATOM <text:s text:c="3"/>703 <text:s/>CD <text:s/>LYS A <text:s/>88 <text:s text:c="5"/>49.623 <text:s/>60.282 <text:s/>33.646 <text:s/>1.00 77.25 <text:s text:c="10"/>C <text:s/></text:p>
      <text:p text:style-name="Preformatted_20_Text"><text:soft-page-break/>ATOM <text:s text:c="3"/>704 <text:s/>CE <text:s/>LYS A <text:s/>88 <text:s text:c="5"/>49.089 <text:s/>59.626 <text:s/>34.935 <text:s/>1.00 77.84 <text:s text:c="10"/>C <text:s/></text:p>
      <text:p text:style-name="Preformatted_20_Text">ATOM <text:s text:c="3"/>705 <text:s/>NZ <text:s/>LYS A <text:s/>88 <text:s text:c="5"/>49.765 <text:s/>58.320 <text:s/>35.282 <text:s/>1.00 77.79 <text:s text:c="10"/>N <text:s/></text:p>
      <text:p text:style-name="Preformatted_20_Text">ATOM <text:s text:c="3"/>706 <text:s/>N <text:s text:c="2"/>THR A <text:s/>89 <text:s text:c="5"/>48.275 <text:s/>62.000 <text:s/>28.479 <text:s/>1.00 81.58 <text:s text:c="10"/>N <text:s/></text:p>
      <text:p text:style-name="Preformatted_20_Text">ATOM <text:s text:c="3"/>707 <text:s/>CA <text:s/>THR A <text:s/>89 <text:s text:c="5"/>48.510 <text:s/>62.991 <text:s/>27.375 <text:s/>1.00 84.65 <text:s text:c="10"/>C <text:s/></text:p>
      <text:p text:style-name="Preformatted_20_Text">ATOM <text:s text:c="3"/>708 <text:s/>C <text:s text:c="2"/>THR A <text:s/>89 <text:s text:c="5"/>49.965 <text:s/>63.490 <text:s/>27.095 <text:s/>1.00 86.75 <text:s text:c="10"/>C <text:s/></text:p>
      <text:p text:style-name="Preformatted_20_Text">ATOM <text:s text:c="3"/>709 <text:s/>O <text:s text:c="2"/>THR A <text:s/>89 <text:s text:c="5"/>50.482 <text:s/>64.394 <text:s/>27.783 <text:s/>1.00 87.21 <text:s text:c="10"/>O <text:s/></text:p>
      <text:p text:style-name="Preformatted_20_Text">ATOM <text:s text:c="3"/>710 <text:s/>CB <text:s/>THR A <text:s/>89 <text:s text:c="5"/>47.566 <text:s/>64.273 <text:s/>27.527 <text:s/>1.00 85.09 <text:s text:c="10"/>C <text:s/></text:p>
      <text:p text:style-name="Preformatted_20_Text">ATOM <text:s text:c="3"/>711 <text:s/>OG1 THR A <text:s/>89 <text:s text:c="5"/>46.371 <text:s/>63.965 <text:s/>28.273 <text:s/>1.00 85.81 <text:s text:c="10"/>O <text:s/></text:p>
      <text:p text:style-name="Preformatted_20_Text">ATOM <text:s text:c="3"/>712 <text:s/>CG2 THR A <text:s/>89 <text:s text:c="5"/>47.039 <text:s/>64.766 <text:s/>26.149 <text:s/>1.00 85.30 <text:s text:c="10"/>C <text:s/></text:p>
      <text:p text:style-name="Preformatted_20_Text">ATOM <text:s text:c="3"/>713 <text:s/>N <text:s text:c="2"/>ASP A <text:s/>90 <text:s text:c="5"/>50.598 <text:s/>62.857 <text:s/>26.095 <text:s/>1.00 89.07 <text:s text:c="10"/>N <text:s/></text:p>
      <text:p text:style-name="Preformatted_20_Text">ATOM <text:s text:c="3"/>714 <text:s/>CA <text:s/>ASP A <text:s/>90 <text:s text:c="5"/>51.672 <text:s/>63.443 <text:s/>25.265 <text:s/>1.00 90.65 <text:s text:c="10"/>C <text:s/></text:p>
      <text:p text:style-name="Preformatted_20_Text">ATOM <text:s text:c="3"/>715 <text:s/>C <text:s text:c="2"/>ASP A <text:s/>90 <text:s text:c="5"/>51.162 <text:s/>63.406 <text:s/>23.810 <text:s/>1.00 91.43 <text:s text:c="10"/>C <text:s/></text:p>
      <text:p text:style-name="Preformatted_20_Text">ATOM <text:s text:c="3"/>716 <text:s/>O <text:s text:c="2"/>ASP A <text:s/>90 <text:s text:c="5"/>50.058 <text:s/>62.907 <text:s/>23.568 <text:s/>1.00 91.73 <text:s text:c="10"/>O <text:s/></text:p>
      <text:p text:style-name="Preformatted_20_Text">ATOM <text:s text:c="3"/>717 <text:s/>CB <text:s/>ASP A <text:s/>90 <text:s text:c="5"/>52.980 <text:s/>62.661 <text:s/>25.421 <text:s/>1.00 91.08 <text:s text:c="10"/>C <text:s/></text:p>
      <text:p text:style-name="Preformatted_20_Text">ATOM <text:s text:c="3"/>718 <text:s/>CG <text:s/>ASP A <text:s/>90 <text:s text:c="5"/>53.697 <text:s/>62.981 <text:s/>26.735 <text:s/>1.00 92.82 <text:s text:c="10"/>C <text:s/></text:p>
      <text:p text:style-name="Preformatted_20_Text">ATOM <text:s text:c="3"/>719 <text:s/>OD1 ASP A <text:s/>90 <text:s text:c="5"/>54.122 <text:s/>64.150 <text:s/>26.901 <text:s/>1.00 94.23 <text:s text:c="10"/>O <text:s/></text:p>
      <text:p text:style-name="Preformatted_20_Text">ATOM <text:s text:c="3"/>720 <text:s/>OD2 ASP A <text:s/>90 <text:s text:c="5"/>53.867 <text:s/>62.139 <text:s/>27.656 <text:s/>1.00 94.19 <text:s text:c="10"/>O <text:s/></text:p>
      <text:p text:style-name="Preformatted_20_Text">ATOM <text:s text:c="3"/>721 <text:s/>N <text:s text:c="2"/>SER A <text:s/>91 <text:s text:c="5"/>51.928 <text:s/>63.915 <text:s/>22.842 <text:s/>1.00 92.21 <text:s text:c="10"/>N <text:s/></text:p>
      <text:p text:style-name="Preformatted_20_Text">ATOM <text:s text:c="3"/>722 <text:s/>CA <text:s/>SER A <text:s/>91 <text:s text:c="5"/>51.346 <text:s/>64.209 <text:s/>21.509 <text:s/>1.00 92.90 <text:s text:c="10"/>C <text:s/></text:p>
      <text:p text:style-name="Preformatted_20_Text">ATOM <text:s text:c="3"/>723 <text:s/>C <text:s text:c="2"/>SER A <text:s/>91 <text:s text:c="5"/>51.086 <text:s/>63.001 <text:s/>20.584 <text:s/>1.00 93.12 <text:s text:c="10"/>C <text:s/></text:p>
      <text:p text:style-name="Preformatted_20_Text">ATOM <text:s text:c="3"/>724 <text:s/>O <text:s text:c="2"/>SER A <text:s/>91 <text:s text:c="5"/>50.458 <text:s/>63.159 <text:s/>19.532 <text:s/>1.00 93.15 <text:s text:c="10"/>O <text:s/></text:p>
      <text:p text:style-name="Preformatted_20_Text">ATOM <text:s text:c="3"/>725 <text:s/>CB <text:s/>SER A <text:s/>91 <text:s text:c="5"/>52.171 <text:s/>65.272 <text:s/>20.753 <text:s/>1.00 93.08 <text:s text:c="10"/>C <text:s/></text:p>
      <text:p text:style-name="Preformatted_20_Text">ATOM <text:s text:c="3"/>726 <text:s/>OG <text:s/>SER A <text:s/>91 <text:s text:c="5"/>52.800 <text:s/>64.728 <text:s/>19.588 <text:s/>1.00 93.38 <text:s text:c="10"/>O <text:s/></text:p>
      <text:p text:style-name="Preformatted_20_Text">ATOM <text:s text:c="3"/>727 <text:s/>N <text:s text:c="2"/>ASP A <text:s/>92 <text:s text:c="5"/>51.544 <text:s/>61.814 <text:s/>20.982 <text:s/>1.00 93.46 <text:s text:c="10"/>N <text:s/></text:p>
      <text:p text:style-name="Preformatted_20_Text">ATOM <text:s text:c="3"/>728 <text:s/>CA <text:s/>ASP A <text:s/>92 <text:s text:c="5"/>51.494 <text:s/>60.621 <text:s/>20.127 <text:s/>1.00 93.61 <text:s text:c="10"/>C <text:s/></text:p>
      <text:p text:style-name="Preformatted_20_Text">ATOM <text:s text:c="3"/>729 <text:s/>C <text:s text:c="2"/>ASP A <text:s/>92 <text:s text:c="5"/>50.188 <text:s/>59.846 <text:s/>20.233 <text:s/>1.00 93.55 <text:s text:c="10"/>C <text:s/></text:p>
      <text:p text:style-name="Preformatted_20_Text">ATOM <text:s text:c="3"/>730 <text:s/>O <text:s text:c="2"/>ASP A <text:s/>92 <text:s text:c="5"/>49.913 <text:s/>58.998 <text:s/>19.386 <text:s/>1.00 93.49 <text:s text:c="10"/>O <text:s/></text:p>
      <text:p text:style-name="Preformatted_20_Text">ATOM <text:s text:c="3"/>731 <text:s/>CB <text:s/>ASP A <text:s/>92 <text:s text:c="5"/>52.638 <text:s/>59.682 <text:s/>20.481 <text:s/>1.00 93.74 <text:s text:c="10"/>C <text:s/></text:p>
      <text:p text:style-name="Preformatted_20_Text">ATOM <text:s text:c="3"/>732 <text:s/>CG <text:s/>ASP A <text:s/>92 <text:s text:c="5"/>53.987 <text:s/>60.308 <text:s/>20.260 <text:s/>1.00 93.82 <text:s text:c="10"/>C <text:s/></text:p>
      <text:p text:style-name="Preformatted_20_Text">ATOM <text:s text:c="3"/>733 <text:s/>OD1 ASP A <text:s/>92 <text:s text:c="5"/>54.200 <text:s/>61.477 <text:s/>20.667 <text:s/>1.00 93.62 <text:s text:c="10"/>O <text:s/></text:p>
      <text:p text:style-name="Preformatted_20_Text">ATOM <text:s text:c="3"/>734 <text:s/>OD2 ASP A <text:s/>92 <text:s text:c="5"/>54.899 <text:s/>59.692 <text:s/>19.683 <text:s/>1.00 94.58 <text:s text:c="10"/>O <text:s/></text:p>
      <text:p text:style-name="Preformatted_20_Text">TER <text:s text:c="4"/>735 <text:s text:c="5"/>ASP A <text:s/>92 <text:s text:c="53"/></text:p>
      <text:p text:style-name="Preformatted_20_Text">ATOM <text:s text:c="3"/>736 <text:s/>N <text:s text:c="2"/>THR B <text:s text:c="2"/>6 <text:s text:c="5"/>36.850 <text:s/>14.231 <text:s/>22.456 <text:s/>1.00 69.58 <text:s text:c="10"/>N <text:s/></text:p>
      <text:p text:style-name="Preformatted_20_Text">ATOM <text:s text:c="3"/>737 <text:s/>CA <text:s/>THR B <text:s text:c="2"/>6 <text:s text:c="5"/>36.127 <text:s/>13.970 <text:s/>23.743 <text:s/>1.00 69.87 <text:s text:c="10"/>C <text:s/></text:p>
      <text:p text:style-name="Preformatted_20_Text">ATOM <text:s text:c="3"/>738 <text:s/>C <text:s text:c="2"/>THR B <text:s text:c="2"/>6 <text:s text:c="5"/>37.062 <text:s/>13.416 <text:s/>24.828 <text:s/>1.00 68.89 <text:s text:c="10"/>C <text:s/></text:p>
      <text:p text:style-name="Preformatted_20_Text">ATOM <text:s text:c="3"/>739 <text:s/>O <text:s text:c="2"/>THR B <text:s text:c="2"/>6 <text:s text:c="5"/>37.050 <text:s/>13.897 <text:s/>25.975 <text:s/>1.00 69.39 <text:s text:c="10"/>O <text:s/></text:p>
      <text:p text:style-name="Preformatted_20_Text">ATOM <text:s text:c="3"/>740 <text:s/>CB <text:s/>THR B <text:s text:c="2"/>6 <text:s text:c="5"/>34.912 <text:s/>13.012 <text:s/>23.500 <text:s/>1.00 70.32 <text:s text:c="10"/>C <text:s/></text:p>
      <text:p text:style-name="Preformatted_20_Text">ATOM <text:s text:c="3"/>741 <text:s/>OG1 THR B <text:s text:c="2"/>6 <text:s text:c="5"/>33.755 <text:s/>13.791 <text:s/>23.147 <text:s/>1.00 71.52 <text:s text:c="10"/>O <text:s/></text:p>
      <text:p text:style-name="Preformatted_20_Text">ATOM <text:s text:c="3"/>742 <text:s/>CG2 THR B <text:s text:c="2"/>6 <text:s text:c="5"/>34.480 <text:s/>12.237 <text:s/>24.784 <text:s/>1.00 70.63 <text:s text:c="10"/>C <text:s/></text:p>
      <text:p text:style-name="Preformatted_20_Text">ATOM <text:s text:c="3"/>743 <text:s/>N <text:s text:c="2"/>ARG B <text:s text:c="2"/>7 <text:s text:c="5"/>37.850 <text:s/>12.400 <text:s/>24.478 <text:s/>1.00 67.03 <text:s text:c="10"/>N <text:s/></text:p>
      <text:p text:style-name="Preformatted_20_Text">ATOM <text:s text:c="3"/>744 <text:s/>CA <text:s/>ARG B <text:s text:c="2"/>7 <text:s text:c="5"/>38.813 <text:s/>11.854 <text:s/>25.422 <text:s/>1.00 65.52 <text:s text:c="10"/>C <text:s/></text:p>
      <text:p text:style-name="Preformatted_20_Text">ATOM <text:s text:c="3"/>745 <text:s/>C <text:s text:c="2"/>ARG B <text:s text:c="2"/>7 <text:s text:c="5"/>40.036 <text:s/>12.762 <text:s/>25.436 <text:s/>1.00 62.69 <text:s text:c="10"/>C <text:s/></text:p>
      <text:p text:style-name="Preformatted_20_Text">ATOM <text:s text:c="3"/>746 <text:s/>O <text:s text:c="2"/>ARG B <text:s text:c="2"/>7 <text:s text:c="5"/>40.499 <text:s/>13.174 <text:s/>24.378 <text:s/>1.00 62.59 <text:s text:c="10"/>O <text:s/></text:p>
      <text:p text:style-name="Preformatted_20_Text">ATOM <text:s text:c="3"/>747 <text:s/>CB <text:s/>ARG B <text:s text:c="2"/>7 <text:s text:c="5"/>39.228 <text:s/>10.448 <text:s/>25.015 <text:s/>1.00 66.26 <text:s text:c="10"/>C <text:s/></text:p>
      <text:p text:style-name="Preformatted_20_Text">ATOM <text:s text:c="3"/>748 <text:s/>CG <text:s/>ARG B <text:s text:c="2"/>7 <text:s text:c="5"/>40.146 <text:s text:c="2"/>9.788 <text:s/>26.028 <text:s/>1.00 69.61 <text:s text:c="10"/>C <text:s/></text:p>
      <text:p text:style-name="Preformatted_20_Text">ATOM <text:s text:c="3"/>749 <text:s/>CD <text:s/>ARG B <text:s text:c="2"/>7 <text:s text:c="5"/>40.271 <text:s text:c="2"/>8.298 <text:s/>25.834 <text:s/>1.00 75.22 <text:s text:c="10"/>C <text:s/></text:p>
      <text:p text:style-name="Preformatted_20_Text">ATOM <text:s text:c="3"/>750 <text:s/>NE <text:s/>ARG B <text:s text:c="2"/>7 <text:s text:c="5"/>41.100 <text:s text:c="2"/>7.701 <text:s/>26.877 <text:s/>1.00 79.93 <text:s text:c="10"/>N <text:s/></text:p>
      <text:p text:style-name="Preformatted_20_Text">ATOM <text:s text:c="3"/>751 <text:s/>CZ <text:s/>ARG B <text:s text:c="2"/>7 <text:s text:c="5"/>41.486 <text:s text:c="2"/>6.426 <text:s/>26.899 <text:s/>1.00 83.29 <text:s text:c="10"/>C <text:s/></text:p>
      <text:p text:style-name="Preformatted_20_Text">ATOM <text:s text:c="3"/>752 <text:s/>NH1 ARG B <text:s text:c="2"/>7 <text:s text:c="5"/>41.126 <text:s text:c="2"/>5.582 <text:s/>25.924 <text:s/>1.00 83.88 <text:s text:c="10"/>N <text:s/></text:p>
      <text:p text:style-name="Preformatted_20_Text">ATOM <text:s text:c="3"/>753 <text:s/>NH2 ARG B <text:s text:c="2"/>7 <text:s text:c="5"/>42.240 <text:s text:c="2"/>5.994 <text:s/>27.909 <text:s/>1.00 84.33 <text:s text:c="10"/>N <text:s/></text:p>
      <text:p text:style-name="Preformatted_20_Text">ATOM <text:s text:c="3"/>754 <text:s/>N <text:s text:c="2"/>PRO B <text:s text:c="2"/>8 <text:s text:c="5"/>40.584 <text:s/>13.062 <text:s/>26.610 <text:s/>1.00 59.20 <text:s text:c="10"/>N <text:s/></text:p>
      <text:p text:style-name="Preformatted_20_Text">ATOM <text:s text:c="3"/>755 <text:s/>CA <text:s/>PRO B <text:s text:c="2"/>8 <text:s text:c="5"/>41.712 <text:s/>13.987 <text:s/>26.681 <text:s/>1.00 56.79 <text:s text:c="10"/>C <text:s/></text:p>
      <text:p text:style-name="Preformatted_20_Text">ATOM <text:s text:c="3"/>756 <text:s/>C <text:s text:c="2"/>PRO B <text:s text:c="2"/>8 <text:s text:c="5"/>42.906 <text:s/>13.488 <text:s/>25.936 <text:s/>1.00 54.05 <text:s text:c="10"/>C <text:s/></text:p>
      <text:p text:style-name="Preformatted_20_Text">ATOM <text:s text:c="3"/>757 <text:s/>O <text:s text:c="2"/>PRO B <text:s text:c="2"/>8 <text:s text:c="5"/>43.065 <text:s/>12.316 <text:s/>25.672 <text:s/>1.00 54.58 <text:s text:c="10"/>O <text:s/></text:p>
      <text:p text:style-name="Preformatted_20_Text">ATOM <text:s text:c="3"/>758 <text:s/>CB <text:s/>PRO B <text:s text:c="2"/>8 <text:s text:c="5"/>42.017 <text:s/>14.068 <text:s/>28.168 <text:s/>1.00 56.67 <text:s text:c="10"/>C <text:s/></text:p>
      <text:p text:style-name="Preformatted_20_Text">ATOM <text:s text:c="3"/>759 <text:s/>CG <text:s/>PRO B <text:s text:c="2"/>8 <text:s text:c="5"/>40.787 <text:s/>13.679 <text:s/>28.791 <text:s/>1.00 58.06 <text:s text:c="10"/>C <text:s/></text:p>
      <text:p text:style-name="Preformatted_20_Text">ATOM <text:s text:c="3"/>760 <text:s/>CD <text:s/>PRO B <text:s text:c="2"/>8 <text:s text:c="5"/>40.196 <text:s/>12.595 <text:s/>27.948 <text:s/>1.00 59.01 <text:s text:c="10"/>C <text:s/></text:p>
      <text:p text:style-name="Preformatted_20_Text">ATOM <text:s text:c="3"/>761 <text:s/>N <text:s text:c="2"/>ASN B <text:s text:c="2"/>9 <text:s text:c="5"/>43.782 <text:s/>14.420 <text:s/>25.650 <text:s/>1.00 51.11 <text:s text:c="10"/>N <text:s/></text:p>
      <text:p text:style-name="Preformatted_20_Text">ATOM <text:s text:c="3"/>762 <text:s/>CA <text:s/>ASN B <text:s text:c="2"/>9 <text:s text:c="5"/>44.779 <text:s/>14.269 <text:s/>24.622 <text:s/>1.00 48.50 <text:s text:c="10"/>C <text:s/></text:p>
      <text:p text:style-name="Preformatted_20_Text"><text:soft-page-break/>ATOM <text:s text:c="3"/>763 <text:s/>C <text:s text:c="2"/>ASN B <text:s text:c="2"/>9 <text:s text:c="5"/>45.644 <text:s/>15.531 <text:s/>24.683 <text:s/>1.00 45.47 <text:s text:c="10"/>C <text:s/></text:p>
      <text:p text:style-name="Preformatted_20_Text">ATOM <text:s text:c="3"/>764 <text:s/>O <text:s text:c="2"/>ASN B <text:s text:c="2"/>9 <text:s text:c="5"/>45.111 <text:s/>16.604 <text:s/>24.967 <text:s/>1.00 44.37 <text:s text:c="10"/>O <text:s/></text:p>
      <text:p text:style-name="Preformatted_20_Text">ATOM <text:s text:c="3"/>765 <text:s/>CB <text:s/>ASN B <text:s text:c="2"/>9 <text:s text:c="5"/>43.995 <text:s/>14.188 <text:s/>23.321 <text:s/>1.00 49.26 <text:s text:c="10"/>C <text:s/></text:p>
      <text:p text:style-name="Preformatted_20_Text">ATOM <text:s text:c="3"/>766 <text:s/>CG <text:s/>ASN B <text:s text:c="2"/>9 <text:s text:c="5"/>44.836 <text:s/>14.076 <text:s/>22.143 <text:s/>1.00 49.42 <text:s text:c="10"/>C <text:s/></text:p>
      <text:p text:style-name="Preformatted_20_Text">ATOM <text:s text:c="3"/>767 <text:s/>OD1 ASN B <text:s text:c="2"/>9 <text:s text:c="5"/>46.056 <text:s/>14.081 <text:s/>22.209 <text:s/>1.00 50.86 <text:s text:c="10"/>O <text:s/></text:p>
      <text:p text:style-name="Preformatted_20_Text">ATOM <text:s text:c="3"/>768 <text:s/>ND2 ASN B <text:s text:c="2"/>9 <text:s text:c="5"/>44.186 <text:s/>14.000 <text:s/>21.018 <text:s/>1.00 53.07 <text:s text:c="10"/>N <text:s/></text:p>
      <text:p text:style-name="Preformatted_20_Text">ATOM <text:s text:c="3"/>769 <text:s/>N <text:s text:c="2"/>HIS B <text:s/>10 <text:s text:c="5"/>46.947 <text:s/>15.423 <text:s/>24.427 <text:s/>1.00 42.05 <text:s text:c="10"/>N <text:s/></text:p>
      <text:p text:style-name="Preformatted_20_Text">ATOM <text:s text:c="3"/>770 <text:s/>CA <text:s/>HIS B <text:s/>10 <text:s text:c="5"/>47.818 <text:s/>16.588 <text:s/>24.572 <text:s/>1.00 40.46 <text:s text:c="10"/>C <text:s/></text:p>
      <text:p text:style-name="Preformatted_20_Text">ATOM <text:s text:c="3"/>771 <text:s/>C <text:s text:c="2"/>HIS B <text:s/>10 <text:s text:c="5"/>47.804 <text:s/>17.567 <text:s/>23.390 <text:s/>1.00 38.36 <text:s text:c="10"/>C <text:s/></text:p>
      <text:p text:style-name="Preformatted_20_Text">ATOM <text:s text:c="3"/>772 <text:s/>O <text:s text:c="2"/>HIS B <text:s/>10 <text:s text:c="5"/>48.467 <text:s/>18.591 <text:s/>23.424 <text:s/>1.00 36.72 <text:s text:c="10"/>O <text:s/></text:p>
      <text:p text:style-name="Preformatted_20_Text">ATOM <text:s text:c="3"/>773 <text:s/>CB <text:s/>HIS B <text:s/>10 <text:s text:c="5"/>49.226 <text:s/>16.163 <text:s/>24.957 <text:s/>1.00 40.93 <text:s text:c="10"/>C <text:s/></text:p>
      <text:p text:style-name="Preformatted_20_Text">ATOM <text:s text:c="3"/>774 <text:s/>CG <text:s/>HIS B <text:s/>10 <text:s text:c="5"/>50.047 <text:s/>15.611 <text:s/>23.833 <text:s/>1.00 45.04 <text:s text:c="10"/>C <text:s/></text:p>
      <text:p text:style-name="Preformatted_20_Text">ATOM <text:s text:c="3"/>775 <text:s/>ND1 HIS B <text:s/>10 <text:s text:c="5"/>51.423 <text:s/>15.644 <text:s/>23.847 <text:s/>1.00 48.70 <text:s text:c="10"/>N <text:s/></text:p>
      <text:p text:style-name="Preformatted_20_Text">ATOM <text:s text:c="3"/>776 <text:s/>CD2 HIS B <text:s/>10 <text:s text:c="5"/>49.700 <text:s/>14.994 <text:s/>22.682 <text:s/>1.00 48.20 <text:s text:c="10"/>C <text:s/></text:p>
      <text:p text:style-name="Preformatted_20_Text">ATOM <text:s text:c="3"/>777 <text:s/>CE1 HIS B <text:s/>10 <text:s text:c="5"/>51.888 <text:s/>15.097 <text:s/>22.741 <text:s/>1.00 49.56 <text:s text:c="10"/>C <text:s/></text:p>
      <text:p text:style-name="Preformatted_20_Text">ATOM <text:s text:c="3"/>778 <text:s/>NE2 HIS B <text:s/>10 <text:s text:c="5"/>50.862 <text:s/>14.705 <text:s/>22.011 <text:s/>1.00 49.47 <text:s text:c="10"/>N <text:s/></text:p>
      <text:p text:style-name="Preformatted_20_Text">ATOM <text:s text:c="3"/>779 <text:s/>N <text:s text:c="2"/>THR B <text:s/>11 <text:s text:c="5"/>47.014 <text:s/>17.253 <text:s/>22.367 <text:s/>1.00 37.01 <text:s text:c="10"/>N <text:s/></text:p>
      <text:p text:style-name="Preformatted_20_Text">ATOM <text:s text:c="3"/>780 <text:s/>CA <text:s/>THR B <text:s/>11 <text:s text:c="5"/>46.888 <text:s/>18.082 <text:s/>21.190 <text:s/>1.00 36.30 <text:s text:c="10"/>C <text:s/></text:p>
      <text:p text:style-name="Preformatted_20_Text">ATOM <text:s text:c="3"/>781 <text:s/>C <text:s text:c="2"/>THR B <text:s/>11 <text:s text:c="5"/>45.475 <text:s/>18.648 <text:s/>21.074 <text:s/>1.00 35.77 <text:s text:c="10"/>C <text:s/></text:p>
      <text:p text:style-name="Preformatted_20_Text">ATOM <text:s text:c="3"/>782 <text:s/>O <text:s text:c="2"/>THR B <text:s/>11 <text:s text:c="5"/>44.489 <text:s/>17.908 <text:s/>20.976 <text:s/>1.00 34.95 <text:s text:c="10"/>O <text:s/></text:p>
      <text:p text:style-name="Preformatted_20_Text">ATOM <text:s text:c="3"/>783 <text:s/>CB <text:s/>THR B <text:s/>11 <text:s text:c="5"/>47.181 <text:s/>17.236 <text:s/>19.952 <text:s/>1.00 36.47 <text:s text:c="10"/>C <text:s/></text:p>
      <text:p text:style-name="Preformatted_20_Text">ATOM <text:s text:c="3"/>784 <text:s/>OG1 THR B <text:s/>11 <text:s text:c="5"/>48.566 <text:s/>16.844 <text:s/>19.942 <text:s/>1.00 36.02 <text:s text:c="10"/>O <text:s/></text:p>
      <text:p text:style-name="Preformatted_20_Text">ATOM <text:s text:c="3"/>785 <text:s/>CG2 THR B <text:s/>11 <text:s text:c="5"/>46.949 <text:s/>18.049 <text:s/>18.692 <text:s/>1.00 35.54 <text:s text:c="10"/>C <text:s/></text:p>
      <text:p text:style-name="Preformatted_20_Text">ATOM <text:s text:c="3"/>786 <text:s/>N <text:s text:c="2"/>ILE B <text:s/>12 <text:s text:c="5"/>45.369 <text:s/>19.962 <text:s/>21.087 <text:s/>1.00 35.34 <text:s text:c="10"/>N <text:s/></text:p>
      <text:p text:style-name="Preformatted_20_Text">ATOM <text:s text:c="3"/>787 <text:s/>CA <text:s/>ILE B <text:s/>12 <text:s text:c="5"/>44.086 <text:s/>20.572 <text:s/>20.804 <text:s/>1.00 35.86 <text:s text:c="10"/>C <text:s/></text:p>
      <text:p text:style-name="Preformatted_20_Text">ATOM <text:s text:c="3"/>788 <text:s/>C <text:s text:c="2"/>ILE B <text:s/>12 <text:s text:c="5"/>44.014 <text:s/>21.007 <text:s/>19.350 <text:s/>1.00 36.87 <text:s text:c="10"/>C <text:s/></text:p>
      <text:p text:style-name="Preformatted_20_Text">ATOM <text:s text:c="3"/>789 <text:s/>O <text:s text:c="2"/>ILE B <text:s/>12 <text:s text:c="5"/>44.995 <text:s/>21.384 <text:s/>18.735 <text:s/>1.00 36.11 <text:s text:c="10"/>O <text:s/></text:p>
      <text:p text:style-name="Preformatted_20_Text">ATOM <text:s text:c="3"/>790 <text:s/>CB <text:s/>ILE B <text:s/>12 <text:s text:c="5"/>43.771 <text:s/>21.746 <text:s/>21.764 <text:s/>1.00 35.36 <text:s text:c="10"/>C <text:s/></text:p>
      <text:p text:style-name="Preformatted_20_Text">ATOM <text:s text:c="3"/>791 <text:s/>CG1 ILE B <text:s/>12 <text:s text:c="5"/>44.839 <text:s/>22.830 <text:s/>21.668 <text:s/>1.00 34.26 <text:s text:c="10"/>C <text:s/></text:p>
      <text:p text:style-name="Preformatted_20_Text">ATOM <text:s text:c="3"/>792 <text:s/>CG2 ILE B <text:s/>12 <text:s text:c="5"/>43.639 <text:s/>21.227 <text:s/>23.171 <text:s/>1.00 34.82 <text:s text:c="10"/>C <text:s/></text:p>
      <text:p text:style-name="Preformatted_20_Text">ATOM <text:s text:c="3"/>793 <text:s/>CD1 ILE B <text:s/>12 <text:s text:c="5"/>44.460 <text:s/>24.116 <text:s/>22.275 <text:s/>1.00 34.71 <text:s text:c="10"/>C <text:s/></text:p>
      <text:p text:style-name="Preformatted_20_Text">ATOM <text:s text:c="3"/>794 <text:s/>N <text:s text:c="2"/>TYR B <text:s/>13 <text:s text:c="5"/>42.803 <text:s/>20.955 <text:s/>18.839 <text:s/>1.00 38.71 <text:s text:c="10"/>N <text:s/></text:p>
      <text:p text:style-name="Preformatted_20_Text">ATOM <text:s text:c="3"/>795 <text:s/>CA <text:s/>TYR B <text:s/>13 <text:s text:c="5"/>42.452 <text:s/>21.274 <text:s/>17.474 <text:s/>1.00 39.89 <text:s text:c="10"/>C <text:s/></text:p>
      <text:p text:style-name="Preformatted_20_Text">ATOM <text:s text:c="3"/>796 <text:s/>C <text:s text:c="2"/>TYR B <text:s/>13 <text:s text:c="5"/>41.514 <text:s/>22.489 <text:s/>17.555 <text:s/>1.00 40.11 <text:s text:c="10"/>C <text:s/></text:p>
      <text:p text:style-name="Preformatted_20_Text">ATOM <text:s text:c="3"/>797 <text:s/>O <text:s text:c="2"/>TYR B <text:s/>13 <text:s text:c="5"/>40.493 <text:s/>22.453 <text:s/>18.232 <text:s/>1.00 40.21 <text:s text:c="10"/>O <text:s/></text:p>
      <text:p text:style-name="Preformatted_20_Text">ATOM <text:s text:c="3"/>798 <text:s/>CB <text:s/>TYR B <text:s/>13 <text:s text:c="5"/>41.760 <text:s/>20.018 <text:s/>16.888 <text:s/>1.00 40.34 <text:s text:c="10"/>C <text:s/></text:p>
      <text:p text:style-name="Preformatted_20_Text">ATOM <text:s text:c="3"/>799 <text:s/>CG <text:s/>TYR B <text:s/>13 <text:s text:c="5"/>40.920 <text:s/>20.236 <text:s/>15.662 <text:s/>1.00 43.40 <text:s text:c="10"/>C <text:s/></text:p>
      <text:p text:style-name="Preformatted_20_Text">ATOM <text:s text:c="3"/>800 <text:s/>CD1 TYR B <text:s/>13 <text:s text:c="5"/>41.486 <text:s/>20.765 <text:s/>14.510 <text:s/>1.00 48.19 <text:s text:c="10"/>C <text:s/></text:p>
      <text:p text:style-name="Preformatted_20_Text">ATOM <text:s text:c="3"/>801 <text:s/>CD2 TYR B <text:s/>13 <text:s text:c="5"/>39.576 <text:s/>19.897 <text:s/>15.643 <text:s/>1.00 46.40 <text:s text:c="10"/>C <text:s/></text:p>
      <text:p text:style-name="Preformatted_20_Text">ATOM <text:s text:c="3"/>802 <text:s/>CE1 TYR B <text:s/>13 <text:s text:c="5"/>40.747 <text:s/>20.958 <text:s/>13.367 <text:s/>1.00 51.46 <text:s text:c="10"/>C <text:s/></text:p>
      <text:p text:style-name="Preformatted_20_Text">ATOM <text:s text:c="3"/>803 <text:s/>CE2 TYR B <text:s/>13 <text:s text:c="5"/>38.810 <text:s/>20.104 <text:s/>14.521 <text:s/>1.00 50.10 <text:s text:c="10"/>C <text:s/></text:p>
      <text:p text:style-name="Preformatted_20_Text">ATOM <text:s text:c="3"/>804 <text:s/>CZ <text:s/>TYR B <text:s/>13 <text:s text:c="5"/>39.399 <text:s/>20.632 <text:s/>13.370 <text:s/>1.00 53.21 <text:s text:c="10"/>C <text:s/></text:p>
      <text:p text:style-name="Preformatted_20_Text">ATOM <text:s text:c="3"/>805 <text:s/>OH <text:s/>TYR B <text:s/>13 <text:s text:c="5"/>38.665 <text:s/>20.852 <text:s/>12.220 <text:s/>1.00 55.47 <text:s text:c="10"/>O <text:s/></text:p>
      <text:p text:style-name="Preformatted_20_Text">ATOM <text:s text:c="3"/>806 <text:s/>N <text:s text:c="2"/>ILE B <text:s/>14 <text:s text:c="5"/>41.884 <text:s/>23.572 <text:s/>16.892 <text:s/>1.00 40.66 <text:s text:c="10"/>N <text:s/></text:p>
      <text:p text:style-name="Preformatted_20_Text">ATOM <text:s text:c="3"/>807 <text:s/>CA <text:s/>ILE B <text:s/>14 <text:s text:c="5"/>41.101 <text:s/>24.786 <text:s/>16.850 <text:s/>1.00 40.91 <text:s text:c="10"/>C <text:s/></text:p>
      <text:p text:style-name="Preformatted_20_Text">ATOM <text:s text:c="3"/>808 <text:s/>C <text:s text:c="2"/>ILE B <text:s/>14 <text:s text:c="5"/>40.594 <text:s/>24.982 <text:s/>15.436 <text:s/>1.00 42.41 <text:s text:c="10"/>C <text:s/></text:p>
      <text:p text:style-name="Preformatted_20_Text">ATOM <text:s text:c="3"/>809 <text:s/>O <text:s text:c="2"/>ILE B <text:s/>14 <text:s text:c="5"/>41.359 <text:s/>24.927 <text:s/>14.496 <text:s/>1.00 42.03 <text:s text:c="10"/>O <text:s/></text:p>
      <text:p text:style-name="Preformatted_20_Text">ATOM <text:s text:c="3"/>810 <text:s/>CB <text:s/>ILE B <text:s/>14 <text:s text:c="5"/>41.975 <text:s/>25.994 <text:s/>17.237 <text:s/>1.00 40.50 <text:s text:c="10"/>C <text:s/></text:p>
      <text:p text:style-name="Preformatted_20_Text">ATOM <text:s text:c="3"/>811 <text:s/>CG1 ILE B <text:s/>14 <text:s text:c="5"/>42.569 <text:s/>25.819 <text:s/>18.634 <text:s/>1.00 41.37 <text:s text:c="10"/>C <text:s/></text:p>
      <text:p text:style-name="Preformatted_20_Text">ATOM <text:s text:c="3"/>812 <text:s/>CG2 ILE B <text:s/>14 <text:s text:c="5"/>41.162 <text:s/>27.250 <text:s/>17.244 <text:s/>1.00 40.69 <text:s text:c="10"/>C <text:s/></text:p>
      <text:p text:style-name="Preformatted_20_Text">ATOM <text:s text:c="3"/>813 <text:s/>CD1 ILE B <text:s/>14 <text:s text:c="5"/>43.965 <text:s/>26.318 <text:s/>18.757 <text:s/>1.00 41.81 <text:s text:c="10"/>C <text:s/></text:p>
      <text:p text:style-name="Preformatted_20_Text">ATOM <text:s text:c="3"/>814 <text:s/>N <text:s text:c="2"/>ASN B <text:s/>15 <text:s text:c="5"/>39.300 <text:s/>25.214 <text:s/>15.279 <text:s/>1.00 44.28 <text:s text:c="10"/>N <text:s/></text:p>
      <text:p text:style-name="Preformatted_20_Text">ATOM <text:s text:c="3"/>815 <text:s/>CA <text:s/>ASN B <text:s/>15 <text:s text:c="5"/>38.772 <text:s/>25.722 <text:s/>14.021 <text:s/>1.00 46.16 <text:s text:c="10"/>C <text:s/></text:p>
      <text:p text:style-name="Preformatted_20_Text">ATOM <text:s text:c="3"/>816 <text:s/>C <text:s text:c="2"/>ASN B <text:s/>15 <text:s text:c="5"/>37.945 <text:s/>27.016 <text:s/>14.217 <text:s/>1.00 46.97 <text:s text:c="10"/>C <text:s/></text:p>
      <text:p text:style-name="Preformatted_20_Text">ATOM <text:s text:c="3"/>817 <text:s/>O <text:s text:c="2"/>ASN B <text:s/>15 <text:s text:c="5"/>37.760 <text:s/>27.547 <text:s/>15.345 <text:s/>1.00 47.66 <text:s text:c="10"/>O <text:s/></text:p>
      <text:p text:style-name="Preformatted_20_Text">ATOM <text:s text:c="3"/>818 <text:s/>CB <text:s/>ASN B <text:s/>15 <text:s text:c="5"/>37.999 <text:s/>24.619 <text:s/>13.276 <text:s/>1.00 46.67 <text:s text:c="10"/>C <text:s/></text:p>
      <text:p text:style-name="Preformatted_20_Text">ATOM <text:s text:c="3"/>819 <text:s/>CG <text:s/>ASN B <text:s/>15 <text:s text:c="5"/>36.713 <text:s/>24.222 <text:s/>13.971 <text:s/>1.00 49.07 <text:s text:c="10"/>C <text:s/></text:p>
      <text:p text:style-name="Preformatted_20_Text">ATOM <text:s text:c="3"/>820 <text:s/>OD1 ASN B <text:s/>15 <text:s text:c="5"/>36.182 <text:s/>24.973 <text:s/>14.794 <text:s/>1.00 51.53 <text:s text:c="10"/>O <text:s/></text:p>
      <text:p text:style-name="Preformatted_20_Text">ATOM <text:s text:c="3"/>821 <text:s/>ND2 ASN B <text:s/>15 <text:s text:c="5"/>36.194 <text:s/>23.024 <text:s/>13.642 <text:s/>1.00 51.14 <text:s text:c="10"/>N <text:s/></text:p>
      <text:p text:style-name="Preformatted_20_Text"><text:soft-page-break/>ATOM <text:s text:c="3"/>822 <text:s/>N <text:s text:c="2"/>ASN B <text:s/>16 <text:s text:c="5"/>37.452 <text:s/>27.538 <text:s/>13.117 <text:s/>1.00 47.47 <text:s text:c="10"/>N <text:s/></text:p>
      <text:p text:style-name="Preformatted_20_Text">ATOM <text:s text:c="3"/>823 <text:s/>CA <text:s/>ASN B <text:s/>16 <text:s text:c="5"/>36.761 <text:s/>28.824 <text:s/>13.138 <text:s/>1.00 48.13 <text:s text:c="10"/>C <text:s/></text:p>
      <text:p text:style-name="Preformatted_20_Text">ATOM <text:s text:c="3"/>824 <text:s/>C <text:s text:c="2"/>ASN B <text:s/>16 <text:s text:c="5"/>37.820 <text:s/>29.893 <text:s/>13.266 <text:s/>1.00 47.77 <text:s text:c="10"/>C <text:s/></text:p>
      <text:p text:style-name="Preformatted_20_Text">ATOM <text:s text:c="3"/>825 <text:s/>O <text:s text:c="2"/>ASN B <text:s/>16 <text:s text:c="5"/>37.593 <text:s/>30.921 <text:s/>13.875 <text:s/>1.00 47.57 <text:s text:c="10"/>O <text:s/></text:p>
      <text:p text:style-name="Preformatted_20_Text">ATOM <text:s text:c="3"/>826 <text:s/>CB <text:s/>ASN B <text:s/>16 <text:s text:c="5"/>35.707 <text:s/>28.942 <text:s/>14.260 <text:s/>1.00 47.96 <text:s text:c="10"/>C <text:s/></text:p>
      <text:p text:style-name="Preformatted_20_Text">ATOM <text:s text:c="3"/>827 <text:s/>CG <text:s/>ASN B <text:s/>16 <text:s text:c="5"/>34.744 <text:s/>30.143 <text:s/>14.049 <text:s/>1.00 50.77 <text:s text:c="10"/>C <text:s/></text:p>
      <text:p text:style-name="Preformatted_20_Text">ATOM <text:s text:c="3"/>828 <text:s/>OD1 ASN B <text:s/>16 <text:s text:c="5"/>34.387 <text:s/>30.496 <text:s/>12.912 <text:s/>1.00 52.41 <text:s text:c="10"/>O <text:s/></text:p>
      <text:p text:style-name="Preformatted_20_Text">ATOM <text:s text:c="3"/>829 <text:s/>ND2 ASN B <text:s/>16 <text:s text:c="5"/>34.349 <text:s/>30.785 <text:s/>15.152 <text:s/>1.00 52.38 <text:s text:c="10"/>N <text:s/></text:p>
      <text:p text:style-name="Preformatted_20_Text">ATOM <text:s text:c="3"/>830 <text:s/>N <text:s text:c="2"/>LEU B <text:s/>17 <text:s text:c="5"/>38.988 <text:s/>29.643 <text:s/>12.685 <text:s/>1.00 48.25 <text:s text:c="10"/>N <text:s/></text:p>
      <text:p text:style-name="Preformatted_20_Text">ATOM <text:s text:c="3"/>831 <text:s/>CA <text:s/>LEU B <text:s/>17 <text:s text:c="5"/>40.039 <text:s/>30.650 <text:s/>12.681 <text:s/>1.00 48.86 <text:s text:c="10"/>C <text:s/></text:p>
      <text:p text:style-name="Preformatted_20_Text">ATOM <text:s text:c="3"/>832 <text:s/>C <text:s text:c="2"/>LEU B <text:s/>17 <text:s text:c="5"/>39.821 <text:s/>31.586 <text:s/>11.520 <text:s/>1.00 49.96 <text:s text:c="10"/>C <text:s/></text:p>
      <text:p text:style-name="Preformatted_20_Text">ATOM <text:s text:c="3"/>833 <text:s/>O <text:s text:c="2"/>LEU B <text:s/>17 <text:s text:c="5"/>39.272 <text:s/>31.194 <text:s/>10.502 <text:s/>1.00 50.28 <text:s text:c="10"/>O <text:s/></text:p>
      <text:p text:style-name="Preformatted_20_Text">ATOM <text:s text:c="3"/>834 <text:s/>CB <text:s/>LEU B <text:s/>17 <text:s text:c="5"/>41.428 <text:s/>30.035 <text:s/>12.611 <text:s/>1.00 48.21 <text:s text:c="10"/>C <text:s/></text:p>
      <text:p text:style-name="Preformatted_20_Text">ATOM <text:s text:c="3"/>835 <text:s/>CG <text:s/>LEU B <text:s/>17 <text:s text:c="5"/>41.857 <text:s/>29.250 <text:s/>13.843 <text:s/>1.00 47.41 <text:s text:c="10"/>C <text:s/></text:p>
      <text:p text:style-name="Preformatted_20_Text">ATOM <text:s text:c="3"/>836 <text:s/>CD1 LEU B <text:s/>17 <text:s text:c="5"/>43.213 <text:s/>28.592 <text:s/>13.606 <text:s/>1.00 46.34 <text:s text:c="10"/>C <text:s/></text:p>
      <text:p text:style-name="Preformatted_20_Text">ATOM <text:s text:c="3"/>837 <text:s/>CD2 LEU B <text:s/>17 <text:s text:c="5"/>41.889 <text:s/>30.145 <text:s/>15.079 <text:s/>1.00 46.59 <text:s text:c="10"/>C <text:s/></text:p>
      <text:p text:style-name="Preformatted_20_Text">ATOM <text:s text:c="3"/>838 <text:s/>N <text:s text:c="2"/>ASN B <text:s/>18 <text:s text:c="5"/>40.239 <text:s/>32.828 <text:s/>11.716 <text:s/>1.00 51.92 <text:s text:c="10"/>N <text:s/></text:p>
      <text:p text:style-name="Preformatted_20_Text">ATOM <text:s text:c="3"/>839 <text:s/>CA <text:s/>ASN B <text:s/>18 <text:s text:c="5"/>40.147 <text:s/>33.882 <text:s/>10.728 <text:s/>1.00 53.79 <text:s text:c="10"/>C <text:s/></text:p>
      <text:p text:style-name="Preformatted_20_Text">ATOM <text:s text:c="3"/>840 <text:s/>C <text:s text:c="2"/>ASN B <text:s/>18 <text:s text:c="5"/>40.949 <text:s/>33.517 <text:s text:c="2"/>9.480 <text:s/>1.00 55.22 <text:s text:c="10"/>C <text:s/></text:p>
      <text:p text:style-name="Preformatted_20_Text">ATOM <text:s text:c="3"/>841 <text:s/>O <text:s text:c="2"/>ASN B <text:s/>18 <text:s text:c="5"/>42.172 <text:s/>33.408 <text:s text:c="2"/>9.539 <text:s/>1.00 54.44 <text:s text:c="10"/>O <text:s/></text:p>
      <text:p text:style-name="Preformatted_20_Text">ATOM <text:s text:c="3"/>842 <text:s/>CB <text:s/>ASN B <text:s/>18 <text:s text:c="5"/>40.673 <text:s/>35.197 <text:s/>11.324 <text:s/>1.00 53.81 <text:s text:c="10"/>C <text:s/></text:p>
      <text:p text:style-name="Preformatted_20_Text">ATOM <text:s text:c="3"/>843 <text:s/>CG <text:s/>ASN B <text:s/>18 <text:s text:c="5"/>40.244 <text:s/>36.434 <text:s/>10.510 <text:s/>1.00 55.11 <text:s text:c="10"/>C <text:s/></text:p>
      <text:p text:style-name="Preformatted_20_Text">ATOM <text:s text:c="3"/>844 <text:s/>OD1 ASN B <text:s/>18 <text:s text:c="5"/>40.320 <text:s/>36.449 <text:s text:c="2"/>9.265 <text:s/>1.00 54.81 <text:s text:c="10"/>O <text:s/></text:p>
      <text:p text:style-name="Preformatted_20_Text">ATOM <text:s text:c="3"/>845 <text:s/>ND2 ASN B <text:s/>18 <text:s text:c="5"/>39.786 <text:s/>37.477 <text:s/>11.221 <text:s/>1.00 53.43 <text:s text:c="10"/>N <text:s/></text:p>
      <text:p text:style-name="Preformatted_20_Text">ATOM <text:s text:c="3"/>846 <text:s/>N <text:s text:c="2"/>GLU B <text:s/>19 <text:s text:c="5"/>40.238 <text:s/>33.349 <text:s text:c="2"/>8.365 <text:s/>1.00 57.37 <text:s text:c="10"/>N <text:s/></text:p>
      <text:p text:style-name="Preformatted_20_Text">ATOM <text:s text:c="3"/>847 <text:s/>CA <text:s/>GLU B <text:s/>19 <text:s text:c="5"/>40.828 <text:s/>32.957 <text:s text:c="2"/>7.069 <text:s/>1.00 59.37 <text:s text:c="10"/>C <text:s/></text:p>
      <text:p text:style-name="Preformatted_20_Text">ATOM <text:s text:c="3"/>848 <text:s/>C <text:s text:c="2"/>GLU B <text:s/>19 <text:s text:c="5"/>41.883 <text:s/>33.962 <text:s text:c="2"/>6.535 <text:s/>1.00 59.52 <text:s text:c="10"/>C <text:s/></text:p>
      <text:p text:style-name="Preformatted_20_Text">ATOM <text:s text:c="3"/>849 <text:s/>O <text:s text:c="2"/>GLU B <text:s/>19 <text:s text:c="5"/>42.901 <text:s/>33.565 <text:s text:c="2"/>5.974 <text:s/>1.00 59.52 <text:s text:c="10"/>O <text:s/></text:p>
      <text:p text:style-name="Preformatted_20_Text">ATOM <text:s text:c="3"/>850 <text:s/>CB <text:s/>GLU B <text:s/>19 <text:s text:c="5"/>39.722 <text:s/>32.813 <text:s text:c="2"/>5.988 <text:s/>1.00 60.45 <text:s text:c="10"/>C <text:s/></text:p>
      <text:p text:style-name="Preformatted_20_Text">ATOM <text:s text:c="3"/>851 <text:s/>CG <text:s/>GLU B <text:s/>19 <text:s text:c="5"/>38.419 <text:s/>32.096 <text:s text:c="2"/>6.396 <text:s/>1.00 63.33 <text:s text:c="10"/>C <text:s/></text:p>
      <text:p text:style-name="Preformatted_20_Text">ATOM <text:s text:c="3"/>852 <text:s/>CD <text:s/>GLU B <text:s/>19 <text:s text:c="5"/>38.564 <text:s/>30.579 <text:s text:c="2"/>6.414 <text:s/>1.00 67.54 <text:s text:c="10"/>C <text:s/></text:p>
      <text:p text:style-name="Preformatted_20_Text">ATOM <text:s text:c="3"/>853 <text:s/>OE1 GLU B <text:s/>19 <text:s text:c="5"/>39.712 <text:s/>30.110 <text:s text:c="2"/>6.646 <text:s/>1.00 69.10 <text:s text:c="10"/>O <text:s/></text:p>
      <text:p text:style-name="Preformatted_20_Text">ATOM <text:s text:c="3"/>854 <text:s/>OE2 GLU B <text:s/>19 <text:s text:c="5"/>37.541 <text:s/>29.865 <text:s text:c="2"/>6.196 <text:s/>1.00 69.24 <text:s text:c="10"/>O <text:s/></text:p>
      <text:p text:style-name="Preformatted_20_Text">ATOM <text:s text:c="3"/>855 <text:s/>N <text:s text:c="2"/>LYS B <text:s/>20 <text:s text:c="5"/>41.630 <text:s/>35.257 <text:s text:c="2"/>6.718 <text:s/>1.00 59.83 <text:s text:c="10"/>N <text:s/></text:p>
      <text:p text:style-name="Preformatted_20_Text">ATOM <text:s text:c="3"/>856 <text:s/>CA <text:s/>LYS B <text:s/>20 <text:s text:c="5"/>42.448 <text:s/>36.298 <text:s text:c="2"/>6.091 <text:s/>1.00 59.99 <text:s text:c="10"/>C <text:s/></text:p>
      <text:p text:style-name="Preformatted_20_Text">ATOM <text:s text:c="3"/>857 <text:s/>C <text:s text:c="2"/>LYS B <text:s/>20 <text:s text:c="5"/>43.835 <text:s/>36.478 <text:s text:c="2"/>6.675 <text:s/>1.00 59.12 <text:s text:c="10"/>C <text:s/></text:p>
      <text:p text:style-name="Preformatted_20_Text">ATOM <text:s text:c="3"/>858 <text:s/>O <text:s text:c="2"/>LYS B <text:s/>20 <text:s text:c="5"/>44.605 <text:s/>37.272 <text:s text:c="2"/>6.136 <text:s/>1.00 59.39 <text:s text:c="10"/>O <text:s/></text:p>
      <text:p text:style-name="Preformatted_20_Text">ATOM <text:s text:c="3"/>859 <text:s/>CB <text:s/>LYS B <text:s/>20 <text:s text:c="5"/>41.737 <text:s/>37.657 <text:s text:c="2"/>6.174 <text:s/>1.00 60.63 <text:s text:c="10"/>C <text:s/></text:p>
      <text:p text:style-name="Preformatted_20_Text">ATOM <text:s text:c="3"/>860 <text:s/>CG <text:s/>LYS B <text:s/>20 <text:s text:c="5"/>40.547 <text:s/>37.820 <text:s text:c="2"/>5.219 <text:s/>1.00 63.25 <text:s text:c="10"/>C <text:s/></text:p>
      <text:p text:style-name="Preformatted_20_Text">ATOM <text:s text:c="3"/>861 <text:s/>CD <text:s/>LYS B <text:s/>20 <text:s text:c="5"/>39.196 <text:s/>37.510 <text:s text:c="2"/>5.914 <text:s/>1.00 66.13 <text:s text:c="10"/>C <text:s/></text:p>
      <text:p text:style-name="Preformatted_20_Text">ATOM <text:s text:c="3"/>862 <text:s/>CE <text:s/>LYS B <text:s/>20 <text:s text:c="5"/>38.174 <text:s/>38.651 <text:s text:c="2"/>5.749 <text:s/>1.00 67.58 <text:s text:c="10"/>C <text:s/></text:p>
      <text:p text:style-name="Preformatted_20_Text">ATOM <text:s text:c="3"/>863 <text:s/>NZ <text:s/>LYS B <text:s/>20 <text:s text:c="5"/>36.841 <text:s/>38.151 <text:s text:c="2"/>5.273 <text:s/>1.00 68.06 <text:s text:c="10"/>N <text:s/></text:p>
      <text:p text:style-name="Preformatted_20_Text">ATOM <text:s text:c="3"/>864 <text:s/>N <text:s text:c="2"/>ILE B <text:s/>21 <text:s text:c="5"/>44.163 <text:s/>35.788 <text:s text:c="2"/>7.768 <text:s/>1.00 57.73 <text:s text:c="10"/>N <text:s/></text:p>
      <text:p text:style-name="Preformatted_20_Text">ATOM <text:s text:c="3"/>865 <text:s/>CA <text:s/>ILE B <text:s/>21 <text:s text:c="5"/>45.408 <text:s/>36.056 <text:s text:c="2"/>8.472 <text:s/>1.00 56.73 <text:s text:c="10"/>C <text:s/></text:p>
      <text:p text:style-name="Preformatted_20_Text">ATOM <text:s text:c="3"/>866 <text:s/>C <text:s text:c="2"/>ILE B <text:s/>21 <text:s text:c="5"/>46.498 <text:s/>35.147 <text:s text:c="2"/>7.926 <text:s/>1.00 56.83 <text:s text:c="10"/>C <text:s/></text:p>
      <text:p text:style-name="Preformatted_20_Text">ATOM <text:s text:c="3"/>867 <text:s/>O <text:s text:c="2"/>ILE B <text:s/>21 <text:s text:c="5"/>46.284 <text:s/>33.959 <text:s text:c="2"/>7.708 <text:s/>1.00 57.03 <text:s text:c="10"/>O <text:s/></text:p>
      <text:p text:style-name="Preformatted_20_Text">ATOM <text:s text:c="3"/>868 <text:s/>CB <text:s/>ILE B <text:s/>21 <text:s text:c="5"/>45.208 <text:s/>35.884 <text:s text:c="2"/>9.999 <text:s/>1.00 56.37 <text:s text:c="10"/>C <text:s/></text:p>
      <text:p text:style-name="Preformatted_20_Text">ATOM <text:s text:c="3"/>869 <text:s/>CG1 ILE B <text:s/>21 <text:s text:c="5"/>44.093 <text:s/>36.796 <text:s/>10.487 <text:s/>1.00 56.15 <text:s text:c="10"/>C <text:s/></text:p>
      <text:p text:style-name="Preformatted_20_Text">ATOM <text:s text:c="3"/>870 <text:s/>CG2 ILE B <text:s/>21 <text:s text:c="5"/>46.495 <text:s/>36.188 <text:s/>10.794 <text:s/>1.00 55.62 <text:s text:c="10"/>C <text:s/></text:p>
      <text:p text:style-name="Preformatted_20_Text">ATOM <text:s text:c="3"/>871 <text:s/>CD1 ILE B <text:s/>21 <text:s text:c="5"/>44.398 <text:s/>38.271 <text:s/>10.312 <text:s/>1.00 55.98 <text:s text:c="10"/>C <text:s/></text:p>
      <text:p text:style-name="Preformatted_20_Text">ATOM <text:s text:c="3"/>872 <text:s/>N <text:s text:c="2"/>LYS B <text:s/>22 <text:s text:c="5"/>47.672 <text:s/>35.709 <text:s text:c="2"/>7.686 <text:s/>1.00 56.88 <text:s text:c="10"/>N <text:s/></text:p>
      <text:p text:style-name="Preformatted_20_Text">ATOM <text:s text:c="3"/>873 <text:s/>CA <text:s/>LYS B <text:s/>22 <text:s text:c="5"/>48.779 <text:s/>34.922 <text:s text:c="2"/>7.181 <text:s/>1.00 57.38 <text:s text:c="10"/>C <text:s/></text:p>
      <text:p text:style-name="Preformatted_20_Text">ATOM <text:s text:c="3"/>874 <text:s/>C <text:s text:c="2"/>LYS B <text:s/>22 <text:s text:c="5"/>49.162 <text:s/>33.829 <text:s text:c="2"/>8.186 <text:s/>1.00 56.53 <text:s text:c="10"/>C <text:s/></text:p>
      <text:p text:style-name="Preformatted_20_Text">ATOM <text:s text:c="3"/>875 <text:s/>O <text:s text:c="2"/>LYS B <text:s/>22 <text:s text:c="5"/>49.359 <text:s/>34.105 <text:s text:c="2"/>9.356 <text:s/>1.00 56.24 <text:s text:c="10"/>O <text:s/></text:p>
      <text:p text:style-name="Preformatted_20_Text">ATOM <text:s text:c="3"/>876 <text:s/>CB <text:s/>LYS B <text:s/>22 <text:s text:c="5"/>49.983 <text:s/>35.816 <text:s text:c="2"/>6.881 <text:s/>1.00 57.99 <text:s text:c="10"/>C <text:s/></text:p>
      <text:p text:style-name="Preformatted_20_Text">ATOM <text:s text:c="3"/>877 <text:s/>CG <text:s/>LYS B <text:s/>22 <text:s text:c="5"/>49.918 <text:s/>36.464 <text:s text:c="2"/>5.497 <text:s/>1.00 61.54 <text:s text:c="10"/>C <text:s/></text:p>
      <text:p text:style-name="Preformatted_20_Text">ATOM <text:s text:c="3"/>878 <text:s/>CD <text:s/>LYS B <text:s/>22 <text:s text:c="5"/>51.027 <text:s/>37.528 <text:s text:c="2"/>5.308 <text:s/>1.00 66.13 <text:s text:c="10"/>C <text:s/></text:p>
      <text:p text:style-name="Preformatted_20_Text">ATOM <text:s text:c="3"/>879 <text:s/>CE <text:s/>LYS B <text:s/>22 <text:s text:c="5"/>50.537 <text:s/>38.759 <text:s text:c="2"/>4.506 <text:s/>1.00 68.89 <text:s text:c="10"/>C <text:s/></text:p>
      <text:p text:style-name="Preformatted_20_Text">ATOM <text:s text:c="3"/>880 <text:s/>NZ <text:s/>LYS B <text:s/>22 <text:s text:c="5"/>51.576 <text:s/>39.858 <text:s text:c="2"/>4.431 <text:s/>1.00 69.92 <text:s text:c="10"/>N <text:s/></text:p>
      <text:p text:style-name="Preformatted_20_Text"><text:soft-page-break/>ATOM <text:s text:c="3"/>881 <text:s/>N <text:s text:c="2"/>LYS B <text:s/>23 <text:s text:c="5"/>49.282 <text:s/>32.601 <text:s text:c="2"/>7.694 <text:s/>1.00 55.30 <text:s text:c="10"/>N <text:s/></text:p>
      <text:p text:style-name="Preformatted_20_Text">ATOM <text:s text:c="3"/>882 <text:s/>CA <text:s/>LYS B <text:s/>23 <text:s text:c="5"/>49.626 <text:s/>31.424 <text:s text:c="2"/>8.490 <text:s/>1.00 54.47 <text:s text:c="10"/>C <text:s/></text:p>
      <text:p text:style-name="Preformatted_20_Text">ATOM <text:s text:c="3"/>883 <text:s/>C <text:s text:c="2"/>LYS B <text:s/>23 <text:s text:c="5"/>50.695 <text:s/>31.617 <text:s text:c="2"/>9.537 <text:s/>1.00 53.04 <text:s text:c="10"/>C <text:s/></text:p>
      <text:p text:style-name="Preformatted_20_Text">ATOM <text:s text:c="3"/>884 <text:s/>O <text:s text:c="2"/>LYS B <text:s/>23 <text:s text:c="5"/>50.587 <text:s/>31.083 <text:s/>10.633 <text:s/>1.00 52.62 <text:s text:c="10"/>O <text:s/></text:p>
      <text:p text:style-name="Preformatted_20_Text">ATOM <text:s text:c="3"/>885 <text:s/>CB <text:s/>LYS B <text:s/>23 <text:s text:c="5"/>50.072 <text:s/>30.282 <text:s text:c="2"/>7.566 <text:s/>1.00 54.83 <text:s text:c="10"/>C <text:s/></text:p>
      <text:p text:style-name="Preformatted_20_Text">ATOM <text:s text:c="3"/>886 <text:s/>CG <text:s/>LYS B <text:s/>23 <text:s text:c="5"/>48.987 <text:s/>29.254 <text:s text:c="2"/>7.249 <text:s/>1.00 56.50 <text:s text:c="10"/>C <text:s/></text:p>
      <text:p text:style-name="Preformatted_20_Text">ATOM <text:s text:c="3"/>887 <text:s/>CD <text:s/>LYS B <text:s/>23 <text:s text:c="5"/>47.698 <text:s/>29.898 <text:s text:c="2"/>6.748 <text:s/>1.00 58.93 <text:s text:c="10"/>C <text:s/></text:p>
      <text:p text:style-name="Preformatted_20_Text">ATOM <text:s text:c="3"/>888 <text:s/>CE <text:s/>LYS B <text:s/>23 <text:s text:c="5"/>46.488 <text:s/>28.993 <text:s text:c="2"/>6.952 <text:s/>1.00 60.97 <text:s text:c="10"/>C <text:s/></text:p>
      <text:p text:style-name="Preformatted_20_Text">ATOM <text:s text:c="3"/>889 <text:s/>NZ <text:s/>LYS B <text:s/>23 <text:s text:c="5"/>45.799 <text:s/>29.258 <text:s text:c="2"/>8.256 <text:s/>1.00 61.51 <text:s text:c="10"/>N <text:s/></text:p>
      <text:p text:style-name="Preformatted_20_Text">ATOM <text:s text:c="3"/>890 <text:s/>N <text:s text:c="2"/>ASP B <text:s/>24 <text:s text:c="5"/>51.733 <text:s/>32.349 <text:s text:c="2"/>9.182 <text:s/>1.00 51.88 <text:s text:c="10"/>N <text:s/></text:p>
      <text:p text:style-name="Preformatted_20_Text">ATOM <text:s text:c="3"/>891 <text:s/>CA <text:s/>ASP B <text:s/>24 <text:s text:c="5"/>52.906 <text:s/>32.542 <text:s/>10.046 <text:s/>1.00 51.55 <text:s text:c="10"/>C <text:s/></text:p>
      <text:p text:style-name="Preformatted_20_Text">ATOM <text:s text:c="3"/>892 <text:s/>C <text:s text:c="2"/>ASP B <text:s/>24 <text:s text:c="5"/>52.607 <text:s/>33.517 <text:s/>11.193 <text:s/>1.00 49.51 <text:s text:c="10"/>C <text:s/></text:p>
      <text:p text:style-name="Preformatted_20_Text">ATOM <text:s text:c="3"/>893 <text:s/>O <text:s text:c="2"/>ASP B <text:s/>24 <text:s text:c="5"/>53.098 <text:s/>33.341 <text:s/>12.307 <text:s/>1.00 49.08 <text:s text:c="10"/>O <text:s/></text:p>
      <text:p text:style-name="Preformatted_20_Text">ATOM <text:s text:c="3"/>894 <text:s/>CB <text:s/>ASP B <text:s/>24 <text:s text:c="5"/>54.059 <text:s/>33.074 <text:s text:c="2"/>9.188 <text:s/>1.00 52.30 <text:s text:c="10"/>C <text:s/></text:p>
      <text:p text:style-name="Preformatted_20_Text">ATOM <text:s text:c="3"/>895 <text:s/>CG <text:s/>ASP B <text:s/>24 <text:s text:c="5"/>55.307 <text:s/>33.401 <text:s text:c="2"/>9.979 <text:s/>1.00 56.70 <text:s text:c="10"/>C <text:s/></text:p>
      <text:p text:style-name="Preformatted_20_Text">ATOM <text:s text:c="3"/>896 <text:s/>OD1 ASP B <text:s/>24 <text:s text:c="5"/>55.710 <text:s/>32.595 <text:s/>10.867 <text:s/>1.00 61.97 <text:s text:c="10"/>O <text:s/></text:p>
      <text:p text:style-name="Preformatted_20_Text">ATOM <text:s text:c="3"/>897 <text:s/>OD2 ASP B <text:s/>24 <text:s text:c="5"/>55.967 <text:s/>34.457 <text:s text:c="2"/>9.747 <text:s/>1.00 62.10 <text:s text:c="10"/>O <text:s/></text:p>
      <text:p text:style-name="Preformatted_20_Text">ATOM <text:s text:c="3"/>898 <text:s/>N <text:s text:c="2"/>GLU B <text:s/>25 <text:s text:c="5"/>51.834 <text:s/>34.564 <text:s/>10.890 <text:s/>1.00 47.28 <text:s text:c="10"/>N <text:s/></text:p>
      <text:p text:style-name="Preformatted_20_Text">ATOM <text:s text:c="3"/>899 <text:s/>CA <text:s/>GLU B <text:s/>25 <text:s text:c="5"/>51.249 <text:s/>35.425 <text:s/>11.905 <text:s/>1.00 45.58 <text:s text:c="10"/>C <text:s/></text:p>
      <text:p text:style-name="Preformatted_20_Text">ATOM <text:s text:c="3"/>900 <text:s/>C <text:s text:c="2"/>GLU B <text:s/>25 <text:s text:c="5"/>50.333 <text:s/>34.615 <text:s/>12.842 <text:s/>1.00 43.90 <text:s text:c="10"/>C <text:s/></text:p>
      <text:p text:style-name="Preformatted_20_Text">ATOM <text:s text:c="3"/>901 <text:s/>O <text:s text:c="2"/>GLU B <text:s/>25 <text:s text:c="5"/>50.385 <text:s/>34.743 <text:s/>14.049 <text:s/>1.00 42.95 <text:s text:c="10"/>O <text:s/></text:p>
      <text:p text:style-name="Preformatted_20_Text">ATOM <text:s text:c="3"/>902 <text:s/>CB <text:s/>GLU B <text:s/>25 <text:s text:c="5"/>50.438 <text:s/>36.542 <text:s/>11.254 <text:s/>1.00 45.49 <text:s text:c="10"/>C <text:s/></text:p>
      <text:p text:style-name="Preformatted_20_Text">ATOM <text:s text:c="3"/>903 <text:s/>CG <text:s/>GLU B <text:s/>25 <text:s text:c="5"/>50.098 <text:s/>37.676 <text:s/>12.212 <text:s/>1.00 45.97 <text:s text:c="10"/>C <text:s/></text:p>
      <text:p text:style-name="Preformatted_20_Text">ATOM <text:s text:c="3"/>904 <text:s/>CD <text:s/>GLU B <text:s/>25 <text:s text:c="5"/>49.207 <text:s/>38.734 <text:s/>11.606 <text:s/>1.00 45.38 <text:s text:c="10"/>C <text:s/></text:p>
      <text:p text:style-name="Preformatted_20_Text">ATOM <text:s text:c="3"/>905 <text:s/>OE1 GLU B <text:s/>25 <text:s text:c="5"/>48.241 <text:s/>39.152 <text:s/>12.285 <text:s/>1.00 45.97 <text:s text:c="10"/>O <text:s/></text:p>
      <text:p text:style-name="Preformatted_20_Text">ATOM <text:s text:c="3"/>906 <text:s/>OE2 GLU B <text:s/>25 <text:s text:c="5"/>49.489 <text:s/>39.172 <text:s/>10.470 <text:s/>1.00 44.73 <text:s text:c="10"/>O <text:s/></text:p>
      <text:p text:style-name="Preformatted_20_Text">ATOM <text:s text:c="3"/>907 <text:s/>N <text:s text:c="2"/>LEU B <text:s/>26 <text:s text:c="5"/>49.509 <text:s/>33.774 <text:s/>12.253 <text:s/>1.00 42.75 <text:s text:c="10"/>N <text:s/></text:p>
      <text:p text:style-name="Preformatted_20_Text">ATOM <text:s text:c="3"/>908 <text:s/>CA <text:s/>LEU B <text:s/>26 <text:s text:c="5"/>48.520 <text:s/>33.015 <text:s/>12.980 <text:s/>1.00 42.74 <text:s text:c="10"/>C <text:s/></text:p>
      <text:p text:style-name="Preformatted_20_Text">ATOM <text:s text:c="3"/>909 <text:s/>C <text:s text:c="2"/>LEU B <text:s/>26 <text:s text:c="5"/>49.195 <text:s/>32.102 <text:s/>14.012 <text:s/>1.00 42.18 <text:s text:c="10"/>C <text:s/></text:p>
      <text:p text:style-name="Preformatted_20_Text">ATOM <text:s text:c="3"/>910 <text:s/>O <text:s text:c="2"/>LEU B <text:s/>26 <text:s text:c="5"/>48.737 <text:s/>32.024 <text:s/>15.166 <text:s/>1.00 41.94 <text:s text:c="10"/>O <text:s/></text:p>
      <text:p text:style-name="Preformatted_20_Text">ATOM <text:s text:c="3"/>911 <text:s/>CB <text:s/>LEU B <text:s/>26 <text:s text:c="5"/>47.700 <text:s/>32.207 <text:s/>12.017 <text:s/>1.00 42.34 <text:s text:c="10"/>C <text:s/></text:p>
      <text:p text:style-name="Preformatted_20_Text">ATOM <text:s text:c="3"/>912 <text:s/>CG <text:s/>LEU B <text:s/>26 <text:s text:c="5"/>46.430 <text:s/>31.628 <text:s/>12.599 <text:s/>1.00 45.27 <text:s text:c="10"/>C <text:s/></text:p>
      <text:p text:style-name="Preformatted_20_Text">ATOM <text:s text:c="3"/>913 <text:s/>CD1 LEU B <text:s/>26 <text:s text:c="5"/>45.375 <text:s/>32.691 <text:s/>12.822 <text:s/>1.00 46.82 <text:s text:c="10"/>C <text:s/></text:p>
      <text:p text:style-name="Preformatted_20_Text">ATOM <text:s text:c="3"/>914 <text:s/>CD2 LEU B <text:s/>26 <text:s text:c="5"/>45.926 <text:s/>30.584 <text:s/>11.629 <text:s/>1.00 47.04 <text:s text:c="10"/>C <text:s/></text:p>
      <text:p text:style-name="Preformatted_20_Text">ATOM <text:s text:c="3"/>915 <text:s/>N <text:s text:c="2"/>LYS B <text:s/>27 <text:s text:c="5"/>50.308 <text:s/>31.486 <text:s/>13.599 <text:s/>1.00 40.53 <text:s text:c="10"/>N <text:s/></text:p>
      <text:p text:style-name="Preformatted_20_Text">ATOM <text:s text:c="3"/>916 <text:s/>CA <text:s/>LYS B <text:s/>27 <text:s text:c="5"/>51.086 <text:s/>30.577 <text:s/>14.427 <text:s/>1.00 39.95 <text:s text:c="10"/>C <text:s/></text:p>
      <text:p text:style-name="Preformatted_20_Text">ATOM <text:s text:c="3"/>917 <text:s/>C <text:s text:c="2"/>LYS B <text:s/>27 <text:s text:c="5"/>51.678 <text:s/>31.307 <text:s/>15.629 <text:s/>1.00 38.14 <text:s text:c="10"/>C <text:s/></text:p>
      <text:p text:style-name="Preformatted_20_Text">ATOM <text:s text:c="3"/>918 <text:s/>O <text:s text:c="2"/>LYS B <text:s/>27 <text:s text:c="5"/>51.688 <text:s/>30.804 <text:s/>16.734 <text:s/>1.00 37.13 <text:s text:c="10"/>O <text:s/></text:p>
      <text:p text:style-name="Preformatted_20_Text">ATOM <text:s text:c="3"/>919 <text:s/>CB <text:s/>LYS B <text:s/>27 <text:s text:c="5"/>52.180 <text:s/>29.908 <text:s/>13.561 <text:s/>1.00 40.68 <text:s text:c="10"/>C <text:s/></text:p>
      <text:p text:style-name="Preformatted_20_Text">ATOM <text:s text:c="3"/>920 <text:s/>CG <text:s/>LYS B <text:s/>27 <text:s text:c="5"/>53.243 <text:s/>29.050 <text:s/>14.302 <text:s/>1.00 43.68 <text:s text:c="10"/>C <text:s/></text:p>
      <text:p text:style-name="Preformatted_20_Text">ATOM <text:s text:c="3"/>921 <text:s/>CD <text:s/>LYS B <text:s/>27 <text:s text:c="5"/>54.114 <text:s/>28.251 <text:s/>13.275 <text:s/>1.00 47.90 <text:s text:c="10"/>C <text:s/></text:p>
      <text:p text:style-name="Preformatted_20_Text">ATOM <text:s text:c="3"/>922 <text:s/>CE <text:s/>LYS B <text:s/>27 <text:s text:c="5"/>55.079 <text:s/>27.236 <text:s/>13.920 <text:s/>1.00 50.04 <text:s text:c="10"/>C <text:s/></text:p>
      <text:p text:style-name="Preformatted_20_Text">ATOM <text:s text:c="3"/>923 <text:s/>NZ <text:s/>LYS B <text:s/>27 <text:s text:c="5"/>55.015 <text:s/>25.857 <text:s/>13.244 <text:s/>1.00 52.22 <text:s text:c="10"/>N <text:s/></text:p>
      <text:p text:style-name="Preformatted_20_Text">ATOM <text:s text:c="3"/>924 <text:s/>N <text:s text:c="2"/>LYS B <text:s/>28 <text:s text:c="5"/>52.155 <text:s/>32.513 <text:s/>15.412 <text:s/>1.00 37.20 <text:s text:c="10"/>N <text:s/></text:p>
      <text:p text:style-name="Preformatted_20_Text">ATOM <text:s text:c="3"/>925 <text:s/>CA <text:s/>LYS B <text:s/>28 <text:s text:c="5"/>52.800 <text:s/>33.276 <text:s/>16.470 <text:s/>1.00 36.58 <text:s text:c="10"/>C <text:s/></text:p>
      <text:p text:style-name="Preformatted_20_Text">ATOM <text:s text:c="3"/>926 <text:s/>C <text:s text:c="2"/>LYS B <text:s/>28 <text:s text:c="5"/>51.795 <text:s/>33.868 <text:s/>17.452 <text:s/>1.00 34.83 <text:s text:c="10"/>C <text:s/></text:p>
      <text:p text:style-name="Preformatted_20_Text">ATOM <text:s text:c="3"/>927 <text:s/>O <text:s text:c="2"/>LYS B <text:s/>28 <text:s text:c="5"/>52.050 <text:s/>33.907 <text:s/>18.639 <text:s/>1.00 34.64 <text:s text:c="10"/>O <text:s/></text:p>
      <text:p text:style-name="Preformatted_20_Text">ATOM <text:s text:c="3"/>928 <text:s/>CB <text:s/>LYS B <text:s/>28 <text:s text:c="5"/>53.696 <text:s/>34.377 <text:s/>15.872 <text:s/>1.00 37.08 <text:s text:c="10"/>C <text:s/></text:p>
      <text:p text:style-name="Preformatted_20_Text">ATOM <text:s text:c="3"/>929 <text:s/>CG <text:s/>LYS B <text:s/>28 <text:s text:c="5"/>55.103 <text:s/>33.879 <text:s/>15.496 <text:s/>1.00 41.17 <text:s text:c="10"/>C <text:s/></text:p>
      <text:p text:style-name="Preformatted_20_Text">ATOM <text:s text:c="3"/>930 <text:s/>CD <text:s/>LYS B <text:s/>28 <text:s text:c="5"/>55.764 <text:s/>34.792 <text:s/>14.465 <text:s/>1.00 47.78 <text:s text:c="10"/>C <text:s/></text:p>
      <text:p text:style-name="Preformatted_20_Text">ATOM <text:s text:c="3"/>931 <text:s/>CE <text:s/>LYS B <text:s/>28 <text:s text:c="5"/>57.192 <text:s/>34.311 <text:s/>14.033 <text:s/>1.00 50.84 <text:s text:c="10"/>C <text:s/></text:p>
      <text:p text:style-name="Preformatted_20_Text">ATOM <text:s text:c="3"/>932 <text:s/>NZ <text:s/>LYS B <text:s/>28 <text:s text:c="5"/>58.287 <text:s/>35.374 <text:s/>14.281 <text:s/>1.00 51.06 <text:s text:c="10"/>N <text:s/></text:p>
      <text:p text:style-name="Preformatted_20_Text">ATOM <text:s text:c="3"/>933 <text:s/>N <text:s text:c="2"/>SER B <text:s/>29 <text:s text:c="5"/>50.673 <text:s/>34.349 <text:s/>16.935 <text:s/>1.00 33.69 <text:s text:c="10"/>N <text:s/></text:p>
      <text:p text:style-name="Preformatted_20_Text">ATOM <text:s text:c="3"/>934 <text:s/>CA <text:s/>SER B <text:s/>29 <text:s text:c="5"/>49.595 <text:s/>34.897 <text:s/>17.741 <text:s/>1.00 32.95 <text:s text:c="10"/>C <text:s/></text:p>
      <text:p text:style-name="Preformatted_20_Text">ATOM <text:s text:c="3"/>935 <text:s/>C <text:s text:c="2"/>SER B <text:s/>29 <text:s text:c="5"/>48.957 <text:s/>33.793 <text:s/>18.597 <text:s/>1.00 31.83 <text:s text:c="10"/>C <text:s/></text:p>
      <text:p text:style-name="Preformatted_20_Text">ATOM <text:s text:c="3"/>936 <text:s/>O <text:s text:c="2"/>SER B <text:s/>29 <text:s text:c="5"/>48.546 <text:s/>34.047 <text:s/>19.703 <text:s/>1.00 30.43 <text:s text:c="10"/>O <text:s/></text:p>
      <text:p text:style-name="Preformatted_20_Text">ATOM <text:s text:c="3"/>937 <text:s/>CB <text:s/>SER B <text:s/>29 <text:s text:c="5"/>48.537 <text:s/>35.523 <text:s/>16.848 <text:s/>1.00 32.53 <text:s text:c="10"/>C <text:s/></text:p>
      <text:p text:style-name="Preformatted_20_Text">ATOM <text:s text:c="3"/>938 <text:s/>OG <text:s/>SER B <text:s/>29 <text:s text:c="5"/>49.006 <text:s/>36.755 <text:s/>16.368 <text:s/>1.00 33.86 <text:s text:c="10"/>O <text:s/></text:p>
      <text:p text:style-name="Preformatted_20_Text">ATOM <text:s text:c="3"/>939 <text:s/>N <text:s text:c="2"/>LEU B <text:s/>30 <text:s text:c="5"/>48.928 <text:s/>32.574 <text:s/>18.068 <text:s/>1.00 31.60 <text:s text:c="10"/>N <text:s/></text:p>
      <text:p text:style-name="Preformatted_20_Text"><text:soft-page-break/>ATOM <text:s text:c="3"/>940 <text:s/>CA <text:s/>LEU B <text:s/>30 <text:s text:c="5"/>48.425 <text:s/>31.415 <text:s/>18.800 <text:s/>1.00 31.53 <text:s text:c="10"/>C <text:s/></text:p>
      <text:p text:style-name="Preformatted_20_Text">ATOM <text:s text:c="3"/>941 <text:s/>C <text:s text:c="2"/>LEU B <text:s/>30 <text:s text:c="5"/>49.356 <text:s/>31.082 <text:s/>19.949 <text:s/>1.00 31.71 <text:s text:c="10"/>C <text:s/></text:p>
      <text:p text:style-name="Preformatted_20_Text">ATOM <text:s text:c="3"/>942 <text:s/>O <text:s text:c="2"/>LEU B <text:s/>30 <text:s text:c="5"/>48.911 <text:s/>30.770 <text:s/>21.032 <text:s/>1.00 31.64 <text:s text:c="10"/>O <text:s/></text:p>
      <text:p text:style-name="Preformatted_20_Text">ATOM <text:s text:c="3"/>943 <text:s/>CB <text:s/>LEU B <text:s/>30 <text:s text:c="5"/>48.257 <text:s/>30.205 <text:s/>17.885 <text:s/>1.00 30.94 <text:s text:c="10"/>C <text:s/></text:p>
      <text:p text:style-name="Preformatted_20_Text">ATOM <text:s text:c="3"/>944 <text:s/>CG <text:s/>LEU B <text:s/>30 <text:s text:c="5"/>47.023 <text:s/>30.240 <text:s/>17.003 <text:s/>1.00 29.84 <text:s text:c="10"/>C <text:s/></text:p>
      <text:p text:style-name="Preformatted_20_Text">ATOM <text:s text:c="3"/>945 <text:s/>CD1 LEU B <text:s/>30 <text:s text:c="5"/>47.107 <text:s/>29.156 <text:s/>15.967 <text:s/>1.00 31.78 <text:s text:c="10"/>C <text:s/></text:p>
      <text:p text:style-name="Preformatted_20_Text">ATOM <text:s text:c="3"/>946 <text:s/>CD2 LEU B <text:s/>30 <text:s text:c="5"/>45.717 <text:s/>30.082 <text:s/>17.762 <text:s/>1.00 29.46 <text:s text:c="10"/>C <text:s/></text:p>
      <text:p text:style-name="Preformatted_20_Text">ATOM <text:s text:c="3"/>947 <text:s/>N <text:s text:c="2"/>TYR B <text:s/>31 <text:s text:c="5"/>50.648 <text:s/>31.216 <text:s/>19.718 <text:s/>1.00 31.81 <text:s text:c="10"/>N <text:s/></text:p>
      <text:p text:style-name="Preformatted_20_Text">ATOM <text:s text:c="3"/>948 <text:s/>CA <text:s/>TYR B <text:s/>31 <text:s text:c="5"/>51.650 <text:s/>31.004 <text:s/>20.749 <text:s/>1.00 31.83 <text:s text:c="10"/>C <text:s/></text:p>
      <text:p text:style-name="Preformatted_20_Text">ATOM <text:s text:c="3"/>949 <text:s/>C <text:s text:c="2"/>TYR B <text:s/>31 <text:s text:c="5"/>51.512 <text:s/>32.077 <text:s/>21.876 <text:s/>1.00 31.30 <text:s text:c="10"/>C <text:s/></text:p>
      <text:p text:style-name="Preformatted_20_Text">ATOM <text:s text:c="3"/>950 <text:s/>O <text:s text:c="2"/>TYR B <text:s/>31 <text:s text:c="5"/>51.672 <text:s/>31.793 <text:s/>23.101 <text:s/>1.00 30.82 <text:s text:c="10"/>O <text:s/></text:p>
      <text:p text:style-name="Preformatted_20_Text">ATOM <text:s text:c="3"/>951 <text:s/>CB <text:s/>TYR B <text:s/>31 <text:s text:c="5"/>53.073 <text:s/>31.047 <text:s/>20.091 <text:s/>1.00 32.81 <text:s text:c="10"/>C <text:s/></text:p>
      <text:p text:style-name="Preformatted_20_Text">ATOM <text:s text:c="3"/>952 <text:s/>CG <text:s/>TYR B <text:s/>31 <text:s text:c="5"/>54.120 <text:s/>30.578 <text:s/>21.022 <text:s/>1.00 33.94 <text:s text:c="10"/>C <text:s/></text:p>
      <text:p text:style-name="Preformatted_20_Text">ATOM <text:s text:c="3"/>953 <text:s/>CD1 TYR B <text:s/>31 <text:s text:c="5"/>54.437 <text:s/>29.208 <text:s/>21.128 <text:s/>1.00 36.90 <text:s text:c="10"/>C <text:s/></text:p>
      <text:p text:style-name="Preformatted_20_Text">ATOM <text:s text:c="3"/>954 <text:s/>CD2 TYR B <text:s/>31 <text:s text:c="5"/>54.719 <text:s/>31.479 <text:s/>21.909 <text:s/>1.00 37.05 <text:s text:c="10"/>C <text:s/></text:p>
      <text:p text:style-name="Preformatted_20_Text">ATOM <text:s text:c="3"/>955 <text:s/>CE1 TYR B <text:s/>31 <text:s text:c="5"/>55.352 <text:s/>28.766 <text:s/>22.090 <text:s/>1.00 38.67 <text:s text:c="10"/>C <text:s/></text:p>
      <text:p text:style-name="Preformatted_20_Text">ATOM <text:s text:c="3"/>956 <text:s/>CE2 TYR B <text:s/>31 <text:s text:c="5"/>55.643 <text:s/>31.058 <text:s/>22.863 <text:s/>1.00 38.07 <text:s text:c="10"/>C <text:s/></text:p>
      <text:p text:style-name="Preformatted_20_Text">ATOM <text:s text:c="3"/>957 <text:s/>CZ <text:s/>TYR B <text:s/>31 <text:s text:c="5"/>55.961 <text:s/>29.709 <text:s/>22.945 <text:s/>1.00 40.02 <text:s text:c="10"/>C <text:s/></text:p>
      <text:p text:style-name="Preformatted_20_Text">ATOM <text:s text:c="3"/>958 <text:s/>OH <text:s/>TYR B <text:s/>31 <text:s text:c="5"/>56.890 <text:s/>29.334 <text:s/>23.886 <text:s/>1.00 44.67 <text:s text:c="10"/>O <text:s/></text:p>
      <text:p text:style-name="Preformatted_20_Text">ATOM <text:s text:c="3"/>959 <text:s/>N <text:s text:c="2"/>ALA B <text:s/>32 <text:s text:c="5"/>51.231 <text:s/>33.308 <text:s/>21.467 <text:s/>1.00 30.02 <text:s text:c="10"/>N <text:s/></text:p>
      <text:p text:style-name="Preformatted_20_Text">ATOM <text:s text:c="3"/>960 <text:s/>CA <text:s/>ALA B <text:s/>32 <text:s text:c="5"/>51.057 <text:s/>34.400 <text:s/>22.414 <text:s/>1.00 29.61 <text:s text:c="10"/>C <text:s/></text:p>
      <text:p text:style-name="Preformatted_20_Text">ATOM <text:s text:c="3"/>961 <text:s/>C <text:s text:c="2"/>ALA B <text:s/>32 <text:s text:c="5"/>50.016 <text:s/>34.055 <text:s/>23.462 <text:s/>1.00 29.46 <text:s text:c="10"/>C <text:s/></text:p>
      <text:p text:style-name="Preformatted_20_Text">ATOM <text:s text:c="3"/>962 <text:s/>O <text:s text:c="2"/>ALA B <text:s/>32 <text:s text:c="5"/>50.259 <text:s/>34.281 <text:s/>24.643 <text:s/>1.00 28.61 <text:s text:c="10"/>O <text:s/></text:p>
      <text:p text:style-name="Preformatted_20_Text">ATOM <text:s text:c="3"/>963 <text:s/>CB <text:s/>ALA B <text:s/>32 <text:s text:c="5"/>50.655 <text:s/>35.677 <text:s/>21.708 <text:s/>1.00 29.36 <text:s text:c="10"/>C <text:s/></text:p>
      <text:p text:style-name="Preformatted_20_Text">ATOM <text:s text:c="3"/>964 <text:s/>N <text:s text:c="2"/>ILE B <text:s/>33 <text:s text:c="5"/>48.869 <text:s/>33.507 <text:s/>23.026 <text:s/>1.00 29.48 <text:s text:c="10"/>N <text:s/></text:p>
      <text:p text:style-name="Preformatted_20_Text">ATOM <text:s text:c="3"/>965 <text:s/>CA <text:s/>ILE B <text:s/>33 <text:s text:c="5"/>47.768 <text:s/>33.236 <text:s/>23.948 <text:s/>1.00 30.10 <text:s text:c="10"/>C <text:s/></text:p>
      <text:p text:style-name="Preformatted_20_Text">ATOM <text:s text:c="3"/>966 <text:s/>C <text:s text:c="2"/>ILE B <text:s/>33 <text:s text:c="5"/>47.764 <text:s/>31.873 <text:s/>24.648 <text:s/>1.00 29.44 <text:s text:c="10"/>C <text:s/></text:p>
      <text:p text:style-name="Preformatted_20_Text">ATOM <text:s text:c="3"/>967 <text:s/>O <text:s text:c="2"/>ILE B <text:s/>33 <text:s text:c="5"/>47.150 <text:s/>31.757 <text:s/>25.701 <text:s/>1.00 30.60 <text:s text:c="10"/>O <text:s/></text:p>
      <text:p text:style-name="Preformatted_20_Text">ATOM <text:s text:c="3"/>968 <text:s/>CB <text:s/>ILE B <text:s/>33 <text:s text:c="5"/>46.368 <text:s/>33.482 <text:s/>23.295 <text:s/>1.00 30.26 <text:s text:c="10"/>C <text:s/></text:p>
      <text:p text:style-name="Preformatted_20_Text">ATOM <text:s text:c="3"/>969 <text:s/>CG1 ILE B <text:s/>33 <text:s text:c="5"/>46.122 <text:s/>32.533 <text:s/>22.132 <text:s/>1.00 31.65 <text:s text:c="10"/>C <text:s/></text:p>
      <text:p text:style-name="Preformatted_20_Text">ATOM <text:s text:c="3"/>970 <text:s/>CG2 ILE B <text:s/>33 <text:s text:c="5"/>46.233 <text:s/>34.940 <text:s/>22.892 <text:s/>1.00 31.74 <text:s text:c="10"/>C <text:s/></text:p>
      <text:p text:style-name="Preformatted_20_Text">ATOM <text:s text:c="3"/>971 <text:s/>CD1 ILE B <text:s/>33 <text:s text:c="5"/>44.695 <text:s/>32.555 <text:s/>21.604 <text:s/>1.00 33.01 <text:s text:c="10"/>C <text:s/></text:p>
      <text:p text:style-name="Preformatted_20_Text">ATOM <text:s text:c="3"/>972 <text:s/>N <text:s text:c="2"/>PHE B <text:s/>34 <text:s text:c="5"/>48.392 <text:s/>30.861 <text:s/>24.057 <text:s/>1.00 28.82 <text:s text:c="10"/>N <text:s/></text:p>
      <text:p text:style-name="Preformatted_20_Text">ATOM <text:s text:c="3"/>973 <text:s/>CA <text:s/>PHE B <text:s/>34 <text:s text:c="5"/>48.380 <text:s/>29.496 <text:s/>24.566 <text:s/>1.00 28.22 <text:s text:c="10"/>C <text:s/></text:p>
      <text:p text:style-name="Preformatted_20_Text">ATOM <text:s text:c="3"/>974 <text:s/>C <text:s text:c="2"/>PHE B <text:s/>34 <text:s text:c="5"/>49.613 <text:s/>29.093 <text:s/>25.372 <text:s/>1.00 28.89 <text:s text:c="10"/>C <text:s/></text:p>
      <text:p text:style-name="Preformatted_20_Text">ATOM <text:s text:c="3"/>975 <text:s/>O <text:s text:c="2"/>PHE B <text:s/>34 <text:s text:c="5"/>49.552 <text:s/>28.125 <text:s/>26.122 <text:s/>1.00 29.36 <text:s text:c="10"/>O <text:s/></text:p>
      <text:p text:style-name="Preformatted_20_Text">ATOM <text:s text:c="3"/>976 <text:s/>CB <text:s/>PHE B <text:s/>34 <text:s text:c="5"/>48.194 <text:s/>28.533 <text:s/>23.425 <text:s/>1.00 28.12 <text:s text:c="10"/>C <text:s/></text:p>
      <text:p text:style-name="Preformatted_20_Text">ATOM <text:s text:c="3"/>977 <text:s/>CG <text:s/>PHE B <text:s/>34 <text:s text:c="5"/>46.768 <text:s/>28.415 <text:s/>22.985 <text:s/>1.00 28.17 <text:s text:c="10"/>C <text:s/></text:p>
      <text:p text:style-name="Preformatted_20_Text">ATOM <text:s text:c="3"/>978 <text:s/>CD1 PHE B <text:s/>34 <text:s text:c="5"/>46.361 <text:s/>28.902 <text:s/>21.769 <text:s/>1.00 28.40 <text:s text:c="10"/>C <text:s/></text:p>
      <text:p text:style-name="Preformatted_20_Text">ATOM <text:s text:c="3"/>979 <text:s/>CD2 PHE B <text:s/>34 <text:s text:c="5"/>45.826 <text:s/>27.816 <text:s/>23.806 <text:s/>1.00 28.17 <text:s text:c="10"/>C <text:s/></text:p>
      <text:p text:style-name="Preformatted_20_Text">ATOM <text:s text:c="3"/>980 <text:s/>CE1 PHE B <text:s/>34 <text:s text:c="5"/>45.046 <text:s/>28.782 <text:s/>21.359 <text:s/>1.00 28.51 <text:s text:c="10"/>C <text:s/></text:p>
      <text:p text:style-name="Preformatted_20_Text">ATOM <text:s text:c="3"/>981 <text:s/>CE2 PHE B <text:s/>34 <text:s text:c="5"/>44.513 <text:s/>27.717 <text:s/>23.414 <text:s/>1.00 29.18 <text:s text:c="10"/>C <text:s/></text:p>
      <text:p text:style-name="Preformatted_20_Text">ATOM <text:s text:c="3"/>982 <text:s/>CZ <text:s/>PHE B <text:s/>34 <text:s text:c="5"/>44.125 <text:s/>28.189 <text:s/>22.166 <text:s/>1.00 28.43 <text:s text:c="10"/>C <text:s/></text:p>
      <text:p text:style-name="Preformatted_20_Text">ATOM <text:s text:c="3"/>983 <text:s/>N <text:s text:c="2"/>SER B <text:s/>35 <text:s text:c="5"/>50.709 <text:s/>29.846 <text:s/>25.268 <text:s/>1.00 29.29 <text:s text:c="10"/>N <text:s/></text:p>
      <text:p text:style-name="Preformatted_20_Text">ATOM <text:s text:c="3"/>984 <text:s/>CA <text:s/>SER B <text:s/>35 <text:s text:c="5"/>51.942 <text:s/>29.490 <text:s/>25.955 <text:s/>1.00 29.91 <text:s text:c="10"/>C <text:s/></text:p>
      <text:p text:style-name="Preformatted_20_Text">ATOM <text:s text:c="3"/>985 <text:s/>C <text:s text:c="2"/>SER B <text:s/>35 <text:s text:c="5"/>51.784 <text:s/>29.551 <text:s/>27.446 <text:s/>1.00 30.28 <text:s text:c="10"/>C <text:s/></text:p>
      <text:p text:style-name="Preformatted_20_Text">ATOM <text:s text:c="3"/>986 <text:s/>O <text:s text:c="2"/>SER B <text:s/>35 <text:s text:c="5"/>52.595 <text:s/>28.950 <text:s/>28.167 <text:s/>1.00 30.61 <text:s text:c="10"/>O <text:s/></text:p>
      <text:p text:style-name="Preformatted_20_Text">ATOM <text:s text:c="3"/>987 <text:s/>CB <text:s/>SER B <text:s/>35 <text:s text:c="5"/>53.115 <text:s/>30.400 <text:s/>25.557 <text:s/>1.00 30.07 <text:s text:c="10"/>C <text:s/></text:p>
      <text:p text:style-name="Preformatted_20_Text">ATOM <text:s text:c="3"/>988 <text:s/>OG <text:s/>SER B <text:s/>35 <text:s text:c="5"/>52.771 <text:s/>31.767 <text:s/>25.615 <text:s/>1.00 33.63 <text:s text:c="10"/>O <text:s/></text:p>
      <text:p text:style-name="Preformatted_20_Text">ATOM <text:s text:c="3"/>989 <text:s/>N <text:s text:c="2"/>GLN B <text:s/>36 <text:s text:c="5"/>50.753 <text:s/>30.260 <text:s/>27.923 <text:s/>1.00 30.22 <text:s text:c="10"/>N <text:s/></text:p>
      <text:p text:style-name="Preformatted_20_Text">ATOM <text:s text:c="3"/>990 <text:s/>CA <text:s/>GLN B <text:s/>36 <text:s text:c="5"/>50.513 <text:s/>30.442 <text:s/>29.371 <text:s/>1.00 29.95 <text:s text:c="10"/>C <text:s/></text:p>
      <text:p text:style-name="Preformatted_20_Text">ATOM <text:s text:c="3"/>991 <text:s/>C <text:s text:c="2"/>GLN B <text:s/>36 <text:s text:c="5"/>50.109 <text:s/>29.121 <text:s/>30.043 <text:s/>1.00 30.09 <text:s text:c="10"/>C <text:s/></text:p>
      <text:p text:style-name="Preformatted_20_Text">ATOM <text:s text:c="3"/>992 <text:s/>O <text:s text:c="2"/>GLN B <text:s/>36 <text:s text:c="5"/>50.211 <text:s/>28.996 <text:s/>31.238 <text:s/>1.00 30.51 <text:s text:c="10"/>O <text:s/></text:p>
      <text:p text:style-name="Preformatted_20_Text">ATOM <text:s text:c="3"/>993 <text:s/>CB <text:s/>GLN B <text:s/>36 <text:s text:c="5"/>49.405 <text:s/>31.486 <text:s/>29.637 <text:s/>1.00 29.61 <text:s text:c="10"/>C <text:s/></text:p>
      <text:p text:style-name="Preformatted_20_Text">ATOM <text:s text:c="3"/>994 <text:s/>CG <text:s/>GLN B <text:s/>36 <text:s text:c="5"/>48.123 <text:s/>31.189 <text:s/>28.899 <text:s/>1.00 28.87 <text:s text:c="10"/>C <text:s/></text:p>
      <text:p text:style-name="Preformatted_20_Text">ATOM <text:s text:c="3"/>995 <text:s/>CD <text:s/>GLN B <text:s/>36 <text:s text:c="5"/>46.908 <text:s/>32.014 <text:s/>29.336 <text:s/>1.00 29.15 <text:s text:c="10"/>C <text:s/></text:p>
      <text:p text:style-name="Preformatted_20_Text">ATOM <text:s text:c="3"/>996 <text:s/>OE1 GLN B <text:s/>36 <text:s text:c="5"/>46.636 <text:s/>32.137 <text:s/>30.497 <text:s/>1.00 30.01 <text:s text:c="10"/>O <text:s/></text:p>
      <text:p text:style-name="Preformatted_20_Text">ATOM <text:s text:c="3"/>997 <text:s/>NE2 GLN B <text:s/>36 <text:s text:c="5"/>46.146 <text:s/>32.495 <text:s/>28.378 <text:s/>1.00 26.07 <text:s text:c="10"/>N <text:s/></text:p>
      <text:p text:style-name="Preformatted_20_Text">ATOM <text:s text:c="3"/>998 <text:s/>N <text:s text:c="2"/>PHE B <text:s/>37 <text:s text:c="5"/>49.612 <text:s/>28.170 <text:s/>29.263 <text:s/>1.00 30.29 <text:s text:c="10"/>N <text:s/></text:p>
      <text:p text:style-name="Preformatted_20_Text"><text:soft-page-break/>ATOM <text:s text:c="3"/>999 <text:s/>CA <text:s/>PHE B <text:s/>37 <text:s text:c="5"/>49.134 <text:s/>26.901 <text:s/>29.779 <text:s/>1.00 31.20 <text:s text:c="10"/>C <text:s/></text:p>
      <text:p text:style-name="Preformatted_20_Text">ATOM <text:s text:c="2"/>1000 <text:s/>C <text:s text:c="2"/>PHE B <text:s/>37 <text:s text:c="5"/>50.218 <text:s/>25.842 <text:s/>29.899 <text:s/>1.00 31.16 <text:s text:c="10"/>C <text:s/></text:p>
      <text:p text:style-name="Preformatted_20_Text">ATOM <text:s text:c="2"/>1001 <text:s/>O <text:s text:c="2"/>PHE B <text:s/>37 <text:s text:c="5"/>49.993 <text:s/>24.829 <text:s/>30.551 <text:s/>1.00 30.82 <text:s text:c="10"/>O <text:s/></text:p>
      <text:p text:style-name="Preformatted_20_Text">ATOM <text:s text:c="2"/>1002 <text:s/>CB <text:s/>PHE B <text:s/>37 <text:s text:c="5"/>47.960 <text:s/>26.367 <text:s/>28.941 <text:s/>1.00 30.45 <text:s text:c="10"/>C <text:s/></text:p>
      <text:p text:style-name="Preformatted_20_Text">ATOM <text:s text:c="2"/>1003 <text:s/>CG <text:s/>PHE B <text:s/>37 <text:s text:c="5"/>46.825 <text:s/>27.325 <text:s/>28.881 <text:s/>1.00 31.84 <text:s text:c="10"/>C <text:s/></text:p>
      <text:p text:style-name="Preformatted_20_Text">ATOM <text:s text:c="2"/>1004 <text:s/>CD1 PHE B <text:s/>37 <text:s text:c="5"/>46.599 <text:s/>28.078 <text:s/>27.741 <text:s/>1.00 30.50 <text:s text:c="10"/>C <text:s/></text:p>
      <text:p text:style-name="Preformatted_20_Text">ATOM <text:s text:c="2"/>1005 <text:s/>CD2 PHE B <text:s/>37 <text:s text:c="5"/>46.054 <text:s/>27.568 <text:s/>30.007 <text:s/>1.00 32.84 <text:s text:c="10"/>C <text:s/></text:p>
      <text:p text:style-name="Preformatted_20_Text">ATOM <text:s text:c="2"/>1006 <text:s/>CE1 PHE B <text:s/>37 <text:s text:c="5"/>45.618 <text:s/>28.995 <text:s/>27.704 <text:s/>1.00 30.80 <text:s text:c="10"/>C <text:s/></text:p>
      <text:p text:style-name="Preformatted_20_Text">ATOM <text:s text:c="2"/>1007 <text:s/>CE2 PHE B <text:s/>37 <text:s text:c="5"/>45.039 <text:s/>28.498 <text:s/>29.962 <text:s/>1.00 32.77 <text:s text:c="10"/>C <text:s/></text:p>
      <text:p text:style-name="Preformatted_20_Text">ATOM <text:s text:c="2"/>1008 <text:s/>CZ <text:s/>PHE B <text:s/>37 <text:s text:c="5"/>44.822 <text:s/>29.209 <text:s/>28.797 <text:s/>1.00 32.56 <text:s text:c="10"/>C <text:s/></text:p>
      <text:p text:style-name="Preformatted_20_Text">ATOM <text:s text:c="2"/>1009 <text:s/>N <text:s text:c="2"/>GLY B <text:s/>38 <text:s text:c="5"/>51.368 <text:s/>26.079 <text:s/>29.281 <text:s/>1.00 32.41 <text:s text:c="10"/>N <text:s/></text:p>
      <text:p text:style-name="Preformatted_20_Text">ATOM <text:s text:c="2"/>1010 <text:s/>CA <text:s/>GLY B <text:s/>38 <text:s text:c="5"/>52.515 <text:s/>25.179 <text:s/>29.415 <text:s/>1.00 33.47 <text:s text:c="10"/>C <text:s/></text:p>
      <text:p text:style-name="Preformatted_20_Text">ATOM <text:s text:c="2"/>1011 <text:s/>C <text:s text:c="2"/>GLY B <text:s/>38 <text:s text:c="5"/>53.385 <text:s/>25.060 <text:s/>28.182 <text:s/>1.00 34.36 <text:s text:c="10"/>C <text:s/></text:p>
      <text:p text:style-name="Preformatted_20_Text">ATOM <text:s text:c="2"/>1012 <text:s/>O <text:s text:c="2"/>GLY B <text:s/>38 <text:s text:c="5"/>53.237 <text:s/>25.828 <text:s/>27.256 <text:s/>1.00 35.02 <text:s text:c="10"/>O <text:s/></text:p>
      <text:p text:style-name="Preformatted_20_Text">ATOM <text:s text:c="2"/>1013 <text:s/>N <text:s text:c="2"/>GLN B <text:s/>39 <text:s text:c="5"/>54.287 <text:s/>24.079 <text:s/>28.175 <text:s/>1.00 36.15 <text:s text:c="10"/>N <text:s/></text:p>
      <text:p text:style-name="Preformatted_20_Text">ATOM <text:s text:c="2"/>1014 <text:s/>CA <text:s/>GLN B <text:s/>39 <text:s text:c="5"/>55.236 <text:s/>23.906 <text:s/>27.085 <text:s/>1.00 37.08 <text:s text:c="10"/>C <text:s/></text:p>
      <text:p text:style-name="Preformatted_20_Text">ATOM <text:s text:c="2"/>1015 <text:s/>C <text:s text:c="2"/>GLN B <text:s/>39 <text:s text:c="5"/>54.513 <text:s/>23.502 <text:s/>25.836 <text:s/>1.00 36.17 <text:s text:c="10"/>C <text:s/></text:p>
      <text:p text:style-name="Preformatted_20_Text">ATOM <text:s text:c="2"/>1016 <text:s/>O <text:s text:c="2"/>GLN B <text:s/>39 <text:s text:c="5"/>53.736 <text:s/>22.565 <text:s/>25.835 <text:s/>1.00 35.23 <text:s text:c="10"/>O <text:s/></text:p>
      <text:p text:style-name="Preformatted_20_Text">ATOM <text:s text:c="2"/>1017 <text:s/>CB <text:s/>GLN B <text:s/>39 <text:s text:c="5"/>56.294 <text:s/>22.848 <text:s/>27.410 <text:s/>1.00 38.71 <text:s text:c="10"/>C <text:s/></text:p>
      <text:p text:style-name="Preformatted_20_Text">ATOM <text:s text:c="2"/>1018 <text:s/>CG <text:s/>GLN B <text:s/>39 <text:s text:c="5"/>57.471 <text:s/>22.821 <text:s/>26.385 <text:s/>1.00 43.34 <text:s text:c="10"/>C <text:s/></text:p>
      <text:p text:style-name="Preformatted_20_Text">ATOM <text:s text:c="2"/>1019 <text:s/>CD <text:s/>GLN B <text:s/>39 <text:s text:c="5"/>58.638 <text:s/>21.901 <text:s/>26.807 <text:s/>1.00 50.87 <text:s text:c="10"/>C <text:s/></text:p>
      <text:p text:style-name="Preformatted_20_Text">ATOM <text:s text:c="2"/>1020 <text:s/>OE1 GLN B <text:s/>39 <text:s text:c="5"/>58.929 <text:s/>21.725 <text:s/>28.013 <text:s/>1.00 55.33 <text:s text:c="10"/>O <text:s/></text:p>
      <text:p text:style-name="Preformatted_20_Text">ATOM <text:s text:c="2"/>1021 <text:s/>NE2 GLN B <text:s/>39 <text:s text:c="5"/>59.311 <text:s/>21.322 <text:s/>25.811 <text:s/>1.00 53.64 <text:s text:c="10"/>N <text:s/></text:p>
      <text:p text:style-name="Preformatted_20_Text">ATOM <text:s text:c="2"/>1022 <text:s/>N <text:s text:c="2"/>ILE B <text:s/>40 <text:s text:c="5"/>54.763 <text:s/>24.245 <text:s/>24.776 <text:s/>1.00 36.43 <text:s text:c="10"/>N <text:s/></text:p>
      <text:p text:style-name="Preformatted_20_Text">ATOM <text:s text:c="2"/>1023 <text:s/>CA <text:s/>ILE B <text:s/>40 <text:s text:c="5"/>54.248 <text:s/>23.897 <text:s/>23.466 <text:s/>1.00 36.97 <text:s text:c="10"/>C <text:s/></text:p>
      <text:p text:style-name="Preformatted_20_Text">ATOM <text:s text:c="2"/>1024 <text:s/>C <text:s text:c="2"/>ILE B <text:s/>40 <text:s text:c="5"/>55.387 <text:s/>23.261 <text:s/>22.654 <text:s/>1.00 37.13 <text:s text:c="10"/>C <text:s/></text:p>
      <text:p text:style-name="Preformatted_20_Text">ATOM <text:s text:c="2"/>1025 <text:s/>O <text:s text:c="2"/>ILE B <text:s/>40 <text:s text:c="5"/>56.481 <text:s/>23.833 <text:s/>22.556 <text:s/>1.00 36.89 <text:s text:c="10"/>O <text:s/></text:p>
      <text:p text:style-name="Preformatted_20_Text">ATOM <text:s text:c="2"/>1026 <text:s/>CB <text:s/>ILE B <text:s/>40 <text:s text:c="5"/>53.650 <text:s/>25.122 <text:s/>22.748 <text:s/>1.00 36.51 <text:s text:c="10"/>C <text:s/></text:p>
      <text:p text:style-name="Preformatted_20_Text">ATOM <text:s text:c="2"/>1027 <text:s/>CG1 ILE B <text:s/>40 <text:s text:c="5"/>52.478 <text:s/>25.691 <text:s/>23.565 <text:s/>1.00 37.07 <text:s text:c="10"/>C <text:s/></text:p>
      <text:p text:style-name="Preformatted_20_Text">ATOM <text:s text:c="2"/>1028 <text:s/>CG2 ILE B <text:s/>40 <text:s text:c="5"/>53.163 <text:s/>24.692 <text:s/>21.397 <text:s/>1.00 36.52 <text:s text:c="10"/>C <text:s/></text:p>
      <text:p text:style-name="Preformatted_20_Text">ATOM <text:s text:c="2"/>1029 <text:s/>CD1 ILE B <text:s/>40 <text:s text:c="5"/>51.767 <text:s/>26.933 <text:s/>22.987 <text:s/>1.00 35.57 <text:s text:c="10"/>C <text:s/></text:p>
      <text:p text:style-name="Preformatted_20_Text">ATOM <text:s text:c="2"/>1030 <text:s/>N <text:s text:c="2"/>LEU B <text:s/>41 <text:s text:c="5"/>55.106 <text:s/>22.067 <text:s/>22.129 <text:s/>1.00 37.59 <text:s text:c="10"/>N <text:s/></text:p>
      <text:p text:style-name="Preformatted_20_Text">ATOM <text:s text:c="2"/>1031 <text:s/>CA <text:s/>LEU B <text:s/>41 <text:s text:c="5"/>56.012 <text:s/>21.312 <text:s/>21.261 <text:s/>1.00 38.20 <text:s text:c="10"/>C <text:s/></text:p>
      <text:p text:style-name="Preformatted_20_Text">ATOM <text:s text:c="2"/>1032 <text:s/>C <text:s text:c="2"/>LEU B <text:s/>41 <text:s text:c="5"/>56.023 <text:s/>21.914 <text:s/>19.869 <text:s/>1.00 38.54 <text:s text:c="10"/>C <text:s/></text:p>
      <text:p text:style-name="Preformatted_20_Text">ATOM <text:s text:c="2"/>1033 <text:s/>O <text:s text:c="2"/>LEU B <text:s/>41 <text:s text:c="5"/>57.068 <text:s/>22.211 <text:s/>19.333 <text:s/>1.00 39.78 <text:s text:c="10"/>O <text:s/></text:p>
      <text:p text:style-name="Preformatted_20_Text">ATOM <text:s text:c="2"/>1034 <text:s/>CB <text:s/>LEU B <text:s/>41 <text:s text:c="5"/>55.593 <text:s/>19.833 <text:s/>21.188 <text:s/>1.00 38.06 <text:s text:c="10"/>C <text:s/></text:p>
      <text:p text:style-name="Preformatted_20_Text">ATOM <text:s text:c="2"/>1035 <text:s/>CG <text:s/>LEU B <text:s/>41 <text:s text:c="5"/>55.694 <text:s/>19.008 <text:s/>22.481 <text:s/>1.00 39.03 <text:s text:c="10"/>C <text:s/></text:p>
      <text:p text:style-name="Preformatted_20_Text">ATOM <text:s text:c="2"/>1036 <text:s/>CD1 LEU B <text:s/>41 <text:s text:c="5"/>55.271 <text:s/>17.579 <text:s/>22.250 <text:s/>1.00 39.84 <text:s text:c="10"/>C <text:s/></text:p>
      <text:p text:style-name="Preformatted_20_Text">ATOM <text:s text:c="2"/>1037 <text:s/>CD2 LEU B <text:s/>41 <text:s text:c="5"/>57.082 <text:s/>19.025 <text:s/>23.063 <text:s/>1.00 38.87 <text:s text:c="10"/>C <text:s/></text:p>
      <text:p text:style-name="Preformatted_20_Text">ATOM <text:s text:c="2"/>1038 <text:s/>N <text:s text:c="2"/>ASP B <text:s/>42 <text:s text:c="5"/>54.858 <text:s/>22.105 <text:s/>19.284 <text:s/>1.00 38.35 <text:s text:c="10"/>N <text:s/></text:p>
      <text:p text:style-name="Preformatted_20_Text">ATOM <text:s text:c="2"/>1039 <text:s/>CA <text:s/>ASP B <text:s/>42 <text:s text:c="5"/>54.768 <text:s/>22.847 <text:s/>18.042 <text:s/>1.00 38.52 <text:s text:c="10"/>C <text:s/></text:p>
      <text:p text:style-name="Preformatted_20_Text">ATOM <text:s text:c="2"/>1040 <text:s/>C <text:s text:c="2"/>ASP B <text:s/>42 <text:s text:c="5"/>53.344 <text:s/>23.312 <text:s/>17.820 <text:s/>1.00 37.86 <text:s text:c="10"/>C <text:s/></text:p>
      <text:p text:style-name="Preformatted_20_Text">ATOM <text:s text:c="2"/>1041 <text:s/>O <text:s text:c="2"/>ASP B <text:s/>42 <text:s text:c="5"/>52.430 <text:s/>22.804 <text:s/>18.443 <text:s/>1.00 36.50 <text:s text:c="10"/>O <text:s/></text:p>
      <text:p text:style-name="Preformatted_20_Text">ATOM <text:s text:c="2"/>1042 <text:s/>CB <text:s/>ASP B <text:s/>42 <text:s text:c="5"/>55.230 <text:s/>21.971 <text:s/>16.849 <text:s/>1.00 39.00 <text:s text:c="10"/>C <text:s/></text:p>
      <text:p text:style-name="Preformatted_20_Text">ATOM <text:s text:c="2"/>1043 <text:s/>CG <text:s/>ASP B <text:s/>42 <text:s text:c="5"/>55.756 <text:s/>22.806 <text:s/>15.645 <text:s/>1.00 39.30 <text:s text:c="10"/>C <text:s/></text:p>
      <text:p text:style-name="Preformatted_20_Text">ATOM <text:s text:c="2"/>1044 <text:s/>OD1 ASP B <text:s/>42 <text:s text:c="5"/>55.810 <text:s/>24.057 <text:s/>15.725 <text:s/>1.00 39.92 <text:s text:c="10"/>O <text:s/></text:p>
      <text:p text:style-name="Preformatted_20_Text">ATOM <text:s text:c="2"/>1045 <text:s/>OD2 ASP B <text:s/>42 <text:s text:c="5"/>56.148 <text:s/>22.278 <text:s/>14.585 <text:s/>1.00 39.33 <text:s text:c="10"/>O <text:s/></text:p>
      <text:p text:style-name="Preformatted_20_Text">ATOM <text:s text:c="2"/>1046 <text:s/>N <text:s text:c="2"/>ILE B <text:s/>43 <text:s text:c="5"/>53.184 <text:s/>24.287 <text:s/>16.935 <text:s/>1.00 38.70 <text:s text:c="10"/>N <text:s/></text:p>
      <text:p text:style-name="Preformatted_20_Text">ATOM <text:s text:c="2"/>1047 <text:s/>CA <text:s/>ILE B <text:s/>43 <text:s text:c="5"/>51.866 <text:s/>24.707 <text:s/>16.469 <text:s/>1.00 40.77 <text:s text:c="10"/>C <text:s/></text:p>
      <text:p text:style-name="Preformatted_20_Text">ATOM <text:s text:c="2"/>1048 <text:s/>C <text:s text:c="2"/>ILE B <text:s/>43 <text:s text:c="5"/>51.805 <text:s/>24.481 <text:s/>14.979 <text:s/>1.00 42.89 <text:s text:c="10"/>C <text:s/></text:p>
      <text:p text:style-name="Preformatted_20_Text">ATOM <text:s text:c="2"/>1049 <text:s/>O <text:s text:c="2"/>ILE B <text:s/>43 <text:s text:c="5"/>52.597 <text:s/>25.030 <text:s/>14.216 <text:s/>1.00 43.65 <text:s text:c="10"/>O <text:s/></text:p>
      <text:p text:style-name="Preformatted_20_Text">ATOM <text:s text:c="2"/>1050 <text:s/>CB <text:s/>ILE B <text:s/>43 <text:s text:c="5"/>51.548 <text:s/>26.215 <text:s/>16.812 <text:s/>1.00 40.00 <text:s text:c="10"/>C <text:s/></text:p>
      <text:p text:style-name="Preformatted_20_Text">ATOM <text:s text:c="2"/>1051 <text:s/>CG1 ILE B <text:s/>43 <text:s text:c="5"/>51.429 <text:s/>26.396 <text:s/>18.321 <text:s/>1.00 39.69 <text:s text:c="10"/>C <text:s/></text:p>
      <text:p text:style-name="Preformatted_20_Text">ATOM <text:s text:c="2"/>1052 <text:s/>CG2 ILE B <text:s/>43 <text:s text:c="5"/>50.270 <text:s/>26.657 <text:s/>16.136 <text:s/>1.00 38.85 <text:s text:c="10"/>C <text:s/></text:p>
      <text:p text:style-name="Preformatted_20_Text">ATOM <text:s text:c="2"/>1053 <text:s/>CD1 ILE B <text:s/>43 <text:s text:c="5"/>51.593 <text:s/>27.777 <text:s/>18.783 <text:s/>1.00 40.34 <text:s text:c="10"/>C <text:s/></text:p>
      <text:p text:style-name="Preformatted_20_Text">ATOM <text:s text:c="2"/>1054 <text:s/>N <text:s text:c="2"/>LEU B <text:s/>44 <text:s text:c="5"/>50.845 <text:s/>23.685 <text:s/>14.580 <text:s/>1.00 45.66 <text:s text:c="10"/>N <text:s/></text:p>
      <text:p text:style-name="Preformatted_20_Text">ATOM <text:s text:c="2"/>1055 <text:s/>CA <text:s/>LEU B <text:s/>44 <text:s text:c="5"/>50.684 <text:s/>23.321 <text:s/>13.221 <text:s/>1.00 48.91 <text:s text:c="10"/>C <text:s/></text:p>
      <text:p text:style-name="Preformatted_20_Text">ATOM <text:s text:c="2"/>1056 <text:s/>C <text:s text:c="2"/>LEU B <text:s/>44 <text:s text:c="5"/>49.487 <text:s/>24.016 <text:s/>12.607 <text:s/>1.00 51.66 <text:s text:c="10"/>C <text:s/></text:p>
      <text:p text:style-name="Preformatted_20_Text">ATOM <text:s text:c="2"/>1057 <text:s/>O <text:s text:c="2"/>LEU B <text:s/>44 <text:s text:c="5"/>48.345 <text:s/>23.577 <text:s/>12.719 <text:s/>1.00 51.43 <text:s text:c="10"/>O <text:s/></text:p>
      <text:p text:style-name="Preformatted_20_Text"><text:soft-page-break/>ATOM <text:s text:c="2"/>1058 <text:s/>CB <text:s/>LEU B <text:s/>44 <text:s text:c="5"/>50.511 <text:s/>21.824 <text:s/>13.150 <text:s/>1.00 49.23 <text:s text:c="10"/>C <text:s/></text:p>
      <text:p text:style-name="Preformatted_20_Text">ATOM <text:s text:c="2"/>1059 <text:s/>CG <text:s/>LEU B <text:s/>44 <text:s text:c="5"/>50.670 <text:s/>21.234 <text:s/>11.777 <text:s/>1.00 51.36 <text:s text:c="10"/>C <text:s/></text:p>
      <text:p text:style-name="Preformatted_20_Text">ATOM <text:s text:c="2"/>1060 <text:s/>CD1 LEU B <text:s/>44 <text:s text:c="5"/>52.108 <text:s/>21.297 <text:s/>11.350 <text:s/>1.00 53.50 <text:s text:c="10"/>C <text:s/></text:p>
      <text:p text:style-name="Preformatted_20_Text">ATOM <text:s text:c="2"/>1061 <text:s/>CD2 LEU B <text:s/>44 <text:s text:c="5"/>50.212 <text:s/>19.811 <text:s/>11.854 <text:s/>1.00 53.93 <text:s text:c="10"/>C <text:s/></text:p>
      <text:p text:style-name="Preformatted_20_Text">ATOM <text:s text:c="2"/>1062 <text:s/>N <text:s text:c="2"/>VAL B <text:s/>45 <text:s text:c="5"/>49.764 <text:s/>25.126 <text:s/>11.964 <text:s/>1.00 55.66 <text:s text:c="10"/>N <text:s/></text:p>
      <text:p text:style-name="Preformatted_20_Text">ATOM <text:s text:c="2"/>1063 <text:s/>CA <text:s/>VAL B <text:s/>45 <text:s text:c="5"/>48.852 <text:s/>25.658 <text:s/>10.974 <text:s/>1.00 59.59 <text:s text:c="10"/>C <text:s/></text:p>
      <text:p text:style-name="Preformatted_20_Text">ATOM <text:s text:c="2"/>1064 <text:s/>C <text:s text:c="2"/>VAL B <text:s/>45 <text:s text:c="5"/>49.722 <text:s/>25.946 <text:s text:c="2"/>9.790 <text:s/>1.00 63.03 <text:s text:c="10"/>C <text:s/></text:p>
      <text:p text:style-name="Preformatted_20_Text">ATOM <text:s text:c="2"/>1065 <text:s/>O <text:s text:c="2"/>VAL B <text:s/>45 <text:s text:c="5"/>50.675 <text:s/>26.750 <text:s text:c="2"/>9.886 <text:s/>1.00 64.61 <text:s text:c="10"/>O <text:s/></text:p>
      <text:p text:style-name="Preformatted_20_Text">ATOM <text:s text:c="2"/>1066 <text:s/>CB <text:s/>VAL B <text:s/>45 <text:s text:c="5"/>48.139 <text:s/>26.931 <text:s/>11.406 <text:s/>1.00 59.68 <text:s text:c="10"/>C <text:s/></text:p>
      <text:p text:style-name="Preformatted_20_Text">ATOM <text:s text:c="2"/>1067 <text:s/>CG1 VAL B <text:s/>45 <text:s text:c="5"/>49.115 <text:s/>27.977 <text:s/>11.941 <text:s/>1.00 59.45 <text:s text:c="10"/>C <text:s/></text:p>
      <text:p text:style-name="Preformatted_20_Text">ATOM <text:s text:c="2"/>1068 <text:s/>CG2 VAL B <text:s/>45 <text:s text:c="5"/>47.296 <text:s/>27.454 <text:s/>10.232 <text:s/>1.00 60.58 <text:s text:c="10"/>C <text:s/></text:p>
      <text:p text:style-name="Preformatted_20_Text">ATOM <text:s text:c="2"/>1069 <text:s/>N <text:s text:c="2"/>SER B <text:s/>46 <text:s text:c="5"/>49.422 <text:s/>25.265 <text:s text:c="2"/>8.691 <text:s/>1.00 66.19 <text:s text:c="10"/>N <text:s/></text:p>
      <text:p text:style-name="Preformatted_20_Text">ATOM <text:s text:c="2"/>1070 <text:s/>CA <text:s/>SER B <text:s/>46 <text:s text:c="5"/>50.318 <text:s/>25.225 <text:s text:c="2"/>7.530 <text:s/>1.00 68.32 <text:s text:c="10"/>C <text:s/></text:p>
      <text:p text:style-name="Preformatted_20_Text">ATOM <text:s text:c="2"/>1071 <text:s/>C <text:s text:c="2"/>SER B <text:s/>46 <text:s text:c="5"/>49.443 <text:s/>25.081 <text:s text:c="2"/>6.298 <text:s/>1.00 70.79 <text:s text:c="10"/>C <text:s/></text:p>
      <text:p text:style-name="Preformatted_20_Text">ATOM <text:s text:c="2"/>1072 <text:s/>O <text:s text:c="2"/>SER B <text:s/>46 <text:s text:c="5"/>48.479 <text:s/>24.318 <text:s text:c="2"/>6.304 <text:s/>1.00 70.43 <text:s text:c="10"/>O <text:s/></text:p>
      <text:p text:style-name="Preformatted_20_Text">ATOM <text:s text:c="2"/>1073 <text:s/>CB <text:s/>SER B <text:s/>46 <text:s text:c="5"/>51.312 <text:s/>24.048 <text:s text:c="2"/>7.643 <text:s/>1.00 68.36 <text:s text:c="10"/>C <text:s/></text:p>
      <text:p text:style-name="Preformatted_20_Text">ATOM <text:s text:c="2"/>1074 <text:s/>OG <text:s/>SER B <text:s/>46 <text:s text:c="5"/>51.998 <text:s/>23.768 <text:s text:c="2"/>6.420 <text:s/>1.00 66.56 <text:s text:c="10"/>O <text:s/></text:p>
      <text:p text:style-name="Preformatted_20_Text">ATOM <text:s text:c="2"/>1075 <text:s/>N <text:s text:c="2"/>ARG B <text:s/>47 <text:s text:c="5"/>49.768 <text:s/>25.839 <text:s text:c="2"/>5.256 <text:s/>1.00 73.77 <text:s text:c="10"/>N <text:s/></text:p>
      <text:p text:style-name="Preformatted_20_Text">ATOM <text:s text:c="2"/>1076 <text:s/>CA <text:s/>ARG B <text:s/>47 <text:s text:c="5"/>49.007 <text:s/>25.793 <text:s text:c="2"/>4.010 <text:s/>1.00 76.44 <text:s text:c="10"/>C <text:s/></text:p>
      <text:p text:style-name="Preformatted_20_Text">ATOM <text:s text:c="2"/>1077 <text:s/>C <text:s text:c="2"/>ARG B <text:s/>47 <text:s text:c="5"/>48.786 <text:s/>24.344 <text:s text:c="2"/>3.538 <text:s/>1.00 77.33 <text:s text:c="10"/>C <text:s/></text:p>
      <text:p text:style-name="Preformatted_20_Text">ATOM <text:s text:c="2"/>1078 <text:s/>O <text:s text:c="2"/>ARG B <text:s/>47 <text:s text:c="5"/>47.721 <text:s/>24.006 <text:s text:c="2"/>3.015 <text:s/>1.00 77.21 <text:s text:c="10"/>O <text:s/></text:p>
      <text:p text:style-name="Preformatted_20_Text">ATOM <text:s text:c="2"/>1079 <text:s/>CB <text:s/>ARG B <text:s/>47 <text:s text:c="5"/>49.733 <text:s/>26.609 <text:s text:c="2"/>2.934 <text:s/>1.00 77.28 <text:s text:c="10"/>C <text:s/></text:p>
      <text:p text:style-name="Preformatted_20_Text">ATOM <text:s text:c="2"/>1080 <text:s/>CG <text:s/>ARG B <text:s/>47 <text:s text:c="5"/>48.851 <text:s/>27.074 <text:s text:c="2"/>1.777 <text:s/>1.00 81.29 <text:s text:c="10"/>C <text:s/></text:p>
      <text:p text:style-name="Preformatted_20_Text">ATOM <text:s text:c="2"/>1081 <text:s/>CD <text:s/>ARG B <text:s/>47 <text:s text:c="5"/>49.627 <text:s/>27.859 <text:s text:c="2"/>0.701 <text:s/>1.00 86.85 <text:s text:c="10"/>C <text:s/></text:p>
      <text:p text:style-name="Preformatted_20_Text">ATOM <text:s text:c="2"/>1082 <text:s/>NE <text:s/>ARG B <text:s/>47 <text:s text:c="5"/>49.299 <text:s/>27.431 <text:s/>-0.667 <text:s/>1.00 90.94 <text:s text:c="10"/>N <text:s/></text:p>
      <text:p text:style-name="Preformatted_20_Text">ATOM <text:s text:c="2"/>1083 <text:s/>CZ <text:s/>ARG B <text:s/>47 <text:s text:c="5"/>50.195 <text:s/>27.125 <text:s/>-1.620 <text:s/>1.00 94.66 <text:s text:c="10"/>C <text:s/></text:p>
      <text:p text:style-name="Preformatted_20_Text">ATOM <text:s text:c="2"/>1084 <text:s/>NH1 ARG B <text:s/>47 <text:s text:c="5"/>51.515 <text:s/>27.182 <text:s/>-1.384 <text:s/>1.00 95.68 <text:s text:c="10"/>N <text:s/></text:p>
      <text:p text:style-name="Preformatted_20_Text">ATOM <text:s text:c="2"/>1085 <text:s/>NH2 ARG B <text:s/>47 <text:s text:c="5"/>49.765 <text:s/>26.751 <text:s/>-2.830 <text:s/>1.00 95.58 <text:s text:c="10"/>N <text:s/></text:p>
      <text:p text:style-name="Preformatted_20_Text">ATOM <text:s text:c="2"/>1086 <text:s/>N <text:s text:c="2"/>SER B <text:s/>48 <text:s text:c="5"/>49.790 <text:s/>23.492 <text:s text:c="2"/>3.770 <text:s/>1.00 78.74 <text:s text:c="10"/>N <text:s/></text:p>
      <text:p text:style-name="Preformatted_20_Text">ATOM <text:s text:c="2"/>1087 <text:s/>CA <text:s/>SER B <text:s/>48 <text:s text:c="5"/>49.770 <text:s/>22.088 <text:s text:c="2"/>3.330 <text:s/>1.00 79.87 <text:s text:c="10"/>C <text:s/></text:p>
      <text:p text:style-name="Preformatted_20_Text">ATOM <text:s text:c="2"/>1088 <text:s/>C <text:s text:c="2"/>SER B <text:s/>48 <text:s text:c="5"/>48.901 <text:s/>21.146 <text:s text:c="2"/>4.190 <text:s/>1.00 80.74 <text:s text:c="10"/>C <text:s/></text:p>
      <text:p text:style-name="Preformatted_20_Text">ATOM <text:s text:c="2"/>1089 <text:s/>O <text:s text:c="2"/>SER B <text:s/>48 <text:s text:c="5"/>49.145 <text:s/>19.946 <text:s text:c="2"/>4.221 <text:s/>1.00 80.71 <text:s text:c="10"/>O <text:s/></text:p>
      <text:p text:style-name="Preformatted_20_Text">ATOM <text:s text:c="2"/>1090 <text:s/>CB <text:s/>SER B <text:s/>48 <text:s text:c="5"/>51.219 <text:s/>21.541 <text:s text:c="2"/>3.200 <text:s/>1.00 79.86 <text:s text:c="10"/>C <text:s/></text:p>
      <text:p text:style-name="Preformatted_20_Text">ATOM <text:s text:c="2"/>1091 <text:s/>OG <text:s/>SER B <text:s/>48 <text:s text:c="5"/>51.803 <text:s/>21.242 <text:s text:c="2"/>4.446 <text:s/>1.00 79.07 <text:s text:c="10"/>O <text:s/></text:p>
      <text:p text:style-name="Preformatted_20_Text">ATOM <text:s text:c="2"/>1092 <text:s/>N <text:s text:c="2"/>LEU B <text:s/>49 <text:s text:c="5"/>47.882 <text:s/>21.692 <text:s text:c="2"/>4.854 <text:s/>1.00 81.89 <text:s text:c="10"/>N <text:s/></text:p>
      <text:p text:style-name="Preformatted_20_Text">ATOM <text:s text:c="2"/>1093 <text:s/>CA <text:s/>LEU B <text:s/>49 <text:s text:c="5"/>46.953 <text:s/>20.909 <text:s text:c="2"/>5.662 <text:s/>1.00 82.77 <text:s text:c="10"/>C <text:s/></text:p>
      <text:p text:style-name="Preformatted_20_Text">ATOM <text:s text:c="2"/>1094 <text:s/>C <text:s text:c="2"/>LEU B <text:s/>49 <text:s text:c="5"/>45.601 <text:s/>20.732 <text:s text:c="2"/>4.956 <text:s/>1.00 82.94 <text:s text:c="10"/>C <text:s/></text:p>
      <text:p text:style-name="Preformatted_20_Text">ATOM <text:s text:c="2"/>1095 <text:s/>O <text:s text:c="2"/>LEU B <text:s/>49 <text:s text:c="5"/>44.784 <text:s/>19.890 <text:s text:c="2"/>5.368 <text:s/>1.00 82.72 <text:s text:c="10"/>O <text:s/></text:p>
      <text:p text:style-name="Preformatted_20_Text">ATOM <text:s text:c="2"/>1096 <text:s/>CB <text:s/>LEU B <text:s/>49 <text:s text:c="5"/>46.766 <text:s/>21.572 <text:s text:c="2"/>7.053 <text:s/>1.00 83.14 <text:s text:c="10"/>C <text:s/></text:p>
      <text:p text:style-name="Preformatted_20_Text">ATOM <text:s text:c="2"/>1097 <text:s/>CG <text:s/>LEU B <text:s/>49 <text:s text:c="5"/>46.749 <text:s/>20.735 <text:s text:c="2"/>8.363 <text:s/>1.00 84.58 <text:s text:c="10"/>C <text:s/></text:p>
      <text:p text:style-name="Preformatted_20_Text">ATOM <text:s text:c="2"/>1098 <text:s/>CD1 LEU B <text:s/>49 <text:s text:c="5"/>47.059 <text:s/>19.266 <text:s text:c="2"/>8.088 <text:s/>1.00 85.97 <text:s text:c="10"/>C <text:s/></text:p>
      <text:p text:style-name="Preformatted_20_Text">ATOM <text:s text:c="2"/>1099 <text:s/>CD2 LEU B <text:s/>49 <text:s text:c="5"/>47.734 <text:s/>21.245 <text:s text:c="2"/>9.430 <text:s/>1.00 84.88 <text:s text:c="10"/>C <text:s/></text:p>
      <text:p text:style-name="Preformatted_20_Text">ATOM <text:s text:c="2"/>1100 <text:s/>N <text:s text:c="2"/>LYS B <text:s/>50 <text:s text:c="5"/>45.381 <text:s/>21.515 <text:s text:c="2"/>3.894 <text:s/>1.00 83.12 <text:s text:c="10"/>N <text:s/></text:p>
      <text:p text:style-name="Preformatted_20_Text">ATOM <text:s text:c="2"/>1101 <text:s/>CA <text:s/>LYS B <text:s/>50 <text:s text:c="5"/>44.100 <text:s/>21.559 <text:s text:c="2"/>3.196 <text:s/>1.00 83.68 <text:s text:c="10"/>C <text:s/></text:p>
      <text:p text:style-name="Preformatted_20_Text">ATOM <text:s text:c="2"/>1102 <text:s/>C <text:s text:c="2"/>LYS B <text:s/>50 <text:s text:c="5"/>42.977 <text:s/>21.884 <text:s text:c="2"/>4.180 <text:s/>1.00 82.99 <text:s text:c="10"/>C <text:s/></text:p>
      <text:p text:style-name="Preformatted_20_Text">ATOM <text:s text:c="2"/>1103 <text:s/>O <text:s text:c="2"/>LYS B <text:s/>50 <text:s text:c="5"/>41.863 <text:s/>21.377 <text:s text:c="2"/>4.094 <text:s/>1.00 82.96 <text:s text:c="10"/>O <text:s/></text:p>
      <text:p text:style-name="Preformatted_20_Text">ATOM <text:s text:c="2"/>1104 <text:s/>CB <text:s/>LYS B <text:s/>50 <text:s text:c="5"/>43.846 <text:s/>20.261 <text:s text:c="2"/>2.423 <text:s/>1.00 84.30 <text:s text:c="10"/>C <text:s/></text:p>
      <text:p text:style-name="Preformatted_20_Text">ATOM <text:s text:c="2"/>1105 <text:s/>CG <text:s/>LYS B <text:s/>50 <text:s text:c="5"/>44.881 <text:s/>20.020 <text:s text:c="2"/>1.317 <text:s/>1.00 86.67 <text:s text:c="10"/>C <text:s/></text:p>
      <text:p text:style-name="Preformatted_20_Text">ATOM <text:s text:c="2"/>1106 <text:s/>CD <text:s/>LYS B <text:s/>50 <text:s text:c="5"/>44.400 <text:s/>18.995 <text:s text:c="2"/>0.293 <text:s/>1.00 89.67 <text:s text:c="10"/>C <text:s/></text:p>
      <text:p text:style-name="Preformatted_20_Text">ATOM <text:s text:c="2"/>1107 <text:s/>CE <text:s/>LYS B <text:s/>50 <text:s text:c="5"/>45.186 <text:s/>19.089 <text:s/>-1.021 <text:s/>1.00 91.00 <text:s text:c="10"/>C <text:s/></text:p>
      <text:p text:style-name="Preformatted_20_Text">ATOM <text:s text:c="2"/>1108 <text:s/>NZ <text:s/>LYS B <text:s/>50 <text:s text:c="5"/>44.556 <text:s/>18.249 <text:s/>-2.096 <text:s/>1.00 92.37 <text:s text:c="10"/>N <text:s/></text:p>
      <text:p text:style-name="Preformatted_20_Text">ATOM <text:s text:c="2"/>1109 <text:s/>N <text:s text:c="2"/>MET B <text:s/>51 <text:s text:c="5"/>43.322 <text:s/>22.742 <text:s text:c="2"/>5.129 <text:s/>1.00 82.39 <text:s text:c="10"/>N <text:s/></text:p>
      <text:p text:style-name="Preformatted_20_Text">ATOM <text:s text:c="2"/>1110 <text:s/>CA <text:s/>MET B <text:s/>51 <text:s text:c="5"/>42.377 <text:s/>23.375 <text:s text:c="2"/>6.015 <text:s/>1.00 81.53 <text:s text:c="10"/>C <text:s/></text:p>
      <text:p text:style-name="Preformatted_20_Text">ATOM <text:s text:c="2"/>1111 <text:s/>C <text:s text:c="2"/>MET B <text:s/>51 <text:s text:c="5"/>42.051 <text:s/>24.738 <text:s text:c="2"/>5.433 <text:s/>1.00 79.98 <text:s text:c="10"/>C <text:s/></text:p>
      <text:p text:style-name="Preformatted_20_Text">ATOM <text:s text:c="2"/>1112 <text:s/>O <text:s text:c="2"/>MET B <text:s/>51 <text:s text:c="5"/>42.710 <text:s/>25.245 <text:s text:c="2"/>4.513 <text:s/>1.00 80.27 <text:s text:c="10"/>O <text:s/></text:p>
      <text:p text:style-name="Preformatted_20_Text">ATOM <text:s text:c="2"/>1113 <text:s/>CB <text:s/>MET B <text:s/>51 <text:s text:c="5"/>43.042 <text:s/>23.617 <text:s text:c="2"/>7.360 <text:s/>1.00 82.16 <text:s text:c="10"/>C <text:s/></text:p>
      <text:p text:style-name="Preformatted_20_Text">ATOM <text:s text:c="2"/>1114 <text:s/>CG <text:s/>MET B <text:s/>51 <text:s text:c="5"/>43.782 <text:s/>24.982 <text:s text:c="2"/>7.456 <text:s/>1.00 83.89 <text:s text:c="10"/>C <text:s/></text:p>
      <text:p text:style-name="Preformatted_20_Text">ATOM <text:s text:c="2"/>1115 <text:s/>SD <text:s/>MET B <text:s/>51 <text:s text:c="5"/>45.562 <text:s/>24.920 <text:s text:c="2"/>7.732 <text:s/>1.00 89.08 <text:s text:c="10"/>S <text:s/></text:p>
      <text:p text:style-name="Preformatted_20_Text">ATOM <text:s text:c="2"/>1116 <text:s/>CE <text:s/>MET B <text:s/>51 <text:s text:c="5"/>45.674 <text:s/>23.794 <text:s text:c="2"/>9.177 <text:s/>1.00 89.07 <text:s text:c="10"/>C <text:s/></text:p>
      <text:p text:style-name="Preformatted_20_Text"><text:soft-page-break/>ATOM <text:s text:c="2"/>1117 <text:s/>N <text:s text:c="2"/>ARG B <text:s/>52 <text:s text:c="5"/>41.025 <text:s/>25.339 <text:s text:c="2"/>5.991 <text:s/>1.00 77.88 <text:s text:c="10"/>N <text:s/></text:p>
      <text:p text:style-name="Preformatted_20_Text">ATOM <text:s text:c="2"/>1118 <text:s/>CA <text:s/>ARG B <text:s/>52 <text:s text:c="5"/>40.930 <text:s/>26.788 <text:s text:c="2"/>6.014 <text:s/>1.00 75.99 <text:s text:c="10"/>C <text:s/></text:p>
      <text:p text:style-name="Preformatted_20_Text">ATOM <text:s text:c="2"/>1119 <text:s/>C <text:s text:c="2"/>ARG B <text:s/>52 <text:s text:c="5"/>40.503 <text:s/>27.100 <text:s text:c="2"/>7.444 <text:s/>1.00 71.92 <text:s text:c="10"/>C <text:s/></text:p>
      <text:p text:style-name="Preformatted_20_Text">ATOM <text:s text:c="2"/>1120 <text:s/>O <text:s text:c="2"/>ARG B <text:s/>52 <text:s text:c="5"/>39.481 <text:s/>26.598 <text:s text:c="2"/>7.925 <text:s/>1.00 71.35 <text:s text:c="10"/>O <text:s/></text:p>
      <text:p text:style-name="Preformatted_20_Text">ATOM <text:s text:c="2"/>1121 <text:s/>CB <text:s/>ARG B <text:s/>52 <text:s text:c="5"/>39.938 <text:s/>27.333 <text:s text:c="2"/>4.970 <text:s/>1.00 76.84 <text:s text:c="10"/>C <text:s/></text:p>
      <text:p text:style-name="Preformatted_20_Text">ATOM <text:s text:c="2"/>1122 <text:s/>CG <text:s/>ARG B <text:s/>52 <text:s text:c="5"/>40.460 <text:s/>27.349 <text:s text:c="2"/>3.532 <text:s/>1.00 81.05 <text:s text:c="10"/>C <text:s/></text:p>
      <text:p text:style-name="Preformatted_20_Text">ATOM <text:s text:c="2"/>1123 <text:s/>CD <text:s/>ARG B <text:s/>52 <text:s text:c="5"/>41.782 <text:s/>28.134 <text:s text:c="2"/>3.285 <text:s/>1.00 86.20 <text:s text:c="10"/>C <text:s/></text:p>
      <text:p text:style-name="Preformatted_20_Text">ATOM <text:s text:c="2"/>1124 <text:s/>NE <text:s/>ARG B <text:s/>52 <text:s text:c="5"/>42.396 <text:s/>27.749 <text:s text:c="2"/>2.004 <text:s/>1.00 90.20 <text:s text:c="10"/>N <text:s/></text:p>
      <text:p text:style-name="Preformatted_20_Text">ATOM <text:s text:c="2"/>1125 <text:s/>CZ <text:s/>ARG B <text:s/>52 <text:s text:c="5"/>43.444 <text:s/>28.355 <text:s text:c="2"/>1.427 <text:s/>1.00 93.69 <text:s text:c="10"/>C <text:s/></text:p>
      <text:p text:style-name="Preformatted_20_Text">ATOM <text:s text:c="2"/>1126 <text:s/>NH1 ARG B <text:s/>52 <text:s text:c="5"/>44.036 <text:s/>29.408 <text:s text:c="2"/>1.995 <text:s/>1.00 94.48 <text:s text:c="10"/>N <text:s/></text:p>
      <text:p text:style-name="Preformatted_20_Text">ATOM <text:s text:c="2"/>1127 <text:s/>NH2 ARG B <text:s/>52 <text:s text:c="5"/>43.906 <text:s/>27.898 <text:s text:c="2"/>0.261 <text:s/>1.00 94.49 <text:s text:c="10"/>N <text:s/></text:p>
      <text:p text:style-name="Preformatted_20_Text">ATOM <text:s text:c="2"/>1128 <text:s/>N <text:s text:c="2"/>GLY B <text:s/>53 <text:s text:c="5"/>41.334 <text:s/>27.882 <text:s text:c="2"/>8.121 <text:s/>1.00 67.18 <text:s text:c="10"/>N <text:s/></text:p>
      <text:p text:style-name="Preformatted_20_Text">ATOM <text:s text:c="2"/>1129 <text:s/>CA <text:s/>GLY B <text:s/>53 <text:s text:c="5"/>41.088 <text:s/>28.249 <text:s text:c="2"/>9.491 <text:s/>1.00 63.58 <text:s text:c="10"/>C <text:s/></text:p>
      <text:p text:style-name="Preformatted_20_Text">ATOM <text:s text:c="2"/>1130 <text:s/>C <text:s text:c="2"/>GLY B <text:s/>53 <text:s text:c="5"/>41.166 <text:s/>27.076 <text:s/>10.438 <text:s/>1.00 59.67 <text:s text:c="10"/>C <text:s/></text:p>
      <text:p text:style-name="Preformatted_20_Text">ATOM <text:s text:c="2"/>1131 <text:s/>O <text:s text:c="2"/>GLY B <text:s/>53 <text:s text:c="5"/>40.248 <text:s/>26.855 <text:s/>11.196 <text:s/>1.00 58.87 <text:s text:c="10"/>O <text:s/></text:p>
      <text:p text:style-name="Preformatted_20_Text">ATOM <text:s text:c="2"/>1132 <text:s/>N <text:s text:c="2"/>GLN B <text:s/>54 <text:s text:c="5"/>42.257 <text:s/>26.330 <text:s/>10.387 <text:s/>1.00 55.65 <text:s text:c="10"/>N <text:s/></text:p>
      <text:p text:style-name="Preformatted_20_Text">ATOM <text:s text:c="2"/>1133 <text:s/>CA <text:s/>GLN B <text:s/>54 <text:s text:c="5"/>42.521 <text:s/>25.320 <text:s/>11.391 <text:s/>1.00 53.27 <text:s text:c="10"/>C <text:s/></text:p>
      <text:p text:style-name="Preformatted_20_Text">ATOM <text:s text:c="2"/>1134 <text:s/>C <text:s text:c="2"/>GLN B <text:s/>54 <text:s text:c="5"/>43.935 <text:s/>25.348 <text:s/>11.903 <text:s/>1.00 49.74 <text:s text:c="10"/>C <text:s/></text:p>
      <text:p text:style-name="Preformatted_20_Text">ATOM <text:s text:c="2"/>1135 <text:s/>O <text:s text:c="2"/>GLN B <text:s/>54 <text:s text:c="5"/>44.854 <text:s/>25.788 <text:s/>11.241 <text:s/>1.00 49.01 <text:s text:c="10"/>O <text:s/></text:p>
      <text:p text:style-name="Preformatted_20_Text">ATOM <text:s text:c="2"/>1136 <text:s/>CB <text:s/>GLN B <text:s/>54 <text:s text:c="5"/>42.283 <text:s/>23.926 <text:s/>10.876 <text:s/>1.00 53.78 <text:s text:c="10"/>C <text:s/></text:p>
      <text:p text:style-name="Preformatted_20_Text">ATOM <text:s text:c="2"/>1137 <text:s/>CG <text:s/>GLN B <text:s/>54 <text:s text:c="5"/>40.898 <text:s/>23.666 <text:s/>10.408 <text:s/>1.00 57.57 <text:s text:c="10"/>C <text:s/></text:p>
      <text:p text:style-name="Preformatted_20_Text">ATOM <text:s text:c="2"/>1138 <text:s/>CD <text:s/>GLN B <text:s/>54 <text:s text:c="5"/>40.706 <text:s/>22.194 <text:s/>10.063 <text:s/>1.00 61.70 <text:s text:c="10"/>C <text:s/></text:p>
      <text:p text:style-name="Preformatted_20_Text">ATOM <text:s text:c="2"/>1139 <text:s/>OE1 GLN B <text:s/>54 <text:s text:c="5"/>41.696 <text:s/>21.441 <text:s text:c="2"/>9.875 <text:s/>1.00 63.98 <text:s text:c="10"/>O <text:s/></text:p>
      <text:p text:style-name="Preformatted_20_Text">ATOM <text:s text:c="2"/>1140 <text:s/>NE2 GLN B <text:s/>54 <text:s text:c="5"/>39.448 <text:s/>21.769 <text:s/>10.005 <text:s/>1.00 61.84 <text:s text:c="10"/>N <text:s/></text:p>
      <text:p text:style-name="Preformatted_20_Text">ATOM <text:s text:c="2"/>1141 <text:s/>N <text:s text:c="2"/>ALA B <text:s/>55 <text:s text:c="5"/>44.090 <text:s/>24.829 <text:s/>13.103 <text:s/>1.00 46.28 <text:s text:c="10"/>N <text:s/></text:p>
      <text:p text:style-name="Preformatted_20_Text">ATOM <text:s text:c="2"/>1142 <text:s/>CA <text:s/>ALA B <text:s/>55 <text:s text:c="5"/>45.378 <text:s/>24.716 <text:s/>13.707 <text:s/>1.00 43.70 <text:s text:c="10"/>C <text:s/></text:p>
      <text:p text:style-name="Preformatted_20_Text">ATOM <text:s text:c="2"/>1143 <text:s/>C <text:s text:c="2"/>ALA B <text:s/>55 <text:s text:c="5"/>45.365 <text:s/>23.610 <text:s/>14.757 <text:s/>1.00 41.32 <text:s text:c="10"/>C <text:s/></text:p>
      <text:p text:style-name="Preformatted_20_Text">ATOM <text:s text:c="2"/>1144 <text:s/>O <text:s text:c="2"/>ALA B <text:s/>55 <text:s text:c="5"/>44.323 <text:s/>23.148 <text:s/>15.199 <text:s/>1.00 39.53 <text:s text:c="10"/>O <text:s/></text:p>
      <text:p text:style-name="Preformatted_20_Text">ATOM <text:s text:c="2"/>1145 <text:s/>CB <text:s/>ALA B <text:s/>55 <text:s text:c="5"/>45.804 <text:s/>26.038 <text:s/>14.281 <text:s/>1.00 43.64 <text:s text:c="10"/>C <text:s/></text:p>
      <text:p text:style-name="Preformatted_20_Text">ATOM <text:s text:c="2"/>1146 <text:s/>N <text:s text:c="2"/>PHE B <text:s/>56 <text:s text:c="5"/>46.568 <text:s/>23.148 <text:s/>15.070 <text:s/>1.00 39.12 <text:s text:c="10"/>N <text:s/></text:p>
      <text:p text:style-name="Preformatted_20_Text">ATOM <text:s text:c="2"/>1147 <text:s/>CA <text:s/>PHE B <text:s/>56 <text:s text:c="5"/>46.798 <text:s/>22.120 <text:s/>16.071 <text:s/>1.00 37.26 <text:s text:c="10"/>C <text:s/></text:p>
      <text:p text:style-name="Preformatted_20_Text">ATOM <text:s text:c="2"/>1148 <text:s/>C <text:s text:c="2"/>PHE B <text:s/>56 <text:s text:c="5"/>47.811 <text:s/>22.691 <text:s/>16.973 <text:s/>1.00 35.79 <text:s text:c="10"/>C <text:s/></text:p>
      <text:p text:style-name="Preformatted_20_Text">ATOM <text:s text:c="2"/>1149 <text:s/>O <text:s text:c="2"/>PHE B <text:s/>56 <text:s text:c="5"/>48.839 <text:s/>23.180 <text:s/>16.513 <text:s/>1.00 35.57 <text:s text:c="10"/>O <text:s/></text:p>
      <text:p text:style-name="Preformatted_20_Text">ATOM <text:s text:c="2"/>1150 <text:s/>CB <text:s/>PHE B <text:s/>56 <text:s text:c="5"/>47.368 <text:s/>20.862 <text:s/>15.448 <text:s/>1.00 36.86 <text:s text:c="10"/>C <text:s/></text:p>
      <text:p text:style-name="Preformatted_20_Text">ATOM <text:s text:c="2"/>1151 <text:s/>CG <text:s/>PHE B <text:s/>56 <text:s text:c="5"/>46.366 <text:s/>20.088 <text:s/>14.708 <text:s/>1.00 37.04 <text:s text:c="10"/>C <text:s/></text:p>
      <text:p text:style-name="Preformatted_20_Text">ATOM <text:s text:c="2"/>1152 <text:s/>CD1 PHE B <text:s/>56 <text:s text:c="5"/>46.141 <text:s/>20.344 <text:s/>13.363 <text:s/>1.00 40.25 <text:s text:c="10"/>C <text:s/></text:p>
      <text:p text:style-name="Preformatted_20_Text">ATOM <text:s text:c="2"/>1153 <text:s/>CD2 PHE B <text:s/>56 <text:s text:c="5"/>45.578 <text:s/>19.158 <text:s/>15.357 <text:s/>1.00 37.88 <text:s text:c="10"/>C <text:s/></text:p>
      <text:p text:style-name="Preformatted_20_Text">ATOM <text:s text:c="2"/>1154 <text:s/>CE1 PHE B <text:s/>56 <text:s text:c="5"/>45.167 <text:s/>19.649 <text:s/>12.665 <text:s/>1.00 40.10 <text:s text:c="10"/>C <text:s/></text:p>
      <text:p text:style-name="Preformatted_20_Text">ATOM <text:s text:c="2"/>1155 <text:s/>CE2 PHE B <text:s/>56 <text:s text:c="5"/>44.603 <text:s/>18.447 <text:s/>14.656 <text:s/>1.00 38.45 <text:s text:c="10"/>C <text:s/></text:p>
      <text:p text:style-name="Preformatted_20_Text">ATOM <text:s text:c="2"/>1156 <text:s/>CZ <text:s/>PHE B <text:s/>56 <text:s text:c="5"/>44.400 <text:s/>18.691 <text:s/>13.317 <text:s/>1.00 38.22 <text:s text:c="10"/>C <text:s/></text:p>
      <text:p text:style-name="Preformatted_20_Text">ATOM <text:s text:c="2"/>1157 <text:s/>N <text:s text:c="2"/>VAL B <text:s/>57 <text:s text:c="5"/>47.516 <text:s/>22.664 <text:s/>18.260 <text:s/>1.00 33.97 <text:s text:c="10"/>N <text:s/></text:p>
      <text:p text:style-name="Preformatted_20_Text">ATOM <text:s text:c="2"/>1158 <text:s/>CA <text:s/>VAL B <text:s/>57 <text:s text:c="5"/>48.487 <text:s/>23.066 <text:s/>19.238 <text:s/>1.00 33.02 <text:s text:c="10"/>C <text:s/></text:p>
      <text:p text:style-name="Preformatted_20_Text">ATOM <text:s text:c="2"/>1159 <text:s/>C <text:s text:c="2"/>VAL B <text:s/>57 <text:s text:c="5"/>48.878 <text:s/>21.796 <text:s/>19.949 <text:s/>1.00 32.24 <text:s text:c="10"/>C <text:s/></text:p>
      <text:p text:style-name="Preformatted_20_Text">ATOM <text:s text:c="2"/>1160 <text:s/>O <text:s text:c="2"/>VAL B <text:s/>57 <text:s text:c="5"/>48.037 <text:s/>21.111 <text:s/>20.489 <text:s/>1.00 31.88 <text:s text:c="10"/>O <text:s/></text:p>
      <text:p text:style-name="Preformatted_20_Text">ATOM <text:s text:c="2"/>1161 <text:s/>CB <text:s/>VAL B <text:s/>57 <text:s text:c="5"/>47.900 <text:s/>24.142 <text:s/>20.200 <text:s/>1.00 32.77 <text:s text:c="10"/>C <text:s/></text:p>
      <text:p text:style-name="Preformatted_20_Text">ATOM <text:s text:c="2"/>1162 <text:s/>CG1 VAL B <text:s/>57 <text:s text:c="5"/>48.952 <text:s/>24.600 <text:s/>21.191 <text:s/>1.00 31.90 <text:s text:c="10"/>C <text:s/></text:p>
      <text:p text:style-name="Preformatted_20_Text">ATOM <text:s text:c="2"/>1163 <text:s/>CG2 VAL B <text:s/>57 <text:s text:c="5"/>47.379 <text:s/>25.319 <text:s/>19.402 <text:s/>1.00 32.33 <text:s text:c="10"/>C <text:s/></text:p>
      <text:p text:style-name="Preformatted_20_Text">ATOM <text:s text:c="2"/>1164 <text:s/>N <text:s text:c="2"/>ILE B <text:s/>58 <text:s text:c="5"/>50.156 <text:s/>21.473 <text:s/>19.925 <text:s/>1.00 32.36 <text:s text:c="10"/>N <text:s/></text:p>
      <text:p text:style-name="Preformatted_20_Text">ATOM <text:s text:c="2"/>1165 <text:s/>CA <text:s/>ILE B <text:s/>58 <text:s text:c="5"/>50.639 <text:s/>20.232 <text:s/>20.500 <text:s/>1.00 32.64 <text:s text:c="10"/>C <text:s/></text:p>
      <text:p text:style-name="Preformatted_20_Text">ATOM <text:s text:c="2"/>1166 <text:s/>C <text:s text:c="2"/>ILE B <text:s/>58 <text:s text:c="5"/>51.389 <text:s/>20.624 <text:s/>21.764 <text:s/>1.00 32.71 <text:s text:c="10"/>C <text:s/></text:p>
      <text:p text:style-name="Preformatted_20_Text">ATOM <text:s text:c="2"/>1167 <text:s/>O <text:s text:c="2"/>ILE B <text:s/>58 <text:s text:c="5"/>52.477 <text:s/>21.213 <text:s/>21.705 <text:s/>1.00 31.31 <text:s text:c="10"/>O <text:s/></text:p>
      <text:p text:style-name="Preformatted_20_Text">ATOM <text:s text:c="2"/>1168 <text:s/>CB <text:s/>ILE B <text:s/>58 <text:s text:c="5"/>51.548 <text:s/>19.498 <text:s/>19.493 <text:s/>1.00 33.42 <text:s text:c="10"/>C <text:s/></text:p>
      <text:p text:style-name="Preformatted_20_Text">ATOM <text:s text:c="2"/>1169 <text:s/>CG1 ILE B <text:s/>58 <text:s text:c="5"/>50.762 <text:s/>19.118 <text:s/>18.225 <text:s/>1.00 34.68 <text:s text:c="10"/>C <text:s/></text:p>
      <text:p text:style-name="Preformatted_20_Text">ATOM <text:s text:c="2"/>1170 <text:s/>CG2 ILE B <text:s/>58 <text:s text:c="5"/>52.166 <text:s/>18.249 <text:s/>20.100 <text:s/>1.00 33.35 <text:s text:c="10"/>C <text:s/></text:p>
      <text:p text:style-name="Preformatted_20_Text">ATOM <text:s text:c="2"/>1171 <text:s/>CD1 ILE B <text:s/>58 <text:s text:c="5"/>51.671 <text:s/>18.851 <text:s/>17.008 <text:s/>1.00 35.06 <text:s text:c="10"/>C <text:s/></text:p>
      <text:p text:style-name="Preformatted_20_Text">ATOM <text:s text:c="2"/>1172 <text:s/>N <text:s text:c="2"/>PHE B <text:s/>59 <text:s text:c="5"/>50.768 <text:s/>20.338 <text:s/>22.908 <text:s/>1.00 32.79 <text:s text:c="10"/>N <text:s/></text:p>
      <text:p text:style-name="Preformatted_20_Text">ATOM <text:s text:c="2"/>1173 <text:s/>CA <text:s/>PHE B <text:s/>59 <text:s text:c="5"/>51.388 <text:s/>20.591 <text:s/>24.195 <text:s/>1.00 33.35 <text:s text:c="10"/>C <text:s/></text:p>
      <text:p text:style-name="Preformatted_20_Text">ATOM <text:s text:c="2"/>1174 <text:s/>C <text:s text:c="2"/>PHE B <text:s/>59 <text:s text:c="5"/>52.215 <text:s/>19.361 <text:s/>24.567 <text:s/>1.00 34.24 <text:s text:c="10"/>C <text:s/></text:p>
      <text:p text:style-name="Preformatted_20_Text">ATOM <text:s text:c="2"/>1175 <text:s/>O <text:s text:c="2"/>PHE B <text:s/>59 <text:s text:c="5"/>51.906 <text:s/>18.242 <text:s/>24.142 <text:s/>1.00 34.49 <text:s text:c="10"/>O <text:s/></text:p>
      <text:p text:style-name="Preformatted_20_Text"><text:soft-page-break/>ATOM <text:s text:c="2"/>1176 <text:s/>CB <text:s/>PHE B <text:s/>59 <text:s text:c="5"/>50.308 <text:s/>20.827 <text:s/>25.293 <text:s/>1.00 33.28 <text:s text:c="10"/>C <text:s/></text:p>
      <text:p text:style-name="Preformatted_20_Text">ATOM <text:s text:c="2"/>1177 <text:s/>CG <text:s/>PHE B <text:s/>59 <text:s text:c="5"/>49.622 <text:s/>22.169 <text:s/>25.210 <text:s/>1.00 30.15 <text:s text:c="10"/>C <text:s/></text:p>
      <text:p text:style-name="Preformatted_20_Text">ATOM <text:s text:c="2"/>1178 <text:s/>CD1 PHE B <text:s/>59 <text:s text:c="5"/>48.387 <text:s/>22.296 <text:s/>24.592 <text:s/>1.00 28.49 <text:s text:c="10"/>C <text:s/></text:p>
      <text:p text:style-name="Preformatted_20_Text">ATOM <text:s text:c="2"/>1179 <text:s/>CD2 PHE B <text:s/>59 <text:s text:c="5"/>50.197 <text:s/>23.285 <text:s/>25.746 <text:s/>1.00 27.17 <text:s text:c="10"/>C <text:s/></text:p>
      <text:p text:style-name="Preformatted_20_Text">ATOM <text:s text:c="2"/>1180 <text:s/>CE1 PHE B <text:s/>59 <text:s text:c="5"/>47.776 <text:s/>23.523 <text:s/>24.502 <text:s/>1.00 25.05 <text:s text:c="10"/>C <text:s/></text:p>
      <text:p text:style-name="Preformatted_20_Text">ATOM <text:s text:c="2"/>1181 <text:s/>CE2 PHE B <text:s/>59 <text:s text:c="5"/>49.548 <text:s/>24.519 <text:s/>25.662 <text:s/>1.00 28.23 <text:s text:c="10"/>C <text:s/></text:p>
      <text:p text:style-name="Preformatted_20_Text">ATOM <text:s text:c="2"/>1182 <text:s/>CZ <text:s/>PHE B <text:s/>59 <text:s text:c="5"/>48.353 <text:s/>24.621 <text:s/>25.044 <text:s/>1.00 25.62 <text:s text:c="10"/>C <text:s/></text:p>
      <text:p text:style-name="Preformatted_20_Text">ATOM <text:s text:c="2"/>1183 <text:s/>N <text:s text:c="2"/>LYS B <text:s/>60 <text:s text:c="5"/>53.239 <text:s/>19.565 <text:s/>25.384 <text:s/>1.00 35.14 <text:s text:c="10"/>N <text:s/></text:p>
      <text:p text:style-name="Preformatted_20_Text">ATOM <text:s text:c="2"/>1184 <text:s/>CA <text:s/>LYS B <text:s/>60 <text:s text:c="5"/>53.952 <text:s/>18.449 <text:s/>25.998 <text:s/>1.00 36.36 <text:s text:c="10"/>C <text:s/></text:p>
      <text:p text:style-name="Preformatted_20_Text">ATOM <text:s text:c="2"/>1185 <text:s/>C <text:s text:c="2"/>LYS B <text:s/>60 <text:s text:c="5"/>53.048 <text:s/>17.564 <text:s/>26.880 <text:s/>1.00 36.90 <text:s text:c="10"/>C <text:s/></text:p>
      <text:p text:style-name="Preformatted_20_Text">ATOM <text:s text:c="2"/>1186 <text:s/>O <text:s text:c="2"/>LYS B <text:s/>60 <text:s text:c="5"/>53.084 <text:s/>16.337 <text:s/>26.768 <text:s/>1.00 36.91 <text:s text:c="10"/>O <text:s/></text:p>
      <text:p text:style-name="Preformatted_20_Text">ATOM <text:s text:c="2"/>1187 <text:s/>CB <text:s/>LYS B <text:s/>60 <text:s text:c="5"/>55.084 <text:s/>18.989 <text:s/>26.833 <text:s/>1.00 36.92 <text:s text:c="10"/>C <text:s/></text:p>
      <text:p text:style-name="Preformatted_20_Text">ATOM <text:s text:c="2"/>1188 <text:s/>CG <text:s/>LYS B <text:s/>60 <text:s text:c="5"/>56.092 <text:s/>17.953 <text:s/>27.241 <text:s/>1.00 39.94 <text:s text:c="10"/>C <text:s/></text:p>
      <text:p text:style-name="Preformatted_20_Text">ATOM <text:s text:c="2"/>1189 <text:s/>CD <text:s/>LYS B <text:s/>60 <text:s text:c="5"/>57.293 <text:s/>18.632 <text:s/>27.860 <text:s/>1.00 45.57 <text:s text:c="10"/>C <text:s/></text:p>
      <text:p text:style-name="Preformatted_20_Text">ATOM <text:s text:c="2"/>1190 <text:s/>CE <text:s/>LYS B <text:s/>60 <text:s text:c="5"/>58.198 <text:s/>17.639 <text:s/>28.612 <text:s/>1.00 50.58 <text:s text:c="10"/>C <text:s/></text:p>
      <text:p text:style-name="Preformatted_20_Text">ATOM <text:s text:c="2"/>1191 <text:s/>NZ <text:s/>LYS B <text:s/>60 <text:s text:c="5"/>59.616 <text:s/>17.723 <text:s/>28.100 <text:s/>1.00 53.70 <text:s text:c="10"/>N <text:s/></text:p>
      <text:p text:style-name="Preformatted_20_Text">ATOM <text:s text:c="2"/>1192 <text:s/>N <text:s text:c="2"/>GLU B <text:s/>61 <text:s text:c="5"/>52.202 <text:s/>18.206 <text:s/>27.698 <text:s/>1.00 36.67 <text:s text:c="10"/>N <text:s/></text:p>
      <text:p text:style-name="Preformatted_20_Text">ATOM <text:s text:c="2"/>1193 <text:s/>CA <text:s/>GLU B <text:s/>61 <text:s text:c="5"/>51.374 <text:s/>17.548 <text:s/>28.707 <text:s/>1.00 36.31 <text:s text:c="10"/>C <text:s/></text:p>
      <text:p text:style-name="Preformatted_20_Text">ATOM <text:s text:c="2"/>1194 <text:s/>C <text:s text:c="2"/>GLU B <text:s/>61 <text:s text:c="5"/>49.897 <text:s/>17.595 <text:s/>28.427 <text:s/>1.00 34.75 <text:s text:c="10"/>C <text:s/></text:p>
      <text:p text:style-name="Preformatted_20_Text">ATOM <text:s text:c="2"/>1195 <text:s/>O <text:s text:c="2"/>GLU B <text:s/>61 <text:s text:c="5"/>49.392 <text:s/>18.610 <text:s/>28.025 <text:s/>1.00 34.78 <text:s text:c="10"/>O <text:s/></text:p>
      <text:p text:style-name="Preformatted_20_Text">ATOM <text:s text:c="2"/>1196 <text:s/>CB <text:s/>GLU B <text:s/>61 <text:s text:c="5"/>51.607 <text:s/>18.242 <text:s/>30.042 <text:s/>1.00 37.15 <text:s text:c="10"/>C <text:s/></text:p>
      <text:p text:style-name="Preformatted_20_Text">ATOM <text:s text:c="2"/>1197 <text:s/>CG <text:s/>GLU B <text:s/>61 <text:s text:c="5"/>53.050 <text:s/>18.115 <text:s/>30.527 <text:s/>1.00 40.83 <text:s text:c="10"/>C <text:s/></text:p>
      <text:p text:style-name="Preformatted_20_Text">ATOM <text:s text:c="2"/>1198 <text:s/>CD <text:s/>GLU B <text:s/>61 <text:s text:c="5"/>53.437 <text:s/>16.673 <text:s/>30.799 <text:s/>1.00 45.69 <text:s text:c="10"/>C <text:s/></text:p>
      <text:p text:style-name="Preformatted_20_Text">ATOM <text:s text:c="2"/>1199 <text:s/>OE1 GLU B <text:s/>61 <text:s text:c="5"/>52.557 <text:s/>15.897 <text:s/>31.257 <text:s/>1.00 48.52 <text:s text:c="10"/>O <text:s/></text:p>
      <text:p text:style-name="Preformatted_20_Text">ATOM <text:s text:c="2"/>1200 <text:s/>OE2 GLU B <text:s/>61 <text:s text:c="5"/>54.610 <text:s/>16.317 <text:s/>30.542 <text:s/>1.00 48.94 <text:s text:c="10"/>O <text:s/></text:p>
      <text:p text:style-name="Preformatted_20_Text">ATOM <text:s text:c="2"/>1201 <text:s/>N <text:s text:c="2"/>VAL B <text:s/>62 <text:s text:c="5"/>49.191 <text:s/>16.492 <text:s/>28.641 <text:s/>1.00 33.85 <text:s text:c="10"/>N <text:s/></text:p>
      <text:p text:style-name="Preformatted_20_Text">ATOM <text:s text:c="2"/>1202 <text:s/>CA <text:s/>VAL B <text:s/>62 <text:s text:c="5"/>47.721 <text:s/>16.503 <text:s/>28.572 <text:s/>1.00 33.14 <text:s text:c="10"/>C <text:s/></text:p>
      <text:p text:style-name="Preformatted_20_Text">ATOM <text:s text:c="2"/>1203 <text:s/>C <text:s text:c="2"/>VAL B <text:s/>62 <text:s text:c="5"/>47.096 <text:s/>17.588 <text:s/>29.478 <text:s/>1.00 32.10 <text:s text:c="10"/>C <text:s/></text:p>
      <text:p text:style-name="Preformatted_20_Text">ATOM <text:s text:c="2"/>1204 <text:s/>O <text:s text:c="2"/>VAL B <text:s/>62 <text:s text:c="5"/>46.141 <text:s/>18.248 <text:s/>29.077 <text:s/>1.00 31.61 <text:s text:c="10"/>O <text:s/></text:p>
      <text:p text:style-name="Preformatted_20_Text">ATOM <text:s text:c="2"/>1205 <text:s/>CB <text:s/>VAL B <text:s/>62 <text:s text:c="5"/>47.116 <text:s/>15.140 <text:s/>28.938 <text:s/>1.00 33.21 <text:s text:c="10"/>C <text:s/></text:p>
      <text:p text:style-name="Preformatted_20_Text">ATOM <text:s text:c="2"/>1206 <text:s/>CG1 VAL B <text:s/>62 <text:s text:c="5"/>45.605 <text:s/>15.139 <text:s/>28.733 <text:s/>1.00 34.09 <text:s text:c="10"/>C <text:s/></text:p>
      <text:p text:style-name="Preformatted_20_Text">ATOM <text:s text:c="2"/>1207 <text:s/>CG2 VAL B <text:s/>62 <text:s text:c="5"/>47.731 <text:s/>14.045 <text:s/>28.084 <text:s/>1.00 35.44 <text:s text:c="10"/>C <text:s/></text:p>
      <text:p text:style-name="Preformatted_20_Text">ATOM <text:s text:c="2"/>1208 <text:s/>N <text:s text:c="2"/>SER B <text:s/>63 <text:s text:c="5"/>47.642 <text:s/>17.794 <text:s/>30.670 <text:s/>1.00 31.26 <text:s text:c="10"/>N <text:s/></text:p>
      <text:p text:style-name="Preformatted_20_Text">ATOM <text:s text:c="2"/>1209 <text:s/>CA <text:s/>SER B <text:s/>63 <text:s text:c="5"/>47.059 <text:s/>18.737 <text:s/>31.628 <text:s/>1.00 31.50 <text:s text:c="10"/>C <text:s/></text:p>
      <text:p text:style-name="Preformatted_20_Text">ATOM <text:s text:c="2"/>1210 <text:s/>C <text:s text:c="2"/>SER B <text:s/>63 <text:s text:c="5"/>47.065 <text:s/>20.186 <text:s/>31.088 <text:s/>1.00 30.89 <text:s text:c="10"/>C <text:s/></text:p>
      <text:p text:style-name="Preformatted_20_Text">ATOM <text:s text:c="2"/>1211 <text:s/>O <text:s text:c="2"/>SER B <text:s/>63 <text:s text:c="5"/>46.146 <text:s/>20.954 <text:s/>31.314 <text:s/>1.00 30.89 <text:s text:c="10"/>O <text:s/></text:p>
      <text:p text:style-name="Preformatted_20_Text">ATOM <text:s text:c="2"/>1212 <text:s/>CB <text:s/>SER B <text:s/>63 <text:s text:c="5"/>47.794 <text:s/>18.668 <text:s/>32.981 <text:s/>1.00 31.02 <text:s text:c="10"/>C <text:s/></text:p>
      <text:p text:style-name="Preformatted_20_Text">ATOM <text:s text:c="2"/>1213 <text:s/>OG <text:s/>SER B <text:s/>63 <text:s text:c="5"/>49.106 <text:s/>19.207 <text:s/>32.875 <text:s/>1.00 32.19 <text:s text:c="10"/>O <text:s/></text:p>
      <text:p text:style-name="Preformatted_20_Text">ATOM <text:s text:c="2"/>1214 <text:s/>N <text:s text:c="2"/>SER B <text:s/>64 <text:s text:c="5"/>48.133 <text:s/>20.567 <text:s/>30.409 <text:s/>1.00 30.53 <text:s text:c="10"/>N <text:s/></text:p>
      <text:p text:style-name="Preformatted_20_Text">ATOM <text:s text:c="2"/>1215 <text:s/>CA <text:s/>SER B <text:s/>64 <text:s text:c="5"/>48.170 <text:s/>21.832 <text:s/>29.673 <text:s/>1.00 29.30 <text:s text:c="10"/>C <text:s/></text:p>
      <text:p text:style-name="Preformatted_20_Text">ATOM <text:s text:c="2"/>1216 <text:s/>C <text:s text:c="2"/>SER B <text:s/>64 <text:s text:c="5"/>47.075 <text:s/>21.959 <text:s/>28.639 <text:s/>1.00 29.18 <text:s text:c="10"/>C <text:s/></text:p>
      <text:p text:style-name="Preformatted_20_Text">ATOM <text:s text:c="2"/>1217 <text:s/>O <text:s text:c="2"/>SER B <text:s/>64 <text:s text:c="5"/>46.310 <text:s/>22.939 <text:s/>28.648 <text:s/>1.00 30.54 <text:s text:c="10"/>O <text:s/></text:p>
      <text:p text:style-name="Preformatted_20_Text">ATOM <text:s text:c="2"/>1218 <text:s/>CB <text:s/>SER B <text:s/>64 <text:s text:c="5"/>49.520 <text:s/>21.971 <text:s/>29.016 <text:s/>1.00 29.35 <text:s text:c="10"/>C <text:s/></text:p>
      <text:p text:style-name="Preformatted_20_Text">ATOM <text:s text:c="2"/>1219 <text:s/>OG <text:s/>SER B <text:s/>64 <text:s text:c="5"/>50.466 <text:s/>22.131 <text:s/>30.042 <text:s/>1.00 26.38 <text:s text:c="10"/>O <text:s/></text:p>
      <text:p text:style-name="Preformatted_20_Text">ATOM <text:s text:c="2"/>1220 <text:s/>N <text:s text:c="2"/>ALA B <text:s/>65 <text:s text:c="5"/>46.950 <text:s/>20.965 <text:s/>27.776 <text:s/>1.00 28.45 <text:s text:c="10"/>N <text:s/></text:p>
      <text:p text:style-name="Preformatted_20_Text">ATOM <text:s text:c="2"/>1221 <text:s/>CA <text:s/>ALA B <text:s/>65 <text:s text:c="5"/>45.884 <text:s/>20.938 <text:s/>26.772 <text:s/>1.00 28.37 <text:s text:c="10"/>C <text:s/></text:p>
      <text:p text:style-name="Preformatted_20_Text">ATOM <text:s text:c="2"/>1222 <text:s/>C <text:s text:c="2"/>ALA B <text:s/>65 <text:s text:c="5"/>44.482 <text:s/>21.098 <text:s/>27.366 <text:s/>1.00 28.46 <text:s text:c="10"/>C <text:s/></text:p>
      <text:p text:style-name="Preformatted_20_Text">ATOM <text:s text:c="2"/>1223 <text:s/>O <text:s text:c="2"/>ALA B <text:s/>65 <text:s text:c="5"/>43.626 <text:s/>21.781 <text:s/>26.819 <text:s/>1.00 27.68 <text:s text:c="10"/>O <text:s/></text:p>
      <text:p text:style-name="Preformatted_20_Text">ATOM <text:s text:c="2"/>1224 <text:s/>CB <text:s/>ALA B <text:s/>65 <text:s text:c="5"/>45.955 <text:s/>19.623 <text:s/>25.961 <text:s/>1.00 28.12 <text:s text:c="10"/>C <text:s/></text:p>
      <text:p text:style-name="Preformatted_20_Text">ATOM <text:s text:c="2"/>1225 <text:s/>N <text:s text:c="2"/>THR B <text:s/>66 <text:s text:c="5"/>44.246 <text:s/>20.434 <text:s/>28.485 <text:s/>1.00 29.02 <text:s text:c="10"/>N <text:s/></text:p>
      <text:p text:style-name="Preformatted_20_Text">ATOM <text:s text:c="2"/>1226 <text:s/>CA <text:s/>THR B <text:s/>66 <text:s text:c="5"/>42.917 <text:s/>20.379 <text:s/>29.090 <text:s/>1.00 29.11 <text:s text:c="10"/>C <text:s/></text:p>
      <text:p text:style-name="Preformatted_20_Text">ATOM <text:s text:c="2"/>1227 <text:s/>C <text:s text:c="2"/>THR B <text:s/>66 <text:s text:c="5"/>42.566 <text:s/>21.747 <text:s/>29.695 <text:s/>1.00 29.51 <text:s text:c="10"/>C <text:s/></text:p>
      <text:p text:style-name="Preformatted_20_Text">ATOM <text:s text:c="2"/>1228 <text:s/>O <text:s text:c="2"/>THR B <text:s/>66 <text:s text:c="5"/>41.459 <text:s/>22.260 <text:s/>29.527 <text:s/>1.00 27.85 <text:s text:c="10"/>O <text:s/></text:p>
      <text:p text:style-name="Preformatted_20_Text">ATOM <text:s text:c="2"/>1229 <text:s/>CB <text:s/>THR B <text:s/>66 <text:s text:c="5"/>42.885 <text:s/>19.271 <text:s/>30.160 <text:s/>1.00 29.41 <text:s text:c="10"/>C <text:s/></text:p>
      <text:p text:style-name="Preformatted_20_Text">ATOM <text:s text:c="2"/>1230 <text:s/>OG1 THR B <text:s/>66 <text:s text:c="5"/>42.877 <text:s/>17.984 <text:s/>29.502 <text:s/>1.00 28.68 <text:s text:c="10"/>O <text:s/></text:p>
      <text:p text:style-name="Preformatted_20_Text">ATOM <text:s text:c="2"/>1231 <text:s/>CG2 THR B <text:s/>66 <text:s text:c="5"/>41.569 <text:s/>19.330 <text:s/>30.974 <text:s/>1.00 28.73 <text:s text:c="10"/>C <text:s/></text:p>
      <text:p text:style-name="Preformatted_20_Text">ATOM <text:s text:c="2"/>1232 <text:s/>N <text:s text:c="2"/>ASN B <text:s/>67 <text:s text:c="5"/>43.536 <text:s/>22.326 <text:s/>30.376 <text:s/>1.00 29.36 <text:s text:c="10"/>N <text:s/></text:p>
      <text:p text:style-name="Preformatted_20_Text">ATOM <text:s text:c="2"/>1233 <text:s/>CA <text:s/>ASN B <text:s/>67 <text:s text:c="5"/>43.389 <text:s/>23.674 <text:s/>30.857 <text:s/>1.00 30.89 <text:s text:c="10"/>C <text:s/></text:p>
      <text:p text:style-name="Preformatted_20_Text">ATOM <text:s text:c="2"/>1234 <text:s/>C <text:s text:c="2"/>ASN B <text:s/>67 <text:s text:c="5"/>43.278 <text:s/>24.717 <text:s/>29.746 <text:s/>1.00 31.75 <text:s text:c="10"/>C <text:s/></text:p>
      <text:p text:style-name="Preformatted_20_Text"><text:soft-page-break/>ATOM <text:s text:c="2"/>1235 <text:s/>O <text:s text:c="2"/>ASN B <text:s/>67 <text:s text:c="5"/>42.504 <text:s/>25.657 <text:s/>29.888 <text:s/>1.00 31.48 <text:s text:c="10"/>O <text:s/></text:p>
      <text:p text:style-name="Preformatted_20_Text">ATOM <text:s text:c="2"/>1236 <text:s/>CB <text:s/>ASN B <text:s/>67 <text:s text:c="5"/>44.541 <text:s/>24.033 <text:s/>31.787 <text:s/>1.00 31.18 <text:s text:c="10"/>C <text:s/></text:p>
      <text:p text:style-name="Preformatted_20_Text">ATOM <text:s text:c="2"/>1237 <text:s/>CG <text:s/>ASN B <text:s/>67 <text:s text:c="5"/>44.449 <text:s/>23.302 <text:s/>33.130 <text:s/>1.00 33.39 <text:s text:c="10"/>C <text:s/></text:p>
      <text:p text:style-name="Preformatted_20_Text">ATOM <text:s text:c="2"/>1238 <text:s/>OD1 ASN B <text:s/>67 <text:s text:c="5"/>45.429 <text:s/>22.745 <text:s/>33.592 <text:s/>1.00 39.59 <text:s text:c="10"/>O <text:s/></text:p>
      <text:p text:style-name="Preformatted_20_Text">ATOM <text:s text:c="2"/>1239 <text:s/>ND2 ASN B <text:s/>67 <text:s text:c="5"/>43.286 <text:s/>23.338 <text:s/>33.765 <text:s/>1.00 30.96 <text:s text:c="10"/>N <text:s/></text:p>
      <text:p text:style-name="Preformatted_20_Text">ATOM <text:s text:c="2"/>1240 <text:s/>N <text:s text:c="2"/>ALA B <text:s/>68 <text:s text:c="5"/>44.012 <text:s/>24.540 <text:s/>28.640 <text:s/>1.00 32.04 <text:s text:c="10"/>N <text:s/></text:p>
      <text:p text:style-name="Preformatted_20_Text">ATOM <text:s text:c="2"/>1241 <text:s/>CA <text:s/>ALA B <text:s/>68 <text:s text:c="5"/>43.919 <text:s/>25.478 <text:s/>27.534 <text:s/>1.00 31.97 <text:s text:c="10"/>C <text:s/></text:p>
      <text:p text:style-name="Preformatted_20_Text">ATOM <text:s text:c="2"/>1242 <text:s/>C <text:s text:c="2"/>ALA B <text:s/>68 <text:s text:c="5"/>42.505 <text:s/>25.458 <text:s/>26.979 <text:s/>1.00 32.44 <text:s text:c="10"/>C <text:s/></text:p>
      <text:p text:style-name="Preformatted_20_Text">ATOM <text:s text:c="2"/>1243 <text:s/>O <text:s text:c="2"/>ALA B <text:s/>68 <text:s text:c="5"/>41.905 <text:s/>26.500 <text:s/>26.763 <text:s/>1.00 33.27 <text:s text:c="10"/>O <text:s/></text:p>
      <text:p text:style-name="Preformatted_20_Text">ATOM <text:s text:c="2"/>1244 <text:s/>CB <text:s/>ALA B <text:s/>68 <text:s text:c="5"/>44.927 <text:s/>25.174 <text:s/>26.457 <text:s/>1.00 31.48 <text:s text:c="10"/>C <text:s/></text:p>
      <text:p text:style-name="Preformatted_20_Text">ATOM <text:s text:c="2"/>1245 <text:s/>N <text:s text:c="2"/>LEU B <text:s/>69 <text:s text:c="5"/>41.963 <text:s/>24.270 <text:s/>26.798 <text:s/>1.00 32.88 <text:s text:c="10"/>N <text:s/></text:p>
      <text:p text:style-name="Preformatted_20_Text">ATOM <text:s text:c="2"/>1246 <text:s/>CA <text:s/>LEU B <text:s/>69 <text:s text:c="5"/>40.614 <text:s/>24.094 <text:s/>26.256 <text:s/>1.00 33.55 <text:s text:c="10"/>C <text:s/></text:p>
      <text:p text:style-name="Preformatted_20_Text">ATOM <text:s text:c="2"/>1247 <text:s/>C <text:s text:c="2"/>LEU B <text:s/>69 <text:s text:c="5"/>39.526 <text:s/>24.688 <text:s/>27.147 <text:s/>1.00 32.73 <text:s text:c="10"/>C <text:s/></text:p>
      <text:p text:style-name="Preformatted_20_Text">ATOM <text:s text:c="2"/>1248 <text:s/>O <text:s text:c="2"/>LEU B <text:s/>69 <text:s text:c="5"/>38.644 <text:s/>25.389 <text:s/>26.680 <text:s/>1.00 32.27 <text:s text:c="10"/>O <text:s/></text:p>
      <text:p text:style-name="Preformatted_20_Text">ATOM <text:s text:c="2"/>1249 <text:s/>CB <text:s/>LEU B <text:s/>69 <text:s text:c="5"/>40.333 <text:s/>22.590 <text:s/>26.070 <text:s/>1.00 34.14 <text:s text:c="10"/>C <text:s/></text:p>
      <text:p text:style-name="Preformatted_20_Text">ATOM <text:s text:c="2"/>1250 <text:s/>CG <text:s/>LEU B <text:s/>69 <text:s text:c="5"/>38.929 <text:s/>22.085 <text:s/>25.740 <text:s/>1.00 37.30 <text:s text:c="10"/>C <text:s/></text:p>
      <text:p text:style-name="Preformatted_20_Text">ATOM <text:s text:c="2"/>1251 <text:s/>CD1 LEU B <text:s/>69 <text:s text:c="5"/>38.621 <text:s/>22.383 <text:s/>24.351 <text:s/>1.00 41.03 <text:s text:c="10"/>C <text:s/></text:p>
      <text:p text:style-name="Preformatted_20_Text">ATOM <text:s text:c="2"/>1252 <text:s/>CD2 LEU B <text:s/>69 <text:s text:c="5"/>38.891 <text:s/>20.615 <text:s/>25.883 <text:s/>1.00 41.98 <text:s text:c="10"/>C <text:s/></text:p>
      <text:p text:style-name="Preformatted_20_Text">ATOM <text:s text:c="2"/>1253 <text:s/>N <text:s text:c="2"/>ARG B <text:s/>70 <text:s text:c="5"/>39.570 <text:s/>24.361 <text:s/>28.429 <text:s/>1.00 32.09 <text:s text:c="10"/>N <text:s/></text:p>
      <text:p text:style-name="Preformatted_20_Text">ATOM <text:s text:c="2"/>1254 <text:s/>CA <text:s/>ARG B <text:s/>70 <text:s text:c="5"/>38.548 <text:s/>24.808 <text:s/>29.379 <text:s/>1.00 31.54 <text:s text:c="10"/>C <text:s/></text:p>
      <text:p text:style-name="Preformatted_20_Text">ATOM <text:s text:c="2"/>1255 <text:s/>C <text:s text:c="2"/>ARG B <text:s/>70 <text:s text:c="5"/>38.546 <text:s/>26.335 <text:s/>29.449 <text:s/>1.00 31.74 <text:s text:c="10"/>C <text:s/></text:p>
      <text:p text:style-name="Preformatted_20_Text">ATOM <text:s text:c="2"/>1256 <text:s/>O <text:s text:c="2"/>ARG B <text:s/>70 <text:s text:c="5"/>37.518 <text:s/>26.977 <text:s/>29.482 <text:s/>1.00 31.71 <text:s text:c="10"/>O <text:s/></text:p>
      <text:p text:style-name="Preformatted_20_Text">ATOM <text:s text:c="2"/>1257 <text:s/>CB <text:s/>ARG B <text:s/>70 <text:s text:c="5"/>38.847 <text:s/>24.260 <text:s/>30.753 <text:s/>1.00 30.86 <text:s text:c="10"/>C <text:s/></text:p>
      <text:p text:style-name="Preformatted_20_Text">ATOM <text:s text:c="2"/>1258 <text:s/>CG <text:s/>ARG B <text:s/>70 <text:s text:c="5"/>38.437 <text:s/>22.828 <text:s/>30.945 <text:s/>1.00 31.24 <text:s text:c="10"/>C <text:s/></text:p>
      <text:p text:style-name="Preformatted_20_Text">ATOM <text:s text:c="2"/>1259 <text:s/>CD <text:s/>ARG B <text:s/>70 <text:s text:c="5"/>38.842 <text:s/>22.324 <text:s/>32.315 <text:s/>1.00 30.49 <text:s text:c="10"/>C <text:s/></text:p>
      <text:p text:style-name="Preformatted_20_Text">ATOM <text:s text:c="2"/>1260 <text:s/>NE <text:s/>ARG B <text:s/>70 <text:s text:c="5"/>38.487 <text:s/>20.924 <text:s/>32.495 <text:s/>1.00 29.79 <text:s text:c="10"/>N <text:s/></text:p>
      <text:p text:style-name="Preformatted_20_Text">ATOM <text:s text:c="2"/>1261 <text:s/>CZ <text:s/>ARG B <text:s/>70 <text:s text:c="5"/>39.162 <text:s/>20.071 <text:s/>33.274 <text:s/>1.00 28.77 <text:s text:c="10"/>C <text:s/></text:p>
      <text:p text:style-name="Preformatted_20_Text">ATOM <text:s text:c="2"/>1262 <text:s/>NH1 ARG B <text:s/>70 <text:s text:c="5"/>40.220 <text:s/>20.463 <text:s/>33.985 <text:s/>1.00 27.21 <text:s text:c="10"/>N <text:s/></text:p>
      <text:p text:style-name="Preformatted_20_Text">ATOM <text:s text:c="2"/>1263 <text:s/>NH2 ARG B <text:s/>70 <text:s text:c="5"/>38.761 <text:s/>18.811 <text:s/>33.337 <text:s/>1.00 28.59 <text:s text:c="10"/>N <text:s/></text:p>
      <text:p text:style-name="Preformatted_20_Text">ATOM <text:s text:c="2"/>1264 <text:s/>N <text:s text:c="2"/>SER B <text:s/>71 <text:s text:c="5"/>39.735 <text:s/>26.889 <text:s/>29.380 <text:s/>1.00 31.99 <text:s text:c="10"/>N <text:s/></text:p>
      <text:p text:style-name="Preformatted_20_Text">ATOM <text:s text:c="2"/>1265 <text:s/>CA <text:s/>SER B <text:s/>71 <text:s text:c="5"/>39.966 <text:s/>28.276 <text:s/>29.653 <text:s/>1.00 32.58 <text:s text:c="10"/>C <text:s/></text:p>
      <text:p text:style-name="Preformatted_20_Text">ATOM <text:s text:c="2"/>1266 <text:s/>C <text:s text:c="2"/>SER B <text:s/>71 <text:s text:c="5"/>39.749 <text:s/>29.176 <text:s/>28.431 <text:s/>1.00 32.06 <text:s text:c="10"/>C <text:s/></text:p>
      <text:p text:style-name="Preformatted_20_Text">ATOM <text:s text:c="2"/>1267 <text:s/>O <text:s text:c="2"/>SER B <text:s/>71 <text:s text:c="5"/>39.302 <text:s/>30.284 <text:s/>28.570 <text:s/>1.00 32.08 <text:s text:c="10"/>O <text:s/></text:p>
      <text:p text:style-name="Preformatted_20_Text">ATOM <text:s text:c="2"/>1268 <text:s/>CB <text:s/>SER B <text:s/>71 <text:s text:c="5"/>41.402 <text:s/>28.395 <text:s/>30.070 <text:s/>1.00 32.76 <text:s text:c="10"/>C <text:s/></text:p>
      <text:p text:style-name="Preformatted_20_Text">ATOM <text:s text:c="2"/>1269 <text:s/>OG <text:s/>SER B <text:s/>71 <text:s text:c="5"/>41.529 <text:s/>29.227 <text:s/>31.147 <text:s/>1.00 38.88 <text:s text:c="10"/>O <text:s/></text:p>
      <text:p text:style-name="Preformatted_20_Text">ATOM <text:s text:c="2"/>1270 <text:s/>N <text:s text:c="2"/>MET B <text:s/>72 <text:s text:c="5"/>40.065 <text:s/>28.696 <text:s/>27.237 <text:s/>1.00 31.77 <text:s text:c="10"/>N <text:s/></text:p>
      <text:p text:style-name="Preformatted_20_Text">ATOM <text:s text:c="2"/>1271 <text:s/>CA <text:s/>MET B <text:s/>72 <text:s text:c="5"/>40.069 <text:s/>29.550 <text:s/>26.038 <text:s/>1.00 31.77 <text:s text:c="10"/>C <text:s/></text:p>
      <text:p text:style-name="Preformatted_20_Text">ATOM <text:s text:c="2"/>1272 <text:s/>C <text:s text:c="2"/>MET B <text:s/>72 <text:s text:c="5"/>38.926 <text:s/>29.263 <text:s/>25.081 <text:s/>1.00 31.43 <text:s text:c="10"/>C <text:s/></text:p>
      <text:p text:style-name="Preformatted_20_Text">ATOM <text:s text:c="2"/>1273 <text:s/>O <text:s text:c="2"/>MET B <text:s/>72 <text:s text:c="5"/>38.820 <text:s/>29.891 <text:s/>24.032 <text:s/>1.00 29.96 <text:s text:c="10"/>O <text:s/></text:p>
      <text:p text:style-name="Preformatted_20_Text">ATOM <text:s text:c="2"/>1274 <text:s/>CB <text:s/>MET B <text:s/>72 <text:s text:c="5"/>41.379 <text:s/>29.402 <text:s/>25.285 <text:s/>1.00 31.57 <text:s text:c="10"/>C <text:s/></text:p>
      <text:p text:style-name="Preformatted_20_Text">ATOM <text:s text:c="2"/>1275 <text:s/>CG <text:s/>MET B <text:s/>72 <text:s text:c="5"/>42.570 <text:s/>29.871 <text:s/>26.055 <text:s/>1.00 32.32 <text:s text:c="10"/>C <text:s/></text:p>
      <text:p text:style-name="Preformatted_20_Text">ATOM <text:s text:c="2"/>1276 <text:s/>SD <text:s/>MET B <text:s/>72 <text:s text:c="5"/>42.577 <text:s/>31.602 <text:s/>26.475 <text:s/>1.00 36.13 <text:s text:c="10"/>S <text:s/></text:p>
      <text:p text:style-name="Preformatted_20_Text">ATOM <text:s text:c="2"/>1277 <text:s/>CE <text:s/>MET B <text:s/>72 <text:s text:c="5"/>42.803 <text:s/>32.345 <text:s/>24.897 <text:s/>1.00 39.44 <text:s text:c="10"/>C <text:s/></text:p>
      <text:p text:style-name="Preformatted_20_Text">ATOM <text:s text:c="2"/>1278 <text:s/>N <text:s text:c="2"/>GLN B <text:s/>73 <text:s text:c="5"/>38.075 <text:s/>28.304 <text:s/>25.441 <text:s/>1.00 31.46 <text:s text:c="10"/>N <text:s/></text:p>
      <text:p text:style-name="Preformatted_20_Text">ATOM <text:s text:c="2"/>1279 <text:s/>CA <text:s/>GLN B <text:s/>73 <text:s text:c="5"/>36.892 <text:s/>28.018 <text:s/>24.644 <text:s/>1.00 31.82 <text:s text:c="10"/>C <text:s/></text:p>
      <text:p text:style-name="Preformatted_20_Text">ATOM <text:s text:c="2"/>1280 <text:s/>C <text:s text:c="2"/>GLN B <text:s/>73 <text:s text:c="5"/>36.103 <text:s/>29.313 <text:s/>24.417 <text:s/>1.00 31.91 <text:s text:c="10"/>C <text:s/></text:p>
      <text:p text:style-name="Preformatted_20_Text">ATOM <text:s text:c="2"/>1281 <text:s/>O <text:s text:c="2"/>GLN B <text:s/>73 <text:s text:c="5"/>35.802 <text:s/>30.038 <text:s/>25.352 <text:s/>1.00 32.83 <text:s text:c="10"/>O <text:s/></text:p>
      <text:p text:style-name="Preformatted_20_Text">ATOM <text:s text:c="2"/>1282 <text:s/>CB <text:s/>GLN B <text:s/>73 <text:s text:c="5"/>36.024 <text:s/>26.959 <text:s/>25.331 <text:s/>1.00 31.34 <text:s text:c="10"/>C <text:s/></text:p>
      <text:p text:style-name="Preformatted_20_Text">ATOM <text:s text:c="2"/>1283 <text:s/>CG <text:s/>GLN B <text:s/>73 <text:s text:c="5"/>34.878 <text:s/>26.491 <text:s/>24.493 <text:s/>1.00 31.45 <text:s text:c="10"/>C <text:s/></text:p>
      <text:p text:style-name="Preformatted_20_Text">ATOM <text:s text:c="2"/>1284 <text:s/>CD <text:s/>GLN B <text:s/>73 <text:s text:c="5"/>35.315 <text:s/>25.615 <text:s/>23.361 <text:s/>1.00 32.73 <text:s text:c="10"/>C <text:s/></text:p>
      <text:p text:style-name="Preformatted_20_Text">ATOM <text:s text:c="2"/>1285 <text:s/>OE1 GLN B <text:s/>73 <text:s text:c="5"/>35.456 <text:s/>26.088 <text:s/>22.225 <text:s/>1.00 33.69 <text:s text:c="10"/>O <text:s/></text:p>
      <text:p text:style-name="Preformatted_20_Text">ATOM <text:s text:c="2"/>1286 <text:s/>NE2 GLN B <text:s/>73 <text:s text:c="5"/>35.546 <text:s/>24.343 <text:s/>23.651 <text:s/>1.00 28.80 <text:s text:c="10"/>N <text:s/></text:p>
      <text:p text:style-name="Preformatted_20_Text">ATOM <text:s text:c="2"/>1287 <text:s/>N <text:s text:c="2"/>GLY B <text:s/>74 <text:s text:c="5"/>35.832 <text:s/>29.627 <text:s/>23.161 <text:s/>1.00 32.53 <text:s text:c="10"/>N <text:s/></text:p>
      <text:p text:style-name="Preformatted_20_Text">ATOM <text:s text:c="2"/>1288 <text:s/>CA <text:s/>GLY B <text:s/>74 <text:s text:c="5"/>35.027 <text:s/>30.790 <text:s/>22.806 <text:s/>1.00 32.06 <text:s text:c="10"/>C <text:s/></text:p>
      <text:p text:style-name="Preformatted_20_Text">ATOM <text:s text:c="2"/>1289 <text:s/>C <text:s text:c="2"/>GLY B <text:s/>74 <text:s text:c="5"/>35.716 <text:s/>32.135 <text:s/>22.836 <text:s/>1.00 31.79 <text:s text:c="10"/>C <text:s/></text:p>
      <text:p text:style-name="Preformatted_20_Text">ATOM <text:s text:c="2"/>1290 <text:s/>O <text:s text:c="2"/>GLY B <text:s/>74 <text:s text:c="5"/>35.092 <text:s/>33.129 <text:s/>22.570 <text:s/>1.00 32.25 <text:s text:c="10"/>O <text:s/></text:p>
      <text:p text:style-name="Preformatted_20_Text">ATOM <text:s text:c="2"/>1291 <text:s/>N <text:s text:c="2"/>PHE B <text:s/>75 <text:s text:c="5"/>36.997 <text:s/>32.175 <text:s/>23.152 <text:s/>1.00 31.70 <text:s text:c="10"/>N <text:s/></text:p>
      <text:p text:style-name="Preformatted_20_Text">ATOM <text:s text:c="2"/>1292 <text:s/>CA <text:s/>PHE B <text:s/>75 <text:s text:c="5"/>37.743 <text:s/>33.423 <text:s/>23.211 <text:s/>1.00 31.91 <text:s text:c="10"/>C <text:s/></text:p>
      <text:p text:style-name="Preformatted_20_Text">ATOM <text:s text:c="2"/>1293 <text:s/>C <text:s text:c="2"/>PHE B <text:s/>75 <text:s text:c="5"/>37.827 <text:s/>34.054 <text:s/>21.807 <text:s/>1.00 32.11 <text:s text:c="10"/>C <text:s/></text:p>
      <text:p text:style-name="Preformatted_20_Text"><text:soft-page-break/>ATOM <text:s text:c="2"/>1294 <text:s/>O <text:s text:c="2"/>PHE B <text:s/>75 <text:s text:c="5"/>38.163 <text:s/>33.350 <text:s/>20.837 <text:s/>1.00 31.63 <text:s text:c="10"/>O <text:s/></text:p>
      <text:p text:style-name="Preformatted_20_Text">ATOM <text:s text:c="2"/>1295 <text:s/>CB <text:s/>PHE B <text:s/>75 <text:s text:c="5"/>39.134 <text:s/>33.138 <text:s/>23.751 <text:s/>1.00 32.13 <text:s text:c="10"/>C <text:s/></text:p>
      <text:p text:style-name="Preformatted_20_Text">ATOM <text:s text:c="2"/>1296 <text:s/>CG <text:s/>PHE B <text:s/>75 <text:s text:c="5"/>39.983 <text:s/>34.347 <text:s/>23.931 <text:s/>1.00 32.06 <text:s text:c="10"/>C <text:s/></text:p>
      <text:p text:style-name="Preformatted_20_Text">ATOM <text:s text:c="2"/>1297 <text:s/>CD1 PHE B <text:s/>75 <text:s text:c="5"/>39.896 <text:s/>35.103 <text:s/>25.082 <text:s/>1.00 33.29 <text:s text:c="10"/>C <text:s/></text:p>
      <text:p text:style-name="Preformatted_20_Text">ATOM <text:s text:c="2"/>1298 <text:s/>CD2 PHE B <text:s/>75 <text:s text:c="5"/>40.911 <text:s/>34.710 <text:s/>22.953 <text:s/>1.00 33.04 <text:s text:c="10"/>C <text:s/></text:p>
      <text:p text:style-name="Preformatted_20_Text">ATOM <text:s text:c="2"/>1299 <text:s/>CE1 PHE B <text:s/>75 <text:s text:c="5"/>40.710 <text:s/>36.231 <text:s/>25.253 <text:s/>1.00 34.07 <text:s text:c="10"/>C <text:s/></text:p>
      <text:p text:style-name="Preformatted_20_Text">ATOM <text:s text:c="2"/>1300 <text:s/>CE2 PHE B <text:s/>75 <text:s text:c="5"/>41.714 <text:s/>35.837 <text:s/>23.114 <text:s/>1.00 33.98 <text:s text:c="10"/>C <text:s/></text:p>
      <text:p text:style-name="Preformatted_20_Text">ATOM <text:s text:c="2"/>1301 <text:s/>CZ <text:s/>PHE B <text:s/>75 <text:s text:c="5"/>41.610 <text:s/>36.602 <text:s/>24.253 <text:s/>1.00 33.67 <text:s text:c="10"/>C <text:s/></text:p>
      <text:p text:style-name="Preformatted_20_Text">ATOM <text:s text:c="2"/>1302 <text:s/>N <text:s text:c="2"/>PRO B <text:s/>76 <text:s text:c="5"/>37.478 <text:s/>35.343 <text:s/>21.683 <text:s/>1.00 31.90 <text:s text:c="10"/>N <text:s/></text:p>
      <text:p text:style-name="Preformatted_20_Text">ATOM <text:s text:c="2"/>1303 <text:s/>CA <text:s/>PRO B <text:s/>76 <text:s text:c="5"/>37.515 <text:s/>36.032 <text:s/>20.384 <text:s/>1.00 31.91 <text:s text:c="10"/>C <text:s/></text:p>
      <text:p text:style-name="Preformatted_20_Text">ATOM <text:s text:c="2"/>1304 <text:s/>C <text:s text:c="2"/>PRO B <text:s/>76 <text:s text:c="5"/>38.923 <text:s/>36.414 <text:s/>19.914 <text:s/>1.00 31.90 <text:s text:c="10"/>C <text:s/></text:p>
      <text:p text:style-name="Preformatted_20_Text">ATOM <text:s text:c="2"/>1305 <text:s/>O <text:s text:c="2"/>PRO B <text:s/>76 <text:s text:c="5"/>39.459 <text:s/>37.451 <text:s/>20.277 <text:s/>1.00 32.43 <text:s text:c="10"/>O <text:s/></text:p>
      <text:p text:style-name="Preformatted_20_Text">ATOM <text:s text:c="2"/>1306 <text:s/>CB <text:s/>PRO B <text:s/>76 <text:s text:c="5"/>36.624 <text:s/>37.267 <text:s/>20.602 <text:s/>1.00 32.00 <text:s text:c="10"/>C <text:s/></text:p>
      <text:p text:style-name="Preformatted_20_Text">ATOM <text:s text:c="2"/>1307 <text:s/>CG <text:s/>PRO B <text:s/>76 <text:s text:c="5"/>35.984 <text:s/>37.051 <text:s/>21.959 <text:s/>1.00 32.44 <text:s text:c="10"/>C <text:s/></text:p>
      <text:p text:style-name="Preformatted_20_Text">ATOM <text:s text:c="2"/>1308 <text:s/>CD <text:s/>PRO B <text:s/>76 <text:s text:c="5"/>36.948 <text:s/>36.219 <text:s/>22.738 <text:s/>1.00 32.15 <text:s text:c="10"/>C <text:s/></text:p>
      <text:p text:style-name="Preformatted_20_Text">ATOM <text:s text:c="2"/>1309 <text:s/>N <text:s text:c="2"/>PHE B <text:s/>77 <text:s text:c="5"/>39.492 <text:s/>35.554 <text:s/>19.073 <text:s/>1.00 31.53 <text:s text:c="10"/>N <text:s/></text:p>
      <text:p text:style-name="Preformatted_20_Text">ATOM <text:s text:c="2"/>1310 <text:s/>CA <text:s/>PHE B <text:s/>77 <text:s text:c="5"/>40.833 <text:s/>35.697 <text:s/>18.539 <text:s/>1.00 30.77 <text:s text:c="10"/>C <text:s/></text:p>
      <text:p text:style-name="Preformatted_20_Text">ATOM <text:s text:c="2"/>1311 <text:s/>C <text:s text:c="2"/>PHE B <text:s/>77 <text:s text:c="5"/>40.673 <text:s/>36.329 <text:s/>17.167 <text:s/>1.00 30.81 <text:s text:c="10"/>C <text:s/></text:p>
      <text:p text:style-name="Preformatted_20_Text">ATOM <text:s text:c="2"/>1312 <text:s/>O <text:s text:c="2"/>PHE B <text:s/>77 <text:s text:c="5"/>40.010 <text:s/>35.767 <text:s/>16.306 <text:s/>1.00 30.65 <text:s text:c="10"/>O <text:s/></text:p>
      <text:p text:style-name="Preformatted_20_Text">ATOM <text:s text:c="2"/>1313 <text:s/>CB <text:s/>PHE B <text:s/>77 <text:s text:c="5"/>41.391 <text:s/>34.272 <text:s/>18.443 <text:s/>1.00 31.14 <text:s text:c="10"/>C <text:s/></text:p>
      <text:p text:style-name="Preformatted_20_Text">ATOM <text:s text:c="2"/>1314 <text:s/>CG <text:s/>PHE B <text:s/>77 <text:s text:c="5"/>42.858 <text:s/>34.161 <text:s/>18.116 <text:s/>1.00 29.75 <text:s text:c="10"/>C <text:s/></text:p>
      <text:p text:style-name="Preformatted_20_Text">ATOM <text:s text:c="2"/>1315 <text:s/>CD1 PHE B <text:s/>77 <text:s text:c="5"/>43.810 <text:s/>34.792 <text:s/>18.875 <text:s/>1.00 29.13 <text:s text:c="10"/>C <text:s/></text:p>
      <text:p text:style-name="Preformatted_20_Text">ATOM <text:s text:c="2"/>1316 <text:s/>CD2 PHE B <text:s/>77 <text:s text:c="5"/>43.271 <text:s/>33.335 <text:s/>17.087 <text:s/>1.00 30.92 <text:s text:c="10"/>C <text:s/></text:p>
      <text:p text:style-name="Preformatted_20_Text">ATOM <text:s text:c="2"/>1317 <text:s/>CE1 PHE B <text:s/>77 <text:s text:c="5"/>45.145 <text:s/>34.640 <text:s/>18.589 <text:s/>1.00 30.21 <text:s text:c="10"/>C <text:s/></text:p>
      <text:p text:style-name="Preformatted_20_Text">ATOM <text:s text:c="2"/>1318 <text:s/>CE2 PHE B <text:s/>77 <text:s text:c="5"/>44.626 <text:s/>33.188 <text:s/>16.783 <text:s/>1.00 31.11 <text:s text:c="10"/>C <text:s/></text:p>
      <text:p text:style-name="Preformatted_20_Text">ATOM <text:s text:c="2"/>1319 <text:s/>CZ <text:s/>PHE B <text:s/>77 <text:s text:c="5"/>45.552 <text:s/>33.832 <text:s/>17.536 <text:s/>1.00 29.68 <text:s text:c="10"/>C <text:s/></text:p>
      <text:p text:style-name="Preformatted_20_Text">ATOM <text:s text:c="2"/>1320 <text:s/>N <text:s text:c="2"/>TYR B <text:s/>78 <text:s text:c="5"/>41.283 <text:s/>37.491 <text:s/>16.953 <text:s/>1.00 31.38 <text:s text:c="10"/>N <text:s/></text:p>
      <text:p text:style-name="Preformatted_20_Text">ATOM <text:s text:c="2"/>1321 <text:s/>CA <text:s/>TYR B <text:s/>78 <text:s text:c="5"/>41.012 <text:s/>38.301 <text:s/>15.758 <text:s/>1.00 31.96 <text:s text:c="10"/>C <text:s/></text:p>
      <text:p text:style-name="Preformatted_20_Text">ATOM <text:s text:c="2"/>1322 <text:s/>C <text:s text:c="2"/>TYR B <text:s/>78 <text:s text:c="5"/>39.501 <text:s/>38.467 <text:s/>15.643 <text:s/>1.00 32.42 <text:s text:c="10"/>C <text:s/></text:p>
      <text:p text:style-name="Preformatted_20_Text">ATOM <text:s text:c="2"/>1323 <text:s/>O <text:s text:c="2"/>TYR B <text:s/>78 <text:s text:c="5"/>38.924 <text:s/>38.263 <text:s/>14.606 <text:s/>1.00 31.60 <text:s text:c="10"/>O <text:s/></text:p>
      <text:p text:style-name="Preformatted_20_Text">ATOM <text:s text:c="2"/>1324 <text:s/>CB <text:s/>TYR B <text:s/>78 <text:s text:c="5"/>41.604 <text:s/>37.656 <text:s/>14.473 <text:s/>1.00 32.37 <text:s text:c="10"/>C <text:s/></text:p>
      <text:p text:style-name="Preformatted_20_Text">ATOM <text:s text:c="2"/>1325 <text:s/>CG <text:s/>TYR B <text:s/>78 <text:s text:c="5"/>43.115 <text:s/>37.666 <text:s/>14.414 <text:s/>1.00 32.11 <text:s text:c="10"/>C <text:s/></text:p>
      <text:p text:style-name="Preformatted_20_Text">ATOM <text:s text:c="2"/>1326 <text:s/>CD1 TYR B <text:s/>78 <text:s text:c="5"/>43.850 <text:s/>36.509 <text:s/>14.701 <text:s/>1.00 34.59 <text:s text:c="10"/>C <text:s/></text:p>
      <text:p text:style-name="Preformatted_20_Text">ATOM <text:s text:c="2"/>1327 <text:s/>CD2 TYR B <text:s/>78 <text:s text:c="5"/>43.816 <text:s/>38.815 <text:s/>14.078 <text:s/>1.00 31.96 <text:s text:c="10"/>C <text:s/></text:p>
      <text:p text:style-name="Preformatted_20_Text">ATOM <text:s text:c="2"/>1328 <text:s/>CE1 TYR B <text:s/>78 <text:s text:c="5"/>45.242 <text:s/>36.507 <text:s/>14.654 <text:s/>1.00 32.68 <text:s text:c="10"/>C <text:s/></text:p>
      <text:p text:style-name="Preformatted_20_Text">ATOM <text:s text:c="2"/>1329 <text:s/>CE2 TYR B <text:s/>78 <text:s text:c="5"/>45.212 <text:s/>38.819 <text:s/>14.042 <text:s/>1.00 32.91 <text:s text:c="10"/>C <text:s/></text:p>
      <text:p text:style-name="Preformatted_20_Text">ATOM <text:s text:c="2"/>1330 <text:s/>CZ <text:s/>TYR B <text:s/>78 <text:s text:c="5"/>45.909 <text:s/>37.655 <text:s/>14.318 <text:s/>1.00 32.33 <text:s text:c="10"/>C <text:s/></text:p>
      <text:p text:style-name="Preformatted_20_Text">ATOM <text:s text:c="2"/>1331 <text:s/>OH <text:s/>TYR B <text:s/>78 <text:s text:c="5"/>47.281 <text:s/>37.622 <text:s/>14.297 <text:s/>1.00 33.73 <text:s text:c="10"/>O <text:s/></text:p>
      <text:p text:style-name="Preformatted_20_Text">ATOM <text:s text:c="2"/>1332 <text:s/>N <text:s text:c="2"/>ASP B <text:s/>79 <text:s text:c="5"/>38.872 <text:s/>38.779 <text:s/>16.769 <text:s/>1.00 34.11 <text:s text:c="10"/>N <text:s/></text:p>
      <text:p text:style-name="Preformatted_20_Text">ATOM <text:s text:c="2"/>1333 <text:s/>CA <text:s/>ASP B <text:s/>79 <text:s text:c="5"/>37.443 <text:s/>38.997 <text:s/>16.860 <text:s/>1.00 35.23 <text:s text:c="10"/>C <text:s/></text:p>
      <text:p text:style-name="Preformatted_20_Text">ATOM <text:s text:c="2"/>1334 <text:s/>C <text:s text:c="2"/>ASP B <text:s/>79 <text:s text:c="5"/>36.528 <text:s/>37.838 <text:s/>16.459 <text:s/>1.00 35.90 <text:s text:c="10"/>C <text:s/></text:p>
      <text:p text:style-name="Preformatted_20_Text">ATOM <text:s text:c="2"/>1335 <text:s/>O <text:s text:c="2"/>ASP B <text:s/>79 <text:s text:c="5"/>35.384 <text:s/>38.075 <text:s/>16.129 <text:s/>1.00 36.44 <text:s text:c="10"/>O <text:s/></text:p>
      <text:p text:style-name="Preformatted_20_Text">ATOM <text:s text:c="2"/>1336 <text:s/>CB <text:s/>ASP B <text:s/>79 <text:s text:c="5"/>37.061 <text:s/>40.258 <text:s/>16.068 <text:s/>1.00 35.13 <text:s text:c="10"/>C <text:s/></text:p>
      <text:p text:style-name="Preformatted_20_Text">ATOM <text:s text:c="2"/>1337 <text:s/>CG <text:s/>ASP B <text:s/>79 <text:s text:c="5"/>35.756 <text:s/>40.848 <text:s/>16.539 <text:s/>1.00 36.34 <text:s text:c="10"/>C <text:s/></text:p>
      <text:p text:style-name="Preformatted_20_Text">ATOM <text:s text:c="2"/>1338 <text:s/>OD1 ASP B <text:s/>79 <text:s text:c="5"/>35.341 <text:s/>40.526 <text:s/>17.679 <text:s/>1.00 36.56 <text:s text:c="10"/>O <text:s/></text:p>
      <text:p text:style-name="Preformatted_20_Text">ATOM <text:s text:c="2"/>1339 <text:s/>OD2 ASP B <text:s/>79 <text:s text:c="5"/>35.071 <text:s/>41.624 <text:s/>15.845 <text:s/>1.00 38.10 <text:s text:c="10"/>O <text:s/></text:p>
      <text:p text:style-name="Preformatted_20_Text">ATOM <text:s text:c="2"/>1340 <text:s/>N <text:s text:c="2"/>LYS B <text:s/>80 <text:s text:c="5"/>37.012 <text:s/>36.603 <text:s/>16.491 <text:s/>1.00 36.81 <text:s text:c="10"/>N <text:s/></text:p>
      <text:p text:style-name="Preformatted_20_Text">ATOM <text:s text:c="2"/>1341 <text:s/>CA <text:s/>LYS B <text:s/>80 <text:s text:c="5"/>36.181 <text:s/>35.436 <text:s/>16.171 <text:s/>1.00 38.06 <text:s text:c="10"/>C <text:s/></text:p>
      <text:p text:style-name="Preformatted_20_Text">ATOM <text:s text:c="2"/>1342 <text:s/>C <text:s text:c="2"/>LYS B <text:s/>80 <text:s text:c="5"/>36.340 <text:s/>34.402 <text:s/>17.266 <text:s/>1.00 38.00 <text:s text:c="10"/>C <text:s/></text:p>
      <text:p text:style-name="Preformatted_20_Text">ATOM <text:s text:c="2"/>1343 <text:s/>O <text:s text:c="2"/>LYS B <text:s/>80 <text:s text:c="5"/>37.448 <text:s/>33.932 <text:s/>17.482 <text:s/>1.00 38.20 <text:s text:c="10"/>O <text:s/></text:p>
      <text:p text:style-name="Preformatted_20_Text">ATOM <text:s text:c="2"/>1344 <text:s/>CB <text:s/>LYS B <text:s/>80 <text:s text:c="5"/>36.655 <text:s/>34.759 <text:s/>14.899 <text:s/>1.00 38.93 <text:s text:c="10"/>C <text:s/></text:p>
      <text:p text:style-name="Preformatted_20_Text">ATOM <text:s text:c="2"/>1345 <text:s/>CG <text:s/>LYS B <text:s/>80 <text:s text:c="5"/>36.123 <text:s/>35.299 <text:s/>13.638 <text:s/>1.00 42.14 <text:s text:c="10"/>C <text:s/></text:p>
      <text:p text:style-name="Preformatted_20_Text">ATOM <text:s text:c="2"/>1346 <text:s/>CD <text:s/>LYS B <text:s/>80 <text:s text:c="5"/>36.470 <text:s/>34.342 <text:s/>12.486 <text:s/>1.00 47.35 <text:s text:c="10"/>C <text:s/></text:p>
      <text:p text:style-name="Preformatted_20_Text">ATOM <text:s text:c="2"/>1347 <text:s/>CE <text:s/>LYS B <text:s/>80 <text:s text:c="5"/>35.265 <text:s/>33.484 <text:s/>12.070 <text:s/>1.00 49.15 <text:s text:c="10"/>C <text:s/></text:p>
      <text:p text:style-name="Preformatted_20_Text">ATOM <text:s text:c="2"/>1348 <text:s/>NZ <text:s/>LYS B <text:s/>80 <text:s text:c="5"/>35.692 <text:s/>32.437 <text:s/>11.127 <text:s/>1.00 49.11 <text:s text:c="10"/>N <text:s/></text:p>
      <text:p text:style-name="Preformatted_20_Text">ATOM <text:s text:c="2"/>1349 <text:s/>N <text:s text:c="2"/>PRO B <text:s/>81 <text:s text:c="5"/>35.265 <text:s/>34.017 <text:s/>17.941 <text:s/>1.00 38.07 <text:s text:c="10"/>N <text:s/></text:p>
      <text:p text:style-name="Preformatted_20_Text">ATOM <text:s text:c="2"/>1350 <text:s/>CA <text:s/>PRO B <text:s/>81 <text:s text:c="5"/>35.384 <text:s/>33.068 <text:s/>19.059 <text:s/>1.00 37.98 <text:s text:c="10"/>C <text:s/></text:p>
      <text:p text:style-name="Preformatted_20_Text">ATOM <text:s text:c="2"/>1351 <text:s/>C <text:s text:c="2"/>PRO B <text:s/>81 <text:s text:c="5"/>35.916 <text:s/>31.710 <text:s/>18.624 <text:s/>1.00 37.82 <text:s text:c="10"/>C <text:s/></text:p>
      <text:p text:style-name="Preformatted_20_Text">ATOM <text:s text:c="2"/>1352 <text:s/>O <text:s text:c="2"/>PRO B <text:s/>81 <text:s text:c="5"/>35.328 <text:s/>31.123 <text:s/>17.730 <text:s/>1.00 38.10 <text:s text:c="10"/>O <text:s/></text:p>
      <text:p text:style-name="Preformatted_20_Text"><text:soft-page-break/>ATOM <text:s text:c="2"/>1353 <text:s/>CB <text:s/>PRO B <text:s/>81 <text:s text:c="5"/>33.948 <text:s/>32.946 <text:s/>19.587 <text:s/>1.00 37.95 <text:s text:c="10"/>C <text:s/></text:p>
      <text:p text:style-name="Preformatted_20_Text">ATOM <text:s text:c="2"/>1354 <text:s/>CG <text:s/>PRO B <text:s/>81 <text:s text:c="5"/>33.222 <text:s/>34.111 <text:s/>19.034 <text:s/>1.00 38.03 <text:s text:c="10"/>C <text:s/></text:p>
      <text:p text:style-name="Preformatted_20_Text">ATOM <text:s text:c="2"/>1355 <text:s/>CD <text:s/>PRO B <text:s/>81 <text:s text:c="5"/>33.873 <text:s/>34.453 <text:s/>17.727 <text:s/>1.00 37.91 <text:s text:c="10"/>C <text:s/></text:p>
      <text:p text:style-name="Preformatted_20_Text">ATOM <text:s text:c="2"/>1356 <text:s/>N <text:s text:c="2"/>MET B <text:s/>82 <text:s text:c="5"/>36.993 <text:s/>31.229 <text:s/>19.249 <text:s/>1.00 37.67 <text:s text:c="10"/>N <text:s/></text:p>
      <text:p text:style-name="Preformatted_20_Text">ATOM <text:s text:c="2"/>1357 <text:s/>CA <text:s/>MET B <text:s/>82 <text:s text:c="5"/>37.574 <text:s/>29.912 <text:s/>18.925 <text:s/>1.00 37.50 <text:s text:c="10"/>C <text:s/></text:p>
      <text:p text:style-name="Preformatted_20_Text">ATOM <text:s text:c="2"/>1358 <text:s/>C <text:s text:c="2"/>MET B <text:s/>82 <text:s text:c="5"/>36.699 <text:s/>28.752 <text:s/>19.387 <text:s/>1.00 37.44 <text:s text:c="10"/>C <text:s/></text:p>
      <text:p text:style-name="Preformatted_20_Text">ATOM <text:s text:c="2"/>1359 <text:s/>O <text:s text:c="2"/>MET B <text:s/>82 <text:s text:c="5"/>36.173 <text:s/>28.764 <text:s/>20.511 <text:s/>1.00 36.04 <text:s text:c="10"/>O <text:s/></text:p>
      <text:p text:style-name="Preformatted_20_Text">ATOM <text:s text:c="2"/>1360 <text:s/>CB <text:s/>MET B <text:s/>82 <text:s text:c="5"/>38.929 <text:s/>29.749 <text:s/>19.609 <text:s/>1.00 37.32 <text:s text:c="10"/>C <text:s/></text:p>
      <text:p text:style-name="Preformatted_20_Text">ATOM <text:s text:c="2"/>1361 <text:s/>CG <text:s/>MET B <text:s/>82 <text:s text:c="5"/>39.947 <text:s/>30.731 <text:s/>19.160 <text:s/>1.00 38.15 <text:s text:c="10"/>C <text:s/></text:p>
      <text:p text:style-name="Preformatted_20_Text">ATOM <text:s text:c="2"/>1362 <text:s/>SD <text:s/>MET B <text:s/>82 <text:s text:c="5"/>41.578 <text:s/>30.454 <text:s/>19.792 <text:s/>1.00 36.60 <text:s text:c="10"/>S <text:s/></text:p>
      <text:p text:style-name="Preformatted_20_Text">ATOM <text:s text:c="2"/>1363 <text:s/>CE <text:s/>MET B <text:s/>82 <text:s text:c="5"/>41.427 <text:s/>31.038 <text:s/>21.365 <text:s/>1.00 38.86 <text:s text:c="10"/>C <text:s/></text:p>
      <text:p text:style-name="Preformatted_20_Text">ATOM <text:s text:c="2"/>1364 <text:s/>N <text:s text:c="2"/>ARG B <text:s/>83 <text:s text:c="5"/>36.549 <text:s/>27.764 <text:s/>18.506 <text:s/>1.00 38.33 <text:s text:c="10"/>N <text:s/></text:p>
      <text:p text:style-name="Preformatted_20_Text">ATOM <text:s text:c="2"/>1365 <text:s/>CA <text:s/>ARG B <text:s/>83 <text:s text:c="5"/>35.947 <text:s/>26.485 <text:s/>18.847 <text:s/>1.00 39.52 <text:s text:c="10"/>C <text:s/></text:p>
      <text:p text:style-name="Preformatted_20_Text">ATOM <text:s text:c="2"/>1366 <text:s/>C <text:s text:c="2"/>ARG B <text:s/>83 <text:s text:c="5"/>37.094 <text:s/>25.536 <text:s/>19.081 <text:s/>1.00 38.23 <text:s text:c="10"/>C <text:s/></text:p>
      <text:p text:style-name="Preformatted_20_Text">ATOM <text:s text:c="2"/>1367 <text:s/>O <text:s text:c="2"/>ARG B <text:s/>83 <text:s text:c="5"/>37.842 <text:s/>25.275 <text:s/>18.172 <text:s/>1.00 37.61 <text:s text:c="10"/>O <text:s/></text:p>
      <text:p text:style-name="Preformatted_20_Text">ATOM <text:s text:c="2"/>1368 <text:s/>CB <text:s/>ARG B <text:s/>83 <text:s text:c="5"/>35.115 <text:s/>25.942 <text:s/>17.698 <text:s/>1.00 41.12 <text:s text:c="10"/>C <text:s/></text:p>
      <text:p text:style-name="Preformatted_20_Text">ATOM <text:s text:c="2"/>1369 <text:s/>CG <text:s/>ARG B <text:s/>83 <text:s text:c="5"/>33.638 <text:s/>26.256 <text:s/>17.762 <text:s/>1.00 49.25 <text:s text:c="10"/>C <text:s/></text:p>
      <text:p text:style-name="Preformatted_20_Text">ATOM <text:s text:c="2"/>1370 <text:s/>CD <text:s/>ARG B <text:s/>83 <text:s text:c="5"/>32.911 <text:s/>26.222 <text:s/>16.380 <text:s/>1.00 58.62 <text:s text:c="10"/>C <text:s/></text:p>
      <text:p text:style-name="Preformatted_20_Text">ATOM <text:s text:c="2"/>1371 <text:s/>NE <text:s/>ARG B <text:s/>83 <text:s text:c="5"/>31.920 <text:s/>27.307 <text:s/>16.240 <text:s/>1.00 66.10 <text:s text:c="10"/>N <text:s/></text:p>
      <text:p text:style-name="Preformatted_20_Text">ATOM <text:s text:c="2"/>1372 <text:s/>CZ <text:s/>ARG B <text:s/>83 <text:s text:c="5"/>30.998 <text:s/>27.382 <text:s/>15.263 <text:s/>1.00 71.94 <text:s text:c="10"/>C <text:s/></text:p>
      <text:p text:style-name="Preformatted_20_Text">ATOM <text:s text:c="2"/>1373 <text:s/>NH1 ARG B <text:s/>83 <text:s text:c="5"/>30.924 <text:s/>26.437 <text:s/>14.317 <text:s/>1.00 74.59 <text:s text:c="10"/>N <text:s/></text:p>
      <text:p text:style-name="Preformatted_20_Text">ATOM <text:s text:c="2"/>1374 <text:s/>NH2 ARG B <text:s/>83 <text:s text:c="5"/>30.136 <text:s/>28.406 <text:s/>15.235 <text:s/>1.00 72.90 <text:s text:c="10"/>N <text:s/></text:p>
      <text:p text:style-name="Preformatted_20_Text">ATOM <text:s text:c="2"/>1375 <text:s/>N <text:s text:c="2"/>ILE B <text:s/>84 <text:s text:c="5"/>37.216 <text:s/>24.999 <text:s/>20.282 <text:s/>1.00 37.52 <text:s text:c="10"/>N <text:s/></text:p>
      <text:p text:style-name="Preformatted_20_Text">ATOM <text:s text:c="2"/>1376 <text:s/>CA <text:s/>ILE B <text:s/>84 <text:s text:c="5"/>38.331 <text:s/>24.143 <text:s/>20.619 <text:s/>1.00 37.35 <text:s text:c="10"/>C <text:s/></text:p>
      <text:p text:style-name="Preformatted_20_Text">ATOM <text:s text:c="2"/>1377 <text:s/>C <text:s text:c="2"/>ILE B <text:s/>84 <text:s text:c="5"/>37.852 <text:s/>22.766 <text:s/>21.032 <text:s/>1.00 38.21 <text:s text:c="10"/>C <text:s/></text:p>
      <text:p text:style-name="Preformatted_20_Text">ATOM <text:s text:c="2"/>1378 <text:s/>O <text:s text:c="2"/>ILE B <text:s/>84 <text:s text:c="5"/>36.905 <text:s/>22.607 <text:s/>21.831 <text:s/>1.00 37.86 <text:s text:c="10"/>O <text:s/></text:p>
      <text:p text:style-name="Preformatted_20_Text">ATOM <text:s text:c="2"/>1379 <text:s/>CB <text:s/>ILE B <text:s/>84 <text:s text:c="5"/>39.153 <text:s/>24.760 <text:s/>21.772 <text:s/>1.00 36.99 <text:s text:c="10"/>C <text:s/></text:p>
      <text:p text:style-name="Preformatted_20_Text">ATOM <text:s text:c="2"/>1380 <text:s/>CG1 ILE B <text:s/>84 <text:s text:c="5"/>39.484 <text:s/>26.211 <text:s/>21.468 <text:s/>1.00 34.66 <text:s text:c="10"/>C <text:s/></text:p>
      <text:p text:style-name="Preformatted_20_Text">ATOM <text:s text:c="2"/>1381 <text:s/>CG2 ILE B <text:s/>84 <text:s text:c="5"/>40.436 <text:s/>23.925 <text:s/>22.031 <text:s/>1.00 36.05 <text:s text:c="10"/>C <text:s/></text:p>
      <text:p text:style-name="Preformatted_20_Text">ATOM <text:s text:c="2"/>1382 <text:s/>CD1 ILE B <text:s/>84 <text:s text:c="5"/>40.094 <text:s/>26.897 <text:s/>22.627 <text:s/>1.00 33.91 <text:s text:c="10"/>C <text:s/></text:p>
      <text:p text:style-name="Preformatted_20_Text">ATOM <text:s text:c="2"/>1383 <text:s/>N <text:s text:c="2"/>GLN B <text:s/>85 <text:s text:c="5"/>38.540 <text:s/>21.759 <text:s/>20.518 <text:s/>1.00 39.16 <text:s text:c="10"/>N <text:s/></text:p>
      <text:p text:style-name="Preformatted_20_Text">ATOM <text:s text:c="2"/>1384 <text:s/>CA <text:s/>GLN B <text:s/>85 <text:s text:c="5"/>38.331 <text:s/>20.386 <text:s/>20.973 <text:s/>1.00 40.27 <text:s text:c="10"/>C <text:s/></text:p>
      <text:p text:style-name="Preformatted_20_Text">ATOM <text:s text:c="2"/>1385 <text:s/>C <text:s text:c="2"/>GLN B <text:s/>85 <text:s text:c="5"/>39.659 <text:s/>19.648 <text:s/>21.005 <text:s/>1.00 40.37 <text:s text:c="10"/>C <text:s/></text:p>
      <text:p text:style-name="Preformatted_20_Text">ATOM <text:s text:c="2"/>1386 <text:s/>O <text:s text:c="2"/>GLN B <text:s/>85 <text:s text:c="5"/>40.667 <text:s/>20.177 <text:s/>20.584 <text:s/>1.00 41.32 <text:s text:c="10"/>O <text:s/></text:p>
      <text:p text:style-name="Preformatted_20_Text">ATOM <text:s text:c="2"/>1387 <text:s/>CB <text:s/>GLN B <text:s/>85 <text:s text:c="5"/>37.277 <text:s/>19.686 <text:s/>20.136 <text:s/>1.00 40.67 <text:s text:c="10"/>C <text:s/></text:p>
      <text:p text:style-name="Preformatted_20_Text">ATOM <text:s text:c="2"/>1388 <text:s/>CG <text:s/>GLN B <text:s/>85 <text:s text:c="5"/>37.511 <text:s/>19.642 <text:s/>18.679 <text:s/>1.00 44.37 <text:s text:c="10"/>C <text:s/></text:p>
      <text:p text:style-name="Preformatted_20_Text">ATOM <text:s text:c="2"/>1389 <text:s/>CD <text:s/>GLN B <text:s/>85 <text:s text:c="5"/>36.208 <text:s/>19.756 <text:s/>17.846 <text:s/>1.00 50.89 <text:s text:c="10"/>C <text:s/></text:p>
      <text:p text:style-name="Preformatted_20_Text">ATOM <text:s text:c="2"/>1390 <text:s/>OE1 GLN B <text:s/>85 <text:s text:c="5"/>36.195 <text:s/>20.417 <text:s/>16.792 <text:s/>1.00 56.36 <text:s text:c="10"/>O <text:s/></text:p>
      <text:p text:style-name="Preformatted_20_Text">ATOM <text:s text:c="2"/>1391 <text:s/>NE2 GLN B <text:s/>85 <text:s text:c="5"/>35.133 <text:s/>19.111 <text:s/>18.306 <text:s/>1.00 50.82 <text:s text:c="10"/>N <text:s/></text:p>
      <text:p text:style-name="Preformatted_20_Text">ATOM <text:s text:c="2"/>1392 <text:s/>N <text:s text:c="2"/>TYR B <text:s/>86 <text:s text:c="5"/>39.690 <text:s/>18.480 <text:s/>21.613 <text:s/>1.00 40.91 <text:s text:c="10"/>N <text:s/></text:p>
      <text:p text:style-name="Preformatted_20_Text">ATOM <text:s text:c="2"/>1393 <text:s/>CA <text:s/>TYR B <text:s/>86 <text:s text:c="5"/>40.864 <text:s/>17.611 <text:s/>21.570 <text:s/>1.00 41.33 <text:s text:c="10"/>C <text:s/></text:p>
      <text:p text:style-name="Preformatted_20_Text">ATOM <text:s text:c="2"/>1394 <text:s/>C <text:s text:c="2"/>TYR B <text:s/>86 <text:s text:c="5"/>40.955 <text:s/>16.987 <text:s/>20.192 <text:s/>1.00 42.22 <text:s text:c="10"/>C <text:s/></text:p>
      <text:p text:style-name="Preformatted_20_Text">ATOM <text:s text:c="2"/>1395 <text:s/>O <text:s text:c="2"/>TYR B <text:s/>86 <text:s text:c="5"/>39.947 <text:s/>16.687 <text:s/>19.609 <text:s/>1.00 41.70 <text:s text:c="10"/>O <text:s/></text:p>
      <text:p text:style-name="Preformatted_20_Text">ATOM <text:s text:c="2"/>1396 <text:s/>CB <text:s/>TYR B <text:s/>86 <text:s text:c="5"/>40.708 <text:s/>16.491 <text:s/>22.580 <text:s/>1.00 40.80 <text:s text:c="10"/>C <text:s/></text:p>
      <text:p text:style-name="Preformatted_20_Text">ATOM <text:s text:c="2"/>1397 <text:s/>CG <text:s/>TYR B <text:s/>86 <text:s text:c="5"/>40.698 <text:s/>16.918 <text:s/>24.031 <text:s/>1.00 39.52 <text:s text:c="10"/>C <text:s/></text:p>
      <text:p text:style-name="Preformatted_20_Text">ATOM <text:s text:c="2"/>1398 <text:s/>CD1 TYR B <text:s/>86 <text:s text:c="5"/>39.581 <text:s/>16.703 <text:s/>24.833 <text:s/>1.00 37.53 <text:s text:c="10"/>C <text:s/></text:p>
      <text:p text:style-name="Preformatted_20_Text">ATOM <text:s text:c="2"/>1399 <text:s/>CD2 TYR B <text:s/>86 <text:s text:c="5"/>41.825 <text:s/>17.486 <text:s/>24.609 <text:s/>1.00 37.77 <text:s text:c="10"/>C <text:s/></text:p>
      <text:p text:style-name="Preformatted_20_Text">ATOM <text:s text:c="2"/>1400 <text:s/>CE1 TYR B <text:s/>86 <text:s text:c="5"/>39.585 <text:s/>17.052 <text:s/>26.164 <text:s/>1.00 37.60 <text:s text:c="10"/>C <text:s/></text:p>
      <text:p text:style-name="Preformatted_20_Text">ATOM <text:s text:c="2"/>1401 <text:s/>CE2 TYR B <text:s/>86 <text:s text:c="5"/>41.839 <text:s/>17.840 <text:s/>25.929 <text:s/>1.00 37.28 <text:s text:c="10"/>C <text:s/></text:p>
      <text:p text:style-name="Preformatted_20_Text">ATOM <text:s text:c="2"/>1402 <text:s/>CZ <text:s/>TYR B <text:s/>86 <text:s text:c="5"/>40.715 <text:s/>17.623 <text:s/>26.710 <text:s/>1.00 38.65 <text:s text:c="10"/>C <text:s/></text:p>
      <text:p text:style-name="Preformatted_20_Text">ATOM <text:s text:c="2"/>1403 <text:s/>OH <text:s/>TYR B <text:s/>86 <text:s text:c="5"/>40.748 <text:s/>17.969 <text:s/>28.039 <text:s/>1.00 37.53 <text:s text:c="10"/>O <text:s/></text:p>
      <text:p text:style-name="Preformatted_20_Text">ATOM <text:s text:c="2"/>1404 <text:s/>N <text:s text:c="2"/>ALA B <text:s/>87 <text:s text:c="5"/>42.151 <text:s/>16.806 <text:s/>19.664 <text:s/>1.00 44.84 <text:s text:c="10"/>N <text:s/></text:p>
      <text:p text:style-name="Preformatted_20_Text">ATOM <text:s text:c="2"/>1405 <text:s/>CA <text:s/>ALA B <text:s/>87 <text:s text:c="5"/>42.330 <text:s/>16.023 <text:s/>18.424 <text:s/>1.00 47.46 <text:s text:c="10"/>C <text:s/></text:p>
      <text:p text:style-name="Preformatted_20_Text">ATOM <text:s text:c="2"/>1406 <text:s/>C <text:s text:c="2"/>ALA B <text:s/>87 <text:s text:c="5"/>41.865 <text:s/>14.539 <text:s/>18.604 <text:s/>1.00 50.39 <text:s text:c="10"/>C <text:s/></text:p>
      <text:p text:style-name="Preformatted_20_Text">ATOM <text:s text:c="2"/>1407 <text:s/>O <text:s text:c="2"/>ALA B <text:s/>87 <text:s text:c="5"/>42.159 <text:s/>13.913 <text:s/>19.620 <text:s/>1.00 49.57 <text:s text:c="10"/>O <text:s/></text:p>
      <text:p text:style-name="Preformatted_20_Text">ATOM <text:s text:c="2"/>1408 <text:s/>CB <text:s/>ALA B <text:s/>87 <text:s text:c="5"/>43.755 <text:s/>16.088 <text:s/>18.007 <text:s/>1.00 46.58 <text:s text:c="10"/>C <text:s/></text:p>
      <text:p text:style-name="Preformatted_20_Text">ATOM <text:s text:c="2"/>1409 <text:s/>N <text:s text:c="2"/>LYS B <text:s/>88 <text:s text:c="5"/>41.119 <text:s/>13.989 <text:s/>17.650 <text:s/>1.00 55.02 <text:s text:c="10"/>N <text:s/></text:p>
      <text:p text:style-name="Preformatted_20_Text">ATOM <text:s text:c="2"/>1410 <text:s/>CA <text:s/>LYS B <text:s/>88 <text:s text:c="5"/>40.620 <text:s/>12.597 <text:s/>17.782 <text:s/>1.00 59.42 <text:s text:c="10"/>C <text:s/></text:p>
      <text:p text:style-name="Preformatted_20_Text">ATOM <text:s text:c="2"/>1411 <text:s/>C <text:s text:c="2"/>LYS B <text:s/>88 <text:s text:c="5"/>41.754 <text:s/>11.542 <text:s/>17.725 <text:s/>1.00 62.67 <text:s text:c="10"/>C <text:s/></text:p>
      <text:p text:style-name="Preformatted_20_Text"><text:soft-page-break/>ATOM <text:s text:c="2"/>1412 <text:s/>O <text:s text:c="2"/>LYS B <text:s/>88 <text:s text:c="5"/>42.664 <text:s/>11.648 <text:s/>16.907 <text:s/>1.00 62.73 <text:s text:c="10"/>O <text:s/></text:p>
      <text:p text:style-name="Preformatted_20_Text">ATOM <text:s text:c="2"/>1413 <text:s/>CB <text:s/>LYS B <text:s/>88 <text:s text:c="5"/>39.557 <text:s/>12.289 <text:s/>16.716 <text:s/>1.00 59.69 <text:s text:c="10"/>C <text:s/></text:p>
      <text:p text:style-name="Preformatted_20_Text">ATOM <text:s text:c="2"/>1414 <text:s/>CG <text:s/>LYS B <text:s/>88 <text:s text:c="5"/>38.304 <text:s/>13.186 <text:s/>16.773 <text:s/>1.00 62.69 <text:s text:c="10"/>C <text:s/></text:p>
      <text:p text:style-name="Preformatted_20_Text">ATOM <text:s text:c="2"/>1415 <text:s/>CD <text:s/>LYS B <text:s/>88 <text:s text:c="5"/>37.204 <text:s/>12.736 <text:s/>15.757 <text:s/>1.00 66.94 <text:s text:c="10"/>C <text:s/></text:p>
      <text:p text:style-name="Preformatted_20_Text">ATOM <text:s text:c="2"/>1416 <text:s/>CE <text:s/>LYS B <text:s/>88 <text:s text:c="5"/>36.847 <text:s/>13.818 <text:s/>14.672 <text:s/>1.00 68.31 <text:s text:c="10"/>C <text:s/></text:p>
      <text:p text:style-name="Preformatted_20_Text">ATOM <text:s text:c="2"/>1417 <text:s/>NZ <text:s/>LYS B <text:s/>88 <text:s text:c="5"/>35.967 <text:s/>13.273 <text:s/>13.547 <text:s/>1.00 69.05 <text:s text:c="10"/>N <text:s/></text:p>
      <text:p text:style-name="Preformatted_20_Text">ATOM <text:s text:c="2"/>1418 <text:s/>N <text:s text:c="2"/>THR B <text:s/>89 <text:s text:c="5"/>41.691 <text:s/>10.526 <text:s/>18.590 <text:s/>1.00 67.31 <text:s text:c="10"/>N <text:s/></text:p>
      <text:p text:style-name="Preformatted_20_Text">ATOM <text:s text:c="2"/>1419 <text:s/>CA <text:s/>THR B <text:s/>89 <text:s text:c="5"/>42.740 <text:s text:c="2"/>9.485 <text:s/>18.665 <text:s/>1.00 70.83 <text:s text:c="10"/>C <text:s/></text:p>
      <text:p text:style-name="Preformatted_20_Text">ATOM <text:s text:c="2"/>1420 <text:s/>C <text:s text:c="2"/>THR B <text:s/>89 <text:s text:c="5"/>42.388 <text:s text:c="2"/>8.155 <text:s/>17.994 <text:s/>1.00 73.47 <text:s text:c="10"/>C <text:s/></text:p>
      <text:p text:style-name="Preformatted_20_Text">ATOM <text:s text:c="2"/>1421 <text:s/>O <text:s text:c="2"/>THR B <text:s/>89 <text:s text:c="5"/>43.275 <text:s text:c="2"/>7.516 <text:s/>17.371 <text:s/>1.00 74.85 <text:s text:c="10"/>O <text:s/></text:p>
      <text:p text:style-name="Preformatted_20_Text">ATOM <text:s text:c="2"/>1422 <text:s/>CB <text:s/>THR B <text:s/>89 <text:s text:c="5"/>43.133 <text:s text:c="2"/>9.184 <text:s/>20.151 <text:s/>1.00 71.28 <text:s text:c="10"/>C <text:s/></text:p>
      <text:p text:style-name="Preformatted_20_Text">ATOM <text:s text:c="2"/>1423 <text:s/>OG1 THR B <text:s/>89 <text:s text:c="5"/>44.151 <text:s/>10.102 <text:s/>20.583 <text:s/>1.00 73.05 <text:s text:c="10"/>O <text:s/></text:p>
      <text:p text:style-name="Preformatted_20_Text">ATOM <text:s text:c="2"/>1424 <text:s/>CG2 THR B <text:s/>89 <text:s text:c="5"/>43.832 <text:s text:c="2"/>7.789 <text:s/>20.324 <text:s/>1.00 71.69 <text:s text:c="10"/>C <text:s/></text:p>
      <text:p text:style-name="Preformatted_20_Text">ATOM <text:s text:c="2"/>1425 <text:s/>N <text:s text:c="2"/>ASP B <text:s/>90 <text:s text:c="5"/>41.137 <text:s text:c="2"/>7.713 <text:s/>18.148 <text:s/>1.00 75.86 <text:s text:c="10"/>N <text:s/></text:p>
      <text:p text:style-name="Preformatted_20_Text">ATOM <text:s text:c="2"/>1426 <text:s/>CA <text:s/>ASP B <text:s/>90 <text:s text:c="5"/>40.828 <text:s text:c="2"/>6.287 <text:s/>17.980 <text:s/>1.00 77.84 <text:s text:c="10"/>C <text:s/></text:p>
      <text:p text:style-name="Preformatted_20_Text">ATOM <text:s text:c="2"/>1427 <text:s/>C <text:s text:c="2"/>ASP B <text:s/>90 <text:s text:c="5"/>41.371 <text:s text:c="2"/>5.747 <text:s/>16.663 <text:s/>1.00 78.95 <text:s text:c="10"/>C <text:s/></text:p>
      <text:p text:style-name="Preformatted_20_Text">ATOM <text:s text:c="2"/>1428 <text:s/>O <text:s text:c="2"/>ASP B <text:s/>90 <text:s text:c="5"/>41.245 <text:s text:c="2"/>6.387 <text:s/>15.600 <text:s/>1.00 79.68 <text:s text:c="10"/>O <text:s/></text:p>
      <text:p text:style-name="Preformatted_20_Text">ATOM <text:s text:c="2"/>1429 <text:s/>CB <text:s/>ASP B <text:s/>90 <text:s text:c="5"/>39.325 <text:s text:c="2"/>6.002 <text:s/>18.118 <text:s/>1.00 78.35 <text:s text:c="10"/>C <text:s/></text:p>
      <text:p text:style-name="Preformatted_20_Text">ATOM <text:s text:c="2"/>1430 <text:s/>CG <text:s/>ASP B <text:s/>90 <text:s text:c="5"/>38.833 <text:s text:c="2"/>6.169 <text:s/>19.550 <text:s/>1.00 80.25 <text:s text:c="10"/>C <text:s/></text:p>
      <text:p text:style-name="Preformatted_20_Text">ATOM <text:s text:c="2"/>1431 <text:s/>OD1 ASP B <text:s/>90 <text:s text:c="5"/>39.609 <text:s text:c="2"/>5.833 <text:s/>20.482 <text:s/>1.00 82.20 <text:s text:c="10"/>O <text:s/></text:p>
      <text:p text:style-name="Preformatted_20_Text">ATOM <text:s text:c="2"/>1432 <text:s/>OD2 ASP B <text:s/>90 <text:s text:c="5"/>37.701 <text:s text:c="2"/>6.641 <text:s/>19.838 <text:s/>1.00 82.74 <text:s text:c="10"/>O <text:s/></text:p>
      <text:p text:style-name="Preformatted_20_Text">ATOM <text:s text:c="2"/>1433 <text:s/>N <text:s text:c="2"/>SER B <text:s/>91 <text:s text:c="5"/>41.995 <text:s text:c="2"/>4.576 <text:s/>16.760 <text:s/>1.00 79.78 <text:s text:c="10"/>N <text:s/></text:p>
      <text:p text:style-name="Preformatted_20_Text">ATOM <text:s text:c="2"/>1434 <text:s/>CA <text:s/>SER B <text:s/>91 <text:s text:c="5"/>42.743 <text:s text:c="2"/>3.980 <text:s/>15.660 <text:s/>1.00 80.26 <text:s text:c="10"/>C <text:s/></text:p>
      <text:p text:style-name="Preformatted_20_Text">ATOM <text:s text:c="2"/>1435 <text:s/>C <text:s text:c="2"/>SER B <text:s/>91 <text:s text:c="5"/>41.827 <text:s text:c="2"/>3.635 <text:s/>14.484 <text:s/>1.00 80.46 <text:s text:c="10"/>C <text:s/></text:p>
      <text:p text:style-name="Preformatted_20_Text">ATOM <text:s text:c="2"/>1436 <text:s/>O <text:s text:c="2"/>SER B <text:s/>91 <text:s text:c="5"/>41.616 <text:s text:c="2"/>4.456 <text:s/>13.581 <text:s/>1.00 80.70 <text:s text:c="10"/>O <text:s/></text:p>
      <text:p text:style-name="Preformatted_20_Text">ATOM <text:s text:c="2"/>1437 <text:s/>CB <text:s/>SER B <text:s/>91 <text:s text:c="5"/>43.511 <text:s text:c="2"/>2.737 <text:s/>16.164 <text:s/>1.00 80.37 <text:s text:c="10"/>C <text:s/></text:p>
      <text:p text:style-name="Preformatted_20_Text">ATOM <text:s text:c="2"/>1438 <text:s/>OG <text:s/>SER B <text:s/>91 <text:s text:c="5"/>42.690 <text:s text:c="2"/>1.590 <text:s/>16.316 <text:s/>1.00 81.72 <text:s text:c="10"/>O <text:s/></text:p>
      <text:p text:style-name="Preformatted_20_Text">TER <text:s text:c="3"/>1439 <text:s text:c="5"/>SER B <text:s/>91 <text:s text:c="53"/></text:p>
      <text:p text:style-name="Preformatted_20_Text">HETATM 1440 <text:s/>O <text:s text:c="2"/>HOH A2001 <text:s text:c="5"/>35.509 <text:s/>53.778 <text:s/>35.520 <text:s/>1.00 76.85 <text:s text:c="10"/>O <text:s/></text:p>
      <text:p text:style-name="Preformatted_20_Text">HETATM 1441 <text:s/>O <text:s text:c="2"/>HOH A2002 <text:s text:c="5"/>45.731 <text:s/>59.211 <text:s/>33.671 <text:s/>1.00 74.56 <text:s text:c="10"/>O <text:s/></text:p>
      <text:p text:style-name="Preformatted_20_Text">HETATM 1442 <text:s/>O <text:s text:c="2"/>HOH A2003 <text:s text:c="5"/>38.622 <text:s/>61.533 <text:s/>26.577 <text:s/>1.00 66.27 <text:s text:c="10"/>O <text:s/></text:p>
      <text:p text:style-name="Preformatted_20_Text">HETATM 1443 <text:s/>O <text:s text:c="2"/>HOH A2004 <text:s text:c="5"/>61.265 <text:s/>34.716 <text:s/>20.096 <text:s/>1.00 72.80 <text:s text:c="10"/>O <text:s/></text:p>
      <text:p text:style-name="Preformatted_20_Text">HETATM 1444 <text:s/>O <text:s text:c="2"/>HOH A2005 <text:s text:c="5"/>53.911 <text:s/>37.995 <text:s/>13.930 <text:s/>1.00 41.12 <text:s text:c="10"/>O <text:s/></text:p>
      <text:p text:style-name="Preformatted_20_Text">HETATM 1445 <text:s/>O <text:s text:c="2"/>HOH A2006 <text:s text:c="5"/>36.460 <text:s/>34.916 <text:s/>26.385 <text:s/>1.00 53.95 <text:s text:c="10"/>O <text:s/></text:p>
      <text:p text:style-name="Preformatted_20_Text">HETATM 1446 <text:s/>O <text:s text:c="2"/>HOH A2007 <text:s text:c="5"/>57.357 <text:s/>46.939 <text:s/>31.560 <text:s/>1.00 57.50 <text:s text:c="10"/>O <text:s/></text:p>
      <text:p text:style-name="Preformatted_20_Text">HETATM 1447 <text:s/>O <text:s text:c="2"/>HOH A2008 <text:s text:c="5"/>57.202 <text:s/>43.030 <text:s/>36.269 <text:s/>1.00 75.02 <text:s text:c="10"/>O <text:s/></text:p>
      <text:p text:style-name="Preformatted_20_Text">HETATM 1448 <text:s/>O <text:s text:c="2"/>HOH A2009 <text:s text:c="5"/>52.625 <text:s/>41.006 <text:s/>29.447 <text:s/>1.00 35.43 <text:s text:c="10"/>O <text:s/></text:p>
      <text:p text:style-name="Preformatted_20_Text">HETATM 1449 <text:s/>O <text:s text:c="2"/>HOH A2010 <text:s text:c="5"/>58.454 <text:s/>43.820 <text:s/>31.096 <text:s/>1.00 58.88 <text:s text:c="10"/>O <text:s/></text:p>
      <text:p text:style-name="Preformatted_20_Text">HETATM 1450 <text:s/>O <text:s text:c="2"/>HOH A2011 <text:s text:c="5"/>62.802 <text:s/>42.082 <text:s/>21.164 <text:s/>1.00 69.71 <text:s text:c="10"/>O <text:s/></text:p>
      <text:p text:style-name="Preformatted_20_Text">HETATM 1451 <text:s/>O <text:s text:c="2"/>HOH A2012 <text:s text:c="5"/>59.374 <text:s/>42.567 <text:s/>23.365 <text:s/>1.00 64.31 <text:s text:c="10"/>O <text:s/></text:p>
      <text:p text:style-name="Preformatted_20_Text">HETATM 1452 <text:s/>O <text:s text:c="2"/>HOH A2013 <text:s text:c="5"/>59.854 <text:s/>37.222 <text:s/>18.723 <text:s/>1.00 53.32 <text:s text:c="10"/>O <text:s/></text:p>
      <text:p text:style-name="Preformatted_20_Text">HETATM 1453 <text:s/>O <text:s text:c="2"/>HOH A2014 <text:s text:c="5"/>55.392 <text:s/>45.759 <text:s/>12.345 <text:s/>1.00 65.04 <text:s text:c="10"/>O <text:s/></text:p>
      <text:p text:style-name="Preformatted_20_Text">HETATM 1454 <text:s/>O <text:s text:c="2"/>HOH A2015 <text:s text:c="5"/>55.686 <text:s/>33.403 <text:s/>18.893 <text:s/>1.00 65.29 <text:s text:c="10"/>O <text:s/></text:p>
      <text:p text:style-name="Preformatted_20_Text">HETATM 1455 <text:s/>O <text:s text:c="2"/>HOH A2016 <text:s text:c="5"/>48.413 <text:s/>36.266 <text:s/>37.997 <text:s/>1.00 73.79 <text:s text:c="10"/>O <text:s/></text:p>
      <text:p text:style-name="Preformatted_20_Text">HETATM 1456 <text:s/>O <text:s text:c="2"/>HOH A2017 <text:s text:c="5"/>51.894 <text:s/>37.622 <text:s/>15.822 <text:s/>1.00 35.08 <text:s text:c="10"/>O <text:s/></text:p>
      <text:p text:style-name="Preformatted_20_Text">HETATM 1457 <text:s/>O <text:s text:c="2"/>HOH A2018 <text:s text:c="5"/>40.837 <text:s/>47.250 <text:s/>14.101 <text:s/>1.00 63.89 <text:s text:c="10"/>O <text:s/></text:p>
      <text:p text:style-name="Preformatted_20_Text">HETATM 1458 <text:s/>O <text:s text:c="2"/>HOH A2019 <text:s text:c="5"/>40.438 <text:s/>39.860 <text:s/>19.212 <text:s/>1.00 29.60 <text:s text:c="10"/>O <text:s/></text:p>
      <text:p text:style-name="Preformatted_20_Text">HETATM 1459 <text:s/>O <text:s text:c="2"/>HOH A2020 <text:s text:c="5"/>40.693 <text:s/>41.141 <text:s/>14.197 <text:s/>1.00 64.49 <text:s text:c="10"/>O <text:s/></text:p>
      <text:p text:style-name="Preformatted_20_Text">HETATM 1460 <text:s/>O <text:s text:c="2"/>HOH A2021 <text:s text:c="5"/>36.670 <text:s/>45.142 <text:s/>16.082 <text:s/>1.00 70.81 <text:s text:c="10"/>O <text:s/></text:p>
      <text:p text:style-name="Preformatted_20_Text">HETATM 1461 <text:s/>O <text:s text:c="2"/>HOH A2022 <text:s text:c="5"/>36.981 <text:s/>38.647 <text:s/>25.815 <text:s/>1.00 55.40 <text:s text:c="10"/>O <text:s/></text:p>
      <text:p text:style-name="Preformatted_20_Text">HETATM 1462 <text:s/>O <text:s text:c="2"/>HOH A2023 <text:s text:c="5"/>34.248 <text:s/>47.672 <text:s/>22.599 <text:s/>1.00 55.22 <text:s text:c="10"/>O <text:s/></text:p>
      <text:p text:style-name="Preformatted_20_Text">HETATM 1463 <text:s/>O <text:s text:c="2"/>HOH A2024 <text:s text:c="5"/>37.380 <text:s/>51.609 <text:s/>18.661 <text:s/>1.00 39.41 <text:s text:c="10"/>O <text:s/></text:p>
      <text:p text:style-name="Preformatted_20_Text">HETATM 1464 <text:s/>O <text:s text:c="2"/>HOH A2025 <text:s text:c="5"/>35.048 <text:s/>50.749 <text:s/>17.094 <text:s/>1.00 47.99 <text:s text:c="10"/>O <text:s/></text:p>
      <text:p text:style-name="Preformatted_20_Text">HETATM 1465 <text:s/>O <text:s text:c="2"/>HOH A2026 <text:s text:c="5"/>54.735 <text:s/>50.752 <text:s/>15.695 <text:s/>1.00 42.94 <text:s text:c="10"/>O <text:s/></text:p>
      <text:p text:style-name="Preformatted_20_Text">HETATM 1466 <text:s/>O <text:s text:c="2"/>HOH A2027 <text:s text:c="5"/>59.073 <text:s/>48.271 <text:s/>16.468 <text:s/>1.00 61.64 <text:s text:c="10"/>O <text:s/></text:p>
      <text:p text:style-name="Preformatted_20_Text">HETATM 1467 <text:s/>O <text:s text:c="2"/>HOH A2028 <text:s text:c="5"/>68.170 <text:s/>52.708 <text:s/>23.040 <text:s/>1.00 79.16 <text:s text:c="10"/>O <text:s/></text:p>
      <text:p text:style-name="Preformatted_20_Text">HETATM 1468 <text:s/>O <text:s text:c="2"/>HOH A2029 <text:s text:c="5"/>57.642 <text:s/>48.680 <text:s/>22.624 <text:s/>1.00 72.77 <text:s text:c="10"/>O <text:s/></text:p>
      <text:p text:style-name="Preformatted_20_Text">HETATM 1469 <text:s/>O <text:s text:c="2"/>HOH A2030 <text:s text:c="5"/>34.159 <text:s/>53.119 <text:s/>16.068 <text:s/>1.00 73.72 <text:s text:c="10"/>O <text:s/></text:p>
      <text:p text:style-name="Preformatted_20_Text">HETATM 1470 <text:s/>O <text:s text:c="2"/>HOH A2031 <text:s text:c="5"/>38.344 <text:s/>58.701 <text:s/>21.055 <text:s/>1.00 55.97 <text:s text:c="10"/>O <text:s/></text:p>
      <text:p text:style-name="Preformatted_20_Text"><text:soft-page-break/>HETATM 1471 <text:s/>O <text:s text:c="2"/>HOH A2032 <text:s text:c="5"/>33.244 <text:s/>56.249 <text:s/>22.925 <text:s/>1.00 47.41 <text:s text:c="10"/>O <text:s/></text:p>
      <text:p text:style-name="Preformatted_20_Text">HETATM 1472 <text:s/>O <text:s text:c="2"/>HOH A2033 <text:s text:c="5"/>34.907 <text:s/>57.932 <text:s/>21.522 <text:s/>1.00 59.84 <text:s text:c="10"/>O <text:s/></text:p>
      <text:p text:style-name="Preformatted_20_Text">HETATM 1473 <text:s/>O <text:s text:c="2"/>HOH A2034 <text:s text:c="5"/>30.842 <text:s/>56.507 <text:s/>20.333 <text:s/>1.00 87.95 <text:s text:c="10"/>O <text:s/></text:p>
      <text:p text:style-name="Preformatted_20_Text">HETATM 1474 <text:s/>O <text:s text:c="2"/>HOH A2035 <text:s text:c="5"/>30.932 <text:s/>54.757 <text:s/>22.326 <text:s/>1.00 51.05 <text:s text:c="10"/>O <text:s/></text:p>
      <text:p text:style-name="Preformatted_20_Text">HETATM 1475 <text:s/>O <text:s text:c="2"/>HOH A2036 <text:s text:c="5"/>34.638 <text:s/>54.770 <text:s/>28.815 <text:s/>1.00 44.77 <text:s text:c="10"/>O <text:s/></text:p>
      <text:p text:style-name="Preformatted_20_Text">HETATM 1476 <text:s/>O <text:s text:c="2"/>HOH A2037 <text:s text:c="5"/>32.712 <text:s/>47.486 <text:s/>30.633 <text:s/>1.00 31.05 <text:s text:c="10"/>O <text:s/></text:p>
      <text:p text:style-name="Preformatted_20_Text">HETATM 1477 <text:s/>O <text:s text:c="2"/>HOH A2038 <text:s text:c="5"/>32.705 <text:s/>48.678 <text:s/>24.054 <text:s/>1.00 45.88 <text:s text:c="10"/>O <text:s/></text:p>
      <text:p text:style-name="Preformatted_20_Text">HETATM 1478 <text:s/>O <text:s text:c="2"/>HOH A2039 <text:s text:c="5"/>36.731 <text:s/>51.707 <text:s/>34.893 <text:s/>1.00 64.76 <text:s text:c="10"/>O <text:s/></text:p>
      <text:p text:style-name="Preformatted_20_Text">HETATM 1479 <text:s/>O <text:s text:c="2"/>HOH A2040 <text:s text:c="5"/>39.053 <text:s/>45.322 <text:s/>35.447 <text:s/>1.00 75.99 <text:s text:c="10"/>O <text:s/></text:p>
      <text:p text:style-name="Preformatted_20_Text">HETATM 1480 <text:s/>O <text:s text:c="2"/>HOH A2041 <text:s text:c="5"/>34.286 <text:s/>44.650 <text:s/>28.636 <text:s/>1.00 41.07 <text:s text:c="10"/>O <text:s/></text:p>
      <text:p text:style-name="Preformatted_20_Text">HETATM 1481 <text:s/>O <text:s text:c="2"/>HOH A2042 <text:s text:c="5"/>47.216 <text:s/>43.764 <text:s/>36.206 <text:s/>1.00 52.83 <text:s text:c="10"/>O <text:s/></text:p>
      <text:p text:style-name="Preformatted_20_Text">HETATM 1482 <text:s/>O <text:s text:c="2"/>HOH A2043 <text:s text:c="5"/>41.498 <text:s/>47.136 <text:s/>35.534 <text:s/>1.00 48.97 <text:s text:c="10"/>O <text:s/></text:p>
      <text:p text:style-name="Preformatted_20_Text">HETATM 1483 <text:s/>O <text:s text:c="2"/>HOH A2044 <text:s text:c="5"/>46.530 <text:s/>36.602 <text:s/>35.668 <text:s/>1.00 47.74 <text:s text:c="10"/>O <text:s/></text:p>
      <text:p text:style-name="Preformatted_20_Text">HETATM 1484 <text:s/>O <text:s text:c="2"/>HOH A2045 <text:s text:c="5"/>53.783 <text:s/>39.852 <text:s/>27.444 <text:s/>1.00 27.18 <text:s text:c="10"/>O <text:s/></text:p>
      <text:p text:style-name="Preformatted_20_Text">HETATM 1485 <text:s/>O <text:s text:c="2"/>HOH A2046 <text:s text:c="5"/>55.178 <text:s/>31.375 <text:s/>34.432 <text:s/>1.00 51.62 <text:s text:c="10"/>O <text:s/></text:p>
      <text:p text:style-name="Preformatted_20_Text">HETATM 1486 <text:s/>O <text:s text:c="2"/>HOH A2047 <text:s text:c="5"/>60.046 <text:s/>39.519 <text:s/>30.308 <text:s/>1.00 74.64 <text:s text:c="10"/>O <text:s/></text:p>
      <text:p text:style-name="Preformatted_20_Text">HETATM 1487 <text:s/>O <text:s text:c="2"/>HOH A2048 <text:s text:c="5"/>57.204 <text:s/>45.832 <text:s/>33.920 <text:s/>1.00 74.86 <text:s text:c="10"/>O <text:s/></text:p>
      <text:p text:style-name="Preformatted_20_Text">HETATM 1488 <text:s/>O <text:s text:c="2"/>HOH A2049 <text:s text:c="5"/>46.771 <text:s/>48.811 <text:s/>36.124 <text:s/>1.00 82.78 <text:s text:c="10"/>O <text:s/></text:p>
      <text:p text:style-name="Preformatted_20_Text">HETATM 1489 <text:s/>O <text:s text:c="2"/>HOH A2050 <text:s text:c="5"/>44.512 <text:s/>53.909 <text:s/>34.312 <text:s/>1.00 60.11 <text:s text:c="10"/>O <text:s/></text:p>
      <text:p text:style-name="Preformatted_20_Text">HETATM 1490 <text:s/>O <text:s text:c="2"/>HOH A2051 <text:s text:c="5"/>49.299 <text:s/>56.022 <text:s/>32.456 <text:s/>1.00 71.28 <text:s text:c="10"/>O <text:s/></text:p>
      <text:p text:style-name="Preformatted_20_Text">HETATM 1491 <text:s/>O <text:s text:c="2"/>HOH A2052 <text:s text:c="5"/>51.194 <text:s/>56.424 <text:s/>29.520 <text:s/>1.00 59.81 <text:s text:c="10"/>O <text:s/></text:p>
      <text:p text:style-name="Preformatted_20_Text">HETATM 1492 <text:s/>O <text:s text:c="2"/>HOH B2001 <text:s text:c="5"/>47.645 <text:s/>13.375 <text:s/>20.606 <text:s/>1.00 52.61 <text:s text:c="10"/>O <text:s/></text:p>
      <text:p text:style-name="Preformatted_20_Text">HETATM 1493 <text:s/>O <text:s text:c="2"/>HOH B2002 <text:s text:c="5"/>32.085 <text:s/>33.311 <text:s/>14.578 <text:s/>1.00 57.67 <text:s text:c="10"/>O <text:s/></text:p>
      <text:p text:style-name="Preformatted_20_Text">HETATM 1494 <text:s/>O <text:s text:c="2"/>HOH B2003 <text:s text:c="5"/>36.871 <text:s/>25.747 <text:s/>10.725 <text:s/>1.00 72.47 <text:s text:c="10"/>O <text:s/></text:p>
      <text:p text:style-name="Preformatted_20_Text">HETATM 1495 <text:s/>O <text:s text:c="2"/>HOH B2004 <text:s text:c="5"/>38.767 <text:s/>31.892 <text:s/>16.016 <text:s/>1.00 34.49 <text:s text:c="10"/>O <text:s/></text:p>
      <text:p text:style-name="Preformatted_20_Text">HETATM 1496 <text:s/>O <text:s text:c="2"/>HOH B2005 <text:s text:c="5"/>44.868 <text:s/>39.749 <text:s text:c="2"/>7.159 <text:s/>1.00 78.68 <text:s text:c="10"/>O <text:s/></text:p>
      <text:p text:style-name="Preformatted_20_Text">HETATM 1497 <text:s/>O <text:s text:c="2"/>HOH B2006 <text:s text:c="5"/>44.622 <text:s/>32.175 <text:s text:c="2"/>8.394 <text:s/>1.00 61.49 <text:s text:c="10"/>O <text:s/></text:p>
      <text:p text:style-name="Preformatted_20_Text">HETATM 1498 <text:s/>O <text:s text:c="2"/>HOH B2007 <text:s text:c="5"/>47.801 <text:s/>38.516 <text:s text:c="2"/>8.169 <text:s/>1.00 48.13 <text:s text:c="10"/>O <text:s/></text:p>
      <text:p text:style-name="Preformatted_20_Text">HETATM 1499 <text:s/>O <text:s text:c="2"/>HOH B2008 <text:s text:c="5"/>48.933 <text:s/>41.867 <text:s/>10.033 <text:s/>1.00 52.67 <text:s text:c="10"/>O <text:s/></text:p>
      <text:p text:style-name="Preformatted_20_Text">HETATM 1500 <text:s/>O <text:s text:c="2"/>HOH B2009 <text:s text:c="5"/>46.689 <text:s/>41.059 <text:s/>11.825 <text:s/>1.00 61.95 <text:s text:c="10"/>O <text:s/></text:p>
      <text:p text:style-name="Preformatted_20_Text">HETATM 1501 <text:s/>O <text:s text:c="2"/>HOH B2010 <text:s text:c="5"/>58.852 <text:s/>30.928 <text:s/>24.255 <text:s/>1.00 74.05 <text:s text:c="10"/>O <text:s/></text:p>
      <text:p text:style-name="Preformatted_20_Text">HETATM 1502 <text:s/>O <text:s text:c="2"/>HOH B2011 <text:s text:c="5"/>50.146 <text:s/>33.264 <text:s/>27.163 <text:s/>1.00 25.41 <text:s text:c="10"/>O <text:s/></text:p>
      <text:p text:style-name="Preformatted_20_Text">HETATM 1503 <text:s/>O <text:s text:c="2"/>HOH B2012 <text:s text:c="5"/>54.179 <text:s/>28.058 <text:s/>30.760 <text:s/>1.00 68.15 <text:s text:c="10"/>O <text:s/></text:p>
      <text:p text:style-name="Preformatted_20_Text">HETATM 1504 <text:s/>O <text:s text:c="2"/>HOH B2013 <text:s text:c="5"/>55.990 <text:s/>31.698 <text:s/>26.363 <text:s/>1.00 74.16 <text:s text:c="10"/>O <text:s/></text:p>
      <text:p text:style-name="Preformatted_20_Text">HETATM 1505 <text:s/>O <text:s text:c="2"/>HOH B2014 <text:s text:c="5"/>52.991 <text:s/>28.619 <text:s/>32.730 <text:s/>1.00 51.23 <text:s text:c="10"/>O <text:s/></text:p>
      <text:p text:style-name="Preformatted_20_Text">HETATM 1506 <text:s/>O <text:s text:c="2"/>HOH B2015 <text:s text:c="5"/>43.909 <text:s/>32.558 <text:s/>30.906 <text:s/>1.00 44.14 <text:s text:c="10"/>O <text:s/></text:p>
      <text:p text:style-name="Preformatted_20_Text">HETATM 1507 <text:s/>O <text:s text:c="2"/>HOH B2016 <text:s text:c="5"/>55.919 <text:s/>25.382 <text:s/>30.962 <text:s/>1.00 74.44 <text:s text:c="10"/>O <text:s/></text:p>
      <text:p text:style-name="Preformatted_20_Text">HETATM 1508 <text:s/>O <text:s text:c="2"/>HOH B2017 <text:s text:c="5"/>52.702 <text:s/>21.271 <text:s/>28.009 <text:s/>1.00 32.94 <text:s text:c="10"/>O <text:s/></text:p>
      <text:p text:style-name="Preformatted_20_Text">HETATM 1509 <text:s/>O <text:s text:c="2"/>HOH B2018 <text:s text:c="5"/>56.429 <text:s/>26.508 <text:s/>24.912 <text:s/>1.00 46.25 <text:s text:c="10"/>O <text:s/></text:p>
      <text:p text:style-name="Preformatted_20_Text">HETATM 1510 <text:s/>O <text:s text:c="2"/>HOH B2019 <text:s text:c="5"/>58.307 <text:s/>23.490 <text:s/>17.221 <text:s/>1.00 59.24 <text:s text:c="10"/>O <text:s/></text:p>
      <text:p text:style-name="Preformatted_20_Text">HETATM 1511 <text:s/>O <text:s text:c="2"/>HOH B2020 <text:s text:c="5"/>59.988 <text:s/>21.865 <text:s/>20.629 <text:s/>1.00 71.00 <text:s text:c="10"/>O <text:s/></text:p>
      <text:p text:style-name="Preformatted_20_Text">HETATM 1512 <text:s/>O <text:s text:c="2"/>HOH B2021 <text:s text:c="5"/>55.256 <text:s/>22.849 <text:s/>12.051 <text:s/>1.00 48.33 <text:s text:c="10"/>O <text:s/></text:p>
      <text:p text:style-name="Preformatted_20_Text">HETATM 1513 <text:s/>O <text:s text:c="2"/>HOH B2022 <text:s text:c="5"/>52.921 <text:s/>24.774 <text:s/>10.994 <text:s/>1.00 51.92 <text:s text:c="10"/>O <text:s/></text:p>
      <text:p text:style-name="Preformatted_20_Text">HETATM 1514 <text:s/>O <text:s text:c="2"/>HOH B2023 <text:s text:c="5"/>42.952 <text:s/>19.950 <text:s text:c="2"/>8.231 <text:s/>1.00 60.29 <text:s text:c="10"/>O <text:s/></text:p>
      <text:p text:style-name="Preformatted_20_Text">HETATM 1515 <text:s/>O <text:s text:c="2"/>HOH B2024 <text:s text:c="5"/>49.465 <text:s/>15.748 <text:s/>32.156 <text:s/>1.00 46.54 <text:s text:c="10"/>O <text:s/></text:p>
      <text:p text:style-name="Preformatted_20_Text">HETATM 1516 <text:s/>O <text:s text:c="2"/>HOH B2025 <text:s text:c="5"/>50.442 <text:s/>21.440 <text:s/>32.982 <text:s/>1.00 38.49 <text:s text:c="10"/>O <text:s/></text:p>
      <text:p text:style-name="Preformatted_20_Text">HETATM 1517 <text:s/>O <text:s text:c="2"/>HOH B2026 <text:s text:c="5"/>43.509 <text:s/>16.348 <text:s/>31.492 <text:s/>1.00 38.73 <text:s text:c="10"/>O <text:s/></text:p>
      <text:p text:style-name="Preformatted_20_Text">HETATM 1518 <text:s/>O <text:s text:c="2"/>HOH B2027 <text:s text:c="5"/>43.397 <text:s/>26.442 <text:s/>33.870 <text:s/>1.00 70.43 <text:s text:c="10"/>O <text:s/></text:p>
      <text:p text:style-name="Preformatted_20_Text">HETATM 1519 <text:s/>O <text:s text:c="2"/>HOH B2028 <text:s text:c="5"/>40.987 <text:s/>22.958 <text:s/>34.842 <text:s/>1.00 36.05 <text:s text:c="10"/>O <text:s/></text:p>
      <text:p text:style-name="Preformatted_20_Text">HETATM 1520 <text:s/>O <text:s text:c="2"/>HOH B2029 <text:s text:c="5"/>36.659 <text:s/>19.852 <text:s/>30.956 <text:s/>1.00 51.19 <text:s text:c="10"/>O <text:s/></text:p>
      <text:p text:style-name="Preformatted_20_Text">HETATM 1521 <text:s/>O <text:s text:c="2"/>HOH B2030 <text:s text:c="5"/>42.596 <text:s/>30.346 <text:s/>33.236 <text:s/>1.00 54.27 <text:s text:c="10"/>O <text:s/></text:p>
      <text:p text:style-name="Preformatted_20_Text">HETATM 1522 <text:s/>O <text:s text:c="2"/>HOH B2031 <text:s text:c="5"/>40.484 <text:s/>34.126 <text:s/>28.628 <text:s/>1.00 73.10 <text:s text:c="10"/>O <text:s/></text:p>
      <text:p text:style-name="Preformatted_20_Text">HETATM 1523 <text:s/>O <text:s text:c="2"/>HOH B2032 <text:s text:c="5"/>33.376 <text:s/>27.954 <text:s/>21.253 <text:s/>1.00 51.09 <text:s text:c="10"/>O <text:s/></text:p>
      <text:p text:style-name="Preformatted_20_Text">HETATM 1524 <text:s/>O <text:s text:c="2"/>HOH B2033 <text:s text:c="5"/>40.386 <text:s/>33.505 <text:s/>14.621 <text:s/>1.00 35.16 <text:s text:c="10"/>O <text:s/></text:p>
      <text:p text:style-name="Preformatted_20_Text">HETATM 1525 <text:s/>O <text:s text:c="2"/>HOH B2034 <text:s text:c="5"/>34.000 <text:s/>43.596 <text:s/>17.686 <text:s/>1.00 37.55 <text:s text:c="10"/>O <text:s/></text:p>
      <text:p text:style-name="Preformatted_20_Text">HETATM 1526 <text:s/>O <text:s text:c="2"/>HOH B2035 <text:s text:c="5"/>36.992 <text:s/>43.384 <text:s/>14.469 <text:s/>1.00 66.91 <text:s text:c="10"/>O <text:s/></text:p>
      <text:p text:style-name="Preformatted_20_Text">HETATM 1527 <text:s/>O <text:s text:c="2"/>HOH B2036 <text:s text:c="5"/>34.282 <text:s/>37.740 <text:s/>13.176 <text:s/>1.00 70.13 <text:s text:c="10"/>O <text:s/></text:p>
      <text:p text:style-name="Preformatted_20_Text">HETATM 1528 <text:s/>O <text:s text:c="2"/>HOH B2037 <text:s text:c="5"/>32.594 <text:s/>41.050 <text:s/>15.284 <text:s/>1.00 52.13 <text:s text:c="10"/>O <text:s/></text:p>
      <text:p text:style-name="Preformatted_20_Text">HETATM 1529 <text:s/>O <text:s text:c="2"/>HOH B2038 <text:s text:c="5"/>35.303 <text:s/>20.631 <text:s/>23.076 <text:s/>1.00 52.24 <text:s text:c="10"/>O <text:s/></text:p>
      <text:p text:style-name="Preformatted_20_Text"><text:soft-page-break/>HETATM 1530 <text:s/>O <text:s text:c="2"/>HOH B2039 <text:s text:c="5"/>35.119 <text:s/>18.779 <text:s/>14.148 <text:s/>1.00 75.27 <text:s text:c="10"/>O <text:s/></text:p>
      <text:p text:style-name="Preformatted_20_Text">HETATM 1531 <text:s/>O <text:s text:c="2"/>HOH B2040 <text:s text:c="5"/>37.028 <text:s/>17.760 <text:s/>22.551 <text:s/>1.00 39.36 <text:s text:c="10"/>O <text:s/></text:p>
      <text:p text:style-name="Preformatted_20_Text">MASTER <text:s text:c="5"/>519 <text:s text:c="3"/>0 <text:s text:c="3"/>0 <text:s text:c="3"/>8 <text:s text:c="2"/>12 <text:s text:c="3"/>0 <text:s text:c="3"/>0 <text:s text:c="3"/>9 1529 <text:s text:c="3"/>2 <text:s text:c="3"/>0 <text:s text:c="2"/>16 <text:s text:c="9"/></text:p>
      <text:p text:style-name="Preformatted_20_Text">END <text:s text:c="7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1T11:42:17.850926423</dc:date>
    <meta:editing-duration>PT2H31M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37" meta:paragraph-count="2128" meta:word-count="22562" meta:character-count="170242" meta:non-whitespace-character-count="87811"/>
  </office:meta>
</office:document-meta>
</file>